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0.613185198382" calcext:value-type="float">
            <text:p>0.6131851984</text:p>
          </table:table-cell>
          <table:table-cell office:value-type="float" office:value="-0.0377992539902" calcext:value-type="float">
            <text:p>-0.037799254</text:p>
          </table:table-cell>
        </table:table-row>
        <table:table-row table:style-name="ro1">
          <table:table-cell office:value-type="float" office:value="0.512776876571" calcext:value-type="float">
            <text:p>0.5127768766</text:p>
          </table:table-cell>
          <table:table-cell office:value-type="float" office:value="-1.33340493014" calcext:value-type="float">
            <text:p>-1.3334049301</text:p>
          </table:table-cell>
        </table:table-row>
        <table:table-row table:style-name="ro1">
          <table:table-cell office:value-type="float" office:value="0.783161254548" calcext:value-type="float">
            <text:p>0.7831612545</text:p>
          </table:table-cell>
          <table:table-cell office:value-type="float" office:value="-1.63444963473" calcext:value-type="float">
            <text:p>-1.6344496347</text:p>
          </table:table-cell>
        </table:table-row>
        <table:table-row table:style-name="ro1">
          <table:table-cell office:value-type="float" office:value="0.810280917519" calcext:value-type="float">
            <text:p>0.8102809175</text:p>
          </table:table-cell>
          <table:table-cell office:value-type="float" office:value="-1.55350133503" calcext:value-type="float">
            <text:p>-1.553501335</text:p>
          </table:table-cell>
        </table:table-row>
        <table:table-row table:style-name="ro1">
          <table:table-cell office:value-type="float" office:value="0.957398521739" calcext:value-type="float">
            <text:p>0.9573985217</text:p>
          </table:table-cell>
          <table:table-cell office:value-type="float" office:value="-1.39455922014" calcext:value-type="float">
            <text:p>-1.3945592201</text:p>
          </table:table-cell>
        </table:table-row>
        <table:table-row table:style-name="ro1">
          <table:table-cell office:value-type="float" office:value="2.0092632594" calcext:value-type="float">
            <text:p>2.0092632594</text:p>
          </table:table-cell>
          <table:table-cell office:value-type="float" office:value="0.109213738615" calcext:value-type="float">
            <text:p>0.1092137386</text:p>
          </table:table-cell>
        </table:table-row>
        <table:table-row table:style-name="ro1">
          <table:table-cell office:value-type="float" office:value="2.15641646688" calcext:value-type="float">
            <text:p>2.1564164669</text:p>
          </table:table-cell>
          <table:table-cell office:value-type="float" office:value="-0.0350871230409" calcext:value-type="float">
            <text:p>-0.035087123</text:p>
          </table:table-cell>
        </table:table-row>
        <table:table-row table:style-name="ro1">
          <table:table-cell office:value-type="float" office:value="0.635992028423" calcext:value-type="float">
            <text:p>0.6359920284</text:p>
          </table:table-cell>
          <table:table-cell office:value-type="float" office:value="-1.44208670106" calcext:value-type="float">
            <text:p>-1.4420867011</text:p>
          </table:table-cell>
        </table:table-row>
        <table:table-row table:style-name="ro1">
          <table:table-cell office:value-type="float" office:value="0.546655831291" calcext:value-type="float">
            <text:p>0.5466558313</text:p>
          </table:table-cell>
          <table:table-cell office:value-type="float" office:value="0.215889094252" calcext:value-type="float">
            <text:p>0.2158890943</text:p>
          </table:table-cell>
        </table:table-row>
        <table:table-row table:style-name="ro1">
          <table:table-cell office:value-type="float" office:value="2.02306045514" calcext:value-type="float">
            <text:p>2.0230604551</text:p>
          </table:table-cell>
          <table:table-cell office:value-type="float" office:value="-1.47373712044" calcext:value-type="float">
            <text:p>-1.4737371204</text:p>
          </table:table-cell>
        </table:table-row>
        <table:table-row table:style-name="ro1">
          <table:table-cell office:value-type="float" office:value="2.07413752029" calcext:value-type="float">
            <text:p>2.0741375203</text:p>
          </table:table-cell>
          <table:table-cell office:value-type="float" office:value="-1.55014574736" calcext:value-type="float">
            <text:p>-1.5501457474</text:p>
          </table:table-cell>
        </table:table-row>
        <table:table-row table:style-name="ro1">
          <table:table-cell office:value-type="float" office:value="1.52045018973" calcext:value-type="float">
            <text:p>1.5204501897</text:p>
          </table:table-cell>
          <table:table-cell office:value-type="float" office:value="-2.51233445239" calcext:value-type="float">
            <text:p>-2.5123344524</text:p>
          </table:table-cell>
        </table:table-row>
        <table:table-row table:style-name="ro1">
          <table:table-cell office:value-type="float" office:value="2.60996271688" calcext:value-type="float">
            <text:p>2.6099627169</text:p>
          </table:table-cell>
          <table:table-cell office:value-type="float" office:value="-0.986891405494" calcext:value-type="float">
            <text:p>-0.9868914055</text:p>
          </table:table-cell>
        </table:table-row>
        <table:table-row table:style-name="ro1">
          <table:table-cell office:value-type="float" office:value="1.22846882207" calcext:value-type="float">
            <text:p>1.2284688221</text:p>
          </table:table-cell>
          <table:table-cell office:value-type="float" office:value="-0.704233062698" calcext:value-type="float">
            <text:p>-0.7042330627</text:p>
          </table:table-cell>
        </table:table-row>
        <table:table-row table:style-name="ro1">
          <table:table-cell office:value-type="float" office:value="2.09554994342" calcext:value-type="float">
            <text:p>2.0955499434</text:p>
          </table:table-cell>
          <table:table-cell office:value-type="float" office:value="-1.67625403162" calcext:value-type="float">
            <text:p>-1.6762540316</text:p>
          </table:table-cell>
        </table:table-row>
        <table:table-row table:style-name="ro1">
          <table:table-cell office:value-type="float" office:value="1.84835011047" calcext:value-type="float">
            <text:p>1.8483501105</text:p>
          </table:table-cell>
          <table:table-cell office:value-type="float" office:value="-0.139191363035" calcext:value-type="float">
            <text:p>-0.139191363</text:p>
          </table:table-cell>
        </table:table-row>
        <table:table-row table:style-name="ro1">
          <table:table-cell office:value-type="float" office:value="0.353453649271" calcext:value-type="float">
            <text:p>0.3534536493</text:p>
          </table:table-cell>
          <table:table-cell office:value-type="float" office:value="-1.69340252846" calcext:value-type="float">
            <text:p>-1.6934025285</text:p>
          </table:table-cell>
        </table:table-row>
        <table:table-row table:style-name="ro1">
          <table:table-cell office:value-type="float" office:value="0.511388508178" calcext:value-type="float">
            <text:p>0.5113885082</text:p>
          </table:table-cell>
          <table:table-cell office:value-type="float" office:value="-0.103138824926" calcext:value-type="float">
            <text:p>-0.1031388249</text:p>
          </table:table-cell>
        </table:table-row>
        <table:table-row table:style-name="ro1">
          <table:table-cell office:value-type="float" office:value="2.03918207998" calcext:value-type="float">
            <text:p>2.03918208</text:p>
          </table:table-cell>
          <table:table-cell office:value-type="float" office:value="0.133361887581" calcext:value-type="float">
            <text:p>0.1333618876</text:p>
          </table:table-cell>
        </table:table-row>
        <table:table-row table:style-name="ro1">
          <table:table-cell office:value-type="float" office:value="1.80896460293" calcext:value-type="float">
            <text:p>1.8089646029</text:p>
          </table:table-cell>
          <table:table-cell office:value-type="float" office:value="-1.33127729864" calcext:value-type="float">
            <text:p>-1.3312772986</text:p>
          </table:table-cell>
        </table:table-row>
        <table:table-row table:style-name="ro1">
          <table:table-cell office:value-type="float" office:value="0.561491583028" calcext:value-type="float">
            <text:p>0.561491583</text:p>
          </table:table-cell>
          <table:table-cell office:value-type="float" office:value="0.190738970955" calcext:value-type="float">
            <text:p>0.190738971</text:p>
          </table:table-cell>
        </table:table-row>
        <table:table-row table:style-name="ro1">
          <table:table-cell office:value-type="float" office:value="1.4711182416" calcext:value-type="float">
            <text:p>1.4711182416</text:p>
          </table:table-cell>
          <table:table-cell office:value-type="float" office:value="0.915725859055" calcext:value-type="float">
            <text:p>0.9157258591</text:p>
          </table:table-cell>
        </table:table-row>
        <table:table-row table:style-name="ro1">
          <table:table-cell office:value-type="float" office:value="0.832904437621" calcext:value-type="float">
            <text:p>0.8329044376</text:p>
          </table:table-cell>
          <table:table-cell office:value-type="float" office:value="1.47049896421" calcext:value-type="float">
            <text:p>1.4704989642</text:p>
          </table:table-cell>
        </table:table-row>
        <table:table-row table:style-name="ro1">
          <table:table-cell office:value-type="float" office:value="2.34345529274" calcext:value-type="float">
            <text:p>2.3434552927</text:p>
          </table:table-cell>
          <table:table-cell office:value-type="float" office:value="1.43889147068" calcext:value-type="float">
            <text:p>1.4388914707</text:p>
          </table:table-cell>
        </table:table-row>
        <table:table-row table:style-name="ro1">
          <table:table-cell office:value-type="float" office:value="3.25939224834" calcext:value-type="float">
            <text:p>3.2593922483</text:p>
          </table:table-cell>
          <table:table-cell office:value-type="float" office:value="0.505194564321" calcext:value-type="float">
            <text:p>0.5051945643</text:p>
          </table:table-cell>
        </table:table-row>
        <table:table-row table:style-name="ro1">
          <table:table-cell office:value-type="float" office:value="2.73570022811" calcext:value-type="float">
            <text:p>2.7357002281</text:p>
          </table:table-cell>
          <table:table-cell office:value-type="float" office:value="1.35007410863" calcext:value-type="float">
            <text:p>1.3500741086</text:p>
          </table:table-cell>
        </table:table-row>
        <table:table-row table:style-name="ro1">
          <table:table-cell office:value-type="float" office:value="2.22185197439" calcext:value-type="float">
            <text:p>2.2218519744</text:p>
          </table:table-cell>
          <table:table-cell office:value-type="float" office:value="1.99604039936" calcext:value-type="float">
            <text:p>1.9960403994</text:p>
          </table:table-cell>
        </table:table-row>
        <table:table-row table:style-name="ro1">
          <table:table-cell office:value-type="float" office:value="2.17907838347" calcext:value-type="float">
            <text:p>2.1790783835</text:p>
          </table:table-cell>
          <table:table-cell office:value-type="float" office:value="0.707497611418" calcext:value-type="float">
            <text:p>0.7074976114</text:p>
          </table:table-cell>
        </table:table-row>
        <table:table-row table:style-name="ro1">
          <table:table-cell office:value-type="float" office:value="1.74120406012" calcext:value-type="float">
            <text:p>1.7412040601</text:p>
          </table:table-cell>
          <table:table-cell office:value-type="float" office:value="0.396500062517" calcext:value-type="float">
            <text:p>0.3965000625</text:p>
          </table:table-cell>
        </table:table-row>
        <table:table-row table:style-name="ro1">
          <table:table-cell office:value-type="float" office:value="0.83044743927" calcext:value-type="float">
            <text:p>0.8304474393</text:p>
          </table:table-cell>
          <table:table-cell office:value-type="float" office:value="-0.56779198175" calcext:value-type="float">
            <text:p>-0.5677919818</text:p>
          </table:table-cell>
        </table:table-row>
        <table:table-row table:style-name="ro1">
          <table:table-cell office:value-type="float" office:value="1.72051132843" calcext:value-type="float">
            <text:p>1.7205113284</text:p>
          </table:table-cell>
          <table:table-cell office:value-type="float" office:value="-0.0464527308384" calcext:value-type="float">
            <text:p>-0.0464527308</text:p>
          </table:table-cell>
        </table:table-row>
        <table:table-row table:style-name="ro1">
          <table:table-cell office:value-type="float" office:value="1.48823984317" calcext:value-type="float">
            <text:p>1.4882398432</text:p>
          </table:table-cell>
          <table:table-cell office:value-type="float" office:value="-1.19817635408" calcext:value-type="float">
            <text:p>-1.1981763541</text:p>
          </table:table-cell>
        </table:table-row>
        <table:table-row table:style-name="ro1">
          <table:table-cell office:value-type="float" office:value="0.178176868148" calcext:value-type="float">
            <text:p>0.1781768681</text:p>
          </table:table-cell>
          <table:table-cell office:value-type="float" office:value="-1.255254202" calcext:value-type="float">
            <text:p>-1.255254202</text:p>
          </table:table-cell>
        </table:table-row>
        <table:table-row table:style-name="ro1">
          <table:table-cell office:value-type="float" office:value="0.15548621671" calcext:value-type="float">
            <text:p>0.1554862167</text:p>
          </table:table-cell>
          <table:table-cell office:value-type="float" office:value="-1.32702005205" calcext:value-type="float">
            <text:p>-1.3270200521</text:p>
          </table:table-cell>
        </table:table-row>
        <table:table-row table:style-name="ro1">
          <table:table-cell office:value-type="float" office:value="-0.617503817105" calcext:value-type="float">
            <text:p>-0.6175038171</text:p>
          </table:table-cell>
          <table:table-cell office:value-type="float" office:value="-0.728592412708" calcext:value-type="float">
            <text:p>-0.7285924127</text:p>
          </table:table-cell>
        </table:table-row>
        <table:table-row table:style-name="ro1">
          <table:table-cell office:value-type="float" office:value="-0.451010080327" calcext:value-type="float">
            <text:p>-0.4510100803</text:p>
          </table:table-cell>
          <table:table-cell office:value-type="float" office:value="-0.807835462988" calcext:value-type="float">
            <text:p>-0.807835463</text:p>
          </table:table-cell>
        </table:table-row>
        <table:table-row table:style-name="ro1">
          <table:table-cell office:value-type="float" office:value="-0.468828648143" calcext:value-type="float">
            <text:p>-0.4688286481</text:p>
          </table:table-cell>
          <table:table-cell office:value-type="float" office:value="-2.21609371519" calcext:value-type="float">
            <text:p>-2.2160937152</text:p>
          </table:table-cell>
        </table:table-row>
        <table:table-row table:style-name="ro1">
          <table:table-cell office:value-type="float" office:value="0.258350389544" calcext:value-type="float">
            <text:p>0.2583503895</text:p>
          </table:table-cell>
          <table:table-cell office:value-type="float" office:value="-1.419333479" calcext:value-type="float">
            <text:p>-1.419333479</text:p>
          </table:table-cell>
        </table:table-row>
        <table:table-row table:style-name="ro1">
          <table:table-cell office:value-type="float" office:value="0.401533534542" calcext:value-type="float">
            <text:p>0.4015335345</text:p>
          </table:table-cell>
          <table:table-cell office:value-type="float" office:value="-1.61160163308" calcext:value-type="float">
            <text:p>-1.6116016331</text:p>
          </table:table-cell>
        </table:table-row>
        <table:table-row table:style-name="ro1">
          <table:table-cell office:value-type="float" office:value="0.260662804505" calcext:value-type="float">
            <text:p>0.2606628045</text:p>
          </table:table-cell>
          <table:table-cell office:value-type="float" office:value="-1.36531314797" calcext:value-type="float">
            <text:p>-1.365313148</text:p>
          </table:table-cell>
        </table:table-row>
        <table:table-row table:style-name="ro1">
          <table:table-cell office:value-type="float" office:value="-0.36220391635" calcext:value-type="float">
            <text:p>-0.3622039164</text:p>
          </table:table-cell>
          <table:table-cell office:value-type="float" office:value="-0.542652535594" calcext:value-type="float">
            <text:p>-0.5426525356</text:p>
          </table:table-cell>
        </table:table-row>
        <table:table-row table:style-name="ro1">
          <table:table-cell office:value-type="float" office:value="-0.663642485477" calcext:value-type="float">
            <text:p>-0.6636424855</text:p>
          </table:table-cell>
          <table:table-cell office:value-type="float" office:value="-2.0079413452" calcext:value-type="float">
            <text:p>-2.0079413452</text:p>
          </table:table-cell>
        </table:table-row>
        <table:table-row table:style-name="ro1">
          <table:table-cell office:value-type="float" office:value="-0.590029535626" calcext:value-type="float">
            <text:p>-0.5900295356</text:p>
          </table:table-cell>
          <table:table-cell office:value-type="float" office:value="-0.591768790166" calcext:value-type="float">
            <text:p>-0.5917687902</text:p>
          </table:table-cell>
        </table:table-row>
        <table:table-row table:style-name="ro1">
          <table:table-cell office:value-type="float" office:value="-0.542207629722" calcext:value-type="float">
            <text:p>-0.5422076297</text:p>
          </table:table-cell>
          <table:table-cell office:value-type="float" office:value="-0.668566103557" calcext:value-type="float">
            <text:p>-0.6685661036</text:p>
          </table:table-cell>
        </table:table-row>
        <table:table-row table:style-name="ro1">
          <table:table-cell office:value-type="float" office:value="0.0645103336028" calcext:value-type="float">
            <text:p>0.0645103336</text:p>
          </table:table-cell>
          <table:table-cell office:value-type="float" office:value="-1.37822071335" calcext:value-type="float">
            <text:p>-1.3782207134</text:p>
          </table:table-cell>
        </table:table-row>
        <table:table-row table:style-name="ro1">
          <table:table-cell office:value-type="float" office:value="0.721239644116" calcext:value-type="float">
            <text:p>0.7212396441</text:p>
          </table:table-cell>
          <table:table-cell office:value-type="float" office:value="-0.741517701221" calcext:value-type="float">
            <text:p>-0.7415177012</text:p>
          </table:table-cell>
        </table:table-row>
        <table:table-row table:style-name="ro1">
          <table:table-cell office:value-type="float" office:value="1.2849421923" calcext:value-type="float">
            <text:p>1.2849421923</text:p>
          </table:table-cell>
          <table:table-cell office:value-type="float" office:value="-1.35530421604" calcext:value-type="float">
            <text:p>-1.355304216</text:p>
          </table:table-cell>
        </table:table-row>
        <table:table-row table:style-name="ro1">
          <table:table-cell office:value-type="float" office:value="-0.255135496116" calcext:value-type="float">
            <text:p>-0.2551354961</text:p>
          </table:table-cell>
          <table:table-cell office:value-type="float" office:value="-1.3085931741" calcext:value-type="float">
            <text:p>-1.3085931741</text:p>
          </table:table-cell>
        </table:table-row>
        <table:table-row table:style-name="ro1">
          <table:table-cell office:value-type="float" office:value="1.34017174631" calcext:value-type="float">
            <text:p>1.3401717463</text:p>
          </table:table-cell>
          <table:table-cell office:value-type="float" office:value="0.0484414121356" calcext:value-type="float">
            <text:p>0.0484414121</text:p>
          </table:table-cell>
        </table:table-row>
        <table:table-row table:style-name="ro1">
          <table:table-cell office:value-type="float" office:value="0.741949568259" calcext:value-type="float">
            <text:p>0.7419495683</text:p>
          </table:table-cell>
          <table:table-cell office:value-type="float" office:value="-0.571249232934" calcext:value-type="float">
            <text:p>-0.5712492329</text:p>
          </table:table-cell>
        </table:table-row>
        <table:table-row table:style-name="ro1">
          <table:table-cell office:value-type="float" office:value="0.390701916222" calcext:value-type="float">
            <text:p>0.3907019162</text:p>
          </table:table-cell>
          <table:table-cell office:value-type="float" office:value="-0.733659151757" calcext:value-type="float">
            <text:p>-0.7336591518</text:p>
          </table:table-cell>
        </table:table-row>
        <table:table-row table:style-name="ro1">
          <table:table-cell office:value-type="float" office:value="1.16552136061" calcext:value-type="float">
            <text:p>1.1655213606</text:p>
          </table:table-cell>
          <table:table-cell office:value-type="float" office:value="-0.0191463758591" calcext:value-type="float">
            <text:p>-0.0191463759</text:p>
          </table:table-cell>
        </table:table-row>
        <table:table-row table:style-name="ro1">
          <table:table-cell office:value-type="float" office:value="2.03156293168" calcext:value-type="float">
            <text:p>2.0315629317</text:p>
          </table:table-cell>
          <table:table-cell office:value-type="float" office:value="0.710271477569" calcext:value-type="float">
            <text:p>0.7102714776</text:p>
          </table:table-cell>
        </table:table-row>
        <table:table-row table:style-name="ro1">
          <table:table-cell office:value-type="float" office:value="1.25572886111" calcext:value-type="float">
            <text:p>1.2557288611</text:p>
          </table:table-cell>
          <table:table-cell office:value-type="float" office:value="1.68919409873" calcext:value-type="float">
            <text:p>1.6891940987</text:p>
          </table:table-cell>
        </table:table-row>
        <table:table-row table:style-name="ro1">
          <table:table-cell office:value-type="float" office:value="1.80503229221" calcext:value-type="float">
            <text:p>1.8050322922</text:p>
          </table:table-cell>
          <table:table-cell office:value-type="float" office:value="0.825498432751" calcext:value-type="float">
            <text:p>0.8254984328</text:p>
          </table:table-cell>
        </table:table-row>
        <table:table-row table:style-name="ro1">
          <table:table-cell office:value-type="float" office:value="2.72492751338" calcext:value-type="float">
            <text:p>2.7249275134</text:p>
          </table:table-cell>
          <table:table-cell office:value-type="float" office:value="0.0943359578215" calcext:value-type="float">
            <text:p>0.0943359578</text:p>
          </table:table-cell>
        </table:table-row>
        <table:table-row table:style-name="ro1">
          <table:table-cell office:value-type="float" office:value="3.25901892027" calcext:value-type="float">
            <text:p>3.2590189203</text:p>
          </table:table-cell>
          <table:table-cell office:value-type="float" office:value="-0.759928548376" calcext:value-type="float">
            <text:p>-0.7599285484</text:p>
          </table:table-cell>
        </table:table-row>
        <table:table-row table:style-name="ro1">
          <table:table-cell office:value-type="float" office:value="3.91821055491" calcext:value-type="float">
            <text:p>3.9182105549</text:p>
          </table:table-cell>
          <table:table-cell office:value-type="float" office:value="-0.177477670475" calcext:value-type="float">
            <text:p>-0.1774776705</text:p>
          </table:table-cell>
        </table:table-row>
        <table:table-row table:style-name="ro1">
          <table:table-cell office:value-type="float" office:value="4.79122288808" calcext:value-type="float">
            <text:p>4.7912228881</text:p>
          </table:table-cell>
          <table:table-cell office:value-type="float" office:value="-0.780924134968" calcext:value-type="float">
            <text:p>-0.780924135</text:p>
          </table:table-cell>
        </table:table-row>
        <table:table-row table:style-name="ro1">
          <table:table-cell office:value-type="float" office:value="4.72835102343" calcext:value-type="float">
            <text:p>4.7283510234</text:p>
          </table:table-cell>
          <table:table-cell office:value-type="float" office:value="0.660919025275" calcext:value-type="float">
            <text:p>0.6609190253</text:p>
          </table:table-cell>
        </table:table-row>
        <table:table-row table:style-name="ro1">
          <table:table-cell office:value-type="float" office:value="4.91128441506" calcext:value-type="float">
            <text:p>4.9112844151</text:p>
          </table:table-cell>
          <table:table-cell office:value-type="float" office:value="0.794518747132" calcext:value-type="float">
            <text:p>0.7945187471</text:p>
          </table:table-cell>
        </table:table-row>
        <table:table-row table:style-name="ro1">
          <table:table-cell office:value-type="float" office:value="2.92687713444" calcext:value-type="float">
            <text:p>2.9268771344</text:p>
          </table:table-cell>
          <table:table-cell office:value-type="float" office:value="0.4717814731" calcext:value-type="float">
            <text:p>0.4717814731</text:p>
          </table:table-cell>
        </table:table-row>
        <table:table-row table:style-name="ro1">
          <table:table-cell office:value-type="float" office:value="2.94246164306" calcext:value-type="float">
            <text:p>2.9424616431</text:p>
          </table:table-cell>
          <table:table-cell office:value-type="float" office:value="-0.864494267564" calcext:value-type="float">
            <text:p>-0.8644942676</text:p>
          </table:table-cell>
        </table:table-row>
        <table:table-row table:style-name="ro1">
          <table:table-cell office:value-type="float" office:value="3.03928683894" calcext:value-type="float">
            <text:p>3.0392868389</text:p>
          </table:table-cell>
          <table:table-cell office:value-type="float" office:value="0.502916844919" calcext:value-type="float">
            <text:p>0.5029168449</text:p>
          </table:table-cell>
        </table:table-row>
        <table:table-row table:style-name="ro1">
          <table:table-cell office:value-type="float" office:value="4.03645975916" calcext:value-type="float">
            <text:p>4.0364597592</text:p>
          </table:table-cell>
          <table:table-cell office:value-type="float" office:value="-0.334790528848" calcext:value-type="float">
            <text:p>-0.3347905288</text:p>
          </table:table-cell>
        </table:table-row>
        <table:table-row table:style-name="ro1">
          <table:table-cell office:value-type="float" office:value="3.39069198878" calcext:value-type="float">
            <text:p>3.3906919888</text:p>
          </table:table-cell>
          <table:table-cell office:value-type="float" office:value="-1.20095646794" calcext:value-type="float">
            <text:p>-1.2009564679</text:p>
          </table:table-cell>
        </table:table-row>
        <table:table-row table:style-name="ro1">
          <table:table-cell office:value-type="float" office:value="3.10026254225" calcext:value-type="float">
            <text:p>3.1002625423</text:p>
          </table:table-cell>
          <table:table-cell office:value-type="float" office:value="0.247273811677" calcext:value-type="float">
            <text:p>0.2472738117</text:p>
          </table:table-cell>
        </table:table-row>
        <table:table-row table:style-name="ro1">
          <table:table-cell office:value-type="float" office:value="3.66973705091" calcext:value-type="float">
            <text:p>3.6697370509</text:p>
          </table:table-cell>
          <table:table-cell office:value-type="float" office:value="-0.736354201233" calcext:value-type="float">
            <text:p>-0.7363542012</text:p>
          </table:table-cell>
        </table:table-row>
        <table:table-row table:style-name="ro1">
          <table:table-cell office:value-type="float" office:value="3.72594308468" calcext:value-type="float">
            <text:p>3.7259430847</text:p>
          </table:table-cell>
          <table:table-cell office:value-type="float" office:value="1.13351609654" calcext:value-type="float">
            <text:p>1.1335160965</text:p>
          </table:table-cell>
        </table:table-row>
        <table:table-row table:style-name="ro1">
          <table:table-cell office:value-type="float" office:value="3.02949958857" calcext:value-type="float">
            <text:p>3.0294995886</text:p>
          </table:table-cell>
          <table:table-cell office:value-type="float" office:value="1.96956852505" calcext:value-type="float">
            <text:p>1.9695685251</text:p>
          </table:table-cell>
        </table:table-row>
        <table:table-row table:style-name="ro1">
          <table:table-cell office:value-type="float" office:value="2.91725819416" calcext:value-type="float">
            <text:p>2.9172581942</text:p>
          </table:table-cell>
          <table:table-cell office:value-type="float" office:value="2.08984373593" calcext:value-type="float">
            <text:p>2.0898437359</text:p>
          </table:table-cell>
        </table:table-row>
        <table:table-row table:style-name="ro1">
          <table:table-cell office:value-type="float" office:value="4.38422064577" calcext:value-type="float">
            <text:p>4.3842206458</text:p>
          </table:table-cell>
          <table:table-cell office:value-type="float" office:value="0.498922237341" calcext:value-type="float">
            <text:p>0.4989222373</text:p>
          </table:table-cell>
        </table:table-row>
        <table:table-row table:style-name="ro1">
          <table:table-cell office:value-type="float" office:value="4.39686034514" calcext:value-type="float">
            <text:p>4.3968603451</text:p>
          </table:table-cell>
          <table:table-cell office:value-type="float" office:value="1.63465021202" calcext:value-type="float">
            <text:p>1.634650212</text:p>
          </table:table-cell>
        </table:table-row>
        <table:table-row table:style-name="ro1">
          <table:table-cell office:value-type="float" office:value="2.92958555483" calcext:value-type="float">
            <text:p>2.9295855548</text:p>
          </table:table-cell>
          <table:table-cell office:value-type="float" office:value="0.407158778504" calcext:value-type="float">
            <text:p>0.4071587785</text:p>
          </table:table-cell>
        </table:table-row>
        <table:table-row table:style-name="ro1">
          <table:table-cell office:value-type="float" office:value="3.2111649585" calcext:value-type="float">
            <text:p>3.2111649585</text:p>
          </table:table-cell>
          <table:table-cell office:value-type="float" office:value="0.220068785247" calcext:value-type="float">
            <text:p>0.2200687852</text:p>
          </table:table-cell>
        </table:table-row>
        <table:table-row table:style-name="ro1">
          <table:table-cell office:value-type="float" office:value="2.21816789863" calcext:value-type="float">
            <text:p>2.2181678986</text:p>
          </table:table-cell>
          <table:table-cell office:value-type="float" office:value="0.857945822898" calcext:value-type="float">
            <text:p>0.8579458229</text:p>
          </table:table-cell>
        </table:table-row>
        <table:table-row table:style-name="ro1">
          <table:table-cell office:value-type="float" office:value="1.27634584382" calcext:value-type="float">
            <text:p>1.2763458438</text:p>
          </table:table-cell>
          <table:table-cell office:value-type="float" office:value="0.136380130168" calcext:value-type="float">
            <text:p>0.1363801302</text:p>
          </table:table-cell>
        </table:table-row>
        <table:table-row table:style-name="ro1">
          <table:table-cell office:value-type="float" office:value="2.09459688328" calcext:value-type="float">
            <text:p>2.0945968833</text:p>
          </table:table-cell>
          <table:table-cell office:value-type="float" office:value="-0.804768479556" calcext:value-type="float">
            <text:p>-0.8047684796</text:p>
          </table:table-cell>
        </table:table-row>
        <table:table-row table:style-name="ro1">
          <table:table-cell office:value-type="float" office:value="0.736028723254" calcext:value-type="float">
            <text:p>0.7360287233</text:p>
          </table:table-cell>
          <table:table-cell office:value-type="float" office:value="-0.648010625453" calcext:value-type="float">
            <text:p>-0.6480106255</text:p>
          </table:table-cell>
        </table:table-row>
        <table:table-row table:style-name="ro1">
          <table:table-cell office:value-type="float" office:value="1.67129439439" calcext:value-type="float">
            <text:p>1.6712943944</text:p>
          </table:table-cell>
          <table:table-cell office:value-type="float" office:value="0.196528664151" calcext:value-type="float">
            <text:p>0.1965286642</text:p>
          </table:table-cell>
        </table:table-row>
        <table:table-row table:style-name="ro1">
          <table:table-cell office:value-type="float" office:value="1.23998485685" calcext:value-type="float">
            <text:p>1.2399848569</text:p>
          </table:table-cell>
          <table:table-cell office:value-type="float" office:value="0.267864379907" calcext:value-type="float">
            <text:p>0.2678643799</text:p>
          </table:table-cell>
        </table:table-row>
        <table:table-row table:style-name="ro1">
          <table:table-cell office:value-type="float" office:value="0.384787471434" calcext:value-type="float">
            <text:p>0.3847874714</text:p>
          </table:table-cell>
          <table:table-cell office:value-type="float" office:value="1.19599698481" calcext:value-type="float">
            <text:p>1.1959969848</text:p>
          </table:table-cell>
        </table:table-row>
        <table:table-row table:style-name="ro1">
          <table:table-cell office:value-type="float" office:value="1.08134503972" calcext:value-type="float">
            <text:p>1.0813450397</text:p>
          </table:table-cell>
          <table:table-cell office:value-type="float" office:value="1.82313756918" calcext:value-type="float">
            <text:p>1.8231375692</text:p>
          </table:table-cell>
        </table:table-row>
        <table:table-row table:style-name="ro1">
          <table:table-cell office:value-type="float" office:value="0.294532345967" calcext:value-type="float">
            <text:p>0.294532346</text:p>
          </table:table-cell>
          <table:table-cell office:value-type="float" office:value="2.66102749937" calcext:value-type="float">
            <text:p>2.6610274994</text:p>
          </table:table-cell>
        </table:table-row>
        <table:table-row table:style-name="ro1">
          <table:table-cell office:value-type="float" office:value="-0.524965848166" calcext:value-type="float">
            <text:p>-0.5249658482</text:p>
          </table:table-cell>
          <table:table-cell office:value-type="float" office:value="2.0458681444" calcext:value-type="float">
            <text:p>2.0458681444</text:p>
          </table:table-cell>
        </table:table-row>
        <table:table-row table:style-name="ro1">
          <table:table-cell office:value-type="float" office:value="0.826190986885" calcext:value-type="float">
            <text:p>0.8261909869</text:p>
          </table:table-cell>
          <table:table-cell office:value-type="float" office:value="1.88355727947" calcext:value-type="float">
            <text:p>1.8835572795</text:p>
          </table:table-cell>
        </table:table-row>
        <table:table-row table:style-name="ro1">
          <table:table-cell office:value-type="float" office:value="1.68353572874" calcext:value-type="float">
            <text:p>1.6835357287</text:p>
          </table:table-cell>
          <table:table-cell office:value-type="float" office:value="0.895899713818" calcext:value-type="float">
            <text:p>0.8958997138</text:p>
          </table:table-cell>
        </table:table-row>
        <table:table-row table:style-name="ro1">
          <table:table-cell office:value-type="float" office:value="2.3296787809" calcext:value-type="float">
            <text:p>2.3296787809</text:p>
          </table:table-cell>
          <table:table-cell office:value-type="float" office:value="1.49056010658" calcext:value-type="float">
            <text:p>1.4905601066</text:p>
          </table:table-cell>
        </table:table-row>
        <table:table-row table:style-name="ro1">
          <table:table-cell office:value-type="float" office:value="3.04348009712" calcext:value-type="float">
            <text:p>3.0434800971</text:p>
          </table:table-cell>
          <table:table-cell office:value-type="float" office:value="2.352596068" calcext:value-type="float">
            <text:p>2.352596068</text:p>
          </table:table-cell>
        </table:table-row>
        <table:table-row table:style-name="ro1">
          <table:table-cell office:value-type="float" office:value="3.73917529991" calcext:value-type="float">
            <text:p>3.7391752999</text:p>
          </table:table-cell>
          <table:table-cell office:value-type="float" office:value="1.79648439464" calcext:value-type="float">
            <text:p>1.7964843946</text:p>
          </table:table-cell>
        </table:table-row>
        <table:table-row table:style-name="ro1">
          <table:table-cell office:value-type="float" office:value="4.31633713984" calcext:value-type="float">
            <text:p>4.3163371398</text:p>
          </table:table-cell>
          <table:table-cell office:value-type="float" office:value="1.23838193696" calcext:value-type="float">
            <text:p>1.238381937</text:p>
          </table:table-cell>
        </table:table-row>
        <table:table-row table:style-name="ro1">
          <table:table-cell office:value-type="float" office:value="2.97111713509" calcext:value-type="float">
            <text:p>2.9711171351</text:p>
          </table:table-cell>
          <table:table-cell office:value-type="float" office:value="0.929945072789" calcext:value-type="float">
            <text:p>0.9299450728</text:p>
          </table:table-cell>
        </table:table-row>
        <table:table-row table:style-name="ro1">
          <table:table-cell office:value-type="float" office:value="3.21220330202" calcext:value-type="float">
            <text:p>3.212203302</text:p>
          </table:table-cell>
          <table:table-cell office:value-type="float" office:value="2.70096721714" calcext:value-type="float">
            <text:p>2.7009672171</text:p>
          </table:table-cell>
        </table:table-row>
        <table:table-row table:style-name="ro1">
          <table:table-cell office:value-type="float" office:value="4.44695469917" calcext:value-type="float">
            <text:p>4.4469546992</text:p>
          </table:table-cell>
          <table:table-cell office:value-type="float" office:value="1.23076053521" calcext:value-type="float">
            <text:p>1.2307605352</text:p>
          </table:table-cell>
        </table:table-row>
        <table:table-row table:style-name="ro1">
          <table:table-cell office:value-type="float" office:value="4.44932149389" calcext:value-type="float">
            <text:p>4.4493214939</text:p>
          </table:table-cell>
          <table:table-cell office:value-type="float" office:value="2.61914568555" calcext:value-type="float">
            <text:p>2.6191456856</text:p>
          </table:table-cell>
        </table:table-row>
        <table:table-row table:style-name="ro1">
          <table:table-cell office:value-type="float" office:value="2.86351044566" calcext:value-type="float">
            <text:p>2.8635104457</text:p>
          </table:table-cell>
          <table:table-cell office:value-type="float" office:value="2.3150877674" calcext:value-type="float">
            <text:p>2.3150877674</text:p>
          </table:table-cell>
        </table:table-row>
        <table:table-row table:style-name="ro1">
          <table:table-cell office:value-type="float" office:value="2.98717967459" calcext:value-type="float">
            <text:p>2.9871796746</text:p>
          </table:table-cell>
          <table:table-cell office:value-type="float" office:value="1.10026473546" calcext:value-type="float">
            <text:p>1.1002647355</text:p>
          </table:table-cell>
        </table:table-row>
        <table:table-row table:style-name="ro1">
          <table:table-cell office:value-type="float" office:value="2.42492447636" calcext:value-type="float">
            <text:p>2.4249244764</text:p>
          </table:table-cell>
          <table:table-cell office:value-type="float" office:value="0.128318950266" calcext:value-type="float">
            <text:p>0.1283189503</text:p>
          </table:table-cell>
        </table:table-row>
        <table:table-row table:style-name="ro1">
          <table:table-cell office:value-type="float" office:value="2.00220434152" calcext:value-type="float">
            <text:p>2.0022043415</text:p>
          </table:table-cell>
          <table:table-cell office:value-type="float" office:value="1.9675723526" calcext:value-type="float">
            <text:p>1.9675723526</text:p>
          </table:table-cell>
        </table:table-row>
        <table:table-row table:style-name="ro1">
          <table:table-cell office:value-type="float" office:value="1.30858444984" calcext:value-type="float">
            <text:p>1.3085844498</text:p>
          </table:table-cell>
          <table:table-cell office:value-type="float" office:value="1.35892138789" calcext:value-type="float">
            <text:p>1.3589213879</text:p>
          </table:table-cell>
        </table:table-row>
        <table:table-row table:style-name="ro1">
          <table:table-cell office:value-type="float" office:value="1.96105535469" calcext:value-type="float">
            <text:p>1.9610553547</text:p>
          </table:table-cell>
          <table:table-cell office:value-type="float" office:value="2.10756544079" calcext:value-type="float">
            <text:p>2.1075654408</text:p>
          </table:table-cell>
        </table:table-row>
        <table:table-row table:style-name="ro1">
          <table:table-cell office:value-type="float" office:value="1.93816294106" calcext:value-type="float">
            <text:p>1.9381629411</text:p>
          </table:table-cell>
          <table:table-cell office:value-type="float" office:value="0.53221619419" calcext:value-type="float">
            <text:p>0.5322161942</text:p>
          </table:table-cell>
        </table:table-row>
        <table:table-row table:style-name="ro1">
          <table:table-cell office:value-type="float" office:value="1.15805501742" calcext:value-type="float">
            <text:p>1.1580550174</text:p>
          </table:table-cell>
          <table:table-cell office:value-type="float" office:value="1.28202084517" calcext:value-type="float">
            <text:p>1.2820208452</text:p>
          </table:table-cell>
        </table:table-row>
        <table:table-row table:style-name="ro1">
          <table:table-cell office:value-type="float" office:value="0.943517879064" calcext:value-type="float">
            <text:p>0.9435178791</text:p>
          </table:table-cell>
          <table:table-cell office:value-type="float" office:value="1.50680940064" calcext:value-type="float">
            <text:p>1.5068094006</text:p>
          </table:table-cell>
        </table:table-row>
        <table:table-row table:style-name="ro1">
          <table:table-cell office:value-type="float" office:value="-0.0133985853794" calcext:value-type="float">
            <text:p>-0.0133985854</text:p>
          </table:table-cell>
          <table:table-cell office:value-type="float" office:value="0.73538590492" calcext:value-type="float">
            <text:p>0.7353859049</text:p>
          </table:table-cell>
        </table:table-row>
        <table:table-row table:style-name="ro1">
          <table:table-cell office:value-type="float" office:value="0.0554795014895" calcext:value-type="float">
            <text:p>0.0554795015</text:p>
          </table:table-cell>
          <table:table-cell office:value-type="float" office:value="2.47801789404" calcext:value-type="float">
            <text:p>2.478017894</text:p>
          </table:table-cell>
        </table:table-row>
        <table:table-row table:style-name="ro1">
          <table:table-cell office:value-type="float" office:value="0.916678362337" calcext:value-type="float">
            <text:p>0.9166783623</text:p>
          </table:table-cell>
          <table:table-cell office:value-type="float" office:value="3.39278317211" calcext:value-type="float">
            <text:p>3.3927831721</text:p>
          </table:table-cell>
        </table:table-row>
        <table:table-row table:style-name="ro1">
          <table:table-cell office:value-type="float" office:value="1.52902057969" calcext:value-type="float">
            <text:p>1.5290205797</text:p>
          </table:table-cell>
          <table:table-cell office:value-type="float" office:value="4.02458700761" calcext:value-type="float">
            <text:p>4.0245870076</text:p>
          </table:table-cell>
        </table:table-row>
        <table:table-row table:style-name="ro1">
          <table:table-cell office:value-type="float" office:value="0.540181859177" calcext:value-type="float">
            <text:p>0.5401818592</text:p>
          </table:table-cell>
          <table:table-cell office:value-type="float" office:value="4.9594494219" calcext:value-type="float">
            <text:p>4.9594494219</text:p>
          </table:table-cell>
        </table:table-row>
        <table:table-row table:style-name="ro1">
          <table:table-cell office:value-type="float" office:value="1.25332957318" calcext:value-type="float">
            <text:p>1.2533295732</text:p>
          </table:table-cell>
          <table:table-cell office:value-type="float" office:value="4.1311996654" calcext:value-type="float">
            <text:p>4.1311996654</text:p>
          </table:table-cell>
        </table:table-row>
        <table:table-row table:style-name="ro1">
          <table:table-cell office:value-type="float" office:value="2.22563266542" calcext:value-type="float">
            <text:p>2.2256326654</text:p>
          </table:table-cell>
          <table:table-cell office:value-type="float" office:value="3.2039573327" calcext:value-type="float">
            <text:p>3.2039573327</text:p>
          </table:table-cell>
        </table:table-row>
        <table:table-row table:style-name="ro1">
          <table:table-cell office:value-type="float" office:value="2.01260682538" calcext:value-type="float">
            <text:p>2.0126068254</text:p>
          </table:table-cell>
          <table:table-cell office:value-type="float" office:value="5.04648820844" calcext:value-type="float">
            <text:p>5.0464882084</text:p>
          </table:table-cell>
        </table:table-row>
        <table:table-row table:style-name="ro1">
          <table:table-cell office:value-type="float" office:value="2.96855813386" calcext:value-type="float">
            <text:p>2.9685581339</text:p>
          </table:table-cell>
          <table:table-cell office:value-type="float" office:value="4.24822594592" calcext:value-type="float">
            <text:p>4.2482259459</text:p>
          </table:table-cell>
        </table:table-row>
        <table:table-row table:style-name="ro1">
          <table:table-cell office:value-type="float" office:value="2.76825489137" calcext:value-type="float">
            <text:p>2.7682548914</text:p>
          </table:table-cell>
          <table:table-cell office:value-type="float" office:value="4.18475154839" calcext:value-type="float">
            <text:p>4.1847515484</text:p>
          </table:table-cell>
        </table:table-row>
        <table:table-row table:style-name="ro1">
          <table:table-cell office:value-type="float" office:value="2.06990044693" calcext:value-type="float">
            <text:p>2.0699004469</text:p>
          </table:table-cell>
          <table:table-cell office:value-type="float" office:value="3.43905564958" calcext:value-type="float">
            <text:p>3.4390556496</text:p>
          </table:table-cell>
        </table:table-row>
        <table:table-row table:style-name="ro1">
          <table:table-cell office:value-type="float" office:value="3.41252348468" calcext:value-type="float">
            <text:p>3.4125234847</text:p>
          </table:table-cell>
          <table:table-cell office:value-type="float" office:value="5.15997114019" calcext:value-type="float">
            <text:p>5.1599711402</text:p>
          </table:table-cell>
        </table:table-row>
        <table:table-row table:style-name="ro1">
          <table:table-cell office:value-type="float" office:value="1.79733230432" calcext:value-type="float">
            <text:p>1.7973323043</text:p>
          </table:table-cell>
          <table:table-cell office:value-type="float" office:value="3.37223084642" calcext:value-type="float">
            <text:p>3.3722308464</text:p>
          </table:table-cell>
        </table:table-row>
        <table:table-row table:style-name="ro1">
          <table:table-cell office:value-type="float" office:value="2.62875597496" calcext:value-type="float">
            <text:p>2.628755975</text:p>
          </table:table-cell>
          <table:table-cell office:value-type="float" office:value="2.76836179801" calcext:value-type="float">
            <text:p>2.768361798</text:p>
          </table:table-cell>
        </table:table-row>
        <table:table-row table:style-name="ro1">
          <table:table-cell office:value-type="float" office:value="0.88365255114" calcext:value-type="float">
            <text:p>0.8836525511</text:p>
          </table:table-cell>
          <table:table-cell office:value-type="float" office:value="4.14145899784" calcext:value-type="float">
            <text:p>4.1414589978</text:p>
          </table:table-cell>
        </table:table-row>
        <table:table-row table:style-name="ro1">
          <table:table-cell office:value-type="float" office:value="2.77338776301" calcext:value-type="float">
            <text:p>2.773387763</text:p>
          </table:table-cell>
          <table:table-cell office:value-type="float" office:value="2.79622963525" calcext:value-type="float">
            <text:p>2.7962296353</text:p>
          </table:table-cell>
        </table:table-row>
        <table:table-row table:style-name="ro1">
          <table:table-cell office:value-type="float" office:value="1.1485714275" calcext:value-type="float">
            <text:p>1.1485714275</text:p>
          </table:table-cell>
          <table:table-cell office:value-type="float" office:value="4.34484596565" calcext:value-type="float">
            <text:p>4.3448459657</text:p>
          </table:table-cell>
        </table:table-row>
        <table:table-row table:style-name="ro1">
          <table:table-cell office:value-type="float" office:value="1.07370297078" calcext:value-type="float">
            <text:p>1.0737029708</text:p>
          </table:table-cell>
          <table:table-cell office:value-type="float" office:value="4.19089960746" calcext:value-type="float">
            <text:p>4.1908996075</text:p>
          </table:table-cell>
        </table:table-row>
        <table:table-row table:style-name="ro1">
          <table:table-cell office:value-type="float" office:value="2.69817070465" calcext:value-type="float">
            <text:p>2.6981707047</text:p>
          </table:table-cell>
          <table:table-cell office:value-type="float" office:value="2.63713655472" calcext:value-type="float">
            <text:p>2.6371365547</text:p>
          </table:table-cell>
        </table:table-row>
        <table:table-row table:style-name="ro1">
          <table:table-cell office:value-type="float" office:value="3.44354903728" calcext:value-type="float">
            <text:p>3.4435490373</text:p>
          </table:table-cell>
          <table:table-cell office:value-type="float" office:value="3.40840073688" calcext:value-type="float">
            <text:p>3.4084007369</text:p>
          </table:table-cell>
        </table:table-row>
        <table:table-row table:style-name="ro1">
          <table:table-cell office:value-type="float" office:value="4.14488023413" calcext:value-type="float">
            <text:p>4.1448802341</text:p>
          </table:table-cell>
          <table:table-cell office:value-type="float" office:value="3.91163758148" calcext:value-type="float">
            <text:p>3.9116375815</text:p>
          </table:table-cell>
        </table:table-row>
        <table:table-row table:style-name="ro1">
          <table:table-cell office:value-type="float" office:value="4.28872296644" calcext:value-type="float">
            <text:p>4.2887229664</text:p>
          </table:table-cell>
          <table:table-cell office:value-type="float" office:value="2.82223519367" calcext:value-type="float">
            <text:p>2.8222351937</text:p>
          </table:table-cell>
        </table:table-row>
        <table:table-row table:style-name="ro1">
          <table:table-cell office:value-type="float" office:value="3.97480209911" calcext:value-type="float">
            <text:p>3.9748020991</text:p>
          </table:table-cell>
          <table:table-cell office:value-type="float" office:value="2.70808372553" calcext:value-type="float">
            <text:p>2.7080837255</text:p>
          </table:table-cell>
        </table:table-row>
        <table:table-row table:style-name="ro1">
          <table:table-cell office:value-type="float" office:value="2.50866813441" calcext:value-type="float">
            <text:p>2.5086681344</text:p>
          </table:table-cell>
          <table:table-cell office:value-type="float" office:value="4.0903325781" calcext:value-type="float">
            <text:p>4.0903325781</text:p>
          </table:table-cell>
        </table:table-row>
        <table:table-row table:style-name="ro1">
          <table:table-cell office:value-type="float" office:value="2.59918211653" calcext:value-type="float">
            <text:p>2.5991821165</text:p>
          </table:table-cell>
          <table:table-cell office:value-type="float" office:value="2.82528544025" calcext:value-type="float">
            <text:p>2.8252854403</text:p>
          </table:table-cell>
        </table:table-row>
      </table:table>
      <table:table table:name="Sheet2" table:style-name="ta1">
        <table:shapes>
          <draw:frame draw:z-index="0" draw:style-name="gr1" draw:text-style-name="P1" svg:width="761.98pt" svg:height="428.6pt" svg:x="494.7pt" svg:y="9948.4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4.7pt" svg:y="54.03pt">
            <loext:p draw:notify-on-update-of-ranges="Sheet2.A5:Sheet2.A133 Sheet2.F5:Sheet2.F133 Sheet2.A5:Sheet2.A133 Sheet2.G5:Sheet2.G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float" office:value="0.613185198382" calcext:value-type="float">
            <text:p>0.6131851984</text:p>
          </table:table-cell>
          <table:table-cell office:value-type="float" office:value="-0.0377992539902" calcext:value-type="float">
            <text:p>-0.037799254</text:p>
          </table:table-cell>
          <table:table-cell table:formula="of:=MATCH([.A5];[.D$5:.D$226];0)" office:value-type="string" office:string-value="" calcext:value-type="error">
            <text:p>#N/A</text:p>
          </table:table-cell>
          <table:table-cell office:value-type="float" office:value="2.07413752029" calcext:value-type="float">
            <text:p>2.0741375203</text:p>
          </table:table-cell>
          <table:table-cell office:value-type="float" office:value="-1.55014574736" calcext:value-type="float">
            <text:p>-1.5501457474</text:p>
          </table:table-cell>
          <table:table-cell table:formula="of:=[.B5]" office:value-type="float" office:value="-0.0377992539902" calcext:value-type="float">
            <text:p>-0.037799254</text:p>
          </table:table-cell>
          <table:table-cell/>
        </table:table-row>
        <table:table-row table:style-name="ro1">
          <table:table-cell office:value-type="float" office:value="0.512776876571" calcext:value-type="float">
            <text:p>0.5127768766</text:p>
          </table:table-cell>
          <table:table-cell office:value-type="float" office:value="-1.33340493014" calcext:value-type="float">
            <text:p>-1.3334049301</text:p>
          </table:table-cell>
          <table:table-cell table:formula="of:=MATCH([.A6];[.D$5:.D$226];0)" office:value-type="string" office:string-value="" calcext:value-type="error">
            <text:p>#N/A</text:p>
          </table:table-cell>
          <table:table-cell office:value-type="float" office:value="1.22846882207" calcext:value-type="float">
            <text:p>1.2284688221</text:p>
          </table:table-cell>
          <table:table-cell office:value-type="float" office:value="-0.704233062698" calcext:value-type="float">
            <text:p>-0.7042330627</text:p>
          </table:table-cell>
          <table:table-cell/>
          <table:table-cell table:formula="of:=[.B6]" office:value-type="float" office:value="-1.33340493014" calcext:value-type="float">
            <text:p>-1.3334049301</text:p>
          </table:table-cell>
        </table:table-row>
        <table:table-row table:style-name="ro1">
          <table:table-cell office:value-type="float" office:value="0.783161254548" calcext:value-type="float">
            <text:p>0.7831612545</text:p>
          </table:table-cell>
          <table:table-cell office:value-type="float" office:value="-1.63444963473" calcext:value-type="float">
            <text:p>-1.6344496347</text:p>
          </table:table-cell>
          <table:table-cell table:formula="of:=MATCH([.A7];[.D$5:.D$226];0)" office:value-type="string" office:string-value="" calcext:value-type="error">
            <text:p>#N/A</text:p>
          </table:table-cell>
          <table:table-cell office:value-type="float" office:value="0.561491583028" calcext:value-type="float">
            <text:p>0.561491583</text:p>
          </table:table-cell>
          <table:table-cell office:value-type="float" office:value="0.190738970955" calcext:value-type="float">
            <text:p>0.190738971</text:p>
          </table:table-cell>
          <table:table-cell/>
          <table:table-cell table:formula="of:=[.B7]" office:value-type="float" office:value="-1.63444963473" calcext:value-type="float">
            <text:p>-1.6344496347</text:p>
          </table:table-cell>
        </table:table-row>
        <table:table-row table:style-name="ro1">
          <table:table-cell office:value-type="float" office:value="0.810280917519" calcext:value-type="float">
            <text:p>0.8102809175</text:p>
          </table:table-cell>
          <table:table-cell office:value-type="float" office:value="-1.55350133503" calcext:value-type="float">
            <text:p>-1.553501335</text:p>
          </table:table-cell>
          <table:table-cell table:formula="of:=MATCH([.A8];[.D$5:.D$226];0)" office:value-type="string" office:string-value="" calcext:value-type="error">
            <text:p>#N/A</text:p>
          </table:table-cell>
          <table:table-cell office:value-type="float" office:value="1.4711182416" calcext:value-type="float">
            <text:p>1.4711182416</text:p>
          </table:table-cell>
          <table:table-cell office:value-type="float" office:value="0.915725859055" calcext:value-type="float">
            <text:p>0.9157258591</text:p>
          </table:table-cell>
          <table:table-cell/>
          <table:table-cell table:formula="of:=[.B8]" office:value-type="float" office:value="-1.55350133503" calcext:value-type="float">
            <text:p>-1.553501335</text:p>
          </table:table-cell>
        </table:table-row>
        <table:table-row table:style-name="ro1">
          <table:table-cell office:value-type="float" office:value="0.957398521739" calcext:value-type="float">
            <text:p>0.9573985217</text:p>
          </table:table-cell>
          <table:table-cell office:value-type="float" office:value="-1.39455922014" calcext:value-type="float">
            <text:p>-1.3945592201</text:p>
          </table:table-cell>
          <table:table-cell table:formula="of:=MATCH([.A9];[.D$5:.D$226];0)" office:value-type="string" office:string-value="" calcext:value-type="error">
            <text:p>#N/A</text:p>
          </table:table-cell>
          <table:table-cell office:value-type="float" office:value="2.34345529274" calcext:value-type="float">
            <text:p>2.3434552927</text:p>
          </table:table-cell>
          <table:table-cell office:value-type="float" office:value="1.43889147068" calcext:value-type="float">
            <text:p>1.4388914707</text:p>
          </table:table-cell>
          <table:table-cell/>
          <table:table-cell table:formula="of:=[.B9]" office:value-type="float" office:value="-1.39455922014" calcext:value-type="float">
            <text:p>-1.3945592201</text:p>
          </table:table-cell>
        </table:table-row>
        <table:table-row table:style-name="ro1">
          <table:table-cell office:value-type="float" office:value="2.0092632594" calcext:value-type="float">
            <text:p>2.0092632594</text:p>
          </table:table-cell>
          <table:table-cell office:value-type="float" office:value="0.109213738615" calcext:value-type="float">
            <text:p>0.1092137386</text:p>
          </table:table-cell>
          <table:table-cell table:formula="of:=MATCH([.A10];[.D$5:.D$226];0)" office:value-type="string" office:string-value="" calcext:value-type="error">
            <text:p>#N/A</text:p>
          </table:table-cell>
          <table:table-cell office:value-type="float" office:value="3.25939224834" calcext:value-type="float">
            <text:p>3.2593922483</text:p>
          </table:table-cell>
          <table:table-cell office:value-type="float" office:value="0.505194564321" calcext:value-type="float">
            <text:p>0.5051945643</text:p>
          </table:table-cell>
          <table:table-cell/>
          <table:table-cell table:formula="of:=[.B10]" office:value-type="float" office:value="0.109213738615" calcext:value-type="float">
            <text:p>0.1092137386</text:p>
          </table:table-cell>
        </table:table-row>
        <table:table-row table:style-name="ro1">
          <table:table-cell office:value-type="float" office:value="2.15641646688" calcext:value-type="float">
            <text:p>2.1564164669</text:p>
          </table:table-cell>
          <table:table-cell office:value-type="float" office:value="-0.0350871230409" calcext:value-type="float">
            <text:p>-0.035087123</text:p>
          </table:table-cell>
          <table:table-cell table:formula="of:=MATCH([.A11];[.D$5:.D$226];0)" office:value-type="string" office:string-value="" calcext:value-type="error">
            <text:p>#N/A</text:p>
          </table:table-cell>
          <table:table-cell office:value-type="float" office:value="2.73570022811" calcext:value-type="float">
            <text:p>2.7357002281</text:p>
          </table:table-cell>
          <table:table-cell office:value-type="float" office:value="1.35007410863" calcext:value-type="float">
            <text:p>1.3500741086</text:p>
          </table:table-cell>
          <table:table-cell/>
          <table:table-cell table:formula="of:=[.B11]" office:value-type="float" office:value="-0.0350871230409" calcext:value-type="float">
            <text:p>-0.035087123</text:p>
          </table:table-cell>
        </table:table-row>
        <table:table-row table:style-name="ro1">
          <table:table-cell office:value-type="float" office:value="0.635992028423" calcext:value-type="float">
            <text:p>0.6359920284</text:p>
          </table:table-cell>
          <table:table-cell office:value-type="float" office:value="-1.44208670106" calcext:value-type="float">
            <text:p>-1.4420867011</text:p>
          </table:table-cell>
          <table:table-cell table:formula="of:=MATCH([.A12];[.D$5:.D$226];0)" office:value-type="string" office:string-value="" calcext:value-type="error">
            <text:p>#N/A</text:p>
          </table:table-cell>
          <table:table-cell office:value-type="float" office:value="1.74120406012" calcext:value-type="float">
            <text:p>1.7412040601</text:p>
          </table:table-cell>
          <table:table-cell office:value-type="float" office:value="0.396500062517" calcext:value-type="float">
            <text:p>0.3965000625</text:p>
          </table:table-cell>
          <table:table-cell/>
          <table:table-cell table:formula="of:=[.B12]" office:value-type="float" office:value="-1.44208670106" calcext:value-type="float">
            <text:p>-1.4420867011</text:p>
          </table:table-cell>
        </table:table-row>
        <table:table-row table:style-name="ro1">
          <table:table-cell office:value-type="float" office:value="0.546655831291" calcext:value-type="float">
            <text:p>0.5466558313</text:p>
          </table:table-cell>
          <table:table-cell office:value-type="float" office:value="0.215889094252" calcext:value-type="float">
            <text:p>0.2158890943</text:p>
          </table:table-cell>
          <table:table-cell table:formula="of:=MATCH([.A13];[.D$5:.D$226];0)" office:value-type="string" office:string-value="" calcext:value-type="error">
            <text:p>#N/A</text:p>
          </table:table-cell>
          <table:table-cell office:value-type="float" office:value="0.83044743927" calcext:value-type="float">
            <text:p>0.8304474393</text:p>
          </table:table-cell>
          <table:table-cell office:value-type="float" office:value="-0.56779198175" calcext:value-type="float">
            <text:p>-0.5677919818</text:p>
          </table:table-cell>
          <table:table-cell/>
          <table:table-cell table:formula="of:=[.B13]" office:value-type="float" office:value="0.215889094252" calcext:value-type="float">
            <text:p>0.2158890943</text:p>
          </table:table-cell>
        </table:table-row>
        <table:table-row table:style-name="ro1">
          <table:table-cell office:value-type="float" office:value="2.02306045514" calcext:value-type="float">
            <text:p>2.0230604551</text:p>
          </table:table-cell>
          <table:table-cell office:value-type="float" office:value="-1.47373712044" calcext:value-type="float">
            <text:p>-1.4737371204</text:p>
          </table:table-cell>
          <table:table-cell table:formula="of:=MATCH([.A14];[.D$5:.D$226];0)" office:value-type="string" office:string-value="" calcext:value-type="error">
            <text:p>#N/A</text:p>
          </table:table-cell>
          <table:table-cell office:value-type="float" office:value="0.15548621671" calcext:value-type="float">
            <text:p>0.1554862167</text:p>
          </table:table-cell>
          <table:table-cell office:value-type="float" office:value="-1.32702005205" calcext:value-type="float">
            <text:p>-1.3270200521</text:p>
          </table:table-cell>
          <table:table-cell/>
          <table:table-cell table:formula="of:=[.B14]" office:value-type="float" office:value="-1.47373712044" calcext:value-type="float">
            <text:p>-1.4737371204</text:p>
          </table:table-cell>
        </table:table-row>
        <table:table-row table:style-name="ro1">
          <table:table-cell office:value-type="float" office:value="2.07413752029" calcext:value-type="float">
            <text:p>2.0741375203</text:p>
          </table:table-cell>
          <table:table-cell office:value-type="float" office:value="-1.55014574736" calcext:value-type="float">
            <text:p>-1.5501457474</text:p>
          </table:table-cell>
          <table:table-cell table:formula="of:=MATCH([.A15];[.D$5:.D$226];0)" office:value-type="float" office:value="1" calcext:value-type="float">
            <text:p>1</text:p>
          </table:table-cell>
          <table:table-cell office:value-type="float" office:value="-0.468828648143" calcext:value-type="float">
            <text:p>-0.4688286481</text:p>
          </table:table-cell>
          <table:table-cell office:value-type="float" office:value="-2.21609371519" calcext:value-type="float">
            <text:p>-2.2160937152</text:p>
          </table:table-cell>
          <table:table-cell table:formula="of:=[.B15]" office:value-type="float" office:value="-1.55014574736" calcext:value-type="float">
            <text:p>-1.5501457474</text:p>
          </table:table-cell>
          <table:table-cell/>
        </table:table-row>
        <table:table-row table:style-name="ro1">
          <table:table-cell office:value-type="float" office:value="1.52045018973" calcext:value-type="float">
            <text:p>1.5204501897</text:p>
          </table:table-cell>
          <table:table-cell office:value-type="float" office:value="-2.51233445239" calcext:value-type="float">
            <text:p>-2.5123344524</text:p>
          </table:table-cell>
          <table:table-cell table:formula="of:=MATCH([.A16];[.D$5:.D$226];0)" office:value-type="string" office:string-value="" calcext:value-type="error">
            <text:p>#N/A</text:p>
          </table:table-cell>
          <table:table-cell office:value-type="float" office:value="0.260662804505" calcext:value-type="float">
            <text:p>0.2606628045</text:p>
          </table:table-cell>
          <table:table-cell office:value-type="float" office:value="-1.36531314797" calcext:value-type="float">
            <text:p>-1.365313148</text:p>
          </table:table-cell>
          <table:table-cell/>
          <table:table-cell table:formula="of:=[.B16]" office:value-type="float" office:value="-2.51233445239" calcext:value-type="float">
            <text:p>-2.5123344524</text:p>
          </table:table-cell>
        </table:table-row>
        <table:table-row table:style-name="ro1">
          <table:table-cell office:value-type="float" office:value="2.60996271688" calcext:value-type="float">
            <text:p>2.6099627169</text:p>
          </table:table-cell>
          <table:table-cell office:value-type="float" office:value="-0.986891405494" calcext:value-type="float">
            <text:p>-0.9868914055</text:p>
          </table:table-cell>
          <table:table-cell table:formula="of:=MATCH([.A17];[.D$5:.D$226];0)" office:value-type="string" office:string-value="" calcext:value-type="error">
            <text:p>#N/A</text:p>
          </table:table-cell>
          <table:table-cell office:value-type="float" office:value="-0.542207629722" calcext:value-type="float">
            <text:p>-0.5422076297</text:p>
          </table:table-cell>
          <table:table-cell office:value-type="float" office:value="-0.668566103557" calcext:value-type="float">
            <text:p>-0.6685661036</text:p>
          </table:table-cell>
          <table:table-cell table:formula="of:=[.B17]" office:value-type="float" office:value="-0.986891405494" calcext:value-type="float">
            <text:p>-0.9868914055</text:p>
          </table:table-cell>
          <table:table-cell/>
        </table:table-row>
        <table:table-row table:style-name="ro1">
          <table:table-cell office:value-type="float" office:value="1.22846882207" calcext:value-type="float">
            <text:p>1.2284688221</text:p>
          </table:table-cell>
          <table:table-cell office:value-type="float" office:value="-0.704233062698" calcext:value-type="float">
            <text:p>-0.7042330627</text:p>
          </table:table-cell>
          <table:table-cell table:formula="of:=MATCH([.A18];[.D$5:.D$226];0)" office:value-type="float" office:value="2" calcext:value-type="float">
            <text:p>2</text:p>
          </table:table-cell>
          <table:table-cell office:value-type="float" office:value="0.0645103336028" calcext:value-type="float">
            <text:p>0.0645103336</text:p>
          </table:table-cell>
          <table:table-cell office:value-type="float" office:value="-1.37822071335" calcext:value-type="float">
            <text:p>-1.3782207134</text:p>
          </table:table-cell>
          <table:table-cell table:formula="of:=[.B18]" office:value-type="float" office:value="-0.704233062698" calcext:value-type="float">
            <text:p>-0.7042330627</text:p>
          </table:table-cell>
          <table:table-cell/>
        </table:table-row>
        <table:table-row table:style-name="ro1">
          <table:table-cell office:value-type="float" office:value="2.09554994342" calcext:value-type="float">
            <text:p>2.0955499434</text:p>
          </table:table-cell>
          <table:table-cell office:value-type="float" office:value="-1.67625403162" calcext:value-type="float">
            <text:p>-1.6762540316</text:p>
          </table:table-cell>
          <table:table-cell table:formula="of:=MATCH([.A19];[.D$5:.D$226];0)" office:value-type="string" office:string-value="" calcext:value-type="error">
            <text:p>#N/A</text:p>
          </table:table-cell>
          <table:table-cell office:value-type="float" office:value="0.721239644116" calcext:value-type="float">
            <text:p>0.7212396441</text:p>
          </table:table-cell>
          <table:table-cell office:value-type="float" office:value="-0.741517701221" calcext:value-type="float">
            <text:p>-0.7415177012</text:p>
          </table:table-cell>
          <table:table-cell table:formula="of:=[.B19]" office:value-type="float" office:value="-1.67625403162" calcext:value-type="float">
            <text:p>-1.6762540316</text:p>
          </table:table-cell>
          <table:table-cell/>
        </table:table-row>
        <table:table-row table:style-name="ro1">
          <table:table-cell office:value-type="float" office:value="1.84835011047" calcext:value-type="float">
            <text:p>1.8483501105</text:p>
          </table:table-cell>
          <table:table-cell office:value-type="float" office:value="-0.139191363035" calcext:value-type="float">
            <text:p>-0.139191363</text:p>
          </table:table-cell>
          <table:table-cell table:formula="of:=MATCH([.A20];[.D$5:.D$226];0)" office:value-type="string" office:string-value="" calcext:value-type="error">
            <text:p>#N/A</text:p>
          </table:table-cell>
          <table:table-cell office:value-type="float" office:value="1.34017174631" calcext:value-type="float">
            <text:p>1.3401717463</text:p>
          </table:table-cell>
          <table:table-cell office:value-type="float" office:value="0.0484414121356" calcext:value-type="float">
            <text:p>0.0484414121</text:p>
          </table:table-cell>
          <table:table-cell/>
          <table:table-cell table:formula="of:=[.B20]" office:value-type="float" office:value="-0.139191363035" calcext:value-type="float">
            <text:p>-0.139191363</text:p>
          </table:table-cell>
        </table:table-row>
        <table:table-row table:style-name="ro1">
          <table:table-cell office:value-type="float" office:value="0.353453649271" calcext:value-type="float">
            <text:p>0.3534536493</text:p>
          </table:table-cell>
          <table:table-cell office:value-type="float" office:value="-1.69340252846" calcext:value-type="float">
            <text:p>-1.6934025285</text:p>
          </table:table-cell>
          <table:table-cell table:formula="of:=MATCH([.A21];[.D$5:.D$226];0)" office:value-type="string" office:string-value="" calcext:value-type="error">
            <text:p>#N/A</text:p>
          </table:table-cell>
          <table:table-cell office:value-type="float" office:value="0.390701916222" calcext:value-type="float">
            <text:p>0.3907019162</text:p>
          </table:table-cell>
          <table:table-cell office:value-type="float" office:value="-0.733659151757" calcext:value-type="float">
            <text:p>-0.7336591518</text:p>
          </table:table-cell>
          <table:table-cell/>
          <table:table-cell table:formula="of:=[.B21]" office:value-type="float" office:value="-1.69340252846" calcext:value-type="float">
            <text:p>-1.6934025285</text:p>
          </table:table-cell>
        </table:table-row>
        <table:table-row table:style-name="ro1">
          <table:table-cell office:value-type="float" office:value="0.511388508178" calcext:value-type="float">
            <text:p>0.5113885082</text:p>
          </table:table-cell>
          <table:table-cell office:value-type="float" office:value="-0.103138824926" calcext:value-type="float">
            <text:p>-0.1031388249</text:p>
          </table:table-cell>
          <table:table-cell table:formula="of:=MATCH([.A22];[.D$5:.D$226];0)" office:value-type="string" office:string-value="" calcext:value-type="error">
            <text:p>#N/A</text:p>
          </table:table-cell>
          <table:table-cell office:value-type="float" office:value="1.16552136061" calcext:value-type="float">
            <text:p>1.1655213606</text:p>
          </table:table-cell>
          <table:table-cell office:value-type="float" office:value="-0.0191463758591" calcext:value-type="float">
            <text:p>-0.0191463759</text:p>
          </table:table-cell>
          <table:table-cell/>
          <table:table-cell table:formula="of:=[.B22]" office:value-type="float" office:value="-0.103138824926" calcext:value-type="float">
            <text:p>-0.1031388249</text:p>
          </table:table-cell>
        </table:table-row>
        <table:table-row table:style-name="ro1">
          <table:table-cell office:value-type="float" office:value="2.03918207998" calcext:value-type="float">
            <text:p>2.03918208</text:p>
          </table:table-cell>
          <table:table-cell office:value-type="float" office:value="0.133361887581" calcext:value-type="float">
            <text:p>0.1333618876</text:p>
          </table:table-cell>
          <table:table-cell table:formula="of:=MATCH([.A23];[.D$5:.D$226];0)" office:value-type="string" office:string-value="" calcext:value-type="error">
            <text:p>#N/A</text:p>
          </table:table-cell>
          <table:table-cell office:value-type="float" office:value="2.03156293168" calcext:value-type="float">
            <text:p>2.0315629317</text:p>
          </table:table-cell>
          <table:table-cell office:value-type="float" office:value="0.710271477569" calcext:value-type="float">
            <text:p>0.7102714776</text:p>
          </table:table-cell>
          <table:table-cell/>
          <table:table-cell table:formula="of:=[.B23]" office:value-type="float" office:value="0.133361887581" calcext:value-type="float">
            <text:p>0.1333618876</text:p>
          </table:table-cell>
        </table:table-row>
        <table:table-row table:style-name="ro1">
          <table:table-cell office:value-type="float" office:value="1.80896460293" calcext:value-type="float">
            <text:p>1.8089646029</text:p>
          </table:table-cell>
          <table:table-cell office:value-type="float" office:value="-1.33127729864" calcext:value-type="float">
            <text:p>-1.3312772986</text:p>
          </table:table-cell>
          <table:table-cell table:formula="of:=MATCH([.A24];[.D$5:.D$226];0)" office:value-type="string" office:string-value="" calcext:value-type="error">
            <text:p>#N/A</text:p>
          </table:table-cell>
          <table:table-cell office:value-type="float" office:value="1.25572886111" calcext:value-type="float">
            <text:p>1.2557288611</text:p>
          </table:table-cell>
          <table:table-cell office:value-type="float" office:value="1.68919409873" calcext:value-type="float">
            <text:p>1.6891940987</text:p>
          </table:table-cell>
          <table:table-cell table:formula="of:=[.B24]" office:value-type="float" office:value="-1.33127729864" calcext:value-type="float">
            <text:p>-1.3312772986</text:p>
          </table:table-cell>
          <table:table-cell/>
        </table:table-row>
        <table:table-row table:style-name="ro1">
          <table:table-cell office:value-type="float" office:value="0.561491583028" calcext:value-type="float">
            <text:p>0.561491583</text:p>
          </table:table-cell>
          <table:table-cell office:value-type="float" office:value="0.190738970955" calcext:value-type="float">
            <text:p>0.190738971</text:p>
          </table:table-cell>
          <table:table-cell table:formula="of:=MATCH([.A25];[.D$5:.D$226];0)" office:value-type="float" office:value="3" calcext:value-type="float">
            <text:p>3</text:p>
          </table:table-cell>
          <table:table-cell office:value-type="float" office:value="1.80503229221" calcext:value-type="float">
            <text:p>1.8050322922</text:p>
          </table:table-cell>
          <table:table-cell office:value-type="float" office:value="0.825498432751" calcext:value-type="float">
            <text:p>0.8254984328</text:p>
          </table:table-cell>
          <table:table-cell table:formula="of:=[.B25]" office:value-type="float" office:value="0.190738970955" calcext:value-type="float">
            <text:p>0.190738971</text:p>
          </table:table-cell>
          <table:table-cell/>
        </table:table-row>
        <table:table-row table:style-name="ro1">
          <table:table-cell office:value-type="float" office:value="1.4711182416" calcext:value-type="float">
            <text:p>1.4711182416</text:p>
          </table:table-cell>
          <table:table-cell office:value-type="float" office:value="0.915725859055" calcext:value-type="float">
            <text:p>0.9157258591</text:p>
          </table:table-cell>
          <table:table-cell table:formula="of:=MATCH([.A26];[.D$5:.D$226];0)" office:value-type="float" office:value="4" calcext:value-type="float">
            <text:p>4</text:p>
          </table:table-cell>
          <table:table-cell office:value-type="float" office:value="2.72492751338" calcext:value-type="float">
            <text:p>2.7249275134</text:p>
          </table:table-cell>
          <table:table-cell office:value-type="float" office:value="0.0943359578215" calcext:value-type="float">
            <text:p>0.0943359578</text:p>
          </table:table-cell>
          <table:table-cell/>
          <table:table-cell table:formula="of:=[.B26]" office:value-type="float" office:value="0.915725859055" calcext:value-type="float">
            <text:p>0.9157258591</text:p>
          </table:table-cell>
        </table:table-row>
        <table:table-row table:style-name="ro1">
          <table:table-cell office:value-type="float" office:value="0.832904437621" calcext:value-type="float">
            <text:p>0.8329044376</text:p>
          </table:table-cell>
          <table:table-cell office:value-type="float" office:value="1.47049896421" calcext:value-type="float">
            <text:p>1.4704989642</text:p>
          </table:table-cell>
          <table:table-cell table:formula="of:=MATCH([.A27];[.D$5:.D$226];0)" office:value-type="string" office:string-value="" calcext:value-type="error">
            <text:p>#N/A</text:p>
          </table:table-cell>
          <table:table-cell office:value-type="float" office:value="3.25901892027" calcext:value-type="float">
            <text:p>3.2590189203</text:p>
          </table:table-cell>
          <table:table-cell office:value-type="float" office:value="-0.759928548376" calcext:value-type="float">
            <text:p>-0.7599285484</text:p>
          </table:table-cell>
          <table:table-cell/>
          <table:table-cell table:formula="of:=[.B27]" office:value-type="float" office:value="1.47049896421" calcext:value-type="float">
            <text:p>1.4704989642</text:p>
          </table:table-cell>
        </table:table-row>
        <table:table-row table:style-name="ro1">
          <table:table-cell office:value-type="float" office:value="2.34345529274" calcext:value-type="float">
            <text:p>2.3434552927</text:p>
          </table:table-cell>
          <table:table-cell office:value-type="float" office:value="1.43889147068" calcext:value-type="float">
            <text:p>1.4388914707</text:p>
          </table:table-cell>
          <table:table-cell table:formula="of:=MATCH([.A28];[.D$5:.D$226];0)" office:value-type="float" office:value="5" calcext:value-type="float">
            <text:p>5</text:p>
          </table:table-cell>
          <table:table-cell office:value-type="float" office:value="3.91821055491" calcext:value-type="float">
            <text:p>3.9182105549</text:p>
          </table:table-cell>
          <table:table-cell office:value-type="float" office:value="-0.177477670475" calcext:value-type="float">
            <text:p>-0.1774776705</text:p>
          </table:table-cell>
          <table:table-cell/>
          <table:table-cell table:formula="of:=[.B28]" office:value-type="float" office:value="1.43889147068" calcext:value-type="float">
            <text:p>1.4388914707</text:p>
          </table:table-cell>
        </table:table-row>
        <table:table-row table:style-name="ro1">
          <table:table-cell office:value-type="float" office:value="3.25939224834" calcext:value-type="float">
            <text:p>3.2593922483</text:p>
          </table:table-cell>
          <table:table-cell office:value-type="float" office:value="0.505194564321" calcext:value-type="float">
            <text:p>0.5051945643</text:p>
          </table:table-cell>
          <table:table-cell table:formula="of:=MATCH([.A29];[.D$5:.D$226];0)" office:value-type="float" office:value="6" calcext:value-type="float">
            <text:p>6</text:p>
          </table:table-cell>
          <table:table-cell office:value-type="float" office:value="3.03928683894" calcext:value-type="float">
            <text:p>3.0392868389</text:p>
          </table:table-cell>
          <table:table-cell office:value-type="float" office:value="0.502916844919" calcext:value-type="float">
            <text:p>0.5029168449</text:p>
          </table:table-cell>
          <table:table-cell/>
          <table:table-cell table:formula="of:=[.B29]" office:value-type="float" office:value="0.505194564321" calcext:value-type="float">
            <text:p>0.5051945643</text:p>
          </table:table-cell>
        </table:table-row>
        <table:table-row table:style-name="ro1">
          <table:table-cell office:value-type="float" office:value="2.73570022811" calcext:value-type="float">
            <text:p>2.7357002281</text:p>
          </table:table-cell>
          <table:table-cell office:value-type="float" office:value="1.35007410863" calcext:value-type="float">
            <text:p>1.3500741086</text:p>
          </table:table-cell>
          <table:table-cell table:formula="of:=MATCH([.A30];[.D$5:.D$226];0)" office:value-type="float" office:value="7" calcext:value-type="float">
            <text:p>7</text:p>
          </table:table-cell>
          <table:table-cell office:value-type="float" office:value="4.03645975916" calcext:value-type="float">
            <text:p>4.0364597592</text:p>
          </table:table-cell>
          <table:table-cell office:value-type="float" office:value="-0.334790528848" calcext:value-type="float">
            <text:p>-0.3347905288</text:p>
          </table:table-cell>
          <table:table-cell/>
          <table:table-cell table:formula="of:=[.B30]" office:value-type="float" office:value="1.35007410863" calcext:value-type="float">
            <text:p>1.3500741086</text:p>
          </table:table-cell>
        </table:table-row>
        <table:table-row table:style-name="ro1">
          <table:table-cell office:value-type="float" office:value="2.22185197439" calcext:value-type="float">
            <text:p>2.2218519744</text:p>
          </table:table-cell>
          <table:table-cell office:value-type="float" office:value="1.99604039936" calcext:value-type="float">
            <text:p>1.9960403994</text:p>
          </table:table-cell>
          <table:table-cell table:formula="of:=MATCH([.A31];[.D$5:.D$226];0)" office:value-type="string" office:string-value="" calcext:value-type="error">
            <text:p>#N/A</text:p>
          </table:table-cell>
          <table:table-cell office:value-type="float" office:value="3.10026254225" calcext:value-type="float">
            <text:p>3.1002625423</text:p>
          </table:table-cell>
          <table:table-cell office:value-type="float" office:value="0.247273811677" calcext:value-type="float">
            <text:p>0.2472738117</text:p>
          </table:table-cell>
          <table:table-cell/>
          <table:table-cell table:formula="of:=[.B31]" office:value-type="float" office:value="1.99604039936" calcext:value-type="float">
            <text:p>1.9960403994</text:p>
          </table:table-cell>
        </table:table-row>
        <table:table-row table:style-name="ro1">
          <table:table-cell office:value-type="float" office:value="2.17907838347" calcext:value-type="float">
            <text:p>2.1790783835</text:p>
          </table:table-cell>
          <table:table-cell office:value-type="float" office:value="0.707497611418" calcext:value-type="float">
            <text:p>0.7074976114</text:p>
          </table:table-cell>
          <table:table-cell table:formula="of:=MATCH([.A32];[.D$5:.D$226];0)" office:value-type="string" office:string-value="" calcext:value-type="error">
            <text:p>#N/A</text:p>
          </table:table-cell>
          <table:table-cell office:value-type="float" office:value="3.72594308468" calcext:value-type="float">
            <text:p>3.7259430847</text:p>
          </table:table-cell>
          <table:table-cell office:value-type="float" office:value="1.13351609654" calcext:value-type="float">
            <text:p>1.1335160965</text:p>
          </table:table-cell>
          <table:table-cell table:formula="of:=[.B32]" office:value-type="float" office:value="0.707497611418" calcext:value-type="float">
            <text:p>0.7074976114</text:p>
          </table:table-cell>
          <table:table-cell/>
        </table:table-row>
        <table:table-row table:style-name="ro1">
          <table:table-cell office:value-type="float" office:value="1.74120406012" calcext:value-type="float">
            <text:p>1.7412040601</text:p>
          </table:table-cell>
          <table:table-cell office:value-type="float" office:value="0.396500062517" calcext:value-type="float">
            <text:p>0.3965000625</text:p>
          </table:table-cell>
          <table:table-cell table:formula="of:=MATCH([.A33];[.D$5:.D$226];0)" office:value-type="float" office:value="8" calcext:value-type="float">
            <text:p>8</text:p>
          </table:table-cell>
          <table:table-cell office:value-type="float" office:value="3.2111649585" calcext:value-type="float">
            <text:p>3.2111649585</text:p>
          </table:table-cell>
          <table:table-cell office:value-type="float" office:value="0.220068785247" calcext:value-type="float">
            <text:p>0.2200687852</text:p>
          </table:table-cell>
          <table:table-cell/>
          <table:table-cell table:formula="of:=[.B33]" office:value-type="float" office:value="0.396500062517" calcext:value-type="float">
            <text:p>0.3965000625</text:p>
          </table:table-cell>
        </table:table-row>
        <table:table-row table:style-name="ro1">
          <table:table-cell office:value-type="float" office:value="0.83044743927" calcext:value-type="float">
            <text:p>0.8304474393</text:p>
          </table:table-cell>
          <table:table-cell office:value-type="float" office:value="-0.56779198175" calcext:value-type="float">
            <text:p>-0.5677919818</text:p>
          </table:table-cell>
          <table:table-cell table:formula="of:=MATCH([.A34];[.D$5:.D$226];0)" office:value-type="float" office:value="9" calcext:value-type="float">
            <text:p>9</text:p>
          </table:table-cell>
          <table:table-cell office:value-type="float" office:value="2.21816789863" calcext:value-type="float">
            <text:p>2.2181678986</text:p>
          </table:table-cell>
          <table:table-cell office:value-type="float" office:value="0.857945822898" calcext:value-type="float">
            <text:p>0.8579458229</text:p>
          </table:table-cell>
          <table:table-cell/>
          <table:table-cell table:formula="of:=[.B34]" office:value-type="float" office:value="-0.56779198175" calcext:value-type="float">
            <text:p>-0.5677919818</text:p>
          </table:table-cell>
        </table:table-row>
        <table:table-row table:style-name="ro1">
          <table:table-cell office:value-type="float" office:value="1.72051132843" calcext:value-type="float">
            <text:p>1.7205113284</text:p>
          </table:table-cell>
          <table:table-cell office:value-type="float" office:value="-0.0464527308384" calcext:value-type="float">
            <text:p>-0.0464527308</text:p>
          </table:table-cell>
          <table:table-cell table:formula="of:=MATCH([.A35];[.D$5:.D$226];0)" office:value-type="string" office:string-value="" calcext:value-type="error">
            <text:p>#N/A</text:p>
          </table:table-cell>
          <table:table-cell office:value-type="float" office:value="1.27634584382" calcext:value-type="float">
            <text:p>1.2763458438</text:p>
          </table:table-cell>
          <table:table-cell office:value-type="float" office:value="0.136380130168" calcext:value-type="float">
            <text:p>0.1363801302</text:p>
          </table:table-cell>
          <table:table-cell table:formula="of:=[.B35]" office:value-type="float" office:value="-0.0464527308384" calcext:value-type="float">
            <text:p>-0.0464527308</text:p>
          </table:table-cell>
          <table:table-cell/>
        </table:table-row>
        <table:table-row table:style-name="ro1">
          <table:table-cell office:value-type="float" office:value="1.48823984317" calcext:value-type="float">
            <text:p>1.4882398432</text:p>
          </table:table-cell>
          <table:table-cell office:value-type="float" office:value="-1.19817635408" calcext:value-type="float">
            <text:p>-1.1981763541</text:p>
          </table:table-cell>
          <table:table-cell table:formula="of:=MATCH([.A36];[.D$5:.D$226];0)" office:value-type="string" office:string-value="" calcext:value-type="error">
            <text:p>#N/A</text:p>
          </table:table-cell>
          <table:table-cell office:value-type="float" office:value="0.736028723254" calcext:value-type="float">
            <text:p>0.7360287233</text:p>
          </table:table-cell>
          <table:table-cell office:value-type="float" office:value="-0.648010625453" calcext:value-type="float">
            <text:p>-0.6480106255</text:p>
          </table:table-cell>
          <table:table-cell table:formula="of:=[.B36]" office:value-type="float" office:value="-1.19817635408" calcext:value-type="float">
            <text:p>-1.1981763541</text:p>
          </table:table-cell>
          <table:table-cell/>
        </table:table-row>
        <table:table-row table:style-name="ro1">
          <table:table-cell office:value-type="float" office:value="0.178176868148" calcext:value-type="float">
            <text:p>0.1781768681</text:p>
          </table:table-cell>
          <table:table-cell office:value-type="float" office:value="-1.255254202" calcext:value-type="float">
            <text:p>-1.255254202</text:p>
          </table:table-cell>
          <table:table-cell table:formula="of:=MATCH([.A37];[.D$5:.D$226];0)" office:value-type="string" office:string-value="" calcext:value-type="error">
            <text:p>#N/A</text:p>
          </table:table-cell>
          <table:table-cell office:value-type="float" office:value="1.23998485685" calcext:value-type="float">
            <text:p>1.2399848569</text:p>
          </table:table-cell>
          <table:table-cell office:value-type="float" office:value="0.267864379907" calcext:value-type="float">
            <text:p>0.2678643799</text:p>
          </table:table-cell>
          <table:table-cell/>
          <table:table-cell table:formula="of:=[.B37]" office:value-type="float" office:value="-1.255254202" calcext:value-type="float">
            <text:p>-1.255254202</text:p>
          </table:table-cell>
        </table:table-row>
        <table:table-row table:style-name="ro1">
          <table:table-cell office:value-type="float" office:value="0.15548621671" calcext:value-type="float">
            <text:p>0.1554862167</text:p>
          </table:table-cell>
          <table:table-cell office:value-type="float" office:value="-1.32702005205" calcext:value-type="float">
            <text:p>-1.3270200521</text:p>
          </table:table-cell>
          <table:table-cell table:formula="of:=MATCH([.A38];[.D$5:.D$226];0)" office:value-type="float" office:value="10" calcext:value-type="float">
            <text:p>10</text:p>
          </table:table-cell>
          <table:table-cell office:value-type="float" office:value="0.384787471434" calcext:value-type="float">
            <text:p>0.3847874714</text:p>
          </table:table-cell>
          <table:table-cell office:value-type="float" office:value="1.19599698481" calcext:value-type="float">
            <text:p>1.1959969848</text:p>
          </table:table-cell>
          <table:table-cell/>
          <table:table-cell table:formula="of:=[.B38]" office:value-type="float" office:value="-1.32702005205" calcext:value-type="float">
            <text:p>-1.3270200521</text:p>
          </table:table-cell>
        </table:table-row>
        <table:table-row table:style-name="ro1">
          <table:table-cell office:value-type="float" office:value="-0.617503817105" calcext:value-type="float">
            <text:p>-0.6175038171</text:p>
          </table:table-cell>
          <table:table-cell office:value-type="float" office:value="-0.728592412708" calcext:value-type="float">
            <text:p>-0.7285924127</text:p>
          </table:table-cell>
          <table:table-cell table:formula="of:=MATCH([.A39];[.D$5:.D$226];0)" office:value-type="string" office:string-value="" calcext:value-type="error">
            <text:p>#N/A</text:p>
          </table:table-cell>
          <table:table-cell office:value-type="float" office:value="1.08134503972" calcext:value-type="float">
            <text:p>1.0813450397</text:p>
          </table:table-cell>
          <table:table-cell office:value-type="float" office:value="1.82313756918" calcext:value-type="float">
            <text:p>1.8231375692</text:p>
          </table:table-cell>
          <table:table-cell table:formula="of:=[.B39]" office:value-type="float" office:value="-0.728592412708" calcext:value-type="float">
            <text:p>-0.7285924127</text:p>
          </table:table-cell>
          <table:table-cell/>
        </table:table-row>
        <table:table-row table:style-name="ro1">
          <table:table-cell office:value-type="float" office:value="-0.451010080327" calcext:value-type="float">
            <text:p>-0.4510100803</text:p>
          </table:table-cell>
          <table:table-cell office:value-type="float" office:value="-0.807835462988" calcext:value-type="float">
            <text:p>-0.807835463</text:p>
          </table:table-cell>
          <table:table-cell table:formula="of:=MATCH([.A40];[.D$5:.D$226];0)" office:value-type="string" office:string-value="" calcext:value-type="error">
            <text:p>#N/A</text:p>
          </table:table-cell>
          <table:table-cell office:value-type="float" office:value="0.294532345967" calcext:value-type="float">
            <text:p>0.294532346</text:p>
          </table:table-cell>
          <table:table-cell office:value-type="float" office:value="2.66102749937" calcext:value-type="float">
            <text:p>2.6610274994</text:p>
          </table:table-cell>
          <table:table-cell/>
          <table:table-cell table:formula="of:=[.B40]" office:value-type="float" office:value="-0.807835462988" calcext:value-type="float">
            <text:p>-0.807835463</text:p>
          </table:table-cell>
        </table:table-row>
        <table:table-row table:style-name="ro1">
          <table:table-cell office:value-type="float" office:value="-0.468828648143" calcext:value-type="float">
            <text:p>-0.4688286481</text:p>
          </table:table-cell>
          <table:table-cell office:value-type="float" office:value="-2.21609371519" calcext:value-type="float">
            <text:p>-2.2160937152</text:p>
          </table:table-cell>
          <table:table-cell table:formula="of:=MATCH([.A41];[.D$5:.D$226];0)" office:value-type="float" office:value="11" calcext:value-type="float">
            <text:p>11</text:p>
          </table:table-cell>
          <table:table-cell office:value-type="float" office:value="0.826190986885" calcext:value-type="float">
            <text:p>0.8261909869</text:p>
          </table:table-cell>
          <table:table-cell office:value-type="float" office:value="1.88355727947" calcext:value-type="float">
            <text:p>1.8835572795</text:p>
          </table:table-cell>
          <table:table-cell/>
          <table:table-cell table:formula="of:=[.B41]" office:value-type="float" office:value="-2.21609371519" calcext:value-type="float">
            <text:p>-2.2160937152</text:p>
          </table:table-cell>
        </table:table-row>
        <table:table-row table:style-name="ro1">
          <table:table-cell office:value-type="float" office:value="0.258350389544" calcext:value-type="float">
            <text:p>0.2583503895</text:p>
          </table:table-cell>
          <table:table-cell office:value-type="float" office:value="-1.419333479" calcext:value-type="float">
            <text:p>-1.419333479</text:p>
          </table:table-cell>
          <table:table-cell table:formula="of:=MATCH([.A42];[.D$5:.D$226];0)" office:value-type="string" office:string-value="" calcext:value-type="error">
            <text:p>#N/A</text:p>
          </table:table-cell>
          <table:table-cell office:value-type="float" office:value="1.68353572874" calcext:value-type="float">
            <text:p>1.6835357287</text:p>
          </table:table-cell>
          <table:table-cell office:value-type="float" office:value="0.895899713818" calcext:value-type="float">
            <text:p>0.8958997138</text:p>
          </table:table-cell>
          <table:table-cell/>
          <table:table-cell table:formula="of:=[.B42]" office:value-type="float" office:value="-1.419333479" calcext:value-type="float">
            <text:p>-1.419333479</text:p>
          </table:table-cell>
        </table:table-row>
        <table:table-row table:style-name="ro1">
          <table:table-cell office:value-type="float" office:value="0.401533534542" calcext:value-type="float">
            <text:p>0.4015335345</text:p>
          </table:table-cell>
          <table:table-cell office:value-type="float" office:value="-1.61160163308" calcext:value-type="float">
            <text:p>-1.6116016331</text:p>
          </table:table-cell>
          <table:table-cell table:formula="of:=MATCH([.A43];[.D$5:.D$226];0)" office:value-type="string" office:string-value="" calcext:value-type="error">
            <text:p>#N/A</text:p>
          </table:table-cell>
          <table:table-cell office:value-type="float" office:value="2.3296787809" calcext:value-type="float">
            <text:p>2.3296787809</text:p>
          </table:table-cell>
          <table:table-cell office:value-type="float" office:value="1.49056010658" calcext:value-type="float">
            <text:p>1.4905601066</text:p>
          </table:table-cell>
          <table:table-cell/>
          <table:table-cell table:formula="of:=[.B43]" office:value-type="float" office:value="-1.61160163308" calcext:value-type="float">
            <text:p>-1.6116016331</text:p>
          </table:table-cell>
        </table:table-row>
        <table:table-row table:style-name="ro1">
          <table:table-cell office:value-type="float" office:value="0.260662804505" calcext:value-type="float">
            <text:p>0.2606628045</text:p>
          </table:table-cell>
          <table:table-cell office:value-type="float" office:value="-1.36531314797" calcext:value-type="float">
            <text:p>-1.365313148</text:p>
          </table:table-cell>
          <table:table-cell table:formula="of:=MATCH([.A44];[.D$5:.D$226];0)" office:value-type="float" office:value="12" calcext:value-type="float">
            <text:p>12</text:p>
          </table:table-cell>
          <table:table-cell office:value-type="float" office:value="3.04348009712" calcext:value-type="float">
            <text:p>3.0434800971</text:p>
          </table:table-cell>
          <table:table-cell office:value-type="float" office:value="2.352596068" calcext:value-type="float">
            <text:p>2.352596068</text:p>
          </table:table-cell>
          <table:table-cell/>
          <table:table-cell table:formula="of:=[.B44]" office:value-type="float" office:value="-1.36531314797" calcext:value-type="float">
            <text:p>-1.365313148</text:p>
          </table:table-cell>
        </table:table-row>
        <table:table-row table:style-name="ro1">
          <table:table-cell office:value-type="float" office:value="-0.36220391635" calcext:value-type="float">
            <text:p>-0.3622039164</text:p>
          </table:table-cell>
          <table:table-cell office:value-type="float" office:value="-0.542652535594" calcext:value-type="float">
            <text:p>-0.5426525356</text:p>
          </table:table-cell>
          <table:table-cell table:formula="of:=MATCH([.A45];[.D$5:.D$226];0)" office:value-type="string" office:string-value="" calcext:value-type="error">
            <text:p>#N/A</text:p>
          </table:table-cell>
          <table:table-cell office:value-type="float" office:value="3.73917529991" calcext:value-type="float">
            <text:p>3.7391752999</text:p>
          </table:table-cell>
          <table:table-cell office:value-type="float" office:value="1.79648439464" calcext:value-type="float">
            <text:p>1.7964843946</text:p>
          </table:table-cell>
          <table:table-cell/>
          <table:table-cell table:formula="of:=[.B45]" office:value-type="float" office:value="-0.542652535594" calcext:value-type="float">
            <text:p>-0.5426525356</text:p>
          </table:table-cell>
        </table:table-row>
        <table:table-row table:style-name="ro1">
          <table:table-cell office:value-type="float" office:value="-0.663642485477" calcext:value-type="float">
            <text:p>-0.6636424855</text:p>
          </table:table-cell>
          <table:table-cell office:value-type="float" office:value="-2.0079413452" calcext:value-type="float">
            <text:p>-2.0079413452</text:p>
          </table:table-cell>
          <table:table-cell table:formula="of:=MATCH([.A46];[.D$5:.D$226];0)" office:value-type="string" office:string-value="" calcext:value-type="error">
            <text:p>#N/A</text:p>
          </table:table-cell>
          <table:table-cell office:value-type="float" office:value="2.98717967459" calcext:value-type="float">
            <text:p>2.9871796746</text:p>
          </table:table-cell>
          <table:table-cell office:value-type="float" office:value="1.10026473546" calcext:value-type="float">
            <text:p>1.1002647355</text:p>
          </table:table-cell>
          <table:table-cell/>
          <table:table-cell table:formula="of:=[.B46]" office:value-type="float" office:value="-2.0079413452" calcext:value-type="float">
            <text:p>-2.0079413452</text:p>
          </table:table-cell>
        </table:table-row>
        <table:table-row table:style-name="ro1">
          <table:table-cell office:value-type="float" office:value="-0.590029535626" calcext:value-type="float">
            <text:p>-0.5900295356</text:p>
          </table:table-cell>
          <table:table-cell office:value-type="float" office:value="-0.591768790166" calcext:value-type="float">
            <text:p>-0.5917687902</text:p>
          </table:table-cell>
          <table:table-cell table:formula="of:=MATCH([.A47];[.D$5:.D$226];0)" office:value-type="string" office:string-value="" calcext:value-type="error">
            <text:p>#N/A</text:p>
          </table:table-cell>
          <table:table-cell office:value-type="float" office:value="2.00220434152" calcext:value-type="float">
            <text:p>2.0022043415</text:p>
          </table:table-cell>
          <table:table-cell office:value-type="float" office:value="1.9675723526" calcext:value-type="float">
            <text:p>1.9675723526</text:p>
          </table:table-cell>
          <table:table-cell/>
          <table:table-cell table:formula="of:=[.B47]" office:value-type="float" office:value="-0.591768790166" calcext:value-type="float">
            <text:p>-0.5917687902</text:p>
          </table:table-cell>
        </table:table-row>
        <table:table-row table:style-name="ro1">
          <table:table-cell office:value-type="float" office:value="-0.542207629722" calcext:value-type="float">
            <text:p>-0.5422076297</text:p>
          </table:table-cell>
          <table:table-cell office:value-type="float" office:value="-0.668566103557" calcext:value-type="float">
            <text:p>-0.6685661036</text:p>
          </table:table-cell>
          <table:table-cell table:formula="of:=MATCH([.A48];[.D$5:.D$226];0)" office:value-type="float" office:value="13" calcext:value-type="float">
            <text:p>13</text:p>
          </table:table-cell>
          <table:table-cell office:value-type="float" office:value="1.30858444984" calcext:value-type="float">
            <text:p>1.3085844498</text:p>
          </table:table-cell>
          <table:table-cell office:value-type="float" office:value="1.35892138789" calcext:value-type="float">
            <text:p>1.3589213879</text:p>
          </table:table-cell>
          <table:table-cell/>
          <table:table-cell table:formula="of:=[.B48]" office:value-type="float" office:value="-0.668566103557" calcext:value-type="float">
            <text:p>-0.6685661036</text:p>
          </table:table-cell>
        </table:table-row>
        <table:table-row table:style-name="ro1">
          <table:table-cell office:value-type="float" office:value="0.0645103336028" calcext:value-type="float">
            <text:p>0.0645103336</text:p>
          </table:table-cell>
          <table:table-cell office:value-type="float" office:value="-1.37822071335" calcext:value-type="float">
            <text:p>-1.3782207134</text:p>
          </table:table-cell>
          <table:table-cell table:formula="of:=MATCH([.A49];[.D$5:.D$226];0)" office:value-type="float" office:value="14" calcext:value-type="float">
            <text:p>14</text:p>
          </table:table-cell>
          <table:table-cell office:value-type="float" office:value="1.93816294106" calcext:value-type="float">
            <text:p>1.9381629411</text:p>
          </table:table-cell>
          <table:table-cell office:value-type="float" office:value="0.53221619419" calcext:value-type="float">
            <text:p>0.5322161942</text:p>
          </table:table-cell>
          <table:table-cell table:formula="of:=[.B49]" office:value-type="float" office:value="-1.37822071335" calcext:value-type="float">
            <text:p>-1.3782207134</text:p>
          </table:table-cell>
          <table:table-cell/>
        </table:table-row>
        <table:table-row table:style-name="ro1">
          <table:table-cell office:value-type="float" office:value="0.721239644116" calcext:value-type="float">
            <text:p>0.7212396441</text:p>
          </table:table-cell>
          <table:table-cell office:value-type="float" office:value="-0.741517701221" calcext:value-type="float">
            <text:p>-0.7415177012</text:p>
          </table:table-cell>
          <table:table-cell table:formula="of:=MATCH([.A50];[.D$5:.D$226];0)" office:value-type="float" office:value="15" calcext:value-type="float">
            <text:p>15</text:p>
          </table:table-cell>
          <table:table-cell office:value-type="float" office:value="0.943517879064" calcext:value-type="float">
            <text:p>0.9435178791</text:p>
          </table:table-cell>
          <table:table-cell office:value-type="float" office:value="1.50680940064" calcext:value-type="float">
            <text:p>1.5068094006</text:p>
          </table:table-cell>
          <table:table-cell table:formula="of:=[.B50]" office:value-type="float" office:value="-0.741517701221" calcext:value-type="float">
            <text:p>-0.7415177012</text:p>
          </table:table-cell>
          <table:table-cell/>
        </table:table-row>
        <table:table-row table:style-name="ro1">
          <table:table-cell office:value-type="float" office:value="1.2849421923" calcext:value-type="float">
            <text:p>1.2849421923</text:p>
          </table:table-cell>
          <table:table-cell office:value-type="float" office:value="-1.35530421604" calcext:value-type="float">
            <text:p>-1.355304216</text:p>
          </table:table-cell>
          <table:table-cell table:formula="of:=MATCH([.A51];[.D$5:.D$226];0)" office:value-type="string" office:string-value="" calcext:value-type="error">
            <text:p>#N/A</text:p>
          </table:table-cell>
          <table:table-cell office:value-type="float" office:value="0.0554795014895" calcext:value-type="float">
            <text:p>0.0554795015</text:p>
          </table:table-cell>
          <table:table-cell office:value-type="float" office:value="2.47801789404" calcext:value-type="float">
            <text:p>2.478017894</text:p>
          </table:table-cell>
          <table:table-cell/>
          <table:table-cell table:formula="of:=[.B51]" office:value-type="float" office:value="-1.35530421604" calcext:value-type="float">
            <text:p>-1.355304216</text:p>
          </table:table-cell>
        </table:table-row>
        <table:table-row table:style-name="ro1">
          <table:table-cell office:value-type="float" office:value="-0.255135496116" calcext:value-type="float">
            <text:p>-0.2551354961</text:p>
          </table:table-cell>
          <table:table-cell office:value-type="float" office:value="-1.3085931741" calcext:value-type="float">
            <text:p>-1.3085931741</text:p>
          </table:table-cell>
          <table:table-cell table:formula="of:=MATCH([.A52];[.D$5:.D$226];0)" office:value-type="string" office:string-value="" calcext:value-type="error">
            <text:p>#N/A</text:p>
          </table:table-cell>
          <table:table-cell office:value-type="float" office:value="0.916678362337" calcext:value-type="float">
            <text:p>0.9166783623</text:p>
          </table:table-cell>
          <table:table-cell office:value-type="float" office:value="3.39278317211" calcext:value-type="float">
            <text:p>3.3927831721</text:p>
          </table:table-cell>
          <table:table-cell/>
          <table:table-cell table:formula="of:=[.B52]" office:value-type="float" office:value="-1.3085931741" calcext:value-type="float">
            <text:p>-1.3085931741</text:p>
          </table:table-cell>
        </table:table-row>
        <table:table-row table:style-name="ro1">
          <table:table-cell office:value-type="float" office:value="1.34017174631" calcext:value-type="float">
            <text:p>1.3401717463</text:p>
          </table:table-cell>
          <table:table-cell office:value-type="float" office:value="0.0484414121356" calcext:value-type="float">
            <text:p>0.0484414121</text:p>
          </table:table-cell>
          <table:table-cell table:formula="of:=MATCH([.A53];[.D$5:.D$226];0)" office:value-type="float" office:value="16" calcext:value-type="float">
            <text:p>16</text:p>
          </table:table-cell>
          <table:table-cell office:value-type="float" office:value="1.52902057969" calcext:value-type="float">
            <text:p>1.5290205797</text:p>
          </table:table-cell>
          <table:table-cell office:value-type="float" office:value="4.02458700761" calcext:value-type="float">
            <text:p>4.0245870076</text:p>
          </table:table-cell>
          <table:table-cell/>
          <table:table-cell table:formula="of:=[.B53]" office:value-type="float" office:value="0.0484414121356" calcext:value-type="float">
            <text:p>0.0484414121</text:p>
          </table:table-cell>
        </table:table-row>
        <table:table-row table:style-name="ro1">
          <table:table-cell office:value-type="float" office:value="0.741949568259" calcext:value-type="float">
            <text:p>0.7419495683</text:p>
          </table:table-cell>
          <table:table-cell office:value-type="float" office:value="-0.571249232934" calcext:value-type="float">
            <text:p>-0.5712492329</text:p>
          </table:table-cell>
          <table:table-cell table:formula="of:=MATCH([.A54];[.D$5:.D$226];0)" office:value-type="string" office:string-value="" calcext:value-type="error">
            <text:p>#N/A</text:p>
          </table:table-cell>
          <table:table-cell office:value-type="float" office:value="0.540181859177" calcext:value-type="float">
            <text:p>0.5401818592</text:p>
          </table:table-cell>
          <table:table-cell office:value-type="float" office:value="4.9594494219" calcext:value-type="float">
            <text:p>4.9594494219</text:p>
          </table:table-cell>
          <table:table-cell/>
          <table:table-cell table:formula="of:=[.B54]" office:value-type="float" office:value="-0.571249232934" calcext:value-type="float">
            <text:p>-0.5712492329</text:p>
          </table:table-cell>
        </table:table-row>
        <table:table-row table:style-name="ro1">
          <table:table-cell office:value-type="float" office:value="0.390701916222" calcext:value-type="float">
            <text:p>0.3907019162</text:p>
          </table:table-cell>
          <table:table-cell office:value-type="float" office:value="-0.733659151757" calcext:value-type="float">
            <text:p>-0.7336591518</text:p>
          </table:table-cell>
          <table:table-cell table:formula="of:=MATCH([.A55];[.D$5:.D$226];0)" office:value-type="float" office:value="17" calcext:value-type="float">
            <text:p>17</text:p>
          </table:table-cell>
          <table:table-cell office:value-type="float" office:value="1.25332957318" calcext:value-type="float">
            <text:p>1.2533295732</text:p>
          </table:table-cell>
          <table:table-cell office:value-type="float" office:value="4.1311996654" calcext:value-type="float">
            <text:p>4.1311996654</text:p>
          </table:table-cell>
          <table:table-cell/>
          <table:table-cell table:formula="of:=[.B55]" office:value-type="float" office:value="-0.733659151757" calcext:value-type="float">
            <text:p>-0.7336591518</text:p>
          </table:table-cell>
        </table:table-row>
        <table:table-row table:style-name="ro1">
          <table:table-cell office:value-type="float" office:value="1.16552136061" calcext:value-type="float">
            <text:p>1.1655213606</text:p>
          </table:table-cell>
          <table:table-cell office:value-type="float" office:value="-0.0191463758591" calcext:value-type="float">
            <text:p>-0.0191463759</text:p>
          </table:table-cell>
          <table:table-cell table:formula="of:=MATCH([.A56];[.D$5:.D$226];0)" office:value-type="float" office:value="18" calcext:value-type="float">
            <text:p>18</text:p>
          </table:table-cell>
          <table:table-cell office:value-type="float" office:value="2.01260682538" calcext:value-type="float">
            <text:p>2.0126068254</text:p>
          </table:table-cell>
          <table:table-cell office:value-type="float" office:value="5.04648820844" calcext:value-type="float">
            <text:p>5.0464882084</text:p>
          </table:table-cell>
          <table:table-cell/>
          <table:table-cell table:formula="of:=[.B56]" office:value-type="float" office:value="-0.0191463758591" calcext:value-type="float">
            <text:p>-0.0191463759</text:p>
          </table:table-cell>
        </table:table-row>
        <table:table-row table:style-name="ro1">
          <table:table-cell office:value-type="float" office:value="2.03156293168" calcext:value-type="float">
            <text:p>2.0315629317</text:p>
          </table:table-cell>
          <table:table-cell office:value-type="float" office:value="0.710271477569" calcext:value-type="float">
            <text:p>0.7102714776</text:p>
          </table:table-cell>
          <table:table-cell table:formula="of:=MATCH([.A57];[.D$5:.D$226];0)" office:value-type="float" office:value="19" calcext:value-type="float">
            <text:p>19</text:p>
          </table:table-cell>
          <table:table-cell office:value-type="float" office:value="2.76825489137" calcext:value-type="float">
            <text:p>2.7682548914</text:p>
          </table:table-cell>
          <table:table-cell office:value-type="float" office:value="4.18475154839" calcext:value-type="float">
            <text:p>4.1847515484</text:p>
          </table:table-cell>
          <table:table-cell table:formula="of:=[.B57]" office:value-type="float" office:value="0.710271477569" calcext:value-type="float">
            <text:p>0.7102714776</text:p>
          </table:table-cell>
          <table:table-cell/>
        </table:table-row>
        <table:table-row table:style-name="ro1">
          <table:table-cell office:value-type="float" office:value="1.25572886111" calcext:value-type="float">
            <text:p>1.2557288611</text:p>
          </table:table-cell>
          <table:table-cell office:value-type="float" office:value="1.68919409873" calcext:value-type="float">
            <text:p>1.6891940987</text:p>
          </table:table-cell>
          <table:table-cell table:formula="of:=MATCH([.A58];[.D$5:.D$226];0)" office:value-type="float" office:value="20" calcext:value-type="float">
            <text:p>20</text:p>
          </table:table-cell>
          <table:table-cell office:value-type="float" office:value="1.79733230432" calcext:value-type="float">
            <text:p>1.7973323043</text:p>
          </table:table-cell>
          <table:table-cell office:value-type="float" office:value="3.37223084642" calcext:value-type="float">
            <text:p>3.3722308464</text:p>
          </table:table-cell>
          <table:table-cell/>
          <table:table-cell table:formula="of:=[.B58]" office:value-type="float" office:value="1.68919409873" calcext:value-type="float">
            <text:p>1.6891940987</text:p>
          </table:table-cell>
        </table:table-row>
        <table:table-row table:style-name="ro1">
          <table:table-cell office:value-type="float" office:value="1.80503229221" calcext:value-type="float">
            <text:p>1.8050322922</text:p>
          </table:table-cell>
          <table:table-cell office:value-type="float" office:value="0.825498432751" calcext:value-type="float">
            <text:p>0.8254984328</text:p>
          </table:table-cell>
          <table:table-cell table:formula="of:=MATCH([.A59];[.D$5:.D$226];0)" office:value-type="float" office:value="21" calcext:value-type="float">
            <text:p>21</text:p>
          </table:table-cell>
          <table:table-cell office:value-type="float" office:value="2.69817070465" calcext:value-type="float">
            <text:p>2.6981707047</text:p>
          </table:table-cell>
          <table:table-cell office:value-type="float" office:value="2.63713655472" calcext:value-type="float">
            <text:p>2.6371365547</text:p>
          </table:table-cell>
          <table:table-cell table:formula="of:=[.B59]" office:value-type="float" office:value="0.825498432751" calcext:value-type="float">
            <text:p>0.8254984328</text:p>
          </table:table-cell>
          <table:table-cell/>
        </table:table-row>
        <table:table-row table:style-name="ro1">
          <table:table-cell office:value-type="float" office:value="2.72492751338" calcext:value-type="float">
            <text:p>2.7249275134</text:p>
          </table:table-cell>
          <table:table-cell office:value-type="float" office:value="0.0943359578215" calcext:value-type="float">
            <text:p>0.0943359578</text:p>
          </table:table-cell>
          <table:table-cell table:formula="of:=MATCH([.A60];[.D$5:.D$226];0)" office:value-type="float" office:value="22" calcext:value-type="float">
            <text:p>22</text:p>
          </table:table-cell>
          <table:table-cell office:value-type="float" office:value="3.44354903728" calcext:value-type="float">
            <text:p>3.4435490373</text:p>
          </table:table-cell>
          <table:table-cell office:value-type="float" office:value="3.40840073688" calcext:value-type="float">
            <text:p>3.4084007369</text:p>
          </table:table-cell>
          <table:table-cell table:formula="of:=[.B60]" office:value-type="float" office:value="0.0943359578215" calcext:value-type="float">
            <text:p>0.0943359578</text:p>
          </table:table-cell>
          <table:table-cell/>
        </table:table-row>
        <table:table-row table:style-name="ro1">
          <table:table-cell office:value-type="float" office:value="3.25901892027" calcext:value-type="float">
            <text:p>3.2590189203</text:p>
          </table:table-cell>
          <table:table-cell office:value-type="float" office:value="-0.759928548376" calcext:value-type="float">
            <text:p>-0.7599285484</text:p>
          </table:table-cell>
          <table:table-cell table:formula="of:=MATCH([.A61];[.D$5:.D$226];0)" office:value-type="float" office:value="23" calcext:value-type="float">
            <text:p>23</text:p>
          </table:table-cell>
          <table:table-cell table:number-columns-repeated="3"/>
          <table:table-cell table:formula="of:=[.B61]" office:value-type="float" office:value="-0.759928548376" calcext:value-type="float">
            <text:p>-0.7599285484</text:p>
          </table:table-cell>
        </table:table-row>
        <table:table-row table:style-name="ro1">
          <table:table-cell office:value-type="float" office:value="3.91821055491" calcext:value-type="float">
            <text:p>3.9182105549</text:p>
          </table:table-cell>
          <table:table-cell office:value-type="float" office:value="-0.177477670475" calcext:value-type="float">
            <text:p>-0.1774776705</text:p>
          </table:table-cell>
          <table:table-cell table:formula="of:=MATCH([.A62];[.D$5:.D$226];0)" office:value-type="float" office:value="24" calcext:value-type="float">
            <text:p>24</text:p>
          </table:table-cell>
          <table:table-cell table:number-columns-repeated="3"/>
          <table:table-cell table:formula="of:=[.B62]" office:value-type="float" office:value="-0.177477670475" calcext:value-type="float">
            <text:p>-0.1774776705</text:p>
          </table:table-cell>
        </table:table-row>
        <table:table-row table:style-name="ro1">
          <table:table-cell office:value-type="float" office:value="4.79122288808" calcext:value-type="float">
            <text:p>4.7912228881</text:p>
          </table:table-cell>
          <table:table-cell office:value-type="float" office:value="-0.780924134968" calcext:value-type="float">
            <text:p>-0.780924135</text:p>
          </table:table-cell>
          <table:table-cell table:formula="of:=MATCH([.A63];[.D$5:.D$226];0)" office:value-type="string" office:string-value="" calcext:value-type="error">
            <text:p>#N/A</text:p>
          </table:table-cell>
          <table:table-cell table:number-columns-repeated="3"/>
          <table:table-cell table:formula="of:=[.B63]" office:value-type="float" office:value="-0.780924134968" calcext:value-type="float">
            <text:p>-0.780924135</text:p>
          </table:table-cell>
        </table:table-row>
        <table:table-row table:style-name="ro1">
          <table:table-cell office:value-type="float" office:value="4.72835102343" calcext:value-type="float">
            <text:p>4.7283510234</text:p>
          </table:table-cell>
          <table:table-cell office:value-type="float" office:value="0.660919025275" calcext:value-type="float">
            <text:p>0.6609190253</text:p>
          </table:table-cell>
          <table:table-cell table:formula="of:=MATCH([.A64];[.D$5:.D$226];0)" office:value-type="string" office:string-value="" calcext:value-type="error">
            <text:p>#N/A</text:p>
          </table:table-cell>
          <table:table-cell table:number-columns-repeated="3"/>
          <table:table-cell table:formula="of:=[.B64]" office:value-type="float" office:value="0.660919025275" calcext:value-type="float">
            <text:p>0.6609190253</text:p>
          </table:table-cell>
        </table:table-row>
        <table:table-row table:style-name="ro1">
          <table:table-cell office:value-type="float" office:value="4.91128441506" calcext:value-type="float">
            <text:p>4.9112844151</text:p>
          </table:table-cell>
          <table:table-cell office:value-type="float" office:value="0.794518747132" calcext:value-type="float">
            <text:p>0.7945187471</text:p>
          </table:table-cell>
          <table:table-cell table:formula="of:=MATCH([.A65];[.D$5:.D$226];0)" office:value-type="string" office:string-value="" calcext:value-type="error">
            <text:p>#N/A</text:p>
          </table:table-cell>
          <table:table-cell table:number-columns-repeated="2"/>
          <table:table-cell table:formula="of:=[.B65]" office:value-type="float" office:value="0.794518747132" calcext:value-type="float">
            <text:p>0.7945187471</text:p>
          </table:table-cell>
          <table:table-cell/>
        </table:table-row>
        <table:table-row table:style-name="ro1">
          <table:table-cell office:value-type="float" office:value="2.92687713444" calcext:value-type="float">
            <text:p>2.9268771344</text:p>
          </table:table-cell>
          <table:table-cell office:value-type="float" office:value="0.4717814731" calcext:value-type="float">
            <text:p>0.4717814731</text:p>
          </table:table-cell>
          <table:table-cell table:formula="of:=MATCH([.A66];[.D$5:.D$226];0)" office:value-type="string" office:string-value="" calcext:value-type="error">
            <text:p>#N/A</text:p>
          </table:table-cell>
          <table:table-cell table:number-columns-repeated="3"/>
          <table:table-cell table:formula="of:=[.B66]" office:value-type="float" office:value="0.4717814731" calcext:value-type="float">
            <text:p>0.4717814731</text:p>
          </table:table-cell>
        </table:table-row>
        <table:table-row table:style-name="ro1">
          <table:table-cell office:value-type="float" office:value="2.94246164306" calcext:value-type="float">
            <text:p>2.9424616431</text:p>
          </table:table-cell>
          <table:table-cell office:value-type="float" office:value="-0.864494267564" calcext:value-type="float">
            <text:p>-0.8644942676</text:p>
          </table:table-cell>
          <table:table-cell table:formula="of:=MATCH([.A67];[.D$5:.D$226];0)" office:value-type="string" office:string-value="" calcext:value-type="error">
            <text:p>#N/A</text:p>
          </table:table-cell>
          <table:table-cell table:number-columns-repeated="3"/>
          <table:table-cell table:formula="of:=[.B67]" office:value-type="float" office:value="-0.864494267564" calcext:value-type="float">
            <text:p>-0.8644942676</text:p>
          </table:table-cell>
        </table:table-row>
        <table:table-row table:style-name="ro1">
          <table:table-cell office:value-type="float" office:value="3.03928683894" calcext:value-type="float">
            <text:p>3.0392868389</text:p>
          </table:table-cell>
          <table:table-cell office:value-type="float" office:value="0.502916844919" calcext:value-type="float">
            <text:p>0.5029168449</text:p>
          </table:table-cell>
          <table:table-cell table:formula="of:=MATCH([.A68];[.D$5:.D$226];0)" office:value-type="float" office:value="25" calcext:value-type="float">
            <text:p>25</text:p>
          </table:table-cell>
          <table:table-cell table:number-columns-repeated="3"/>
          <table:table-cell table:formula="of:=[.B68]" office:value-type="float" office:value="0.502916844919" calcext:value-type="float">
            <text:p>0.5029168449</text:p>
          </table:table-cell>
        </table:table-row>
        <table:table-row table:style-name="ro1">
          <table:table-cell office:value-type="float" office:value="4.03645975916" calcext:value-type="float">
            <text:p>4.0364597592</text:p>
          </table:table-cell>
          <table:table-cell office:value-type="float" office:value="-0.334790528848" calcext:value-type="float">
            <text:p>-0.3347905288</text:p>
          </table:table-cell>
          <table:table-cell table:formula="of:=MATCH([.A69];[.D$5:.D$226];0)" office:value-type="float" office:value="26" calcext:value-type="float">
            <text:p>26</text:p>
          </table:table-cell>
          <table:table-cell table:number-columns-repeated="3"/>
          <table:table-cell table:formula="of:=[.B69]" office:value-type="float" office:value="-0.334790528848" calcext:value-type="float">
            <text:p>-0.3347905288</text:p>
          </table:table-cell>
        </table:table-row>
        <table:table-row table:style-name="ro1">
          <table:table-cell office:value-type="float" office:value="3.39069198878" calcext:value-type="float">
            <text:p>3.3906919888</text:p>
          </table:table-cell>
          <table:table-cell office:value-type="float" office:value="-1.20095646794" calcext:value-type="float">
            <text:p>-1.2009564679</text:p>
          </table:table-cell>
          <table:table-cell table:formula="of:=MATCH([.A70];[.D$5:.D$226];0)" office:value-type="string" office:string-value="" calcext:value-type="error">
            <text:p>#N/A</text:p>
          </table:table-cell>
          <table:table-cell table:number-columns-repeated="3"/>
          <table:table-cell table:formula="of:=[.B70]" office:value-type="float" office:value="-1.20095646794" calcext:value-type="float">
            <text:p>-1.2009564679</text:p>
          </table:table-cell>
        </table:table-row>
        <table:table-row table:style-name="ro1">
          <table:table-cell office:value-type="float" office:value="3.10026254225" calcext:value-type="float">
            <text:p>3.1002625423</text:p>
          </table:table-cell>
          <table:table-cell office:value-type="float" office:value="0.247273811677" calcext:value-type="float">
            <text:p>0.2472738117</text:p>
          </table:table-cell>
          <table:table-cell table:formula="of:=MATCH([.A71];[.D$5:.D$226];0)" office:value-type="float" office:value="27" calcext:value-type="float">
            <text:p>27</text:p>
          </table:table-cell>
          <table:table-cell table:number-columns-repeated="3"/>
          <table:table-cell table:formula="of:=[.B71]" office:value-type="float" office:value="0.247273811677" calcext:value-type="float">
            <text:p>0.2472738117</text:p>
          </table:table-cell>
        </table:table-row>
        <table:table-row table:style-name="ro1">
          <table:table-cell office:value-type="float" office:value="3.66973705091" calcext:value-type="float">
            <text:p>3.6697370509</text:p>
          </table:table-cell>
          <table:table-cell office:value-type="float" office:value="-0.736354201233" calcext:value-type="float">
            <text:p>-0.7363542012</text:p>
          </table:table-cell>
          <table:table-cell table:formula="of:=MATCH([.A72];[.D$5:.D$226];0)" office:value-type="string" office:string-value="" calcext:value-type="error">
            <text:p>#N/A</text:p>
          </table:table-cell>
          <table:table-cell table:number-columns-repeated="3"/>
          <table:table-cell table:formula="of:=[.B72]" office:value-type="float" office:value="-0.736354201233" calcext:value-type="float">
            <text:p>-0.7363542012</text:p>
          </table:table-cell>
        </table:table-row>
        <table:table-row table:style-name="ro1">
          <table:table-cell office:value-type="float" office:value="3.72594308468" calcext:value-type="float">
            <text:p>3.7259430847</text:p>
          </table:table-cell>
          <table:table-cell office:value-type="float" office:value="1.13351609654" calcext:value-type="float">
            <text:p>1.1335160965</text:p>
          </table:table-cell>
          <table:table-cell table:formula="of:=MATCH([.A73];[.D$5:.D$226];0)" office:value-type="float" office:value="28" calcext:value-type="float">
            <text:p>28</text:p>
          </table:table-cell>
          <table:table-cell table:number-columns-repeated="3"/>
          <table:table-cell table:formula="of:=[.B73]" office:value-type="float" office:value="1.13351609654" calcext:value-type="float">
            <text:p>1.1335160965</text:p>
          </table:table-cell>
        </table:table-row>
        <table:table-row table:style-name="ro1">
          <table:table-cell office:value-type="float" office:value="3.02949958857" calcext:value-type="float">
            <text:p>3.0294995886</text:p>
          </table:table-cell>
          <table:table-cell office:value-type="float" office:value="1.96956852505" calcext:value-type="float">
            <text:p>1.9695685251</text:p>
          </table:table-cell>
          <table:table-cell table:formula="of:=MATCH([.A74];[.D$5:.D$226];0)" office:value-type="string" office:string-value="" calcext:value-type="error">
            <text:p>#N/A</text:p>
          </table:table-cell>
          <table:table-cell table:number-columns-repeated="2"/>
          <table:table-cell table:formula="of:=[.B74]" office:value-type="float" office:value="1.96956852505" calcext:value-type="float">
            <text:p>1.9695685251</text:p>
          </table:table-cell>
          <table:table-cell/>
        </table:table-row>
        <table:table-row table:style-name="ro1">
          <table:table-cell office:value-type="float" office:value="2.91725819416" calcext:value-type="float">
            <text:p>2.9172581942</text:p>
          </table:table-cell>
          <table:table-cell office:value-type="float" office:value="2.08984373593" calcext:value-type="float">
            <text:p>2.0898437359</text:p>
          </table:table-cell>
          <table:table-cell table:formula="of:=MATCH([.A75];[.D$5:.D$226];0)" office:value-type="string" office:string-value="" calcext:value-type="error">
            <text:p>#N/A</text:p>
          </table:table-cell>
          <table:table-cell table:number-columns-repeated="3"/>
          <table:table-cell table:formula="of:=[.B75]" office:value-type="float" office:value="2.08984373593" calcext:value-type="float">
            <text:p>2.0898437359</text:p>
          </table:table-cell>
        </table:table-row>
        <table:table-row table:style-name="ro1">
          <table:table-cell office:value-type="float" office:value="4.38422064577" calcext:value-type="float">
            <text:p>4.3842206458</text:p>
          </table:table-cell>
          <table:table-cell office:value-type="float" office:value="0.498922237341" calcext:value-type="float">
            <text:p>0.4989222373</text:p>
          </table:table-cell>
          <table:table-cell table:formula="of:=MATCH([.A76];[.D$5:.D$226];0)" office:value-type="string" office:string-value="" calcext:value-type="error">
            <text:p>#N/A</text:p>
          </table:table-cell>
          <table:table-cell table:number-columns-repeated="3"/>
          <table:table-cell table:formula="of:=[.B76]" office:value-type="float" office:value="0.498922237341" calcext:value-type="float">
            <text:p>0.4989222373</text:p>
          </table:table-cell>
        </table:table-row>
        <table:table-row table:style-name="ro1">
          <table:table-cell office:value-type="float" office:value="4.39686034514" calcext:value-type="float">
            <text:p>4.3968603451</text:p>
          </table:table-cell>
          <table:table-cell office:value-type="float" office:value="1.63465021202" calcext:value-type="float">
            <text:p>1.634650212</text:p>
          </table:table-cell>
          <table:table-cell table:formula="of:=MATCH([.A77];[.D$5:.D$226];0)" office:value-type="string" office:string-value="" calcext:value-type="error">
            <text:p>#N/A</text:p>
          </table:table-cell>
          <table:table-cell table:number-columns-repeated="3"/>
          <table:table-cell table:formula="of:=[.B77]" office:value-type="float" office:value="1.63465021202" calcext:value-type="float">
            <text:p>1.634650212</text:p>
          </table:table-cell>
        </table:table-row>
        <table:table-row table:style-name="ro1">
          <table:table-cell office:value-type="float" office:value="2.92958555483" calcext:value-type="float">
            <text:p>2.9295855548</text:p>
          </table:table-cell>
          <table:table-cell office:value-type="float" office:value="0.407158778504" calcext:value-type="float">
            <text:p>0.4071587785</text:p>
          </table:table-cell>
          <table:table-cell table:formula="of:=MATCH([.A78];[.D$5:.D$226];0)" office:value-type="string" office:string-value="" calcext:value-type="error">
            <text:p>#N/A</text:p>
          </table:table-cell>
          <table:table-cell table:number-columns-repeated="3"/>
          <table:table-cell table:formula="of:=[.B78]" office:value-type="float" office:value="0.407158778504" calcext:value-type="float">
            <text:p>0.4071587785</text:p>
          </table:table-cell>
        </table:table-row>
        <table:table-row table:style-name="ro1">
          <table:table-cell office:value-type="float" office:value="3.2111649585" calcext:value-type="float">
            <text:p>3.2111649585</text:p>
          </table:table-cell>
          <table:table-cell office:value-type="float" office:value="0.220068785247" calcext:value-type="float">
            <text:p>0.2200687852</text:p>
          </table:table-cell>
          <table:table-cell table:formula="of:=MATCH([.A79];[.D$5:.D$226];0)" office:value-type="float" office:value="29" calcext:value-type="float">
            <text:p>29</text:p>
          </table:table-cell>
          <table:table-cell table:number-columns-repeated="3"/>
          <table:table-cell table:formula="of:=[.B79]" office:value-type="float" office:value="0.220068785247" calcext:value-type="float">
            <text:p>0.2200687852</text:p>
          </table:table-cell>
        </table:table-row>
        <table:table-row table:style-name="ro1">
          <table:table-cell office:value-type="float" office:value="2.21816789863" calcext:value-type="float">
            <text:p>2.2181678986</text:p>
          </table:table-cell>
          <table:table-cell office:value-type="float" office:value="0.857945822898" calcext:value-type="float">
            <text:p>0.8579458229</text:p>
          </table:table-cell>
          <table:table-cell table:formula="of:=MATCH([.A80];[.D$5:.D$226];0)" office:value-type="float" office:value="30" calcext:value-type="float">
            <text:p>30</text:p>
          </table:table-cell>
          <table:table-cell table:number-columns-repeated="3"/>
          <table:table-cell table:formula="of:=[.B80]" office:value-type="float" office:value="0.857945822898" calcext:value-type="float">
            <text:p>0.8579458229</text:p>
          </table:table-cell>
        </table:table-row>
        <table:table-row table:style-name="ro1">
          <table:table-cell office:value-type="float" office:value="1.27634584382" calcext:value-type="float">
            <text:p>1.2763458438</text:p>
          </table:table-cell>
          <table:table-cell office:value-type="float" office:value="0.136380130168" calcext:value-type="float">
            <text:p>0.1363801302</text:p>
          </table:table-cell>
          <table:table-cell table:formula="of:=MATCH([.A81];[.D$5:.D$226];0)" office:value-type="float" office:value="31" calcext:value-type="float">
            <text:p>31</text:p>
          </table:table-cell>
          <table:table-cell table:number-columns-repeated="2"/>
          <table:table-cell table:formula="of:=[.B81]" office:value-type="float" office:value="0.136380130168" calcext:value-type="float">
            <text:p>0.1363801302</text:p>
          </table:table-cell>
          <table:table-cell/>
        </table:table-row>
        <table:table-row table:style-name="ro1">
          <table:table-cell office:value-type="float" office:value="2.09459688328" calcext:value-type="float">
            <text:p>2.0945968833</text:p>
          </table:table-cell>
          <table:table-cell office:value-type="float" office:value="-0.804768479556" calcext:value-type="float">
            <text:p>-0.8047684796</text:p>
          </table:table-cell>
          <table:table-cell table:formula="of:=MATCH([.A82];[.D$5:.D$226];0)" office:value-type="string" office:string-value="" calcext:value-type="error">
            <text:p>#N/A</text:p>
          </table:table-cell>
          <table:table-cell table:number-columns-repeated="2"/>
          <table:table-cell table:formula="of:=[.B82]" office:value-type="float" office:value="-0.804768479556" calcext:value-type="float">
            <text:p>-0.8047684796</text:p>
          </table:table-cell>
          <table:table-cell/>
        </table:table-row>
        <table:table-row table:style-name="ro1">
          <table:table-cell office:value-type="float" office:value="0.736028723254" calcext:value-type="float">
            <text:p>0.7360287233</text:p>
          </table:table-cell>
          <table:table-cell office:value-type="float" office:value="-0.648010625453" calcext:value-type="float">
            <text:p>-0.6480106255</text:p>
          </table:table-cell>
          <table:table-cell table:formula="of:=MATCH([.A83];[.D$5:.D$226];0)" office:value-type="float" office:value="32" calcext:value-type="float">
            <text:p>32</text:p>
          </table:table-cell>
          <table:table-cell table:number-columns-repeated="2"/>
          <table:table-cell table:formula="of:=[.B83]" office:value-type="float" office:value="-0.648010625453" calcext:value-type="float">
            <text:p>-0.6480106255</text:p>
          </table:table-cell>
          <table:table-cell/>
        </table:table-row>
        <table:table-row table:style-name="ro1">
          <table:table-cell office:value-type="float" office:value="1.67129439439" calcext:value-type="float">
            <text:p>1.6712943944</text:p>
          </table:table-cell>
          <table:table-cell office:value-type="float" office:value="0.196528664151" calcext:value-type="float">
            <text:p>0.1965286642</text:p>
          </table:table-cell>
          <table:table-cell table:formula="of:=MATCH([.A84];[.D$5:.D$226];0)" office:value-type="string" office:string-value="" calcext:value-type="error">
            <text:p>#N/A</text:p>
          </table:table-cell>
          <table:table-cell table:number-columns-repeated="3"/>
          <table:table-cell table:formula="of:=[.B84]" office:value-type="float" office:value="0.196528664151" calcext:value-type="float">
            <text:p>0.1965286642</text:p>
          </table:table-cell>
        </table:table-row>
        <table:table-row table:style-name="ro1">
          <table:table-cell office:value-type="float" office:value="1.23998485685" calcext:value-type="float">
            <text:p>1.2399848569</text:p>
          </table:table-cell>
          <table:table-cell office:value-type="float" office:value="0.267864379907" calcext:value-type="float">
            <text:p>0.2678643799</text:p>
          </table:table-cell>
          <table:table-cell table:formula="of:=MATCH([.A85];[.D$5:.D$226];0)" office:value-type="float" office:value="33" calcext:value-type="float">
            <text:p>33</text:p>
          </table:table-cell>
          <table:table-cell table:number-columns-repeated="3"/>
          <table:table-cell table:formula="of:=[.B85]" office:value-type="float" office:value="0.267864379907" calcext:value-type="float">
            <text:p>0.2678643799</text:p>
          </table:table-cell>
        </table:table-row>
        <table:table-row table:style-name="ro1">
          <table:table-cell office:value-type="float" office:value="0.384787471434" calcext:value-type="float">
            <text:p>0.3847874714</text:p>
          </table:table-cell>
          <table:table-cell office:value-type="float" office:value="1.19599698481" calcext:value-type="float">
            <text:p>1.1959969848</text:p>
          </table:table-cell>
          <table:table-cell table:formula="of:=MATCH([.A86];[.D$5:.D$226];0)" office:value-type="float" office:value="34" calcext:value-type="float">
            <text:p>34</text:p>
          </table:table-cell>
          <table:table-cell table:number-columns-repeated="3"/>
          <table:table-cell table:formula="of:=[.B86]" office:value-type="float" office:value="1.19599698481" calcext:value-type="float">
            <text:p>1.1959969848</text:p>
          </table:table-cell>
        </table:table-row>
        <table:table-row table:style-name="ro1">
          <table:table-cell office:value-type="float" office:value="1.08134503972" calcext:value-type="float">
            <text:p>1.0813450397</text:p>
          </table:table-cell>
          <table:table-cell office:value-type="float" office:value="1.82313756918" calcext:value-type="float">
            <text:p>1.8231375692</text:p>
          </table:table-cell>
          <table:table-cell table:formula="of:=MATCH([.A87];[.D$5:.D$226];0)" office:value-type="float" office:value="35" calcext:value-type="float">
            <text:p>35</text:p>
          </table:table-cell>
          <table:table-cell table:number-columns-repeated="3"/>
          <table:table-cell table:formula="of:=[.B87]" office:value-type="float" office:value="1.82313756918" calcext:value-type="float">
            <text:p>1.8231375692</text:p>
          </table:table-cell>
        </table:table-row>
        <table:table-row table:style-name="ro1">
          <table:table-cell office:value-type="float" office:value="0.294532345967" calcext:value-type="float">
            <text:p>0.294532346</text:p>
          </table:table-cell>
          <table:table-cell office:value-type="float" office:value="2.66102749937" calcext:value-type="float">
            <text:p>2.6610274994</text:p>
          </table:table-cell>
          <table:table-cell table:formula="of:=MATCH([.A88];[.D$5:.D$226];0)" office:value-type="float" office:value="36" calcext:value-type="float">
            <text:p>36</text:p>
          </table:table-cell>
          <table:table-cell table:number-columns-repeated="3"/>
          <table:table-cell table:formula="of:=[.B88]" office:value-type="float" office:value="2.66102749937" calcext:value-type="float">
            <text:p>2.6610274994</text:p>
          </table:table-cell>
        </table:table-row>
        <table:table-row table:style-name="ro1">
          <table:table-cell office:value-type="float" office:value="-0.524965848166" calcext:value-type="float">
            <text:p>-0.5249658482</text:p>
          </table:table-cell>
          <table:table-cell office:value-type="float" office:value="2.0458681444" calcext:value-type="float">
            <text:p>2.0458681444</text:p>
          </table:table-cell>
          <table:table-cell table:formula="of:=MATCH([.A89];[.D$5:.D$226];0)" office:value-type="string" office:string-value="" calcext:value-type="error">
            <text:p>#N/A</text:p>
          </table:table-cell>
          <table:table-cell table:number-columns-repeated="3"/>
          <table:table-cell table:formula="of:=[.B89]" office:value-type="float" office:value="2.0458681444" calcext:value-type="float">
            <text:p>2.0458681444</text:p>
          </table:table-cell>
        </table:table-row>
        <table:table-row table:style-name="ro1">
          <table:table-cell office:value-type="float" office:value="0.826190986885" calcext:value-type="float">
            <text:p>0.8261909869</text:p>
          </table:table-cell>
          <table:table-cell office:value-type="float" office:value="1.88355727947" calcext:value-type="float">
            <text:p>1.8835572795</text:p>
          </table:table-cell>
          <table:table-cell table:formula="of:=MATCH([.A90];[.D$5:.D$226];0)" office:value-type="float" office:value="37" calcext:value-type="float">
            <text:p>37</text:p>
          </table:table-cell>
          <table:table-cell table:number-columns-repeated="3"/>
          <table:table-cell table:formula="of:=[.B90]" office:value-type="float" office:value="1.88355727947" calcext:value-type="float">
            <text:p>1.8835572795</text:p>
          </table:table-cell>
        </table:table-row>
        <table:table-row table:style-name="ro1">
          <table:table-cell office:value-type="float" office:value="1.68353572874" calcext:value-type="float">
            <text:p>1.6835357287</text:p>
          </table:table-cell>
          <table:table-cell office:value-type="float" office:value="0.895899713818" calcext:value-type="float">
            <text:p>0.8958997138</text:p>
          </table:table-cell>
          <table:table-cell table:formula="of:=MATCH([.A91];[.D$5:.D$226];0)" office:value-type="float" office:value="38" calcext:value-type="float">
            <text:p>38</text:p>
          </table:table-cell>
          <table:table-cell table:number-columns-repeated="3"/>
          <table:table-cell table:formula="of:=[.B91]" office:value-type="float" office:value="0.895899713818" calcext:value-type="float">
            <text:p>0.8958997138</text:p>
          </table:table-cell>
        </table:table-row>
        <table:table-row table:style-name="ro1">
          <table:table-cell office:value-type="float" office:value="2.3296787809" calcext:value-type="float">
            <text:p>2.3296787809</text:p>
          </table:table-cell>
          <table:table-cell office:value-type="float" office:value="1.49056010658" calcext:value-type="float">
            <text:p>1.4905601066</text:p>
          </table:table-cell>
          <table:table-cell table:formula="of:=MATCH([.A92];[.D$5:.D$226];0)" office:value-type="float" office:value="39" calcext:value-type="float">
            <text:p>39</text:p>
          </table:table-cell>
          <table:table-cell table:number-columns-repeated="3"/>
          <table:table-cell table:formula="of:=[.B92]" office:value-type="float" office:value="1.49056010658" calcext:value-type="float">
            <text:p>1.4905601066</text:p>
          </table:table-cell>
        </table:table-row>
        <table:table-row table:style-name="ro1">
          <table:table-cell office:value-type="float" office:value="3.04348009712" calcext:value-type="float">
            <text:p>3.0434800971</text:p>
          </table:table-cell>
          <table:table-cell office:value-type="float" office:value="2.352596068" calcext:value-type="float">
            <text:p>2.352596068</text:p>
          </table:table-cell>
          <table:table-cell table:formula="of:=MATCH([.A93];[.D$5:.D$226];0)" office:value-type="float" office:value="40" calcext:value-type="float">
            <text:p>40</text:p>
          </table:table-cell>
          <table:table-cell table:number-columns-repeated="3"/>
          <table:table-cell table:formula="of:=[.B93]" office:value-type="float" office:value="2.352596068" calcext:value-type="float">
            <text:p>2.352596068</text:p>
          </table:table-cell>
        </table:table-row>
        <table:table-row table:style-name="ro1">
          <table:table-cell office:value-type="float" office:value="3.73917529991" calcext:value-type="float">
            <text:p>3.7391752999</text:p>
          </table:table-cell>
          <table:table-cell office:value-type="float" office:value="1.79648439464" calcext:value-type="float">
            <text:p>1.7964843946</text:p>
          </table:table-cell>
          <table:table-cell table:formula="of:=MATCH([.A94];[.D$5:.D$226];0)" office:value-type="float" office:value="41" calcext:value-type="float">
            <text:p>41</text:p>
          </table:table-cell>
          <table:table-cell table:number-columns-repeated="3"/>
          <table:table-cell table:formula="of:=[.B94]" office:value-type="float" office:value="1.79648439464" calcext:value-type="float">
            <text:p>1.7964843946</text:p>
          </table:table-cell>
        </table:table-row>
        <table:table-row table:style-name="ro1">
          <table:table-cell office:value-type="float" office:value="4.31633713984" calcext:value-type="float">
            <text:p>4.3163371398</text:p>
          </table:table-cell>
          <table:table-cell office:value-type="float" office:value="1.23838193696" calcext:value-type="float">
            <text:p>1.238381937</text:p>
          </table:table-cell>
          <table:table-cell table:formula="of:=MATCH([.A95];[.D$5:.D$226];0)" office:value-type="string" office:string-value="" calcext:value-type="error">
            <text:p>#N/A</text:p>
          </table:table-cell>
          <table:table-cell table:number-columns-repeated="3"/>
          <table:table-cell table:formula="of:=[.B95]" office:value-type="float" office:value="1.23838193696" calcext:value-type="float">
            <text:p>1.238381937</text:p>
          </table:table-cell>
        </table:table-row>
        <table:table-row table:style-name="ro1">
          <table:table-cell office:value-type="float" office:value="2.97111713509" calcext:value-type="float">
            <text:p>2.9711171351</text:p>
          </table:table-cell>
          <table:table-cell office:value-type="float" office:value="0.929945072789" calcext:value-type="float">
            <text:p>0.9299450728</text:p>
          </table:table-cell>
          <table:table-cell table:formula="of:=MATCH([.A96];[.D$5:.D$226];0)" office:value-type="string" office:string-value="" calcext:value-type="error">
            <text:p>#N/A</text:p>
          </table:table-cell>
          <table:table-cell table:number-columns-repeated="3"/>
          <table:table-cell table:formula="of:=[.B96]" office:value-type="float" office:value="0.929945072789" calcext:value-type="float">
            <text:p>0.9299450728</text:p>
          </table:table-cell>
        </table:table-row>
        <table:table-row table:style-name="ro1">
          <table:table-cell office:value-type="float" office:value="3.21220330202" calcext:value-type="float">
            <text:p>3.212203302</text:p>
          </table:table-cell>
          <table:table-cell office:value-type="float" office:value="2.70096721714" calcext:value-type="float">
            <text:p>2.7009672171</text:p>
          </table:table-cell>
          <table:table-cell table:formula="of:=MATCH([.A97];[.D$5:.D$226];0)" office:value-type="string" office:string-value="" calcext:value-type="error">
            <text:p>#N/A</text:p>
          </table:table-cell>
          <table:table-cell table:number-columns-repeated="3"/>
          <table:table-cell table:formula="of:=[.B97]" office:value-type="float" office:value="2.70096721714" calcext:value-type="float">
            <text:p>2.7009672171</text:p>
          </table:table-cell>
        </table:table-row>
        <table:table-row table:style-name="ro1">
          <table:table-cell office:value-type="float" office:value="4.44695469917" calcext:value-type="float">
            <text:p>4.4469546992</text:p>
          </table:table-cell>
          <table:table-cell office:value-type="float" office:value="1.23076053521" calcext:value-type="float">
            <text:p>1.2307605352</text:p>
          </table:table-cell>
          <table:table-cell table:formula="of:=MATCH([.A98];[.D$5:.D$226];0)" office:value-type="string" office:string-value="" calcext:value-type="error">
            <text:p>#N/A</text:p>
          </table:table-cell>
          <table:table-cell table:number-columns-repeated="3"/>
          <table:table-cell table:formula="of:=[.B98]" office:value-type="float" office:value="1.23076053521" calcext:value-type="float">
            <text:p>1.2307605352</text:p>
          </table:table-cell>
        </table:table-row>
        <table:table-row table:style-name="ro1">
          <table:table-cell office:value-type="float" office:value="4.44932149389" calcext:value-type="float">
            <text:p>4.4493214939</text:p>
          </table:table-cell>
          <table:table-cell office:value-type="float" office:value="2.61914568555" calcext:value-type="float">
            <text:p>2.6191456856</text:p>
          </table:table-cell>
          <table:table-cell table:formula="of:=MATCH([.A99];[.D$5:.D$226];0)" office:value-type="string" office:string-value="" calcext:value-type="error">
            <text:p>#N/A</text:p>
          </table:table-cell>
          <table:table-cell table:number-columns-repeated="2"/>
          <table:table-cell table:formula="of:=[.B99]" office:value-type="float" office:value="2.61914568555" calcext:value-type="float">
            <text:p>2.6191456856</text:p>
          </table:table-cell>
          <table:table-cell/>
        </table:table-row>
        <table:table-row table:style-name="ro1">
          <table:table-cell office:value-type="float" office:value="2.86351044566" calcext:value-type="float">
            <text:p>2.8635104457</text:p>
          </table:table-cell>
          <table:table-cell office:value-type="float" office:value="2.3150877674" calcext:value-type="float">
            <text:p>2.3150877674</text:p>
          </table:table-cell>
          <table:table-cell table:formula="of:=MATCH([.A100];[.D$5:.D$226];0)" office:value-type="string" office:string-value="" calcext:value-type="error">
            <text:p>#N/A</text:p>
          </table:table-cell>
          <table:table-cell table:number-columns-repeated="2"/>
          <table:table-cell table:formula="of:=[.B100]" office:value-type="float" office:value="2.3150877674" calcext:value-type="float">
            <text:p>2.3150877674</text:p>
          </table:table-cell>
          <table:table-cell/>
        </table:table-row>
        <table:table-row table:style-name="ro1">
          <table:table-cell office:value-type="float" office:value="2.98717967459" calcext:value-type="float">
            <text:p>2.9871796746</text:p>
          </table:table-cell>
          <table:table-cell office:value-type="float" office:value="1.10026473546" calcext:value-type="float">
            <text:p>1.1002647355</text:p>
          </table:table-cell>
          <table:table-cell table:formula="of:=MATCH([.A101];[.D$5:.D$226];0)" office:value-type="float" office:value="42" calcext:value-type="float">
            <text:p>42</text:p>
          </table:table-cell>
          <table:table-cell table:number-columns-repeated="2"/>
          <table:table-cell table:formula="of:=[.B101]" office:value-type="float" office:value="1.10026473546" calcext:value-type="float">
            <text:p>1.1002647355</text:p>
          </table:table-cell>
          <table:table-cell/>
        </table:table-row>
        <table:table-row table:style-name="ro1">
          <table:table-cell office:value-type="float" office:value="2.42492447636" calcext:value-type="float">
            <text:p>2.4249244764</text:p>
          </table:table-cell>
          <table:table-cell office:value-type="float" office:value="0.128318950266" calcext:value-type="float">
            <text:p>0.1283189503</text:p>
          </table:table-cell>
          <table:table-cell table:formula="of:=MATCH([.A102];[.D$5:.D$226];0)" office:value-type="string" office:string-value="" calcext:value-type="error">
            <text:p>#N/A</text:p>
          </table:table-cell>
          <table:table-cell table:number-columns-repeated="3"/>
          <table:table-cell table:formula="of:=[.B102]" office:value-type="float" office:value="0.128318950266" calcext:value-type="float">
            <text:p>0.1283189503</text:p>
          </table:table-cell>
        </table:table-row>
        <table:table-row table:style-name="ro1">
          <table:table-cell office:value-type="float" office:value="2.00220434152" calcext:value-type="float">
            <text:p>2.0022043415</text:p>
          </table:table-cell>
          <table:table-cell office:value-type="float" office:value="1.9675723526" calcext:value-type="float">
            <text:p>1.9675723526</text:p>
          </table:table-cell>
          <table:table-cell table:formula="of:=MATCH([.A103];[.D$5:.D$226];0)" office:value-type="float" office:value="43" calcext:value-type="float">
            <text:p>43</text:p>
          </table:table-cell>
          <table:table-cell table:number-columns-repeated="3"/>
          <table:table-cell table:formula="of:=[.B103]" office:value-type="float" office:value="1.9675723526" calcext:value-type="float">
            <text:p>1.9675723526</text:p>
          </table:table-cell>
        </table:table-row>
        <table:table-row table:style-name="ro1">
          <table:table-cell office:value-type="float" office:value="1.30858444984" calcext:value-type="float">
            <text:p>1.3085844498</text:p>
          </table:table-cell>
          <table:table-cell office:value-type="float" office:value="1.35892138789" calcext:value-type="float">
            <text:p>1.3589213879</text:p>
          </table:table-cell>
          <table:table-cell table:formula="of:=MATCH([.A104];[.D$5:.D$226];0)" office:value-type="float" office:value="44" calcext:value-type="float">
            <text:p>44</text:p>
          </table:table-cell>
          <table:table-cell table:number-columns-repeated="3"/>
          <table:table-cell table:formula="of:=[.B104]" office:value-type="float" office:value="1.35892138789" calcext:value-type="float">
            <text:p>1.3589213879</text:p>
          </table:table-cell>
        </table:table-row>
        <table:table-row table:style-name="ro1">
          <table:table-cell office:value-type="float" office:value="1.96105535469" calcext:value-type="float">
            <text:p>1.9610553547</text:p>
          </table:table-cell>
          <table:table-cell office:value-type="float" office:value="2.10756544079" calcext:value-type="float">
            <text:p>2.1075654408</text:p>
          </table:table-cell>
          <table:table-cell table:formula="of:=MATCH([.A105];[.D$5:.D$226];0)" office:value-type="string" office:string-value="" calcext:value-type="error">
            <text:p>#N/A</text:p>
          </table:table-cell>
          <table:table-cell table:number-columns-repeated="3"/>
          <table:table-cell table:formula="of:=[.B105]" office:value-type="float" office:value="2.10756544079" calcext:value-type="float">
            <text:p>2.1075654408</text:p>
          </table:table-cell>
        </table:table-row>
        <table:table-row table:style-name="ro1">
          <table:table-cell office:value-type="float" office:value="1.93816294106" calcext:value-type="float">
            <text:p>1.9381629411</text:p>
          </table:table-cell>
          <table:table-cell office:value-type="float" office:value="0.53221619419" calcext:value-type="float">
            <text:p>0.5322161942</text:p>
          </table:table-cell>
          <table:table-cell table:formula="of:=MATCH([.A106];[.D$5:.D$226];0)" office:value-type="float" office:value="45" calcext:value-type="float">
            <text:p>45</text:p>
          </table:table-cell>
          <table:table-cell table:number-columns-repeated="3"/>
          <table:table-cell table:formula="of:=[.B106]" office:value-type="float" office:value="0.53221619419" calcext:value-type="float">
            <text:p>0.5322161942</text:p>
          </table:table-cell>
        </table:table-row>
        <table:table-row table:style-name="ro1">
          <table:table-cell office:value-type="float" office:value="1.15805501742" calcext:value-type="float">
            <text:p>1.1580550174</text:p>
          </table:table-cell>
          <table:table-cell office:value-type="float" office:value="1.28202084517" calcext:value-type="float">
            <text:p>1.2820208452</text:p>
          </table:table-cell>
          <table:table-cell table:formula="of:=MATCH([.A107];[.D$5:.D$226];0)" office:value-type="string" office:string-value="" calcext:value-type="error">
            <text:p>#N/A</text:p>
          </table:table-cell>
          <table:table-cell table:number-columns-repeated="3"/>
          <table:table-cell table:formula="of:=[.B107]" office:value-type="float" office:value="1.28202084517" calcext:value-type="float">
            <text:p>1.2820208452</text:p>
          </table:table-cell>
        </table:table-row>
        <table:table-row table:style-name="ro1">
          <table:table-cell office:value-type="float" office:value="0.943517879064" calcext:value-type="float">
            <text:p>0.9435178791</text:p>
          </table:table-cell>
          <table:table-cell office:value-type="float" office:value="1.50680940064" calcext:value-type="float">
            <text:p>1.5068094006</text:p>
          </table:table-cell>
          <table:table-cell table:formula="of:=MATCH([.A108];[.D$5:.D$226];0)" office:value-type="float" office:value="46" calcext:value-type="float">
            <text:p>46</text:p>
          </table:table-cell>
          <table:table-cell table:number-columns-repeated="3"/>
          <table:table-cell table:formula="of:=[.B108]" office:value-type="float" office:value="1.50680940064" calcext:value-type="float">
            <text:p>1.5068094006</text:p>
          </table:table-cell>
        </table:table-row>
        <table:table-row table:style-name="ro1">
          <table:table-cell office:value-type="float" office:value="-0.0133985853794" calcext:value-type="float">
            <text:p>-0.0133985854</text:p>
          </table:table-cell>
          <table:table-cell office:value-type="float" office:value="0.73538590492" calcext:value-type="float">
            <text:p>0.7353859049</text:p>
          </table:table-cell>
          <table:table-cell table:formula="of:=MATCH([.A109];[.D$5:.D$226];0)" office:value-type="string" office:string-value="" calcext:value-type="error">
            <text:p>#N/A</text:p>
          </table:table-cell>
          <table:table-cell table:number-columns-repeated="3"/>
          <table:table-cell table:formula="of:=[.B109]" office:value-type="float" office:value="0.73538590492" calcext:value-type="float">
            <text:p>0.7353859049</text:p>
          </table:table-cell>
        </table:table-row>
        <table:table-row table:style-name="ro1">
          <table:table-cell office:value-type="float" office:value="0.0554795014895" calcext:value-type="float">
            <text:p>0.0554795015</text:p>
          </table:table-cell>
          <table:table-cell office:value-type="float" office:value="2.47801789404" calcext:value-type="float">
            <text:p>2.478017894</text:p>
          </table:table-cell>
          <table:table-cell table:formula="of:=MATCH([.A110];[.D$5:.D$226];0)" office:value-type="float" office:value="47" calcext:value-type="float">
            <text:p>47</text:p>
          </table:table-cell>
          <table:table-cell table:number-columns-repeated="2"/>
          <table:table-cell table:formula="of:=[.B110]" office:value-type="float" office:value="2.47801789404" calcext:value-type="float">
            <text:p>2.478017894</text:p>
          </table:table-cell>
          <table:table-cell/>
        </table:table-row>
        <table:table-row table:style-name="ro1">
          <table:table-cell office:value-type="float" office:value="0.916678362337" calcext:value-type="float">
            <text:p>0.9166783623</text:p>
          </table:table-cell>
          <table:table-cell office:value-type="float" office:value="3.39278317211" calcext:value-type="float">
            <text:p>3.3927831721</text:p>
          </table:table-cell>
          <table:table-cell table:formula="of:=MATCH([.A111];[.D$5:.D$226];0)" office:value-type="float" office:value="48" calcext:value-type="float">
            <text:p>48</text:p>
          </table:table-cell>
          <table:table-cell table:number-columns-repeated="3"/>
          <table:table-cell table:formula="of:=[.B111]" office:value-type="float" office:value="3.39278317211" calcext:value-type="float">
            <text:p>3.3927831721</text:p>
          </table:table-cell>
        </table:table-row>
        <table:table-row table:style-name="ro1">
          <table:table-cell office:value-type="float" office:value="1.52902057969" calcext:value-type="float">
            <text:p>1.5290205797</text:p>
          </table:table-cell>
          <table:table-cell office:value-type="float" office:value="4.02458700761" calcext:value-type="float">
            <text:p>4.0245870076</text:p>
          </table:table-cell>
          <table:table-cell table:formula="of:=MATCH([.A112];[.D$5:.D$226];0)" office:value-type="float" office:value="49" calcext:value-type="float">
            <text:p>49</text:p>
          </table:table-cell>
          <table:table-cell table:number-columns-repeated="3"/>
          <table:table-cell table:formula="of:=[.B112]" office:value-type="float" office:value="4.02458700761" calcext:value-type="float">
            <text:p>4.0245870076</text:p>
          </table:table-cell>
        </table:table-row>
        <table:table-row table:style-name="ro1">
          <table:table-cell office:value-type="float" office:value="0.540181859177" calcext:value-type="float">
            <text:p>0.5401818592</text:p>
          </table:table-cell>
          <table:table-cell office:value-type="float" office:value="4.9594494219" calcext:value-type="float">
            <text:p>4.9594494219</text:p>
          </table:table-cell>
          <table:table-cell table:formula="of:=MATCH([.A113];[.D$5:.D$226];0)" office:value-type="float" office:value="50" calcext:value-type="float">
            <text:p>50</text:p>
          </table:table-cell>
          <table:table-cell table:number-columns-repeated="2"/>
          <table:table-cell table:formula="of:=[.B113]" office:value-type="float" office:value="4.9594494219" calcext:value-type="float">
            <text:p>4.9594494219</text:p>
          </table:table-cell>
          <table:table-cell/>
        </table:table-row>
        <table:table-row table:style-name="ro1">
          <table:table-cell office:value-type="float" office:value="1.25332957318" calcext:value-type="float">
            <text:p>1.2533295732</text:p>
          </table:table-cell>
          <table:table-cell office:value-type="float" office:value="4.1311996654" calcext:value-type="float">
            <text:p>4.1311996654</text:p>
          </table:table-cell>
          <table:table-cell table:formula="of:=MATCH([.A114];[.D$5:.D$226];0)" office:value-type="float" office:value="51" calcext:value-type="float">
            <text:p>51</text:p>
          </table:table-cell>
          <table:table-cell table:number-columns-repeated="3"/>
          <table:table-cell table:formula="of:=[.B114]" office:value-type="float" office:value="4.1311996654" calcext:value-type="float">
            <text:p>4.1311996654</text:p>
          </table:table-cell>
        </table:table-row>
        <table:table-row table:style-name="ro1">
          <table:table-cell office:value-type="float" office:value="2.22563266542" calcext:value-type="float">
            <text:p>2.2256326654</text:p>
          </table:table-cell>
          <table:table-cell office:value-type="float" office:value="3.2039573327" calcext:value-type="float">
            <text:p>3.2039573327</text:p>
          </table:table-cell>
          <table:table-cell table:formula="of:=MATCH([.A115];[.D$5:.D$226];0)" office:value-type="string" office:string-value="" calcext:value-type="error">
            <text:p>#N/A</text:p>
          </table:table-cell>
          <table:table-cell table:number-columns-repeated="3"/>
          <table:table-cell table:formula="of:=[.B115]" office:value-type="float" office:value="3.2039573327" calcext:value-type="float">
            <text:p>3.2039573327</text:p>
          </table:table-cell>
        </table:table-row>
        <table:table-row table:style-name="ro1">
          <table:table-cell office:value-type="float" office:value="2.01260682538" calcext:value-type="float">
            <text:p>2.0126068254</text:p>
          </table:table-cell>
          <table:table-cell office:value-type="float" office:value="5.04648820844" calcext:value-type="float">
            <text:p>5.0464882084</text:p>
          </table:table-cell>
          <table:table-cell table:formula="of:=MATCH([.A116];[.D$5:.D$226];0)" office:value-type="float" office:value="52" calcext:value-type="float">
            <text:p>52</text:p>
          </table:table-cell>
          <table:table-cell table:number-columns-repeated="2"/>
          <table:table-cell table:formula="of:=[.B116]" office:value-type="float" office:value="5.04648820844" calcext:value-type="float">
            <text:p>5.0464882084</text:p>
          </table:table-cell>
          <table:table-cell/>
        </table:table-row>
        <table:table-row table:style-name="ro1">
          <table:table-cell office:value-type="float" office:value="2.96855813386" calcext:value-type="float">
            <text:p>2.9685581339</text:p>
          </table:table-cell>
          <table:table-cell office:value-type="float" office:value="4.24822594592" calcext:value-type="float">
            <text:p>4.2482259459</text:p>
          </table:table-cell>
          <table:table-cell table:formula="of:=MATCH([.A117];[.D$5:.D$226];0)" office:value-type="string" office:string-value="" calcext:value-type="error">
            <text:p>#N/A</text:p>
          </table:table-cell>
          <table:table-cell table:number-columns-repeated="3"/>
          <table:table-cell table:formula="of:=[.B117]" office:value-type="float" office:value="4.24822594592" calcext:value-type="float">
            <text:p>4.2482259459</text:p>
          </table:table-cell>
        </table:table-row>
        <table:table-row table:style-name="ro1">
          <table:table-cell office:value-type="float" office:value="2.76825489137" calcext:value-type="float">
            <text:p>2.7682548914</text:p>
          </table:table-cell>
          <table:table-cell office:value-type="float" office:value="4.18475154839" calcext:value-type="float">
            <text:p>4.1847515484</text:p>
          </table:table-cell>
          <table:table-cell table:formula="of:=MATCH([.A118];[.D$5:.D$226];0)" office:value-type="float" office:value="53" calcext:value-type="float">
            <text:p>53</text:p>
          </table:table-cell>
          <table:table-cell table:number-columns-repeated="2"/>
          <table:table-cell table:formula="of:=[.B118]" office:value-type="float" office:value="4.18475154839" calcext:value-type="float">
            <text:p>4.1847515484</text:p>
          </table:table-cell>
          <table:table-cell/>
        </table:table-row>
        <table:table-row table:style-name="ro1">
          <table:table-cell office:value-type="float" office:value="2.06990044693" calcext:value-type="float">
            <text:p>2.0699004469</text:p>
          </table:table-cell>
          <table:table-cell office:value-type="float" office:value="3.43905564958" calcext:value-type="float">
            <text:p>3.4390556496</text:p>
          </table:table-cell>
          <table:table-cell table:formula="of:=MATCH([.A119];[.D$5:.D$226];0)" office:value-type="string" office:string-value="" calcext:value-type="error">
            <text:p>#N/A</text:p>
          </table:table-cell>
          <table:table-cell table:number-columns-repeated="3"/>
          <table:table-cell table:formula="of:=[.B119]" office:value-type="float" office:value="3.43905564958" calcext:value-type="float">
            <text:p>3.4390556496</text:p>
          </table:table-cell>
        </table:table-row>
        <table:table-row table:style-name="ro1">
          <table:table-cell office:value-type="float" office:value="3.41252348468" calcext:value-type="float">
            <text:p>3.4125234847</text:p>
          </table:table-cell>
          <table:table-cell office:value-type="float" office:value="5.15997114019" calcext:value-type="float">
            <text:p>5.1599711402</text:p>
          </table:table-cell>
          <table:table-cell table:formula="of:=MATCH([.A120];[.D$5:.D$226];0)" office:value-type="string" office:string-value="" calcext:value-type="error">
            <text:p>#N/A</text:p>
          </table:table-cell>
          <table:table-cell table:number-columns-repeated="2"/>
          <table:table-cell table:formula="of:=[.B120]" office:value-type="float" office:value="5.15997114019" calcext:value-type="float">
            <text:p>5.1599711402</text:p>
          </table:table-cell>
          <table:table-cell/>
        </table:table-row>
        <table:table-row table:style-name="ro1">
          <table:table-cell office:value-type="float" office:value="1.79733230432" calcext:value-type="float">
            <text:p>1.7973323043</text:p>
          </table:table-cell>
          <table:table-cell office:value-type="float" office:value="3.37223084642" calcext:value-type="float">
            <text:p>3.3722308464</text:p>
          </table:table-cell>
          <table:table-cell table:formula="of:=MATCH([.A121];[.D$5:.D$226];0)" office:value-type="float" office:value="54" calcext:value-type="float">
            <text:p>54</text:p>
          </table:table-cell>
          <table:table-cell table:number-columns-repeated="3"/>
          <table:table-cell table:formula="of:=[.B121]" office:value-type="float" office:value="3.37223084642" calcext:value-type="float">
            <text:p>3.3722308464</text:p>
          </table:table-cell>
        </table:table-row>
        <table:table-row table:style-name="ro1">
          <table:table-cell office:value-type="float" office:value="2.62875597496" calcext:value-type="float">
            <text:p>2.628755975</text:p>
          </table:table-cell>
          <table:table-cell office:value-type="float" office:value="2.76836179801" calcext:value-type="float">
            <text:p>2.768361798</text:p>
          </table:table-cell>
          <table:table-cell table:formula="of:=MATCH([.A122];[.D$5:.D$226];0)" office:value-type="string" office:string-value="" calcext:value-type="error">
            <text:p>#N/A</text:p>
          </table:table-cell>
          <table:table-cell table:number-columns-repeated="3"/>
          <table:table-cell table:formula="of:=[.B122]" office:value-type="float" office:value="2.76836179801" calcext:value-type="float">
            <text:p>2.768361798</text:p>
          </table:table-cell>
        </table:table-row>
        <table:table-row table:style-name="ro1">
          <table:table-cell office:value-type="float" office:value="0.88365255114" calcext:value-type="float">
            <text:p>0.8836525511</text:p>
          </table:table-cell>
          <table:table-cell office:value-type="float" office:value="4.14145899784" calcext:value-type="float">
            <text:p>4.1414589978</text:p>
          </table:table-cell>
          <table:table-cell table:formula="of:=MATCH([.A123];[.D$5:.D$226];0)" office:value-type="string" office:string-value="" calcext:value-type="error">
            <text:p>#N/A</text:p>
          </table:table-cell>
          <table:table-cell table:number-columns-repeated="3"/>
          <table:table-cell table:formula="of:=[.B123]" office:value-type="float" office:value="4.14145899784" calcext:value-type="float">
            <text:p>4.1414589978</text:p>
          </table:table-cell>
        </table:table-row>
        <table:table-row table:style-name="ro1">
          <table:table-cell office:value-type="float" office:value="2.77338776301" calcext:value-type="float">
            <text:p>2.773387763</text:p>
          </table:table-cell>
          <table:table-cell office:value-type="float" office:value="2.79622963525" calcext:value-type="float">
            <text:p>2.7962296353</text:p>
          </table:table-cell>
          <table:table-cell table:formula="of:=MATCH([.A124];[.D$5:.D$226];0)" office:value-type="string" office:string-value="" calcext:value-type="error">
            <text:p>#N/A</text:p>
          </table:table-cell>
          <table:table-cell table:number-columns-repeated="3"/>
          <table:table-cell table:formula="of:=[.B124]" office:value-type="float" office:value="2.79622963525" calcext:value-type="float">
            <text:p>2.7962296353</text:p>
          </table:table-cell>
        </table:table-row>
        <table:table-row table:style-name="ro1">
          <table:table-cell office:value-type="float" office:value="1.1485714275" calcext:value-type="float">
            <text:p>1.1485714275</text:p>
          </table:table-cell>
          <table:table-cell office:value-type="float" office:value="4.34484596565" calcext:value-type="float">
            <text:p>4.3448459657</text:p>
          </table:table-cell>
          <table:table-cell table:formula="of:=MATCH([.A125];[.D$5:.D$226];0)" office:value-type="string" office:string-value="" calcext:value-type="error">
            <text:p>#N/A</text:p>
          </table:table-cell>
          <table:table-cell table:number-columns-repeated="3"/>
          <table:table-cell table:formula="of:=[.B125]" office:value-type="float" office:value="4.34484596565" calcext:value-type="float">
            <text:p>4.3448459657</text:p>
          </table:table-cell>
        </table:table-row>
        <table:table-row table:style-name="ro1">
          <table:table-cell office:value-type="float" office:value="1.07370297078" calcext:value-type="float">
            <text:p>1.0737029708</text:p>
          </table:table-cell>
          <table:table-cell office:value-type="float" office:value="4.19089960746" calcext:value-type="float">
            <text:p>4.1908996075</text:p>
          </table:table-cell>
          <table:table-cell table:formula="of:=MATCH([.A126];[.D$5:.D$226];0)" office:value-type="string" office:string-value="" calcext:value-type="error">
            <text:p>#N/A</text:p>
          </table:table-cell>
          <table:table-cell table:number-columns-repeated="3"/>
          <table:table-cell table:formula="of:=[.B126]" office:value-type="float" office:value="4.19089960746" calcext:value-type="float">
            <text:p>4.1908996075</text:p>
          </table:table-cell>
        </table:table-row>
        <table:table-row table:style-name="ro1">
          <table:table-cell office:value-type="float" office:value="2.69817070465" calcext:value-type="float">
            <text:p>2.6981707047</text:p>
          </table:table-cell>
          <table:table-cell office:value-type="float" office:value="2.63713655472" calcext:value-type="float">
            <text:p>2.6371365547</text:p>
          </table:table-cell>
          <table:table-cell table:formula="of:=MATCH([.A127];[.D$5:.D$226];0)" office:value-type="float" office:value="55" calcext:value-type="float">
            <text:p>55</text:p>
          </table:table-cell>
          <table:table-cell table:number-columns-repeated="3"/>
          <table:table-cell table:formula="of:=[.B127]" office:value-type="float" office:value="2.63713655472" calcext:value-type="float">
            <text:p>2.6371365547</text:p>
          </table:table-cell>
        </table:table-row>
        <table:table-row table:style-name="ro1">
          <table:table-cell office:value-type="float" office:value="3.44354903728" calcext:value-type="float">
            <text:p>3.4435490373</text:p>
          </table:table-cell>
          <table:table-cell office:value-type="float" office:value="3.40840073688" calcext:value-type="float">
            <text:p>3.4084007369</text:p>
          </table:table-cell>
          <table:table-cell table:formula="of:=MATCH([.A128];[.D$5:.D$226];0)" office:value-type="float" office:value="56" calcext:value-type="float">
            <text:p>56</text:p>
          </table:table-cell>
          <table:table-cell table:number-columns-repeated="2"/>
          <table:table-cell table:formula="of:=[.B128]" office:value-type="float" office:value="3.40840073688" calcext:value-type="float">
            <text:p>3.4084007369</text:p>
          </table:table-cell>
          <table:table-cell/>
        </table:table-row>
        <table:table-row table:style-name="ro1">
          <table:table-cell office:value-type="float" office:value="4.14488023413" calcext:value-type="float">
            <text:p>4.1448802341</text:p>
          </table:table-cell>
          <table:table-cell office:value-type="float" office:value="3.91163758148" calcext:value-type="float">
            <text:p>3.9116375815</text:p>
          </table:table-cell>
          <table:table-cell table:formula="of:=MATCH([.A129];[.D$5:.D$226];0)" office:value-type="string" office:string-value="" calcext:value-type="error">
            <text:p>#N/A</text:p>
          </table:table-cell>
          <table:table-cell table:number-columns-repeated="3"/>
          <table:table-cell table:formula="of:=[.B129]" office:value-type="float" office:value="3.91163758148" calcext:value-type="float">
            <text:p>3.9116375815</text:p>
          </table:table-cell>
        </table:table-row>
        <table:table-row table:style-name="ro1">
          <table:table-cell office:value-type="float" office:value="4.28872296644" calcext:value-type="float">
            <text:p>4.2887229664</text:p>
          </table:table-cell>
          <table:table-cell office:value-type="float" office:value="2.82223519367" calcext:value-type="float">
            <text:p>2.8222351937</text:p>
          </table:table-cell>
          <table:table-cell table:formula="of:=MATCH([.A130];[.D$5:.D$226];0)" office:value-type="string" office:string-value="" calcext:value-type="error">
            <text:p>#N/A</text:p>
          </table:table-cell>
          <table:table-cell table:number-columns-repeated="3"/>
          <table:table-cell table:formula="of:=[.B130]" office:value-type="float" office:value="2.82223519367" calcext:value-type="float">
            <text:p>2.8222351937</text:p>
          </table:table-cell>
        </table:table-row>
        <table:table-row table:style-name="ro1">
          <table:table-cell office:value-type="float" office:value="3.97480209911" calcext:value-type="float">
            <text:p>3.9748020991</text:p>
          </table:table-cell>
          <table:table-cell office:value-type="float" office:value="2.70808372553" calcext:value-type="float">
            <text:p>2.7080837255</text:p>
          </table:table-cell>
          <table:table-cell table:formula="of:=MATCH([.A131];[.D$5:.D$226];0)" office:value-type="string" office:string-value="" calcext:value-type="error">
            <text:p>#N/A</text:p>
          </table:table-cell>
          <table:table-cell table:number-columns-repeated="3"/>
          <table:table-cell table:formula="of:=[.B131]" office:value-type="float" office:value="2.70808372553" calcext:value-type="float">
            <text:p>2.7080837255</text:p>
          </table:table-cell>
        </table:table-row>
        <table:table-row table:style-name="ro1">
          <table:table-cell office:value-type="float" office:value="2.50866813441" calcext:value-type="float">
            <text:p>2.5086681344</text:p>
          </table:table-cell>
          <table:table-cell office:value-type="float" office:value="4.0903325781" calcext:value-type="float">
            <text:p>4.0903325781</text:p>
          </table:table-cell>
          <table:table-cell table:formula="of:=MATCH([.A132];[.D$5:.D$226];0)" office:value-type="string" office:string-value="" calcext:value-type="error">
            <text:p>#N/A</text:p>
          </table:table-cell>
          <table:table-cell table:number-columns-repeated="3"/>
          <table:table-cell table:formula="of:=[.B132]" office:value-type="float" office:value="4.0903325781" calcext:value-type="float">
            <text:p>4.0903325781</text:p>
          </table:table-cell>
        </table:table-row>
        <table:table-row table:style-name="ro1">
          <table:table-cell office:value-type="float" office:value="2.59918211653" calcext:value-type="float">
            <text:p>2.5991821165</text:p>
          </table:table-cell>
          <table:table-cell office:value-type="float" office:value="2.82528544025" calcext:value-type="float">
            <text:p>2.8252854403</text:p>
          </table:table-cell>
          <table:table-cell table:formula="of:=MATCH([.A133];[.D$5:.D$226];0)" office:value-type="string" office:string-value="" calcext:value-type="error">
            <text:p>#N/A</text:p>
          </table:table-cell>
          <table:table-cell table:number-columns-repeated="3"/>
          <table:table-cell table:formula="of:=[.B133]" office:value-type="float" office:value="2.82528544025" calcext:value-type="float">
            <text:p>2.8252854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07T22:01:51.661918224</dc:date>
    <meta:editing-duration>PT37M51S</meta:editing-duration>
    <meta:editing-cycles>1</meta:editing-cycles>
    <meta:document-statistic meta:table-count="2" meta:cell-count="9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952cm" style:legend-expansion="high" chart:style-name="ch2"/>
        <chart:plot-area chart:style-name="ch3" table:cell-range-address="Sheet2.A5:Sheet2.A133 Sheet2.F5:Sheet2.G133" svg:x="0.32cm" svg:y="0.18cm" svg:width="13.07cm" svg:height="8.64cm">
          <chartooo:coordinate-region svg:x="0.466cm" svg:y="0.379cm" svg:width="12.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5:Sheet2.F133" chart:class="chart:scatter">
            <chart:domain table:cell-range-address="Sheet2.A5:Sheet2.A133"/>
            <chart:data-point chart:repeated="129"/>
          </chart:series>
          <chart:series chart:style-name="ch7" chart:values-cell-range-address="Sheet2.G5:Sheet2.G133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3185198382">
                <text:p>0.613185198382</text:p>
                <draw:g>
                  <svg:desc>Sheet2.A5:Sheet2.A133</svg:desc>
                </draw:g>
              </table:table-cell>
              <table:table-cell office:value-type="float" office:value="-0.0377992539902">
                <text:p>-0.0377992539902</text:p>
                <draw:g>
                  <svg:desc>Sheet2.F5:Sheet2.F133</svg:desc>
                </draw:g>
              </table:table-cell>
              <table:table-cell office:value-type="float" office:value="NaN">
                <text:p>NaN</text:p>
                <draw:g>
                  <svg:desc>Sheet2.G5:Sheet2.G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2776876571">
                <text:p>0.512776876571</text:p>
              </table:table-cell>
              <table:table-cell office:value-type="float" office:value="NaN">
                <text:p>NaN</text:p>
              </table:table-cell>
              <table:table-cell office:value-type="float" office:value="-1.33340493014">
                <text:p>-1.3334049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3161254548">
                <text:p>0.783161254548</text:p>
              </table:table-cell>
              <table:table-cell office:value-type="float" office:value="NaN">
                <text:p>NaN</text:p>
              </table:table-cell>
              <table:table-cell office:value-type="float" office:value="-1.63444963473">
                <text:p>-1.6344496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0280917519">
                <text:p>0.810280917519</text:p>
              </table:table-cell>
              <table:table-cell office:value-type="float" office:value="NaN">
                <text:p>NaN</text:p>
              </table:table-cell>
              <table:table-cell office:value-type="float" office:value="-1.55350133503">
                <text:p>-1.55350133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7398521739">
                <text:p>0.957398521739</text:p>
              </table:table-cell>
              <table:table-cell office:value-type="float" office:value="NaN">
                <text:p>NaN</text:p>
              </table:table-cell>
              <table:table-cell office:value-type="float" office:value="-1.39455922014">
                <text:p>-1.39455922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92632594">
                <text:p>2.0092632594</text:p>
              </table:table-cell>
              <table:table-cell office:value-type="float" office:value="NaN">
                <text:p>NaN</text:p>
              </table:table-cell>
              <table:table-cell office:value-type="float" office:value="0.109213738615">
                <text:p>0.10921373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5641646688">
                <text:p>2.15641646688</text:p>
              </table:table-cell>
              <table:table-cell office:value-type="float" office:value="NaN">
                <text:p>NaN</text:p>
              </table:table-cell>
              <table:table-cell office:value-type="float" office:value="-0.0350871230409">
                <text:p>-0.0350871230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5992028423">
                <text:p>0.635992028423</text:p>
              </table:table-cell>
              <table:table-cell office:value-type="float" office:value="NaN">
                <text:p>NaN</text:p>
              </table:table-cell>
              <table:table-cell office:value-type="float" office:value="-1.44208670106">
                <text:p>-1.44208670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6655831291">
                <text:p>0.546655831291</text:p>
              </table:table-cell>
              <table:table-cell office:value-type="float" office:value="NaN">
                <text:p>NaN</text:p>
              </table:table-cell>
              <table:table-cell office:value-type="float" office:value="0.215889094252">
                <text:p>0.215889094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306045514">
                <text:p>2.02306045514</text:p>
              </table:table-cell>
              <table:table-cell office:value-type="float" office:value="NaN">
                <text:p>NaN</text:p>
              </table:table-cell>
              <table:table-cell office:value-type="float" office:value="-1.47373712044">
                <text:p>-1.47373712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7413752029">
                <text:p>2.07413752029</text:p>
              </table:table-cell>
              <table:table-cell office:value-type="float" office:value="-1.55014574736">
                <text:p>-1.5501457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045018973">
                <text:p>1.52045018973</text:p>
              </table:table-cell>
              <table:table-cell office:value-type="float" office:value="NaN">
                <text:p>NaN</text:p>
              </table:table-cell>
              <table:table-cell office:value-type="float" office:value="-2.51233445239">
                <text:p>-2.51233445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996271688">
                <text:p>2.60996271688</text:p>
              </table:table-cell>
              <table:table-cell office:value-type="float" office:value="-0.986891405494">
                <text:p>-0.98689140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2846882207">
                <text:p>1.22846882207</text:p>
              </table:table-cell>
              <table:table-cell office:value-type="float" office:value="-0.704233062698">
                <text:p>-0.704233062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554994342">
                <text:p>2.09554994342</text:p>
              </table:table-cell>
              <table:table-cell office:value-type="float" office:value="-1.67625403162">
                <text:p>-1.67625403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835011047">
                <text:p>1.84835011047</text:p>
              </table:table-cell>
              <table:table-cell office:value-type="float" office:value="NaN">
                <text:p>NaN</text:p>
              </table:table-cell>
              <table:table-cell office:value-type="float" office:value="-0.139191363035">
                <text:p>-0.139191363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53649271">
                <text:p>0.353453649271</text:p>
              </table:table-cell>
              <table:table-cell office:value-type="float" office:value="NaN">
                <text:p>NaN</text:p>
              </table:table-cell>
              <table:table-cell office:value-type="float" office:value="-1.69340252846">
                <text:p>-1.6934025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1388508178">
                <text:p>0.511388508178</text:p>
              </table:table-cell>
              <table:table-cell office:value-type="float" office:value="NaN">
                <text:p>NaN</text:p>
              </table:table-cell>
              <table:table-cell office:value-type="float" office:value="-0.103138824926">
                <text:p>-0.103138824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918207998">
                <text:p>2.03918207998</text:p>
              </table:table-cell>
              <table:table-cell office:value-type="float" office:value="NaN">
                <text:p>NaN</text:p>
              </table:table-cell>
              <table:table-cell office:value-type="float" office:value="0.133361887581">
                <text:p>0.133361887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896460293">
                <text:p>1.80896460293</text:p>
              </table:table-cell>
              <table:table-cell office:value-type="float" office:value="-1.33127729864">
                <text:p>-1.3312772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1491583028">
                <text:p>0.561491583028</text:p>
              </table:table-cell>
              <table:table-cell office:value-type="float" office:value="0.190738970955">
                <text:p>0.19073897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711182416">
                <text:p>1.4711182416</text:p>
              </table:table-cell>
              <table:table-cell office:value-type="float" office:value="NaN">
                <text:p>NaN</text:p>
              </table:table-cell>
              <table:table-cell office:value-type="float" office:value="0.915725859055">
                <text:p>0.915725859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2904437621">
                <text:p>0.832904437621</text:p>
              </table:table-cell>
              <table:table-cell office:value-type="float" office:value="NaN">
                <text:p>NaN</text:p>
              </table:table-cell>
              <table:table-cell office:value-type="float" office:value="1.47049896421">
                <text:p>1.47049896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4345529274">
                <text:p>2.34345529274</text:p>
              </table:table-cell>
              <table:table-cell office:value-type="float" office:value="NaN">
                <text:p>NaN</text:p>
              </table:table-cell>
              <table:table-cell office:value-type="float" office:value="1.43889147068">
                <text:p>1.43889147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5939224834">
                <text:p>3.25939224834</text:p>
              </table:table-cell>
              <table:table-cell office:value-type="float" office:value="NaN">
                <text:p>NaN</text:p>
              </table:table-cell>
              <table:table-cell office:value-type="float" office:value="0.505194564321">
                <text:p>0.505194564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3570022811">
                <text:p>2.73570022811</text:p>
              </table:table-cell>
              <table:table-cell office:value-type="float" office:value="NaN">
                <text:p>NaN</text:p>
              </table:table-cell>
              <table:table-cell office:value-type="float" office:value="1.35007410863">
                <text:p>1.35007410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2185197439">
                <text:p>2.22185197439</text:p>
              </table:table-cell>
              <table:table-cell office:value-type="float" office:value="NaN">
                <text:p>NaN</text:p>
              </table:table-cell>
              <table:table-cell office:value-type="float" office:value="1.99604039936">
                <text:p>1.99604039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7907838347">
                <text:p>2.17907838347</text:p>
              </table:table-cell>
              <table:table-cell office:value-type="float" office:value="0.707497611418">
                <text:p>0.70749761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4120406012">
                <text:p>1.74120406012</text:p>
              </table:table-cell>
              <table:table-cell office:value-type="float" office:value="NaN">
                <text:p>NaN</text:p>
              </table:table-cell>
              <table:table-cell office:value-type="float" office:value="0.396500062517">
                <text:p>0.396500062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044743927">
                <text:p>0.83044743927</text:p>
              </table:table-cell>
              <table:table-cell office:value-type="float" office:value="NaN">
                <text:p>NaN</text:p>
              </table:table-cell>
              <table:table-cell office:value-type="float" office:value="-0.56779198175">
                <text:p>-0.56779198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2051132843">
                <text:p>1.72051132843</text:p>
              </table:table-cell>
              <table:table-cell office:value-type="float" office:value="-0.0464527308384">
                <text:p>-0.046452730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823984317">
                <text:p>1.48823984317</text:p>
              </table:table-cell>
              <table:table-cell office:value-type="float" office:value="-1.19817635408">
                <text:p>-1.1981763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8176868148">
                <text:p>0.178176868148</text:p>
              </table:table-cell>
              <table:table-cell office:value-type="float" office:value="NaN">
                <text:p>NaN</text:p>
              </table:table-cell>
              <table:table-cell office:value-type="float" office:value="-1.255254202">
                <text:p>-1.255254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48621671">
                <text:p>0.15548621671</text:p>
              </table:table-cell>
              <table:table-cell office:value-type="float" office:value="NaN">
                <text:p>NaN</text:p>
              </table:table-cell>
              <table:table-cell office:value-type="float" office:value="-1.32702005205">
                <text:p>-1.32702005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17503817105">
                <text:p>-0.617503817105</text:p>
              </table:table-cell>
              <table:table-cell office:value-type="float" office:value="-0.728592412708">
                <text:p>-0.72859241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51010080327">
                <text:p>-0.451010080327</text:p>
              </table:table-cell>
              <table:table-cell office:value-type="float" office:value="NaN">
                <text:p>NaN</text:p>
              </table:table-cell>
              <table:table-cell office:value-type="float" office:value="-0.807835462988">
                <text:p>-0.807835462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68828648143">
                <text:p>-0.468828648143</text:p>
              </table:table-cell>
              <table:table-cell office:value-type="float" office:value="NaN">
                <text:p>NaN</text:p>
              </table:table-cell>
              <table:table-cell office:value-type="float" office:value="-2.21609371519">
                <text:p>-2.21609371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8350389544">
                <text:p>0.258350389544</text:p>
              </table:table-cell>
              <table:table-cell office:value-type="float" office:value="NaN">
                <text:p>NaN</text:p>
              </table:table-cell>
              <table:table-cell office:value-type="float" office:value="-1.419333479">
                <text:p>-1.419333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1533534542">
                <text:p>0.401533534542</text:p>
              </table:table-cell>
              <table:table-cell office:value-type="float" office:value="NaN">
                <text:p>NaN</text:p>
              </table:table-cell>
              <table:table-cell office:value-type="float" office:value="-1.61160163308">
                <text:p>-1.61160163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0662804505">
                <text:p>0.260662804505</text:p>
              </table:table-cell>
              <table:table-cell office:value-type="float" office:value="NaN">
                <text:p>NaN</text:p>
              </table:table-cell>
              <table:table-cell office:value-type="float" office:value="-1.36531314797">
                <text:p>-1.36531314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6220391635">
                <text:p>-0.36220391635</text:p>
              </table:table-cell>
              <table:table-cell office:value-type="float" office:value="NaN">
                <text:p>NaN</text:p>
              </table:table-cell>
              <table:table-cell office:value-type="float" office:value="-0.542652535594">
                <text:p>-0.542652535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63642485477">
                <text:p>-0.663642485477</text:p>
              </table:table-cell>
              <table:table-cell office:value-type="float" office:value="NaN">
                <text:p>NaN</text:p>
              </table:table-cell>
              <table:table-cell office:value-type="float" office:value="-2.0079413452">
                <text:p>-2.0079413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90029535626">
                <text:p>-0.590029535626</text:p>
              </table:table-cell>
              <table:table-cell office:value-type="float" office:value="NaN">
                <text:p>NaN</text:p>
              </table:table-cell>
              <table:table-cell office:value-type="float" office:value="-0.591768790166">
                <text:p>-0.591768790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42207629722">
                <text:p>-0.542207629722</text:p>
              </table:table-cell>
              <table:table-cell office:value-type="float" office:value="NaN">
                <text:p>NaN</text:p>
              </table:table-cell>
              <table:table-cell office:value-type="float" office:value="-0.668566103557">
                <text:p>-0.668566103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5103336028">
                <text:p>0.0645103336028</text:p>
              </table:table-cell>
              <table:table-cell office:value-type="float" office:value="-1.37822071335">
                <text:p>-1.3782207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1239644116">
                <text:p>0.721239644116</text:p>
              </table:table-cell>
              <table:table-cell office:value-type="float" office:value="-0.741517701221">
                <text:p>-0.74151770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849421923">
                <text:p>1.2849421923</text:p>
              </table:table-cell>
              <table:table-cell office:value-type="float" office:value="NaN">
                <text:p>NaN</text:p>
              </table:table-cell>
              <table:table-cell office:value-type="float" office:value="-1.35530421604">
                <text:p>-1.35530421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55135496116">
                <text:p>-0.255135496116</text:p>
              </table:table-cell>
              <table:table-cell office:value-type="float" office:value="NaN">
                <text:p>NaN</text:p>
              </table:table-cell>
              <table:table-cell office:value-type="float" office:value="-1.3085931741">
                <text:p>-1.3085931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017174631">
                <text:p>1.34017174631</text:p>
              </table:table-cell>
              <table:table-cell office:value-type="float" office:value="NaN">
                <text:p>NaN</text:p>
              </table:table-cell>
              <table:table-cell office:value-type="float" office:value="0.0484414121356">
                <text:p>0.0484414121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949568259">
                <text:p>0.741949568259</text:p>
              </table:table-cell>
              <table:table-cell office:value-type="float" office:value="NaN">
                <text:p>NaN</text:p>
              </table:table-cell>
              <table:table-cell office:value-type="float" office:value="-0.571249232934">
                <text:p>-0.571249232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0701916222">
                <text:p>0.390701916222</text:p>
              </table:table-cell>
              <table:table-cell office:value-type="float" office:value="NaN">
                <text:p>NaN</text:p>
              </table:table-cell>
              <table:table-cell office:value-type="float" office:value="-0.733659151757">
                <text:p>-0.733659151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6552136061">
                <text:p>1.16552136061</text:p>
              </table:table-cell>
              <table:table-cell office:value-type="float" office:value="NaN">
                <text:p>NaN</text:p>
              </table:table-cell>
              <table:table-cell office:value-type="float" office:value="-0.0191463758591">
                <text:p>-0.0191463758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3156293168">
                <text:p>2.03156293168</text:p>
              </table:table-cell>
              <table:table-cell office:value-type="float" office:value="0.710271477569">
                <text:p>0.71027147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72886111">
                <text:p>1.25572886111</text:p>
              </table:table-cell>
              <table:table-cell office:value-type="float" office:value="NaN">
                <text:p>NaN</text:p>
              </table:table-cell>
              <table:table-cell office:value-type="float" office:value="1.68919409873">
                <text:p>1.68919409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0503229221">
                <text:p>1.80503229221</text:p>
              </table:table-cell>
              <table:table-cell office:value-type="float" office:value="0.825498432751">
                <text:p>0.82549843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2492751338">
                <text:p>2.72492751338</text:p>
              </table:table-cell>
              <table:table-cell office:value-type="float" office:value="0.0943359578215">
                <text:p>0.094335957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5901892027">
                <text:p>3.25901892027</text:p>
              </table:table-cell>
              <table:table-cell office:value-type="float" office:value="NaN">
                <text:p>NaN</text:p>
              </table:table-cell>
              <table:table-cell office:value-type="float" office:value="-0.759928548376">
                <text:p>-0.759928548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1821055491">
                <text:p>3.91821055491</text:p>
              </table:table-cell>
              <table:table-cell office:value-type="float" office:value="NaN">
                <text:p>NaN</text:p>
              </table:table-cell>
              <table:table-cell office:value-type="float" office:value="-0.177477670475">
                <text:p>-0.177477670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9122288808">
                <text:p>4.79122288808</text:p>
              </table:table-cell>
              <table:table-cell office:value-type="float" office:value="NaN">
                <text:p>NaN</text:p>
              </table:table-cell>
              <table:table-cell office:value-type="float" office:value="-0.780924134968">
                <text:p>-0.780924134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835102343">
                <text:p>4.72835102343</text:p>
              </table:table-cell>
              <table:table-cell office:value-type="float" office:value="NaN">
                <text:p>NaN</text:p>
              </table:table-cell>
              <table:table-cell office:value-type="float" office:value="0.660919025275">
                <text:p>0.660919025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91128441506">
                <text:p>4.91128441506</text:p>
              </table:table-cell>
              <table:table-cell office:value-type="float" office:value="0.794518747132">
                <text:p>0.79451874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2687713444">
                <text:p>2.92687713444</text:p>
              </table:table-cell>
              <table:table-cell office:value-type="float" office:value="NaN">
                <text:p>NaN</text:p>
              </table:table-cell>
              <table:table-cell office:value-type="float" office:value="0.4717814731">
                <text:p>0.4717814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4246164306">
                <text:p>2.94246164306</text:p>
              </table:table-cell>
              <table:table-cell office:value-type="float" office:value="NaN">
                <text:p>NaN</text:p>
              </table:table-cell>
              <table:table-cell office:value-type="float" office:value="-0.864494267564">
                <text:p>-0.864494267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3928683894">
                <text:p>3.03928683894</text:p>
              </table:table-cell>
              <table:table-cell office:value-type="float" office:value="NaN">
                <text:p>NaN</text:p>
              </table:table-cell>
              <table:table-cell office:value-type="float" office:value="0.502916844919">
                <text:p>0.502916844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3645975916">
                <text:p>4.03645975916</text:p>
              </table:table-cell>
              <table:table-cell office:value-type="float" office:value="NaN">
                <text:p>NaN</text:p>
              </table:table-cell>
              <table:table-cell office:value-type="float" office:value="-0.334790528848">
                <text:p>-0.3347905288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9069198878">
                <text:p>3.39069198878</text:p>
              </table:table-cell>
              <table:table-cell office:value-type="float" office:value="NaN">
                <text:p>NaN</text:p>
              </table:table-cell>
              <table:table-cell office:value-type="float" office:value="-1.20095646794">
                <text:p>-1.20095646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0026254225">
                <text:p>3.10026254225</text:p>
              </table:table-cell>
              <table:table-cell office:value-type="float" office:value="NaN">
                <text:p>NaN</text:p>
              </table:table-cell>
              <table:table-cell office:value-type="float" office:value="0.247273811677">
                <text:p>0.247273811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6973705091">
                <text:p>3.66973705091</text:p>
              </table:table-cell>
              <table:table-cell office:value-type="float" office:value="NaN">
                <text:p>NaN</text:p>
              </table:table-cell>
              <table:table-cell office:value-type="float" office:value="-0.736354201233">
                <text:p>-0.736354201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594308468">
                <text:p>3.72594308468</text:p>
              </table:table-cell>
              <table:table-cell office:value-type="float" office:value="NaN">
                <text:p>NaN</text:p>
              </table:table-cell>
              <table:table-cell office:value-type="float" office:value="1.13351609654">
                <text:p>1.13351609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949958857">
                <text:p>3.02949958857</text:p>
              </table:table-cell>
              <table:table-cell office:value-type="float" office:value="1.96956852505">
                <text:p>1.9695685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725819416">
                <text:p>2.91725819416</text:p>
              </table:table-cell>
              <table:table-cell office:value-type="float" office:value="NaN">
                <text:p>NaN</text:p>
              </table:table-cell>
              <table:table-cell office:value-type="float" office:value="2.08984373593">
                <text:p>2.08984373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8422064577">
                <text:p>4.38422064577</text:p>
              </table:table-cell>
              <table:table-cell office:value-type="float" office:value="NaN">
                <text:p>NaN</text:p>
              </table:table-cell>
              <table:table-cell office:value-type="float" office:value="0.498922237341">
                <text:p>0.498922237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9686034514">
                <text:p>4.39686034514</text:p>
              </table:table-cell>
              <table:table-cell office:value-type="float" office:value="NaN">
                <text:p>NaN</text:p>
              </table:table-cell>
              <table:table-cell office:value-type="float" office:value="1.63465021202">
                <text:p>1.63465021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958555483">
                <text:p>2.92958555483</text:p>
              </table:table-cell>
              <table:table-cell office:value-type="float" office:value="NaN">
                <text:p>NaN</text:p>
              </table:table-cell>
              <table:table-cell office:value-type="float" office:value="0.407158778504">
                <text:p>0.407158778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111649585">
                <text:p>3.2111649585</text:p>
              </table:table-cell>
              <table:table-cell office:value-type="float" office:value="NaN">
                <text:p>NaN</text:p>
              </table:table-cell>
              <table:table-cell office:value-type="float" office:value="0.220068785247">
                <text:p>0.2200687852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1816789863">
                <text:p>2.21816789863</text:p>
              </table:table-cell>
              <table:table-cell office:value-type="float" office:value="NaN">
                <text:p>NaN</text:p>
              </table:table-cell>
              <table:table-cell office:value-type="float" office:value="0.857945822898">
                <text:p>0.857945822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7634584382">
                <text:p>1.27634584382</text:p>
              </table:table-cell>
              <table:table-cell office:value-type="float" office:value="0.136380130168">
                <text:p>0.136380130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9459688328">
                <text:p>2.09459688328</text:p>
              </table:table-cell>
              <table:table-cell office:value-type="float" office:value="-0.804768479556">
                <text:p>-0.80476847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6028723254">
                <text:p>0.736028723254</text:p>
              </table:table-cell>
              <table:table-cell office:value-type="float" office:value="-0.648010625453">
                <text:p>-0.64801062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7129439439">
                <text:p>1.67129439439</text:p>
              </table:table-cell>
              <table:table-cell office:value-type="float" office:value="NaN">
                <text:p>NaN</text:p>
              </table:table-cell>
              <table:table-cell office:value-type="float" office:value="0.196528664151">
                <text:p>0.196528664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3998485685">
                <text:p>1.23998485685</text:p>
              </table:table-cell>
              <table:table-cell office:value-type="float" office:value="NaN">
                <text:p>NaN</text:p>
              </table:table-cell>
              <table:table-cell office:value-type="float" office:value="0.267864379907">
                <text:p>0.267864379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4787471434">
                <text:p>0.384787471434</text:p>
              </table:table-cell>
              <table:table-cell office:value-type="float" office:value="NaN">
                <text:p>NaN</text:p>
              </table:table-cell>
              <table:table-cell office:value-type="float" office:value="1.19599698481">
                <text:p>1.19599698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134503972">
                <text:p>1.08134503972</text:p>
              </table:table-cell>
              <table:table-cell office:value-type="float" office:value="NaN">
                <text:p>NaN</text:p>
              </table:table-cell>
              <table:table-cell office:value-type="float" office:value="1.82313756918">
                <text:p>1.82313756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4532345967">
                <text:p>0.294532345967</text:p>
              </table:table-cell>
              <table:table-cell office:value-type="float" office:value="NaN">
                <text:p>NaN</text:p>
              </table:table-cell>
              <table:table-cell office:value-type="float" office:value="2.66102749937">
                <text:p>2.66102749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24965848166">
                <text:p>-0.524965848166</text:p>
              </table:table-cell>
              <table:table-cell office:value-type="float" office:value="NaN">
                <text:p>NaN</text:p>
              </table:table-cell>
              <table:table-cell office:value-type="float" office:value="2.0458681444">
                <text:p>2.0458681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6190986885">
                <text:p>0.826190986885</text:p>
              </table:table-cell>
              <table:table-cell office:value-type="float" office:value="NaN">
                <text:p>NaN</text:p>
              </table:table-cell>
              <table:table-cell office:value-type="float" office:value="1.88355727947">
                <text:p>1.88355727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8353572874">
                <text:p>1.68353572874</text:p>
              </table:table-cell>
              <table:table-cell office:value-type="float" office:value="NaN">
                <text:p>NaN</text:p>
              </table:table-cell>
              <table:table-cell office:value-type="float" office:value="0.895899713818">
                <text:p>0.895899713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296787809">
                <text:p>2.3296787809</text:p>
              </table:table-cell>
              <table:table-cell office:value-type="float" office:value="NaN">
                <text:p>NaN</text:p>
              </table:table-cell>
              <table:table-cell office:value-type="float" office:value="1.49056010658">
                <text:p>1.490560106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4348009712">
                <text:p>3.04348009712</text:p>
              </table:table-cell>
              <table:table-cell office:value-type="float" office:value="NaN">
                <text:p>NaN</text:p>
              </table:table-cell>
              <table:table-cell office:value-type="float" office:value="2.352596068">
                <text:p>2.352596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3917529991">
                <text:p>3.73917529991</text:p>
              </table:table-cell>
              <table:table-cell office:value-type="float" office:value="NaN">
                <text:p>NaN</text:p>
              </table:table-cell>
              <table:table-cell office:value-type="float" office:value="1.79648439464">
                <text:p>1.79648439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1633713984">
                <text:p>4.31633713984</text:p>
              </table:table-cell>
              <table:table-cell office:value-type="float" office:value="NaN">
                <text:p>NaN</text:p>
              </table:table-cell>
              <table:table-cell office:value-type="float" office:value="1.23838193696">
                <text:p>1.23838193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7111713509">
                <text:p>2.97111713509</text:p>
              </table:table-cell>
              <table:table-cell office:value-type="float" office:value="NaN">
                <text:p>NaN</text:p>
              </table:table-cell>
              <table:table-cell office:value-type="float" office:value="0.929945072789">
                <text:p>0.929945072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1220330202">
                <text:p>3.21220330202</text:p>
              </table:table-cell>
              <table:table-cell office:value-type="float" office:value="NaN">
                <text:p>NaN</text:p>
              </table:table-cell>
              <table:table-cell office:value-type="float" office:value="2.70096721714">
                <text:p>2.70096721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695469917">
                <text:p>4.44695469917</text:p>
              </table:table-cell>
              <table:table-cell office:value-type="float" office:value="NaN">
                <text:p>NaN</text:p>
              </table:table-cell>
              <table:table-cell office:value-type="float" office:value="1.23076053521">
                <text:p>1.23076053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932149389">
                <text:p>4.44932149389</text:p>
              </table:table-cell>
              <table:table-cell office:value-type="float" office:value="2.61914568555">
                <text:p>2.61914568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6351044566">
                <text:p>2.86351044566</text:p>
              </table:table-cell>
              <table:table-cell office:value-type="float" office:value="2.3150877674">
                <text:p>2.315087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8717967459">
                <text:p>2.98717967459</text:p>
              </table:table-cell>
              <table:table-cell office:value-type="float" office:value="1.10026473546">
                <text:p>1.1002647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492447636">
                <text:p>2.42492447636</text:p>
              </table:table-cell>
              <table:table-cell office:value-type="float" office:value="NaN">
                <text:p>NaN</text:p>
              </table:table-cell>
              <table:table-cell office:value-type="float" office:value="0.128318950266">
                <text:p>0.128318950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0220434152">
                <text:p>2.00220434152</text:p>
              </table:table-cell>
              <table:table-cell office:value-type="float" office:value="NaN">
                <text:p>NaN</text:p>
              </table:table-cell>
              <table:table-cell office:value-type="float" office:value="1.9675723526">
                <text:p>1.9675723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0858444984">
                <text:p>1.30858444984</text:p>
              </table:table-cell>
              <table:table-cell office:value-type="float" office:value="NaN">
                <text:p>NaN</text:p>
              </table:table-cell>
              <table:table-cell office:value-type="float" office:value="1.35892138789">
                <text:p>1.35892138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6105535469">
                <text:p>1.96105535469</text:p>
              </table:table-cell>
              <table:table-cell office:value-type="float" office:value="NaN">
                <text:p>NaN</text:p>
              </table:table-cell>
              <table:table-cell office:value-type="float" office:value="2.10756544079">
                <text:p>2.107565440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3816294106">
                <text:p>1.93816294106</text:p>
              </table:table-cell>
              <table:table-cell office:value-type="float" office:value="NaN">
                <text:p>NaN</text:p>
              </table:table-cell>
              <table:table-cell office:value-type="float" office:value="0.53221619419">
                <text:p>0.532216194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805501742">
                <text:p>1.15805501742</text:p>
              </table:table-cell>
              <table:table-cell office:value-type="float" office:value="NaN">
                <text:p>NaN</text:p>
              </table:table-cell>
              <table:table-cell office:value-type="float" office:value="1.28202084517">
                <text:p>1.28202084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3517879064">
                <text:p>0.943517879064</text:p>
              </table:table-cell>
              <table:table-cell office:value-type="float" office:value="NaN">
                <text:p>NaN</text:p>
              </table:table-cell>
              <table:table-cell office:value-type="float" office:value="1.50680940064">
                <text:p>1.50680940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33985853794">
                <text:p>-0.0133985853794</text:p>
              </table:table-cell>
              <table:table-cell office:value-type="float" office:value="NaN">
                <text:p>NaN</text:p>
              </table:table-cell>
              <table:table-cell office:value-type="float" office:value="0.73538590492">
                <text:p>0.735385904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54795014895">
                <text:p>0.0554795014895</text:p>
              </table:table-cell>
              <table:table-cell office:value-type="float" office:value="2.47801789404">
                <text:p>2.47801789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16678362337">
                <text:p>0.916678362337</text:p>
              </table:table-cell>
              <table:table-cell office:value-type="float" office:value="NaN">
                <text:p>NaN</text:p>
              </table:table-cell>
              <table:table-cell office:value-type="float" office:value="3.39278317211">
                <text:p>3.39278317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902057969">
                <text:p>1.52902057969</text:p>
              </table:table-cell>
              <table:table-cell office:value-type="float" office:value="NaN">
                <text:p>NaN</text:p>
              </table:table-cell>
              <table:table-cell office:value-type="float" office:value="4.02458700761">
                <text:p>4.024587007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0181859177">
                <text:p>0.540181859177</text:p>
              </table:table-cell>
              <table:table-cell office:value-type="float" office:value="4.9594494219">
                <text:p>4.9594494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5332957318">
                <text:p>1.25332957318</text:p>
              </table:table-cell>
              <table:table-cell office:value-type="float" office:value="NaN">
                <text:p>NaN</text:p>
              </table:table-cell>
              <table:table-cell office:value-type="float" office:value="4.1311996654">
                <text:p>4.1311996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2563266542">
                <text:p>2.22563266542</text:p>
              </table:table-cell>
              <table:table-cell office:value-type="float" office:value="NaN">
                <text:p>NaN</text:p>
              </table:table-cell>
              <table:table-cell office:value-type="float" office:value="3.2039573327">
                <text:p>3.2039573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1260682538">
                <text:p>2.01260682538</text:p>
              </table:table-cell>
              <table:table-cell office:value-type="float" office:value="5.04648820844">
                <text:p>5.04648820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6855813386">
                <text:p>2.96855813386</text:p>
              </table:table-cell>
              <table:table-cell office:value-type="float" office:value="NaN">
                <text:p>NaN</text:p>
              </table:table-cell>
              <table:table-cell office:value-type="float" office:value="4.24822594592">
                <text:p>4.24822594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6825489137">
                <text:p>2.76825489137</text:p>
              </table:table-cell>
              <table:table-cell office:value-type="float" office:value="4.18475154839">
                <text:p>4.184751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6990044693">
                <text:p>2.06990044693</text:p>
              </table:table-cell>
              <table:table-cell office:value-type="float" office:value="NaN">
                <text:p>NaN</text:p>
              </table:table-cell>
              <table:table-cell office:value-type="float" office:value="3.43905564958">
                <text:p>3.43905564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1252348468">
                <text:p>3.41252348468</text:p>
              </table:table-cell>
              <table:table-cell office:value-type="float" office:value="5.15997114019">
                <text:p>5.1599711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9733230432">
                <text:p>1.79733230432</text:p>
              </table:table-cell>
              <table:table-cell office:value-type="float" office:value="NaN">
                <text:p>NaN</text:p>
              </table:table-cell>
              <table:table-cell office:value-type="float" office:value="3.37223084642">
                <text:p>3.372230846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2875597496">
                <text:p>2.62875597496</text:p>
              </table:table-cell>
              <table:table-cell office:value-type="float" office:value="NaN">
                <text:p>NaN</text:p>
              </table:table-cell>
              <table:table-cell office:value-type="float" office:value="2.76836179801">
                <text:p>2.76836179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8365255114">
                <text:p>0.88365255114</text:p>
              </table:table-cell>
              <table:table-cell office:value-type="float" office:value="NaN">
                <text:p>NaN</text:p>
              </table:table-cell>
              <table:table-cell office:value-type="float" office:value="4.14145899784">
                <text:p>4.14145899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7338776301">
                <text:p>2.77338776301</text:p>
              </table:table-cell>
              <table:table-cell office:value-type="float" office:value="NaN">
                <text:p>NaN</text:p>
              </table:table-cell>
              <table:table-cell office:value-type="float" office:value="2.79622963525">
                <text:p>2.79622963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485714275">
                <text:p>1.1485714275</text:p>
              </table:table-cell>
              <table:table-cell office:value-type="float" office:value="NaN">
                <text:p>NaN</text:p>
              </table:table-cell>
              <table:table-cell office:value-type="float" office:value="4.34484596565">
                <text:p>4.34484596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7370297078">
                <text:p>1.07370297078</text:p>
              </table:table-cell>
              <table:table-cell office:value-type="float" office:value="NaN">
                <text:p>NaN</text:p>
              </table:table-cell>
              <table:table-cell office:value-type="float" office:value="4.19089960746">
                <text:p>4.19089960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9817070465">
                <text:p>2.69817070465</text:p>
              </table:table-cell>
              <table:table-cell office:value-type="float" office:value="NaN">
                <text:p>NaN</text:p>
              </table:table-cell>
              <table:table-cell office:value-type="float" office:value="2.63713655472">
                <text:p>2.637136554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4354903728">
                <text:p>3.44354903728</text:p>
              </table:table-cell>
              <table:table-cell office:value-type="float" office:value="3.40840073688">
                <text:p>3.40840073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4488023413">
                <text:p>4.14488023413</text:p>
              </table:table-cell>
              <table:table-cell office:value-type="float" office:value="NaN">
                <text:p>NaN</text:p>
              </table:table-cell>
              <table:table-cell office:value-type="float" office:value="3.91163758148">
                <text:p>3.91163758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8872296644">
                <text:p>4.28872296644</text:p>
              </table:table-cell>
              <table:table-cell office:value-type="float" office:value="NaN">
                <text:p>NaN</text:p>
              </table:table-cell>
              <table:table-cell office:value-type="float" office:value="2.82223519367">
                <text:p>2.822235193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480209911">
                <text:p>3.97480209911</text:p>
              </table:table-cell>
              <table:table-cell office:value-type="float" office:value="NaN">
                <text:p>NaN</text:p>
              </table:table-cell>
              <table:table-cell office:value-type="float" office:value="2.70808372553">
                <text:p>2.70808372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0866813441">
                <text:p>2.50866813441</text:p>
              </table:table-cell>
              <table:table-cell office:value-type="float" office:value="NaN">
                <text:p>NaN</text:p>
              </table:table-cell>
              <table:table-cell office:value-type="float" office:value="4.0903325781">
                <text:p>4.09033257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9918211653">
                <text:p>2.59918211653</text:p>
              </table:table-cell>
              <table:table-cell office:value-type="float" office:value="NaN">
                <text:p>NaN</text:p>
              </table:table-cell>
              <table:table-cell office:value-type="float" office:value="2.82528544025">
                <text:p>2.82528544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82cm" svg:height="15.121cm" xlink:href="." xlink:type="simple" chart:class="chart:scatter" chart:style-name="ch1">
        <chart:legend chart:legend-position="end" svg:x="24.592cm" svg:y="7.012cm" style:legend-expansion="high" chart:style-name="ch2"/>
        <chart:plot-area chart:style-name="ch3" chart:data-source-has-labels="both" svg:x="0.537cm" svg:y="0.302cm" svg:width="23.518cm" svg:height="14.517cm">
          <chartooo:coordinate-region svg:x="0.683cm" svg:y="0.501cm" svg:width="23.278cm" svg:height="14.119cm"/>
          <chart:axis chart:dimension="x" chart:name="primary-x" chart:style-name="ch4" chartooo:axis-type="auto">
            <chart:categories table:cell-range-address="local-table.$A$2:.$A$8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00" chart:label-cell-address="local-table.$C$1" chart:class="chart:scatter">
            <chart:domain table:cell-range-address="local-table.$B$2:.$B$800"/>
            <chart:data-point chart:repeated="799"/>
          </chart:series>
          <chart:series chart:style-name="ch7" chart:values-cell-range-address="local-table.$D$2:.$D$800" chart:label-cell-address="local-table.$D$1" chart:class="chart:scatter">
            <chart:data-point chart:repeated="7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8681480162">
                <text:p>-1.38681480162</text:p>
              </table:table-cell>
              <table:table-cell office:value-type="float" office:value="1.36220074601">
                <text:p>1.3622007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37403792505">
                <text:p>-2.37403792505</text:p>
              </table:table-cell>
              <table:table-cell office:value-type="float" office:value="NaN">
                <text:p>NaN</text:p>
              </table:table-cell>
              <table:table-cell office:value-type="float" office:value="0.728795815867">
                <text:p>0.728795815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0365354707">
                <text:p>-2.10365354707</text:p>
              </table:table-cell>
              <table:table-cell office:value-type="float" office:value="NaN">
                <text:p>NaN</text:p>
              </table:table-cell>
              <table:table-cell office:value-type="float" office:value="0.427751111283">
                <text:p>0.427751111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765338841">
                <text:p>-2.0765338841</text:p>
              </table:table-cell>
              <table:table-cell office:value-type="float" office:value="NaN">
                <text:p>NaN</text:p>
              </table:table-cell>
              <table:table-cell office:value-type="float" office:value="0.508699410985">
                <text:p>0.508699410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2941627988">
                <text:p>-1.92941627988</text:p>
              </table:table-cell>
              <table:table-cell office:value-type="float" office:value="NaN">
                <text:p>NaN</text:p>
              </table:table-cell>
              <table:table-cell office:value-type="float" office:value="0.667641525866">
                <text:p>0.66764152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77551542222">
                <text:p>-0.877551542222</text:p>
              </table:table-cell>
              <table:table-cell office:value-type="float" office:value="NaN">
                <text:p>NaN</text:p>
              </table:table-cell>
              <table:table-cell office:value-type="float" office:value="2.17141448463">
                <text:p>2.17141448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3039833474">
                <text:p>-0.73039833474</text:p>
              </table:table-cell>
              <table:table-cell office:value-type="float" office:value="NaN">
                <text:p>NaN</text:p>
              </table:table-cell>
              <table:table-cell office:value-type="float" office:value="2.02711362297">
                <text:p>2.02711362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508227732">
                <text:p>-2.2508227732</text:p>
              </table:table-cell>
              <table:table-cell office:value-type="float" office:value="NaN">
                <text:p>NaN</text:p>
              </table:table-cell>
              <table:table-cell office:value-type="float" office:value="0.620114044954">
                <text:p>0.620114044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4015897033">
                <text:p>-2.34015897033</text:p>
              </table:table-cell>
              <table:table-cell office:value-type="float" office:value="NaN">
                <text:p>NaN</text:p>
              </table:table-cell>
              <table:table-cell office:value-type="float" office:value="2.27808984026">
                <text:p>2.27808984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63754346476">
                <text:p>-0.863754346476</text:p>
              </table:table-cell>
              <table:table-cell office:value-type="float" office:value="NaN">
                <text:p>NaN</text:p>
              </table:table-cell>
              <table:table-cell office:value-type="float" office:value="0.588463625568">
                <text:p>0.58846362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12677281328">
                <text:p>-0.812677281328</text:p>
              </table:table-cell>
              <table:table-cell office:value-type="float" office:value="0.512054998654">
                <text:p>0.512054998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6636461189">
                <text:p>-1.36636461189</text:p>
              </table:table-cell>
              <table:table-cell office:value-type="float" office:value="NaN">
                <text:p>NaN</text:p>
              </table:table-cell>
              <table:table-cell office:value-type="float" office:value="-0.450133706372">
                <text:p>-0.450133706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76852084741">
                <text:p>-0.276852084741</text:p>
              </table:table-cell>
              <table:table-cell office:value-type="float" office:value="1.07530934052">
                <text:p>1.0753093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2252078296">
                <text:p>-1.12252078296</text:p>
              </table:table-cell>
              <table:table-cell office:value-type="float" office:value="1.92122202518">
                <text:p>1.92122202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5439661611">
                <text:p>-0.255439661611</text:p>
              </table:table-cell>
              <table:table-cell office:value-type="float" office:value="0.949201056259">
                <text:p>0.94920105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4441626784">
                <text:p>0.364441626784</text:p>
              </table:table-cell>
              <table:table-cell office:value-type="float" office:value="NaN">
                <text:p>NaN</text:p>
              </table:table-cell>
              <table:table-cell office:value-type="float" office:value="1.51424275592">
                <text:p>1.51424275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3045483441">
                <text:p>-1.13045483441</text:p>
              </table:table-cell>
              <table:table-cell office:value-type="float" office:value="NaN">
                <text:p>NaN</text:p>
              </table:table-cell>
              <table:table-cell office:value-type="float" office:value="-0.0399684094991">
                <text:p>-0.0399684094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72519975503">
                <text:p>-0.972519975503</text:p>
              </table:table-cell>
              <table:table-cell office:value-type="float" office:value="NaN">
                <text:p>NaN</text:p>
              </table:table-cell>
              <table:table-cell office:value-type="float" office:value="1.55029529403">
                <text:p>1.55029529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5273596294">
                <text:p>0.555273596294</text:p>
              </table:table-cell>
              <table:table-cell office:value-type="float" office:value="NaN">
                <text:p>NaN</text:p>
              </table:table-cell>
              <table:table-cell office:value-type="float" office:value="1.78679600654">
                <text:p>1.78679600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5056119252">
                <text:p>0.325056119252</text:p>
              </table:table-cell>
              <table:table-cell office:value-type="float" office:value="0.322156820315">
                <text:p>0.322156820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192111979">
                <text:p>-0.34192111979</text:p>
              </table:table-cell>
              <table:table-cell office:value-type="float" office:value="1.21712885397">
                <text:p>1.2171288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7705538787">
                <text:p>0.567705538787</text:p>
              </table:table-cell>
              <table:table-cell office:value-type="float" office:value="NaN">
                <text:p>NaN</text:p>
              </table:table-cell>
              <table:table-cell office:value-type="float" office:value="1.94211574207">
                <text:p>1.94211574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80134923769">
                <text:p>-0.980134923769</text:p>
              </table:table-cell>
              <table:table-cell office:value-type="float" office:value="NaN">
                <text:p>NaN</text:p>
              </table:table-cell>
              <table:table-cell office:value-type="float" office:value="1.77190195913">
                <text:p>1.77190195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0415931347">
                <text:p>0.530415931347</text:p>
              </table:table-cell>
              <table:table-cell office:value-type="float" office:value="NaN">
                <text:p>NaN</text:p>
              </table:table-cell>
              <table:table-cell office:value-type="float" office:value="1.7402944656">
                <text:p>1.7402944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4015835811">
                <text:p>0.574015835811</text:p>
              </table:table-cell>
              <table:table-cell office:value-type="float" office:value="NaN">
                <text:p>NaN</text:p>
              </table:table-cell>
              <table:table-cell office:value-type="float" office:value="0.283431947611">
                <text:p>0.283431947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65613140016">
                <text:p>-0.865613140016</text:p>
              </table:table-cell>
              <table:table-cell office:value-type="float" office:value="NaN">
                <text:p>NaN</text:p>
              </table:table-cell>
              <table:table-cell office:value-type="float" office:value="2.06200839828">
                <text:p>2.06200839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55769373512">
                <text:p>-0.855769373512</text:p>
              </table:table-cell>
              <table:table-cell office:value-type="float" office:value="NaN">
                <text:p>NaN</text:p>
              </table:table-cell>
              <table:table-cell office:value-type="float" office:value="1.8630951447">
                <text:p>1.8630951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98542964431">
                <text:p>-0.898542964431</text:p>
              </table:table-cell>
              <table:table-cell office:value-type="float" office:value="0.574552356758">
                <text:p>0.57455235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9303913242">
                <text:p>-1.89303913242</text:p>
              </table:table-cell>
              <table:table-cell office:value-type="float" office:value="NaN">
                <text:p>NaN</text:p>
              </table:table-cell>
              <table:table-cell office:value-type="float" office:value="-0.379021689355">
                <text:p>-0.379021689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0929958528">
                <text:p>-1.80929958528</text:p>
              </table:table-cell>
              <table:table-cell office:value-type="float" office:value="NaN">
                <text:p>NaN</text:p>
              </table:table-cell>
              <table:table-cell office:value-type="float" office:value="-0.389739687509">
                <text:p>-0.38973968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84790752705">
                <text:p>-0.0084790752705</text:p>
              </table:table-cell>
              <table:table-cell office:value-type="float" office:value="1.09589160767">
                <text:p>1.0958916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9313328628">
                <text:p>0.649313328628</text:p>
              </table:table-cell>
              <table:table-cell office:value-type="float" office:value="0.465507235339">
                <text:p>0.46550723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95724249399">
                <text:p>-0.00295724249399</text:p>
              </table:table-cell>
              <table:table-cell office:value-type="float" office:value="NaN">
                <text:p>NaN</text:p>
              </table:table-cell>
              <table:table-cell office:value-type="float" office:value="-0.221954984914">
                <text:p>-0.221954984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56478939318">
                <text:p>-0.0256478939318</text:p>
              </table:table-cell>
              <table:table-cell office:value-type="float" office:value="NaN">
                <text:p>NaN</text:p>
              </table:table-cell>
              <table:table-cell office:value-type="float" office:value="-0.293720834961">
                <text:p>-0.293720834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3676705187">
                <text:p>-0.123676705187</text:p>
              </table:table-cell>
              <table:table-cell office:value-type="float" office:value="1.06393487468">
                <text:p>1.0639348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30173002224">
                <text:p>-0.730173002224</text:p>
              </table:table-cell>
              <table:table-cell office:value-type="float" office:value="NaN">
                <text:p>NaN</text:p>
              </table:table-cell>
              <table:table-cell office:value-type="float" office:value="1.58311946374">
                <text:p>1.58311946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4799157004">
                <text:p>-0.74799157004</text:p>
              </table:table-cell>
              <table:table-cell office:value-type="float" office:value="NaN">
                <text:p>NaN</text:p>
              </table:table-cell>
              <table:table-cell office:value-type="float" office:value="0.174861211543">
                <text:p>0.174861211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35023325">
                <text:p>0.6035023325</text:p>
              </table:table-cell>
              <table:table-cell office:value-type="float" office:value="NaN">
                <text:p>NaN</text:p>
              </table:table-cell>
              <table:table-cell office:value-type="float" office:value="1.86069511087">
                <text:p>1.86069511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6685477498">
                <text:p>0.746685477498</text:p>
              </table:table-cell>
              <table:table-cell office:value-type="float" office:value="NaN">
                <text:p>NaN</text:p>
              </table:table-cell>
              <table:table-cell office:value-type="float" office:value="1.66842695679">
                <text:p>1.66842695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5814747461">
                <text:p>0.605814747461</text:p>
              </table:table-cell>
              <table:table-cell office:value-type="float" office:value="NaN">
                <text:p>NaN</text:p>
              </table:table-cell>
              <table:table-cell office:value-type="float" office:value="1.9147154419">
                <text:p>1.9147154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746543426042">
                <text:p>-0.746543426042</text:p>
              </table:table-cell>
              <table:table-cell office:value-type="float" office:value="NaN">
                <text:p>NaN</text:p>
              </table:table-cell>
              <table:table-cell office:value-type="float" office:value="1.88659548706">
                <text:p>1.88659548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4798199517">
                <text:p>-1.04798199517</text:p>
              </table:table-cell>
              <table:table-cell office:value-type="float" office:value="NaN">
                <text:p>NaN</text:p>
              </table:table-cell>
              <table:table-cell office:value-type="float" office:value="0.421306677452">
                <text:p>0.421306677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74369045318">
                <text:p>-0.974369045318</text:p>
              </table:table-cell>
              <table:table-cell office:value-type="float" office:value="NaN">
                <text:p>NaN</text:p>
              </table:table-cell>
              <table:table-cell office:value-type="float" office:value="1.83747923248">
                <text:p>1.83747923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26547139414">
                <text:p>-0.926547139414</text:p>
              </table:table-cell>
              <table:table-cell office:value-type="float" office:value="NaN">
                <text:p>NaN</text:p>
              </table:table-cell>
              <table:table-cell office:value-type="float" office:value="1.76068191909">
                <text:p>1.76068191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3041258138">
                <text:p>0.483041258138</text:p>
              </table:table-cell>
              <table:table-cell office:value-type="float" office:value="0.354280264891">
                <text:p>0.354280264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977056865">
                <text:p>1.13977056865</text:p>
              </table:table-cell>
              <table:table-cell office:value-type="float" office:value="0.99098327702">
                <text:p>0.9909832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0347311683">
                <text:p>1.70347311683</text:p>
              </table:table-cell>
              <table:table-cell office:value-type="float" office:value="NaN">
                <text:p>NaN</text:p>
              </table:table-cell>
              <table:table-cell office:value-type="float" office:value="0.377196762201">
                <text:p>0.377196762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3395428418">
                <text:p>0.163395428418</text:p>
              </table:table-cell>
              <table:table-cell office:value-type="float" office:value="NaN">
                <text:p>NaN</text:p>
              </table:table-cell>
              <table:table-cell office:value-type="float" office:value="0.423907804145">
                <text:p>0.423907804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870267084">
                <text:p>1.75870267084</text:p>
              </table:table-cell>
              <table:table-cell office:value-type="float" office:value="NaN">
                <text:p>NaN</text:p>
              </table:table-cell>
              <table:table-cell office:value-type="float" office:value="1.78094239038">
                <text:p>1.78094239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1548390599">
                <text:p>0.541548390599</text:p>
              </table:table-cell>
              <table:table-cell office:value-type="float" office:value="NaN">
                <text:p>NaN</text:p>
              </table:table-cell>
              <table:table-cell office:value-type="float" office:value="0.37129263195">
                <text:p>0.3712926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0300738562">
                <text:p>0.190300738562</text:p>
              </table:table-cell>
              <table:table-cell office:value-type="float" office:value="NaN">
                <text:p>NaN</text:p>
              </table:table-cell>
              <table:table-cell office:value-type="float" office:value="0.208882713127">
                <text:p>0.208882713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459001304">
                <text:p>1.91459001304</text:p>
              </table:table-cell>
              <table:table-cell office:value-type="float" office:value="NaN">
                <text:p>NaN</text:p>
              </table:table-cell>
              <table:table-cell office:value-type="float" office:value="1.70549605292">
                <text:p>1.70549605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0581213972">
                <text:p>2.00581213972</text:p>
              </table:table-cell>
              <table:table-cell office:value-type="float" office:value="1.72040113045">
                <text:p>1.7204011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997806915">
                <text:p>1.22997806915</text:p>
              </table:table-cell>
              <table:table-cell office:value-type="float" office:value="NaN">
                <text:p>NaN</text:p>
              </table:table-cell>
              <table:table-cell office:value-type="float" office:value="2.69932375161">
                <text:p>2.69932375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5511557082">
                <text:p>2.55511557082</text:p>
              </table:table-cell>
              <table:table-cell office:value-type="float" office:value="0.856705464471">
                <text:p>0.856705464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7501079199">
                <text:p>3.47501079199</text:p>
              </table:table-cell>
              <table:table-cell office:value-type="float" office:value="0.125542989542">
                <text:p>0.125542989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0910219888">
                <text:p>4.00910219888</text:p>
              </table:table-cell>
              <table:table-cell office:value-type="float" office:value="NaN">
                <text:p>NaN</text:p>
              </table:table-cell>
              <table:table-cell office:value-type="float" office:value="-0.728721516656">
                <text:p>-0.728721516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3420242663">
                <text:p>4.13420242663</text:p>
              </table:table-cell>
              <table:table-cell office:value-type="float" office:value="NaN">
                <text:p>NaN</text:p>
              </table:table-cell>
              <table:table-cell office:value-type="float" office:value="0.707993867443">
                <text:p>0.707993867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4802312516">
                <text:p>4.34802312516</text:p>
              </table:table-cell>
              <table:table-cell office:value-type="float" office:value="NaN">
                <text:p>NaN</text:p>
              </table:table-cell>
              <table:table-cell office:value-type="float" office:value="-0.477903474951">
                <text:p>-0.477903474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8515126051">
                <text:p>4.28515126051</text:p>
              </table:table-cell>
              <table:table-cell office:value-type="float" office:value="NaN">
                <text:p>NaN</text:p>
              </table:table-cell>
              <table:table-cell office:value-type="float" office:value="0.963939685292">
                <text:p>0.963939685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6808465214">
                <text:p>4.46808465214</text:p>
              </table:table-cell>
              <table:table-cell office:value-type="float" office:value="1.09753940715">
                <text:p>1.09753940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7675123167">
                <text:p>3.47675123167</text:p>
              </table:table-cell>
              <table:table-cell office:value-type="float" office:value="NaN">
                <text:p>NaN</text:p>
              </table:table-cell>
              <table:table-cell office:value-type="float" office:value="1.74679855073">
                <text:p>1.74679855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233574029">
                <text:p>3.49233574029</text:p>
              </table:table-cell>
              <table:table-cell office:value-type="float" office:value="NaN">
                <text:p>NaN</text:p>
              </table:table-cell>
              <table:table-cell office:value-type="float" office:value="0.410522810061">
                <text:p>0.4105228100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8916093617">
                <text:p>3.58916093617</text:p>
              </table:table-cell>
              <table:table-cell office:value-type="float" office:value="NaN">
                <text:p>NaN</text:p>
              </table:table-cell>
              <table:table-cell office:value-type="float" office:value="1.77793392254">
                <text:p>1.777933922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6525757236">
                <text:p>5.46525757236</text:p>
              </table:table-cell>
              <table:table-cell office:value-type="float" office:value="NaN">
                <text:p>NaN</text:p>
              </table:table-cell>
              <table:table-cell office:value-type="float" office:value="0.259832033383">
                <text:p>0.259832033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2231688176">
                <text:p>3.82231688176</text:p>
              </table:table-cell>
              <table:table-cell office:value-type="float" office:value="NaN">
                <text:p>NaN</text:p>
              </table:table-cell>
              <table:table-cell office:value-type="float" office:value="0.231373468058">
                <text:p>0.231373468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3188743523">
                <text:p>3.53188743523</text:p>
              </table:table-cell>
              <table:table-cell office:value-type="float" office:value="NaN">
                <text:p>NaN</text:p>
              </table:table-cell>
              <table:table-cell office:value-type="float" office:value="1.67960374768">
                <text:p>1.67960374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0375591608">
                <text:p>5.0375591608</text:p>
              </table:table-cell>
              <table:table-cell office:value-type="float" office:value="NaN">
                <text:p>NaN</text:p>
              </table:table-cell>
              <table:table-cell office:value-type="float" office:value="0.11391139424">
                <text:p>0.11391139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09376519457">
                <text:p>5.09376519457</text:p>
              </table:table-cell>
              <table:table-cell office:value-type="float" office:value="NaN">
                <text:p>NaN</text:p>
              </table:table-cell>
              <table:table-cell office:value-type="float" office:value="1.98378169201">
                <text:p>1.98378169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7164115603">
                <text:p>3.77164115603</text:p>
              </table:table-cell>
              <table:table-cell office:value-type="float" office:value="1.93359183566">
                <text:p>1.9335918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6295626551">
                <text:p>2.96295626551</text:p>
              </table:table-cell>
              <table:table-cell office:value-type="float" office:value="NaN">
                <text:p>NaN</text:p>
              </table:table-cell>
              <table:table-cell office:value-type="float" office:value="2.88991947505">
                <text:p>2.88991947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2991871712">
                <text:p>4.42991871712</text:p>
              </table:table-cell>
              <table:table-cell office:value-type="float" office:value="NaN">
                <text:p>NaN</text:p>
              </table:table-cell>
              <table:table-cell office:value-type="float" office:value="1.29899797646">
                <text:p>1.29899797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4255841649">
                <text:p>4.44255841649</text:p>
              </table:table-cell>
              <table:table-cell office:value-type="float" office:value="NaN">
                <text:p>NaN</text:p>
              </table:table-cell>
              <table:table-cell office:value-type="float" office:value="2.43472595114">
                <text:p>2.43472595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7528362618">
                <text:p>2.97528362618</text:p>
              </table:table-cell>
              <table:table-cell office:value-type="float" office:value="NaN">
                <text:p>NaN</text:p>
              </table:table-cell>
              <table:table-cell office:value-type="float" office:value="1.20723451762">
                <text:p>1.20723451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5686302985">
                <text:p>3.25686302985</text:p>
              </table:table-cell>
              <table:table-cell office:value-type="float" office:value="NaN">
                <text:p>NaN</text:p>
              </table:table-cell>
              <table:table-cell office:value-type="float" office:value="1.02014452437">
                <text:p>1.020144524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7864409616">
                <text:p>2.77864409616</text:p>
              </table:table-cell>
              <table:table-cell office:value-type="float" office:value="NaN">
                <text:p>NaN</text:p>
              </table:table-cell>
              <table:table-cell office:value-type="float" office:value="2.57146887331">
                <text:p>2.57146887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2981910122">
                <text:p>2.82981910122</text:p>
              </table:table-cell>
              <table:table-cell office:value-type="float" office:value="1.21202614293">
                <text:p>1.21202614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4807014068">
                <text:p>3.64807014068</text:p>
              </table:table-cell>
              <table:table-cell office:value-type="float" office:value="0.270877533206">
                <text:p>0.27087753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0775302011">
                <text:p>3.10775302011</text:p>
              </table:table-cell>
              <table:table-cell office:value-type="float" office:value="-0.513513222415">
                <text:p>-0.51351322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4301869125">
                <text:p>4.04301869125</text:p>
              </table:table-cell>
              <table:table-cell office:value-type="float" office:value="NaN">
                <text:p>NaN</text:p>
              </table:table-cell>
              <table:table-cell office:value-type="float" office:value="0.331026067189">
                <text:p>0.331026067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1170915371">
                <text:p>3.61170915371</text:p>
              </table:table-cell>
              <table:table-cell office:value-type="float" office:value="NaN">
                <text:p>NaN</text:p>
              </table:table-cell>
              <table:table-cell office:value-type="float" office:value="0.402361782945">
                <text:p>0.402361782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5255563469">
                <text:p>2.25255563469</text:p>
              </table:table-cell>
              <table:table-cell office:value-type="float" office:value="NaN">
                <text:p>NaN</text:p>
              </table:table-cell>
              <table:table-cell office:value-type="float" office:value="0.414619382484">
                <text:p>0.414619382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0431058839">
                <text:p>3.80431058839</text:p>
              </table:table-cell>
              <table:table-cell office:value-type="float" office:value="NaN">
                <text:p>NaN</text:p>
              </table:table-cell>
              <table:table-cell office:value-type="float" office:value="0.113627361952">
                <text:p>0.113627361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2094032636">
                <text:p>2.32094032636</text:p>
              </table:table-cell>
              <table:table-cell office:value-type="float" office:value="NaN">
                <text:p>NaN</text:p>
              </table:table-cell>
              <table:table-cell office:value-type="float" office:value="0.324376707775">
                <text:p>0.3243767077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8825482598">
                <text:p>2.28825482598</text:p>
              </table:table-cell>
              <table:table-cell office:value-type="float" office:value="NaN">
                <text:p>NaN</text:p>
              </table:table-cell>
              <table:table-cell office:value-type="float" office:value="-1.12867257738">
                <text:p>-1.12867257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3941166103">
                <text:p>3.63941166103</text:p>
              </table:table-cell>
              <table:table-cell office:value-type="float" office:value="NaN">
                <text:p>NaN</text:p>
              </table:table-cell>
              <table:table-cell office:value-type="float" office:value="-1.29098344231">
                <text:p>-1.29098344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6509776197">
                <text:p>3.96509776197</text:p>
              </table:table-cell>
              <table:table-cell office:value-type="float" office:value="NaN">
                <text:p>NaN</text:p>
              </table:table-cell>
              <table:table-cell office:value-type="float" office:value="-1.50117078807">
                <text:p>-1.50117078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5389607227">
                <text:p>3.75389607227</text:p>
              </table:table-cell>
              <table:table-cell office:value-type="float" office:value="NaN">
                <text:p>NaN</text:p>
              </table:table-cell>
              <table:table-cell office:value-type="float" office:value="0.0811471703498">
                <text:p>0.0811471703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2155433633">
                <text:p>3.82155433633</text:p>
              </table:table-cell>
              <table:table-cell office:value-type="float" office:value="NaN">
                <text:p>NaN</text:p>
              </table:table-cell>
              <table:table-cell office:value-type="float" office:value="0.348522739007">
                <text:p>0.348522739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034482229">
                <text:p>3.8034482229</text:p>
              </table:table-cell>
              <table:table-cell office:value-type="float" office:value="NaN">
                <text:p>NaN</text:p>
              </table:table-cell>
              <table:table-cell office:value-type="float" office:value="-1.06962489578">
                <text:p>-1.069624895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8491486004">
                <text:p>3.68491486004</text:p>
              </table:table-cell>
              <table:table-cell office:value-type="float" office:value="NaN">
                <text:p>NaN</text:p>
              </table:table-cell>
              <table:table-cell office:value-type="float" office:value="-1.07161568009">
                <text:p>-1.07161568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3969485529">
                <text:p>2.33969485529</text:p>
              </table:table-cell>
              <table:table-cell office:value-type="float" office:value="NaN">
                <text:p>NaN</text:p>
              </table:table-cell>
              <table:table-cell office:value-type="float" office:value="-1.38005254427">
                <text:p>-1.38005254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8078102222">
                <text:p>2.58078102222</text:p>
              </table:table-cell>
              <table:table-cell office:value-type="float" office:value="NaN">
                <text:p>NaN</text:p>
              </table:table-cell>
              <table:table-cell office:value-type="float" office:value="0.390969600084">
                <text:p>0.390969600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1553241937">
                <text:p>3.81553241937</text:p>
              </table:table-cell>
              <table:table-cell office:value-type="float" office:value="NaN">
                <text:p>NaN</text:p>
              </table:table-cell>
              <table:table-cell office:value-type="float" office:value="-1.07923708184">
                <text:p>-1.079237081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1789921409">
                <text:p>3.81789921409</text:p>
              </table:table-cell>
              <table:table-cell office:value-type="float" office:value="0.309148068493">
                <text:p>0.309148068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4223435984">
                <text:p>2.94223435984</text:p>
              </table:table-cell>
              <table:table-cell office:value-type="float" office:value="0.827751441255">
                <text:p>0.82775144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9023873452">
                <text:p>2.19023873452</text:p>
              </table:table-cell>
              <table:table-cell office:value-type="float" office:value="0.131531782077">
                <text:p>0.13153178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2798353629">
                <text:p>1.62798353629</text:p>
              </table:table-cell>
              <table:table-cell office:value-type="float" office:value="NaN">
                <text:p>NaN</text:p>
              </table:table-cell>
              <table:table-cell office:value-type="float" office:value="-0.840414003117">
                <text:p>-0.840414003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0526340145">
                <text:p>1.20526340145</text:p>
              </table:table-cell>
              <table:table-cell office:value-type="float" office:value="NaN">
                <text:p>NaN</text:p>
              </table:table-cell>
              <table:table-cell office:value-type="float" office:value="0.998839399221">
                <text:p>0.998839399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9661884284">
                <text:p>1.49661884284</text:p>
              </table:table-cell>
              <table:table-cell office:value-type="float" office:value="NaN">
                <text:p>NaN</text:p>
              </table:table-cell>
              <table:table-cell office:value-type="float" office:value="-0.477119182628">
                <text:p>-0.477119182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4270963937">
                <text:p>2.84270963937</text:p>
              </table:table-cell>
              <table:table-cell office:value-type="float" office:value="NaN">
                <text:p>NaN</text:p>
              </table:table-cell>
              <table:table-cell office:value-type="float" office:value="0.880175834976">
                <text:p>0.880175834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1981722574">
                <text:p>2.81981722574</text:p>
              </table:table-cell>
              <table:table-cell office:value-type="float" office:value="NaN">
                <text:p>NaN</text:p>
              </table:table-cell>
              <table:table-cell office:value-type="float" office:value="-0.695173411623">
                <text:p>-0.6951734116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1013081088">
                <text:p>1.41013081088</text:p>
              </table:table-cell>
              <table:table-cell office:value-type="float" office:value="NaN">
                <text:p>NaN</text:p>
              </table:table-cell>
              <table:table-cell office:value-type="float" office:value="0.881336433058">
                <text:p>0.881336433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9559367252">
                <text:p>1.19559367252</text:p>
              </table:table-cell>
              <table:table-cell office:value-type="float" office:value="NaN">
                <text:p>NaN</text:p>
              </table:table-cell>
              <table:table-cell office:value-type="float" office:value="1.10612498853">
                <text:p>1.10612498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3332227008">
                <text:p>1.23332227008</text:p>
              </table:table-cell>
              <table:table-cell office:value-type="float" office:value="NaN">
                <text:p>NaN</text:p>
              </table:table-cell>
              <table:table-cell office:value-type="float" office:value="-0.639891713643">
                <text:p>-0.6398917136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220035695">
                <text:p>1.30220035695</text:p>
              </table:table-cell>
              <table:table-cell office:value-type="float" office:value="1.10274027547">
                <text:p>1.10274027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633992178">
                <text:p>2.1633992178</text:p>
              </table:table-cell>
              <table:table-cell office:value-type="float" office:value="NaN">
                <text:p>NaN</text:p>
              </table:table-cell>
              <table:table-cell office:value-type="float" office:value="2.01750555354">
                <text:p>2.01750555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1454257431">
                <text:p>1.91454257431</text:p>
              </table:table-cell>
              <table:table-cell office:value-type="float" office:value="NaN">
                <text:p>NaN</text:p>
              </table:table-cell>
              <table:table-cell office:value-type="float" office:value="1.73454411097">
                <text:p>1.734544110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13361636437">
                <text:p>0.313361636437</text:p>
              </table:table-cell>
              <table:table-cell office:value-type="float" office:value="2.03760268976">
                <text:p>2.0376026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2650935044">
                <text:p>1.02650935044</text:p>
              </table:table-cell>
              <table:table-cell office:value-type="float" office:value="NaN">
                <text:p>NaN</text:p>
              </table:table-cell>
              <table:table-cell office:value-type="float" office:value="1.20935293326">
                <text:p>1.209352933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8566472868">
                <text:p>1.28566472868</text:p>
              </table:table-cell>
              <table:table-cell office:value-type="float" office:value="NaN">
                <text:p>NaN</text:p>
              </table:table-cell>
              <table:table-cell office:value-type="float" office:value="1.11036035706">
                <text:p>1.11036035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263888864">
                <text:p>1.07263888864</text:p>
              </table:table-cell>
              <table:table-cell office:value-type="float" office:value="2.9528912328">
                <text:p>2.952891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2859019712">
                <text:p>2.02859019712</text:p>
              </table:table-cell>
              <table:table-cell office:value-type="float" office:value="NaN">
                <text:p>NaN</text:p>
              </table:table-cell>
              <table:table-cell office:value-type="float" office:value="2.15462897028">
                <text:p>2.1546289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2828695463">
                <text:p>1.82828695463</text:p>
              </table:table-cell>
              <table:table-cell office:value-type="float" office:value="2.09115457275">
                <text:p>2.0911545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2993251019">
                <text:p>1.12993251019</text:p>
              </table:table-cell>
              <table:table-cell office:value-type="float" office:value="NaN">
                <text:p>NaN</text:p>
              </table:table-cell>
              <table:table-cell office:value-type="float" office:value="1.34545867394">
                <text:p>1.345458673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255554794">
                <text:p>2.47255554794</text:p>
              </table:table-cell>
              <table:table-cell office:value-type="float" office:value="3.06637416455">
                <text:p>3.06637416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0163296089">
                <text:p>1.50163296089</text:p>
              </table:table-cell>
              <table:table-cell office:value-type="float" office:value="NaN">
                <text:p>NaN</text:p>
              </table:table-cell>
              <table:table-cell office:value-type="float" office:value="2.25385346258">
                <text:p>2.25385346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0397921858">
                <text:p>3.30397921858</text:p>
              </table:table-cell>
              <table:table-cell office:value-type="float" office:value="NaN">
                <text:p>NaN</text:p>
              </table:table-cell>
              <table:table-cell office:value-type="float" office:value="2.46250511614">
                <text:p>2.46250511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5887579476">
                <text:p>1.55887579476</text:p>
              </table:table-cell>
              <table:table-cell office:value-type="float" office:value="NaN">
                <text:p>NaN</text:p>
              </table:table-cell>
              <table:table-cell office:value-type="float" office:value="3.83560231597">
                <text:p>3.835602315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4861100663">
                <text:p>3.44861100663</text:p>
              </table:table-cell>
              <table:table-cell office:value-type="float" office:value="NaN">
                <text:p>NaN</text:p>
              </table:table-cell>
              <table:table-cell office:value-type="float" office:value="2.49037295338">
                <text:p>2.49037295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2379467112">
                <text:p>1.82379467112</text:p>
              </table:table-cell>
              <table:table-cell office:value-type="float" office:value="NaN">
                <text:p>NaN</text:p>
              </table:table-cell>
              <table:table-cell office:value-type="float" office:value="4.03898928378">
                <text:p>4.038989283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489262144">
                <text:p>1.7489262144</text:p>
              </table:table-cell>
              <table:table-cell office:value-type="float" office:value="NaN">
                <text:p>NaN</text:p>
              </table:table-cell>
              <table:table-cell office:value-type="float" office:value="3.88504292559">
                <text:p>3.88504292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7339394827">
                <text:p>3.37339394827</text:p>
              </table:table-cell>
              <table:table-cell office:value-type="float" office:value="NaN">
                <text:p>NaN</text:p>
              </table:table-cell>
              <table:table-cell office:value-type="float" office:value="2.33127987285">
                <text:p>2.331279872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1793388057">
                <text:p>3.21793388057</text:p>
              </table:table-cell>
              <table:table-cell office:value-type="float" office:value="3.83763834671">
                <text:p>3.8376383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926507742">
                <text:p>3.91926507742</text:p>
              </table:table-cell>
              <table:table-cell office:value-type="float" office:value="NaN">
                <text:p>NaN</text:p>
              </table:table-cell>
              <table:table-cell office:value-type="float" office:value="4.34087519131">
                <text:p>4.340875191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6310780973">
                <text:p>4.06310780973</text:p>
              </table:table-cell>
              <table:table-cell office:value-type="float" office:value="NaN">
                <text:p>NaN</text:p>
              </table:table-cell>
              <table:table-cell office:value-type="float" office:value="3.2514728035">
                <text:p>3.25147280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491869424">
                <text:p>3.7491869424</text:p>
              </table:table-cell>
              <table:table-cell office:value-type="float" office:value="NaN">
                <text:p>NaN</text:p>
              </table:table-cell>
              <table:table-cell office:value-type="float" office:value="3.13732133536">
                <text:p>3.13732133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830529777">
                <text:p>2.2830529777</text:p>
              </table:table-cell>
              <table:table-cell office:value-type="float" office:value="NaN">
                <text:p>NaN</text:p>
              </table:table-cell>
              <table:table-cell office:value-type="float" office:value="4.51957018793">
                <text:p>4.51957018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7356695982">
                <text:p>2.37356695982</text:p>
              </table:table-cell>
              <table:table-cell office:value-type="float" office:value="NaN">
                <text:p>NaN</text:p>
              </table:table-cell>
              <table:table-cell office:value-type="float" office:value="3.25452305008">
                <text:p>3.25452305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8165055044">
                <text:p>3.88165055044</text:p>
              </table:table-cell>
              <table:table-cell office:value-type="float" office:value="NaN">
                <text:p>NaN</text:p>
              </table:table-cell>
              <table:table-cell office:value-type="float" office:value="4.65559377777">
                <text:p>4.655593777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37213554914">
                <text:p>2.37213554914</text:p>
              </table:table-cell>
              <table:table-cell office:value-type="float" office:value="3.06980770895">
                <text:p>3.06980770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857793189">
                <text:p>3.14857793189</text:p>
              </table:table-cell>
              <table:table-cell office:value-type="float" office:value="NaN">
                <text:p>NaN</text:p>
              </table:table-cell>
              <table:table-cell office:value-type="float" office:value="2.33575530287">
                <text:p>2.33575530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3557198768">
                <text:p>3.33557198768</text:p>
              </table:table-cell>
              <table:table-cell office:value-type="float" office:value="NaN">
                <text:p>NaN</text:p>
              </table:table-cell>
              <table:table-cell office:value-type="float" office:value="2.3916982095">
                <text:p>2.3916982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8115252193">
                <text:p>1.68115252193</text:p>
              </table:table-cell>
              <table:table-cell office:value-type="float" office:value="NaN">
                <text:p>NaN</text:p>
              </table:table-cell>
              <table:table-cell office:value-type="float" office:value="3.90190365421">
                <text:p>3.901903654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7334785585">
                <text:p>3.17334785585</text:p>
              </table:table-cell>
              <table:table-cell office:value-type="float" office:value="NaN">
                <text:p>NaN</text:p>
              </table:table-cell>
              <table:table-cell office:value-type="float" office:value="3.82166373943">
                <text:p>3.82166373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531229897">
                <text:p>1.42531229897</text:p>
              </table:table-cell>
              <table:table-cell office:value-type="float" office:value="NaN">
                <text:p>NaN</text:p>
              </table:table-cell>
              <table:table-cell office:value-type="float" office:value="2.21295241211">
                <text:p>2.212952412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6976400464">
                <text:p>3.26976400464</text:p>
              </table:table-cell>
              <table:table-cell office:value-type="float" office:value="NaN">
                <text:p>NaN</text:p>
              </table:table-cell>
              <table:table-cell office:value-type="float" office:value="3.71150401362">
                <text:p>3.71150401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095959429">
                <text:p>1.74095959429</text:p>
              </table:table-cell>
              <table:table-cell office:value-type="float" office:value="NaN">
                <text:p>NaN</text:p>
              </table:table-cell>
              <table:table-cell office:value-type="float" office:value="4.01964692774">
                <text:p>4.01964692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4216383112">
                <text:p>1.64216383112</text:p>
              </table:table-cell>
              <table:table-cell office:value-type="float" office:value="NaN">
                <text:p>NaN</text:p>
              </table:table-cell>
              <table:table-cell office:value-type="float" office:value="2.22870008086">
                <text:p>2.228700080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5704064081">
                <text:p>3.15704064081</text:p>
              </table:table-cell>
              <table:table-cell office:value-type="float" office:value="NaN">
                <text:p>NaN</text:p>
              </table:table-cell>
              <table:table-cell office:value-type="float" office:value="2.41205459242">
                <text:p>2.41205459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4217347611">
                <text:p>3.04217347611</text:p>
              </table:table-cell>
              <table:table-cell office:value-type="float" office:value="NaN">
                <text:p>NaN</text:p>
              </table:table-cell>
              <table:table-cell office:value-type="float" office:value="2.52115517261">
                <text:p>2.521155172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8366443412">
                <text:p>2.88366443412</text:p>
              </table:table-cell>
              <table:table-cell office:value-type="float" office:value="4.04556822892">
                <text:p>4.0455682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06242954638">
                <text:p>2.06242954638</text:p>
              </table:table-cell>
              <table:table-cell office:value-type="float" office:value="NaN">
                <text:p>NaN</text:p>
              </table:table-cell>
              <table:table-cell office:value-type="float" office:value="4.96846591865">
                <text:p>4.96846591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2191128852">
                <text:p>1.92191128852</text:p>
              </table:table-cell>
              <table:table-cell office:value-type="float" office:value="NaN">
                <text:p>NaN</text:p>
              </table:table-cell>
              <table:table-cell office:value-type="float" office:value="3.45419613345">
                <text:p>3.45419613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9465213706">
                <text:p>2.19465213706</text:p>
              </table:table-cell>
              <table:table-cell office:value-type="float" office:value="NaN">
                <text:p>NaN</text:p>
              </table:table-cell>
              <table:table-cell office:value-type="float" office:value="3.17230246175">
                <text:p>3.17230246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6541390767">
                <text:p>3.46541390767</text:p>
              </table:table-cell>
              <table:table-cell office:value-type="float" office:value="NaN">
                <text:p>NaN</text:p>
              </table:table-cell>
              <table:table-cell office:value-type="float" office:value="4.81426495163">
                <text:p>4.81426495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8524799578">
                <text:p>3.48524799578</text:p>
              </table:table-cell>
              <table:table-cell office:value-type="float" office:value="NaN">
                <text:p>NaN</text:p>
              </table:table-cell>
              <table:table-cell office:value-type="float" office:value="4.55002781679">
                <text:p>4.550027816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9669917697">
                <text:p>1.99669917697</text:p>
              </table:table-cell>
              <table:table-cell office:value-type="float" office:value="NaN">
                <text:p>NaN</text:p>
              </table:table-cell>
              <table:table-cell office:value-type="float" office:value="4.67352359965">
                <text:p>4.67352359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2663813057">
                <text:p>2.12663813057</text:p>
              </table:table-cell>
              <table:table-cell office:value-type="float" office:value="NaN">
                <text:p>NaN</text:p>
              </table:table-cell>
              <table:table-cell office:value-type="float" office:value="4.79661871956">
                <text:p>4.79661871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5243802343">
                <text:p>2.25243802343</text:p>
              </table:table-cell>
              <table:table-cell office:value-type="float" office:value="NaN">
                <text:p>NaN</text:p>
              </table:table-cell>
              <table:table-cell office:value-type="float" office:value="3.50402392273">
                <text:p>3.50402392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2790182104">
                <text:p>2.22790182104</text:p>
              </table:table-cell>
              <table:table-cell office:value-type="float" office:value="NaN">
                <text:p>NaN</text:p>
              </table:table-cell>
              <table:table-cell office:value-type="float" office:value="5.01411678737">
                <text:p>5.014116787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5251043153">
                <text:p>1.95251043153</text:p>
              </table:table-cell>
              <table:table-cell office:value-type="float" office:value="NaN">
                <text:p>NaN</text:p>
              </table:table-cell>
              <table:table-cell office:value-type="float" office:value="4.65500276104">
                <text:p>4.65500276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112617922">
                <text:p>2.3112617922</text:p>
              </table:table-cell>
              <table:table-cell office:value-type="float" office:value="NaN">
                <text:p>NaN</text:p>
              </table:table-cell>
              <table:table-cell office:value-type="float" office:value="3.21495648283">
                <text:p>3.21495648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2953351039">
                <text:p>2.12953351039</text:p>
              </table:table-cell>
              <table:table-cell office:value-type="float" office:value="NaN">
                <text:p>NaN</text:p>
              </table:table-cell>
              <table:table-cell office:value-type="float" office:value="3.38477850562">
                <text:p>3.38477850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7883841128">
                <text:p>3.77883841128</text:p>
              </table:table-cell>
              <table:table-cell office:value-type="float" office:value="3.30864080875">
                <text:p>3.3086408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644256088">
                <text:p>3.23644256088</text:p>
              </table:table-cell>
              <table:table-cell office:value-type="float" office:value="NaN">
                <text:p>NaN</text:p>
              </table:table-cell>
              <table:table-cell office:value-type="float" office:value="4.12337163362">
                <text:p>4.12337163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3813823797">
                <text:p>3.13813823797</text:p>
              </table:table-cell>
              <table:table-cell office:value-type="float" office:value="NaN">
                <text:p>NaN</text:p>
              </table:table-cell>
              <table:table-cell office:value-type="float" office:value="2.65968088201">
                <text:p>2.659680882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863744796">
                <text:p>4.52863744796</text:p>
              </table:table-cell>
              <table:table-cell office:value-type="float" office:value="NaN">
                <text:p>NaN</text:p>
              </table:table-cell>
              <table:table-cell office:value-type="float" office:value="2.68209946908">
                <text:p>2.682099469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3237803223">
                <text:p>4.3237803223</text:p>
              </table:table-cell>
              <table:table-cell office:value-type="float" office:value="NaN">
                <text:p>NaN</text:p>
              </table:table-cell>
              <table:table-cell office:value-type="float" office:value="2.53669971598">
                <text:p>2.53669971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9054118908">
                <text:p>2.99054118908</text:p>
              </table:table-cell>
              <table:table-cell office:value-type="float" office:value="NaN">
                <text:p>NaN</text:p>
              </table:table-cell>
              <table:table-cell office:value-type="float" office:value="2.73645799692">
                <text:p>2.736457996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676636168">
                <text:p>4.58676636168</text:p>
              </table:table-cell>
              <table:table-cell office:value-type="float" office:value="NaN">
                <text:p>NaN</text:p>
              </table:table-cell>
              <table:table-cell office:value-type="float" office:value="4.04872458521">
                <text:p>4.048724585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6396431019">
                <text:p>3.06396431019</text:p>
              </table:table-cell>
              <table:table-cell office:value-type="float" office:value="NaN">
                <text:p>NaN</text:p>
              </table:table-cell>
              <table:table-cell office:value-type="float" office:value="2.3581389361">
                <text:p>2.35813893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4560944081">
                <text:p>4.74560944081</text:p>
              </table:table-cell>
              <table:table-cell office:value-type="float" office:value="NaN">
                <text:p>NaN</text:p>
              </table:table-cell>
              <table:table-cell office:value-type="float" office:value="4.14315583777">
                <text:p>4.143155837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188456365">
                <text:p>2.82188456365</text:p>
              </table:table-cell>
              <table:table-cell office:value-type="float" office:value="NaN">
                <text:p>NaN</text:p>
              </table:table-cell>
              <table:table-cell office:value-type="float" office:value="2.31555024619">
                <text:p>2.31555024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2090282928">
                <text:p>4.42090282928</text:p>
              </table:table-cell>
              <table:table-cell office:value-type="float" office:value="NaN">
                <text:p>NaN</text:p>
              </table:table-cell>
              <table:table-cell office:value-type="float" office:value="2.53153053486">
                <text:p>2.531530534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6980787252">
                <text:p>4.66980787252</text:p>
              </table:table-cell>
              <table:table-cell office:value-type="float" office:value="NaN">
                <text:p>NaN</text:p>
              </table:table-cell>
              <table:table-cell office:value-type="float" office:value="3.8117262543">
                <text:p>3.81172625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6202821382">
                <text:p>4.46202821382</text:p>
              </table:table-cell>
              <table:table-cell office:value-type="float" office:value="NaN">
                <text:p>NaN</text:p>
              </table:table-cell>
              <table:table-cell office:value-type="float" office:value="4.04222010678">
                <text:p>4.04222010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39692972634">
                <text:p>4.39692972634</text:p>
              </table:table-cell>
              <table:table-cell office:value-type="float" office:value="NaN">
                <text:p>NaN</text:p>
              </table:table-cell>
              <table:table-cell office:value-type="float" office:value="2.79028456944">
                <text:p>2.79028456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4007768908">
                <text:p>4.34007768908</text:p>
              </table:table-cell>
              <table:table-cell office:value-type="float" office:value="NaN">
                <text:p>NaN</text:p>
              </table:table-cell>
              <table:table-cell office:value-type="float" office:value="2.48675983244">
                <text:p>2.48675983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4075284987">
                <text:p>3.04075284987</text:p>
              </table:table-cell>
              <table:table-cell office:value-type="float" office:value="NaN">
                <text:p>NaN</text:p>
              </table:table-cell>
              <table:table-cell office:value-type="float" office:value="2.74410619551">
                <text:p>2.74410619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20015870088">
                <text:p>3.20015870088</text:p>
              </table:table-cell>
              <table:table-cell office:value-type="float" office:value="NaN">
                <text:p>NaN</text:p>
              </table:table-cell>
              <table:table-cell office:value-type="float" office:value="2.53570430238">
                <text:p>2.53570430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6617522188">
                <text:p>4.36617522188</text:p>
              </table:table-cell>
              <table:table-cell office:value-type="float" office:value="NaN">
                <text:p>NaN</text:p>
              </table:table-cell>
              <table:table-cell office:value-type="float" office:value="3.96862865825">
                <text:p>3.968628658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73911688485">
                <text:p>4.73911688485</text:p>
              </table:table-cell>
              <table:table-cell office:value-type="float" office:value="NaN">
                <text:p>NaN</text:p>
              </table:table-cell>
              <table:table-cell office:value-type="float" office:value="4.04826540751">
                <text:p>4.048265407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4370343153">
                <text:p>4.64370343153</text:p>
              </table:table-cell>
              <table:table-cell office:value-type="float" office:value="NaN">
                <text:p>NaN</text:p>
              </table:table-cell>
              <table:table-cell office:value-type="float" office:value="4.29055272313">
                <text:p>4.290552723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5142111538">
                <text:p>3.05142111538</text:p>
              </table:table-cell>
              <table:table-cell office:value-type="float" office:value="NaN">
                <text:p>NaN</text:p>
              </table:table-cell>
              <table:table-cell office:value-type="float" office:value="2.47540353099">
                <text:p>2.475403530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7642942459">
                <text:p>3.17642942459</text:p>
              </table:table-cell>
              <table:table-cell office:value-type="float" office:value="NaN">
                <text:p>NaN</text:p>
              </table:table-cell>
              <table:table-cell office:value-type="float" office:value="3.9802539311">
                <text:p>3.98025393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0854276195">
                <text:p>2.90854276195</text:p>
              </table:table-cell>
              <table:table-cell office:value-type="float" office:value="NaN">
                <text:p>NaN</text:p>
              </table:table-cell>
              <table:table-cell office:value-type="float" office:value="4.0097481471">
                <text:p>4.00974814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9846927985">
                <text:p>4.69846927985</text:p>
              </table:table-cell>
              <table:table-cell office:value-type="float" office:value="NaN">
                <text:p>NaN</text:p>
              </table:table-cell>
              <table:table-cell office:value-type="float" office:value="4.27130193783">
                <text:p>4.27130193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9508765465">
                <text:p>2.99508765465</text:p>
              </table:table-cell>
              <table:table-cell office:value-type="float" office:value="NaN">
                <text:p>NaN</text:p>
              </table:table-cell>
              <table:table-cell office:value-type="float" office:value="2.75427698009">
                <text:p>2.75427698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61057736877">
                <text:p>4.61057736877</text:p>
              </table:table-cell>
              <table:table-cell office:value-type="float" office:value="NaN">
                <text:p>NaN</text:p>
              </table:table-cell>
              <table:table-cell office:value-type="float" office:value="2.55274300403">
                <text:p>2.55274300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25982605331">
                <text:p>3.25982605331</text:p>
              </table:table-cell>
              <table:table-cell office:value-type="float" office:value="NaN">
                <text:p>NaN</text:p>
              </table:table-cell>
              <table:table-cell office:value-type="float" office:value="4.25726550436">
                <text:p>4.257265504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1466950606">
                <text:p>3.11466950606</text:p>
              </table:table-cell>
              <table:table-cell office:value-type="float" office:value="2.46712944004">
                <text:p>2.4671294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3920025378">
                <text:p>3.63920025378</text:p>
              </table:table-cell>
              <table:table-cell office:value-type="float" office:value="NaN">
                <text:p>NaN</text:p>
              </table:table-cell>
              <table:table-cell office:value-type="float" office:value="1.47692014999">
                <text:p>1.47692014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0077663193">
                <text:p>2.40077663193</text:p>
              </table:table-cell>
              <table:table-cell office:value-type="float" office:value="NaN">
                <text:p>NaN</text:p>
              </table:table-cell>
              <table:table-cell office:value-type="float" office:value="1.93405701171">
                <text:p>1.934057011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4131042908">
                <text:p>2.34131042908</text:p>
              </table:table-cell>
              <table:table-cell office:value-type="float" office:value="1.65888223085">
                <text:p>1.6588822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2626457373">
                <text:p>3.32626457373</text:p>
              </table:table-cell>
              <table:table-cell office:value-type="float" office:value="1.04853500054">
                <text:p>1.048535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5495364124">
                <text:p>2.75495364124</text:p>
              </table:table-cell>
              <table:table-cell office:value-type="float" office:value="NaN">
                <text:p>NaN</text:p>
              </table:table-cell>
              <table:table-cell office:value-type="float" office:value="1.69295826431">
                <text:p>1.692958264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8556164951">
                <text:p>2.58556164951</text:p>
              </table:table-cell>
              <table:table-cell office:value-type="float" office:value="NaN">
                <text:p>NaN</text:p>
              </table:table-cell>
              <table:table-cell office:value-type="float" office:value="1.83922579227">
                <text:p>1.839225792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62052344097">
                <text:p>2.62052344097</text:p>
              </table:table-cell>
              <table:table-cell office:value-type="float" office:value="NaN">
                <text:p>NaN</text:p>
              </table:table-cell>
              <table:table-cell office:value-type="float" office:value="0.150586317033">
                <text:p>0.1505863170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8772387983">
                <text:p>2.58772387983</text:p>
              </table:table-cell>
              <table:table-cell office:value-type="float" office:value="NaN">
                <text:p>NaN</text:p>
              </table:table-cell>
              <table:table-cell office:value-type="float" office:value="1.79284020382">
                <text:p>1.792840203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7920933096">
                <text:p>2.37920933096</text:p>
              </table:table-cell>
              <table:table-cell office:value-type="float" office:value="0.433203233004">
                <text:p>0.43320323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4536735946">
                <text:p>1.64536735946</text:p>
              </table:table-cell>
              <table:table-cell office:value-type="float" office:value="NaN">
                <text:p>NaN</text:p>
              </table:table-cell>
              <table:table-cell office:value-type="float" office:value="-0.288129192826">
                <text:p>-0.288129192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5953213059">
                <text:p>3.05953213059</text:p>
              </table:table-cell>
              <table:table-cell office:value-type="float" office:value="NaN">
                <text:p>NaN</text:p>
              </table:table-cell>
              <table:table-cell office:value-type="float" office:value="-0.363529517596">
                <text:p>-0.3635295175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5830331305">
                <text:p>2.95830331305</text:p>
              </table:table-cell>
              <table:table-cell office:value-type="float" office:value="NaN">
                <text:p>NaN</text:p>
              </table:table-cell>
              <table:table-cell office:value-type="float" office:value="1.09983735562">
                <text:p>1.09983735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5178062802">
                <text:p>1.45178062802</text:p>
              </table:table-cell>
              <table:table-cell office:value-type="float" office:value="-0.393038759344">
                <text:p>-0.39303875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88393911501">
                <text:p>0.688393911501</text:p>
              </table:table-cell>
              <table:table-cell office:value-type="float" office:value="NaN">
                <text:p>NaN</text:p>
              </table:table-cell>
              <table:table-cell office:value-type="float" office:value="0.438882393183">
                <text:p>0.4388823931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37889354607">
                <text:p>2.37889354607</text:p>
              </table:table-cell>
              <table:table-cell office:value-type="float" office:value="NaN">
                <text:p>NaN</text:p>
              </table:table-cell>
              <table:table-cell office:value-type="float" office:value="0.509196453042">
                <text:p>0.509196453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4775327847">
                <text:p>2.44775327847</text:p>
              </table:table-cell>
              <table:table-cell office:value-type="float" office:value="NaN">
                <text:p>NaN</text:p>
              </table:table-cell>
              <table:table-cell office:value-type="float" office:value="-1.27167722365">
                <text:p>-1.27167722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7519095658">
                <text:p>2.37519095658</text:p>
              </table:table-cell>
              <table:table-cell office:value-type="float" office:value="NaN">
                <text:p>NaN</text:p>
              </table:table-cell>
              <table:table-cell office:value-type="float" office:value="-0.944783146641">
                <text:p>-0.944783146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5299394315">
                <text:p>0.945299394315</text:p>
              </table:table-cell>
              <table:table-cell office:value-type="float" office:value="0.480160656322">
                <text:p>0.48016065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5766674804">
                <text:p>0.00705766674804</text:p>
              </table:table-cell>
              <table:table-cell office:value-type="float" office:value="NaN">
                <text:p>NaN</text:p>
              </table:table-cell>
              <table:table-cell office:value-type="float" office:value="1.44917128091">
                <text:p>1.44917128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4132154212">
                <text:p>1.64132154212</text:p>
              </table:table-cell>
              <table:table-cell office:value-type="float" office:value="-0.217985175264">
                <text:p>-0.21798517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6329952649">
                <text:p>2.16329952649</text:p>
              </table:table-cell>
              <table:table-cell office:value-type="float" office:value="0.766223048415">
                <text:p>0.766223048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4361950923">
                <text:p>1.44361950923</text:p>
              </table:table-cell>
              <table:table-cell office:value-type="float" office:value="NaN">
                <text:p>NaN</text:p>
              </table:table-cell>
              <table:table-cell office:value-type="float" office:value="1.59634955678">
                <text:p>1.596349556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1706552758">
                <text:p>3.11706552758</text:p>
              </table:table-cell>
              <table:table-cell office:value-type="float" office:value="1.54387002414">
                <text:p>1.5438700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1050050697">
                <text:p>2.51050050697</text:p>
              </table:table-cell>
              <table:table-cell office:value-type="float" office:value="0.902274551383">
                <text:p>0.90227455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2601603454">
                <text:p>3.02601603454</text:p>
              </table:table-cell>
              <table:table-cell office:value-type="float" office:value="NaN">
                <text:p>NaN</text:p>
              </table:table-cell>
              <table:table-cell office:value-type="float" office:value="1.47627894195">
                <text:p>1.47627894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8730409989">
                <text:p>3.18730409989</text:p>
              </table:table-cell>
              <table:table-cell office:value-type="float" office:value="1.68535612396">
                <text:p>1.6853561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9103040989">
                <text:p>3.69103040989</text:p>
              </table:table-cell>
              <table:table-cell office:value-type="float" office:value="NaN">
                <text:p>NaN</text:p>
              </table:table-cell>
              <table:table-cell office:value-type="float" office:value="0.886483460575">
                <text:p>0.886483460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823259747">
                <text:p>2.19823259747</text:p>
              </table:table-cell>
              <table:table-cell office:value-type="float" office:value="0.79876500623">
                <text:p>0.7987650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3193690617">
                <text:p>1.23193690617</text:p>
              </table:table-cell>
              <table:table-cell office:value-type="float" office:value="1.48192602074">
                <text:p>1.4819260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74184975575">
                <text:p>0.574184975575</text:p>
              </table:table-cell>
              <table:table-cell office:value-type="float" office:value="NaN">
                <text:p>NaN</text:p>
              </table:table-cell>
              <table:table-cell office:value-type="float" office:value="0.858805029964">
                <text:p>0.8588050299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9853427226">
                <text:p>1.79853427226</text:p>
              </table:table-cell>
              <table:table-cell office:value-type="float" office:value="NaN">
                <text:p>NaN</text:p>
              </table:table-cell>
              <table:table-cell office:value-type="float" office:value="0.655792277437">
                <text:p>0.6557922774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51965096928">
                <text:p>0.451965096928</text:p>
              </table:table-cell>
              <table:table-cell office:value-type="float" office:value="NaN">
                <text:p>NaN</text:p>
              </table:table-cell>
              <table:table-cell office:value-type="float" office:value="0.600489630163">
                <text:p>0.6004896301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706981605">
                <text:p>0.38706981605</text:p>
              </table:table-cell>
              <table:table-cell office:value-type="float" office:value="NaN">
                <text:p>NaN</text:p>
              </table:table-cell>
              <table:table-cell office:value-type="float" office:value="0.522271055368">
                <text:p>0.5222710553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8383647962">
                <text:p>1.98383647962</text:p>
              </table:table-cell>
              <table:table-cell office:value-type="float" office:value="NaN">
                <text:p>NaN</text:p>
              </table:table-cell>
              <table:table-cell office:value-type="float" office:value="2.23415956595">
                <text:p>2.234159565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535712654">
                <text:p>2.1535712654</text:p>
              </table:table-cell>
              <table:table-cell office:value-type="float" office:value="NaN">
                <text:p>NaN</text:p>
              </table:table-cell>
              <table:table-cell office:value-type="float" office:value="2.37223707102">
                <text:p>2.37223707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2562471023">
                <text:p>0.372562471023</text:p>
              </table:table-cell>
              <table:table-cell office:value-type="float" office:value="NaN">
                <text:p>NaN</text:p>
              </table:table-cell>
              <table:table-cell office:value-type="float" office:value="0.920641895157">
                <text:p>0.9206418951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65883284803">
                <text:p>0.265883284803</text:p>
              </table:table-cell>
              <table:table-cell office:value-type="float" office:value="NaN">
                <text:p>NaN</text:p>
              </table:table-cell>
              <table:table-cell office:value-type="float" office:value="2.15940391627">
                <text:p>2.159403916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02124871957">
                <text:p>2.02124871957</text:p>
              </table:table-cell>
              <table:table-cell office:value-type="float" office:value="0.623709152666">
                <text:p>0.62370915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656327682">
                <text:p>2.8656327682</text:p>
              </table:table-cell>
              <table:table-cell office:value-type="float" office:value="-0.189710661806">
                <text:p>-0.18971066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0631449631">
                <text:p>3.80631449631</text:p>
              </table:table-cell>
              <table:table-cell office:value-type="float" office:value="-0.791279456474">
                <text:p>-0.791279456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2416637158">
                <text:p>3.02416637158</text:p>
              </table:table-cell>
              <table:table-cell office:value-type="float" office:value="NaN">
                <text:p>NaN</text:p>
              </table:table-cell>
              <table:table-cell office:value-type="float" office:value="-0.00554296322217">
                <text:p>-0.005542963222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6772903439">
                <text:p>3.16772903439</text:p>
              </table:table-cell>
              <table:table-cell office:value-type="float" office:value="NaN">
                <text:p>NaN</text:p>
              </table:table-cell>
              <table:table-cell office:value-type="float" office:value="-1.62440212114">
                <text:p>-1.624402121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55065137984">
                <text:p>4.55065137984</text:p>
              </table:table-cell>
              <table:table-cell office:value-type="float" office:value="NaN">
                <text:p>NaN</text:p>
              </table:table-cell>
              <table:table-cell office:value-type="float" office:value="-1.30079598399">
                <text:p>-1.300795983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2442431987">
                <text:p>2.82442431987</text:p>
              </table:table-cell>
              <table:table-cell office:value-type="float" office:value="NaN">
                <text:p>NaN</text:p>
              </table:table-cell>
              <table:table-cell office:value-type="float" office:value="0.0462065407945">
                <text:p>0.04620654079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3538773368">
                <text:p>3.23538773368</text:p>
              </table:table-cell>
              <table:table-cell office:value-type="float" office:value="NaN">
                <text:p>NaN</text:p>
              </table:table-cell>
              <table:table-cell office:value-type="float" office:value="-1.34599806037">
                <text:p>-1.34599806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0622304568">
                <text:p>4.70622304568</text:p>
              </table:table-cell>
              <table:table-cell office:value-type="float" office:value="NaN">
                <text:p>NaN</text:p>
              </table:table-cell>
              <table:table-cell office:value-type="float" office:value="-1.58807019119">
                <text:p>-1.58807019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0469475706">
                <text:p>3.30469475706</text:p>
              </table:table-cell>
              <table:table-cell office:value-type="float" office:value="NaN">
                <text:p>NaN</text:p>
              </table:table-cell>
              <table:table-cell office:value-type="float" office:value="-1.51186949609">
                <text:p>-1.51186949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9639684667">
                <text:p>4.59639684667</text:p>
              </table:table-cell>
              <table:table-cell office:value-type="float" office:value="NaN">
                <text:p>NaN</text:p>
              </table:table-cell>
              <table:table-cell office:value-type="float" office:value="-1.43912383782">
                <text:p>-1.439123837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149873018">
                <text:p>3.2149873018</text:p>
              </table:table-cell>
              <table:table-cell office:value-type="float" office:value="NaN">
                <text:p>NaN</text:p>
              </table:table-cell>
              <table:table-cell office:value-type="float" office:value="0.0648711326599">
                <text:p>0.06487113265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29886244325">
                <text:p>3.29886244325</text:p>
              </table:table-cell>
              <table:table-cell office:value-type="float" office:value="NaN">
                <text:p>NaN</text:p>
              </table:table-cell>
              <table:table-cell office:value-type="float" office:value="-0.200123480022">
                <text:p>-0.2001234800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8031358863">
                <text:p>2.98031358863</text:p>
              </table:table-cell>
              <table:table-cell office:value-type="float" office:value="NaN">
                <text:p>NaN</text:p>
              </table:table-cell>
              <table:table-cell office:value-type="float" office:value="-1.6961846576">
                <text:p>-1.6961846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1134953753">
                <text:p>4.61134953753</text:p>
              </table:table-cell>
              <table:table-cell office:value-type="float" office:value="NaN">
                <text:p>NaN</text:p>
              </table:table-cell>
              <table:table-cell office:value-type="float" office:value="-1.44152732499">
                <text:p>-1.441527324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35486421076">
                <text:p>4.35486421076</text:p>
              </table:table-cell>
              <table:table-cell office:value-type="float" office:value="NaN">
                <text:p>NaN</text:p>
              </table:table-cell>
              <table:table-cell office:value-type="float" office:value="-0.259919724955">
                <text:p>-0.2599197249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31228888779">
                <text:p>4.31228888779</text:p>
              </table:table-cell>
              <table:table-cell office:value-type="float" office:value="NaN">
                <text:p>NaN</text:p>
              </table:table-cell>
              <table:table-cell office:value-type="float" office:value="-0.101738271209">
                <text:p>-0.1017382712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27000532578">
                <text:p>3.27000532578</text:p>
              </table:table-cell>
              <table:table-cell office:value-type="float" office:value="NaN">
                <text:p>NaN</text:p>
              </table:table-cell>
              <table:table-cell office:value-type="float" office:value="-1.51403039164">
                <text:p>-1.514030391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4991278932">
                <text:p>3.04991278932</text:p>
              </table:table-cell>
              <table:table-cell office:value-type="float" office:value="NaN">
                <text:p>NaN</text:p>
              </table:table-cell>
              <table:table-cell office:value-type="float" office:value="-0.0884576513949">
                <text:p>-0.08845765139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49745903082">
                <text:p>4.49745903082</text:p>
              </table:table-cell>
              <table:table-cell office:value-type="float" office:value="NaN">
                <text:p>NaN</text:p>
              </table:table-cell>
              <table:table-cell office:value-type="float" office:value="-1.43994649833">
                <text:p>-1.439946498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56795803052">
                <text:p>4.56795803052</text:p>
              </table:table-cell>
              <table:table-cell office:value-type="float" office:value="NaN">
                <text:p>NaN</text:p>
              </table:table-cell>
              <table:table-cell office:value-type="float" office:value="-1.36980810359">
                <text:p>-1.369808103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632872491">
                <text:p>4.7632872491</text:p>
              </table:table-cell>
              <table:table-cell office:value-type="float" office:value="NaN">
                <text:p>NaN</text:p>
              </table:table-cell>
              <table:table-cell office:value-type="float" office:value="-0.261308954713">
                <text:p>-0.261308954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41288000679">
                <text:p>4.41288000679</text:p>
              </table:table-cell>
              <table:table-cell office:value-type="float" office:value="NaN">
                <text:p>NaN</text:p>
              </table:table-cell>
              <table:table-cell office:value-type="float" office:value="0.0881030108239">
                <text:p>0.08810301082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9898174932">
                <text:p>3.29898174932</text:p>
              </table:table-cell>
              <table:table-cell office:value-type="float" office:value="NaN">
                <text:p>NaN</text:p>
              </table:table-cell>
              <table:table-cell office:value-type="float" office:value="0.157183686779">
                <text:p>0.157183686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0594492287">
                <text:p>4.80594492287</text:p>
              </table:table-cell>
              <table:table-cell office:value-type="float" office:value="NaN">
                <text:p>NaN</text:p>
              </table:table-cell>
              <table:table-cell office:value-type="float" office:value="-0.0627992483326">
                <text:p>-0.06279924833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8038591945">
                <text:p>4.38038591945</text:p>
              </table:table-cell>
              <table:table-cell office:value-type="float" office:value="NaN">
                <text:p>NaN</text:p>
              </table:table-cell>
              <table:table-cell office:value-type="float" office:value="0.0317683778231">
                <text:p>0.0317683778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3620055368">
                <text:p>2.83620055368</text:p>
              </table:table-cell>
              <table:table-cell office:value-type="float" office:value="0.0658460423282">
                <text:p>0.0658460423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1406158498">
                <text:p>2.21406158498</text:p>
              </table:table-cell>
              <table:table-cell office:value-type="float" office:value="0.968814578927">
                <text:p>0.96881457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3888727956">
                <text:p>1.33888727956</text:p>
              </table:table-cell>
              <table:table-cell office:value-type="float" office:value="1.87901796712">
                <text:p>1.8790179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4243325579">
                <text:p>2.04243325579</text:p>
              </table:table-cell>
              <table:table-cell office:value-type="float" office:value="NaN">
                <text:p>NaN</text:p>
              </table:table-cell>
              <table:table-cell office:value-type="float" office:value="2.60233675481">
                <text:p>2.602336754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5207143725">
                <text:p>2.25207143725</text:p>
              </table:table-cell>
              <table:table-cell office:value-type="float" office:value="1.31528995864">
                <text:p>1.3152899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3365551788">
                <text:p>1.43365551788</text:p>
              </table:table-cell>
              <table:table-cell office:value-type="float" office:value="0.757885486867">
                <text:p>0.75788548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0066596035">
                <text:p>0.70066596035</text:p>
              </table:table-cell>
              <table:table-cell office:value-type="float" office:value="NaN">
                <text:p>NaN</text:p>
              </table:table-cell>
              <table:table-cell office:value-type="float" office:value="1.55656710814">
                <text:p>1.556567108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50200386116">
                <text:p>0.550200386116</text:p>
              </table:table-cell>
              <table:table-cell office:value-type="float" office:value="1.58940719816">
                <text:p>1.5894071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359903103785">
                <text:p>-0.359903103785</text:p>
              </table:table-cell>
              <table:table-cell office:value-type="float" office:value="0.679261844728">
                <text:p>0.679261844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6479328501">
                <text:p>0.396479328501</text:p>
              </table:table-cell>
              <table:table-cell office:value-type="float" office:value="1.19137504812">
                <text:p>1.1913750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541974642855">
                <text:p>-0.541974642855</text:p>
              </table:table-cell>
              <table:table-cell office:value-type="float" office:value="NaN">
                <text:p>NaN</text:p>
              </table:table-cell>
              <table:table-cell office:value-type="float" office:value="1.774194576">
                <text:p>1.7741945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3040915427">
                <text:p>1.23040915427</text:p>
              </table:table-cell>
              <table:table-cell office:value-type="float" office:value="0.276855493738">
                <text:p>0.276855493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19270592343">
                <text:p>0.319270592343</text:p>
              </table:table-cell>
              <table:table-cell office:value-type="float" office:value="-0.357411160873">
                <text:p>-0.35741116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203038066424">
                <text:p>-0.203038066424</text:p>
              </table:table-cell>
              <table:table-cell office:value-type="float" office:value="NaN">
                <text:p>NaN</text:p>
              </table:table-cell>
              <table:table-cell office:value-type="float" office:value="-0.937388886781">
                <text:p>-0.9373888867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25833996554">
                <text:p>-0.525833996554</text:p>
              </table:table-cell>
              <table:table-cell office:value-type="float" office:value="0.28571369985">
                <text:p>0.2857136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1731759066">
                <text:p>-1.31731759066</text:p>
              </table:table-cell>
              <table:table-cell office:value-type="float" office:value="NaN">
                <text:p>NaN</text:p>
              </table:table-cell>
              <table:table-cell office:value-type="float" office:value="-0.669126902455">
                <text:p>-0.6691269024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4764435834">
                <text:p>-1.4764435834</text:p>
              </table:table-cell>
              <table:table-cell office:value-type="float" office:value="NaN">
                <text:p>NaN</text:p>
              </table:table-cell>
              <table:table-cell office:value-type="float" office:value="-0.46491058834">
                <text:p>-0.464910588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5314059144">
                <text:p>-1.35314059144</text:p>
              </table:table-cell>
              <table:table-cell office:value-type="float" office:value="NaN">
                <text:p>NaN</text:p>
              </table:table-cell>
              <table:table-cell office:value-type="float" office:value="-0.304900643465">
                <text:p>-0.3049006434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11783387515">
                <text:p>0.111783387515</text:p>
              </table:table-cell>
              <table:table-cell office:value-type="float" office:value="-0.370723895852">
                <text:p>-0.37072389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10221015104">
                <text:p>0.710221015104</text:p>
              </table:table-cell>
              <table:table-cell office:value-type="float" office:value="-0.970461606081">
                <text:p>-0.97046160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26865223062">
                <text:p>-0.126865223062</text:p>
              </table:table-cell>
              <table:table-cell office:value-type="float" office:value="-1.82083484808">
                <text:p>-1.82083484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00217777302">
                <text:p>-1.00217777302</text:p>
              </table:table-cell>
              <table:table-cell office:value-type="float" office:value="NaN">
                <text:p>NaN</text:p>
              </table:table-cell>
              <table:table-cell office:value-type="float" office:value="-2.38944603915">
                <text:p>-2.389446039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22765796101">
                <text:p>-0.722765796101</text:p>
              </table:table-cell>
              <table:table-cell office:value-type="float" office:value="NaN">
                <text:p>NaN</text:p>
              </table:table-cell>
              <table:table-cell office:value-type="float" office:value="-0.825069311768">
                <text:p>-0.825069311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61504141477">
                <text:p>0.561504141477</text:p>
              </table:table-cell>
              <table:table-cell office:value-type="float" office:value="-0.902591775966">
                <text:p>-0.90259177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65706954048">
                <text:p>-0.165706954048</text:p>
              </table:table-cell>
              <table:table-cell office:value-type="float" office:value="-0.274711747634">
                <text:p>-0.274711747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2716709268">
                <text:p>0.482716709268</text:p>
              </table:table-cell>
              <table:table-cell office:value-type="float" office:value="-0.808834618618">
                <text:p>-0.808834618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26711540256">
                <text:p>-0.326711540256</text:p>
              </table:table-cell>
              <table:table-cell office:value-type="float" office:value="NaN">
                <text:p>NaN</text:p>
              </table:table-cell>
              <table:table-cell office:value-type="float" office:value="-0.0686151562652">
                <text:p>-0.06861515626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324069750026">
                <text:p>-0.324069750026</text:p>
              </table:table-cell>
              <table:table-cell office:value-type="float" office:value="NaN">
                <text:p>NaN</text:p>
              </table:table-cell>
              <table:table-cell office:value-type="float" office:value="0.0924722837299">
                <text:p>0.09247228372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96280764497">
                <text:p>-0.496280764497</text:p>
              </table:table-cell>
              <table:table-cell office:value-type="float" office:value="NaN">
                <text:p>NaN</text:p>
              </table:table-cell>
              <table:table-cell office:value-type="float" office:value="-1.64429725479">
                <text:p>-1.644297254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7665751704">
                <text:p>1.47665751704</text:p>
              </table:table-cell>
              <table:table-cell office:value-type="float" office:value="-0.193965837429">
                <text:p>-0.193965837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4699800644">
                <text:p>2.34699800644</text:p>
              </table:table-cell>
              <table:table-cell office:value-type="float" office:value="NaN">
                <text:p>NaN</text:p>
              </table:table-cell>
              <table:table-cell office:value-type="float" office:value="-1.08349822681">
                <text:p>-1.083498226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03885462867">
                <text:p>2.03885462867</text:p>
              </table:table-cell>
              <table:table-cell office:value-type="float" office:value="NaN">
                <text:p>NaN</text:p>
              </table:table-cell>
              <table:table-cell office:value-type="float" office:value="-0.813577197319">
                <text:p>-0.8135771973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8382629063">
                <text:p>2.38382629063</text:p>
              </table:table-cell>
              <table:table-cell office:value-type="float" office:value="0.484566155182">
                <text:p>0.484566155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4369729921">
                <text:p>1.74369729921</text:p>
              </table:table-cell>
              <table:table-cell office:value-type="float" office:value="NaN">
                <text:p>NaN</text:p>
              </table:table-cell>
              <table:table-cell office:value-type="float" office:value="-0.216327407509">
                <text:p>-0.2163274075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7040207335">
                <text:p>1.87040207335</text:p>
              </table:table-cell>
              <table:table-cell office:value-type="float" office:value="-0.236954970109">
                <text:p>-0.23695497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9348356104">
                <text:p>2.69348356104</text:p>
              </table:table-cell>
              <table:table-cell office:value-type="float" office:value="NaN">
                <text:p>NaN</text:p>
              </table:table-cell>
              <table:table-cell office:value-type="float" office:value="0.39581462508">
                <text:p>0.39581462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1436209526">
                <text:p>2.51436209526</text:p>
              </table:table-cell>
              <table:table-cell office:value-type="float" office:value="NaN">
                <text:p>NaN</text:p>
              </table:table-cell>
              <table:table-cell office:value-type="float" office:value="0.506004256722">
                <text:p>0.5060042567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47626658486">
                <text:p>2.47626658486</text:p>
              </table:table-cell>
              <table:table-cell office:value-type="float" office:value="0.657294361819">
                <text:p>0.65729436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9355281179">
                <text:p>3.09355281179</text:p>
              </table:table-cell>
              <table:table-cell office:value-type="float" office:value="NaN">
                <text:p>NaN</text:p>
              </table:table-cell>
              <table:table-cell office:value-type="float" office:value="1.29306781814">
                <text:p>1.293067818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1998275894">
                <text:p>1.91998275894</text:p>
              </table:table-cell>
              <table:table-cell office:value-type="float" office:value="NaN">
                <text:p>NaN</text:p>
              </table:table-cell>
              <table:table-cell office:value-type="float" office:value="-0.332735455915">
                <text:p>-0.3327354559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2578450281">
                <text:p>1.82578450281</text:p>
              </table:table-cell>
              <table:table-cell office:value-type="float" office:value="-0.171640752061">
                <text:p>-0.17164075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050792239">
                <text:p>1.3050792239</text:p>
              </table:table-cell>
              <table:table-cell office:value-type="float" office:value="0.729472123722">
                <text:p>0.72947212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1447618542">
                <text:p>0.311447618542</text:p>
              </table:table-cell>
              <table:table-cell office:value-type="float" office:value="1.41970944424">
                <text:p>1.4197094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05685189536">
                <text:p>-0.405685189536</text:p>
              </table:table-cell>
              <table:table-cell office:value-type="float" office:value="2.15654250499">
                <text:p>2.15654250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1340059065">
                <text:p>-1.1340059065</text:p>
              </table:table-cell>
              <table:table-cell office:value-type="float" office:value="2.90563934143">
                <text:p>2.90563934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52393581705">
                <text:p>-0.252393581705</text:p>
              </table:table-cell>
              <table:table-cell office:value-type="float" office:value="2.30422719969">
                <text:p>2.30422719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7552113157">
                <text:p>0.287552113157</text:p>
              </table:table-cell>
              <table:table-cell office:value-type="float" office:value="NaN">
                <text:p>NaN</text:p>
              </table:table-cell>
              <table:table-cell office:value-type="float" office:value="3.02865279363">
                <text:p>3.028652793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75525980775">
                <text:p>0.475525980775</text:p>
              </table:table-cell>
              <table:table-cell office:value-type="float" office:value="NaN">
                <text:p>NaN</text:p>
              </table:table-cell>
              <table:table-cell office:value-type="float" office:value="1.58736453608">
                <text:p>1.58736453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28350155421">
                <text:p>0.628350155421</text:p>
              </table:table-cell>
              <table:table-cell office:value-type="float" office:value="NaN">
                <text:p>NaN</text:p>
              </table:table-cell>
              <table:table-cell office:value-type="float" office:value="1.42903827891">
                <text:p>1.42903827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993800155502">
                <text:p>-0.993800155502</text:p>
              </table:table-cell>
              <table:table-cell office:value-type="float" office:value="NaN">
                <text:p>NaN</text:p>
              </table:table-cell>
              <table:table-cell office:value-type="float" office:value="2.93980525198">
                <text:p>2.939805251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837504704769">
                <text:p>-0.837504704769</text:p>
              </table:table-cell>
              <table:table-cell office:value-type="float" office:value="NaN">
                <text:p>NaN</text:p>
              </table:table-cell>
              <table:table-cell office:value-type="float" office:value="1.6843178416">
                <text:p>1.68431784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80393030198">
                <text:p>0.680393030198</text:p>
              </table:table-cell>
              <table:table-cell office:value-type="float" office:value="NaN">
                <text:p>NaN</text:p>
              </table:table-cell>
              <table:table-cell office:value-type="float" office:value="1.72717431451">
                <text:p>1.72717431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03364075138">
                <text:p>-1.03364075138</text:p>
              </table:table-cell>
              <table:table-cell office:value-type="float" office:value="NaN">
                <text:p>NaN</text:p>
              </table:table-cell>
              <table:table-cell office:value-type="float" office:value="2.93312551779">
                <text:p>2.933125517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00029122835">
                <text:p>-1.00029122835</text:p>
              </table:table-cell>
              <table:table-cell office:value-type="float" office:value="NaN">
                <text:p>NaN</text:p>
              </table:table-cell>
              <table:table-cell office:value-type="float" office:value="1.588792642">
                <text:p>1.588792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0976748847">
                <text:p>0.60976748847</text:p>
              </table:table-cell>
              <table:table-cell office:value-type="float" office:value="3.14643088953">
                <text:p>3.1464308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6754196075">
                <text:p>1.36754196075</text:p>
              </table:table-cell>
              <table:table-cell office:value-type="float" office:value="NaN">
                <text:p>NaN</text:p>
              </table:table-cell>
              <table:table-cell office:value-type="float" office:value="3.83180559066">
                <text:p>3.831805590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502704209349">
                <text:p>-0.0502704209349</text:p>
              </table:table-cell>
              <table:table-cell office:value-type="float" office:value="3.80287142617">
                <text:p>3.80287142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722361544203">
                <text:p>-0.722361544203</text:p>
              </table:table-cell>
              <table:table-cell office:value-type="float" office:value="NaN">
                <text:p>NaN</text:p>
              </table:table-cell>
              <table:table-cell office:value-type="float" office:value="2.89620838627">
                <text:p>2.896208386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7442042297">
                <text:p>0.477442042297</text:p>
              </table:table-cell>
              <table:table-cell office:value-type="float" office:value="4.6400447736">
                <text:p>4.640044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1094879739">
                <text:p>1.11094879739</text:p>
              </table:table-cell>
              <table:table-cell office:value-type="float" office:value="NaN">
                <text:p>NaN</text:p>
              </table:table-cell>
              <table:table-cell office:value-type="float" office:value="3.98749727859">
                <text:p>3.98749727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1774078851">
                <text:p>1.01774078851</text:p>
              </table:table-cell>
              <table:table-cell office:value-type="float" office:value="NaN">
                <text:p>NaN</text:p>
              </table:table-cell>
              <table:table-cell office:value-type="float" office:value="4.13117673031">
                <text:p>4.131176730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37887070948">
                <text:p>1.37887070948</text:p>
              </table:table-cell>
              <table:table-cell office:value-type="float" office:value="5.44880259917">
                <text:p>5.44880259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1827218479">
                <text:p>1.91827218479</text:p>
              </table:table-cell>
              <table:table-cell office:value-type="float" office:value="NaN">
                <text:p>NaN</text:p>
              </table:table-cell>
              <table:table-cell office:value-type="float" office:value="6.43568456158">
                <text:p>6.43568456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6779279737">
                <text:p>0.46779279737</text:p>
              </table:table-cell>
              <table:table-cell office:value-type="float" office:value="NaN">
                <text:p>NaN</text:p>
              </table:table-cell>
              <table:table-cell office:value-type="float" office:value="6.33150302042">
                <text:p>6.33150302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082124944">
                <text:p>0.84082124944</text:p>
              </table:table-cell>
              <table:table-cell office:value-type="float" office:value="4.66890216919">
                <text:p>4.6689021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63650933866">
                <text:p>1.63650933866</text:p>
              </table:table-cell>
              <table:table-cell office:value-type="float" office:value="5.30654392336">
                <text:p>5.3065439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30409596054">
                <text:p>2.30409596054</text:p>
              </table:table-cell>
              <table:table-cell office:value-type="float" office:value="NaN">
                <text:p>NaN</text:p>
              </table:table-cell>
              <table:table-cell office:value-type="float" office:value="6.10745241671">
                <text:p>6.107452416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4090436232">
                <text:p>0.74090436232</text:p>
              </table:table-cell>
              <table:table-cell office:value-type="float" office:value="4.55239309687">
                <text:p>4.5523930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9489018841">
                <text:p>1.49489018841</text:p>
              </table:table-cell>
              <table:table-cell office:value-type="float" office:value="5.0769436639">
                <text:p>5.0769436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28991061232">
                <text:p>2.28991061232</text:p>
              </table:table-cell>
              <table:table-cell office:value-type="float" office:value="NaN">
                <text:p>NaN</text:p>
              </table:table-cell>
              <table:table-cell office:value-type="float" office:value="4.1749824556">
                <text:p>4.1749824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26436414886">
                <text:p>2.26436414886</text:p>
              </table:table-cell>
              <table:table-cell office:value-type="float" office:value="NaN">
                <text:p>NaN</text:p>
              </table:table-cell>
              <table:table-cell office:value-type="float" office:value="5.5947380584">
                <text:p>5.59473805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2292188306">
                <text:p>2.12292188306</text:p>
              </table:table-cell>
              <table:table-cell office:value-type="float" office:value="NaN">
                <text:p>NaN</text:p>
              </table:table-cell>
              <table:table-cell office:value-type="float" office:value="4.28367585162">
                <text:p>4.283675851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48699369011">
                <text:p>2.48699369011</text:p>
              </table:table-cell>
              <table:table-cell office:value-type="float" office:value="NaN">
                <text:p>NaN</text:p>
              </table:table-cell>
              <table:table-cell office:value-type="float" office:value="5.82483190792">
                <text:p>5.82483190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31479390384">
                <text:p>2.31479390384</text:p>
              </table:table-cell>
              <table:table-cell office:value-type="float" office:value="NaN">
                <text:p>NaN</text:p>
              </table:table-cell>
              <table:table-cell office:value-type="float" office:value="6.07585793385">
                <text:p>6.075857933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3831501925">
                <text:p>0.783831501925</text:p>
              </table:table-cell>
              <table:table-cell office:value-type="float" office:value="4.23491100615">
                <text:p>4.2349110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7400158559">
                <text:p>1.37400158559</text:p>
              </table:table-cell>
              <table:table-cell office:value-type="float" office:value="NaN">
                <text:p>NaN</text:p>
              </table:table-cell>
              <table:table-cell office:value-type="float" office:value="5.20796055343">
                <text:p>5.207960553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65972838485">
                <text:p>0.0465972838485</text:p>
              </table:table-cell>
              <table:table-cell office:value-type="float" office:value="4.90715319517">
                <text:p>4.9071531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525636742642">
                <text:p>-0.525636742642</text:p>
              </table:table-cell>
              <table:table-cell office:value-type="float" office:value="4.17194054117">
                <text:p>4.1719405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822449648872">
                <text:p>0.00822449648872</text:p>
              </table:table-cell>
              <table:table-cell office:value-type="float" office:value="3.5090121599">
                <text:p>3.509012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7636521863">
                <text:p>0.847636521863</text:p>
              </table:table-cell>
              <table:table-cell office:value-type="float" office:value="NaN">
                <text:p>NaN</text:p>
              </table:table-cell>
              <table:table-cell office:value-type="float" office:value="4.0618236022">
                <text:p>4.0618236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7182424761">
                <text:p>-0.57182424761</text:p>
              </table:table-cell>
              <table:table-cell office:value-type="float" office:value="4.01731359242">
                <text:p>4.0173135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17662741217">
                <text:p>-1.17662741217</text:p>
              </table:table-cell>
              <table:table-cell office:value-type="float" office:value="NaN">
                <text:p>NaN</text:p>
              </table:table-cell>
              <table:table-cell office:value-type="float" office:value="4.80542429819">
                <text:p>4.805424298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53767085184">
                <text:p>0.353767085184</text:p>
              </table:table-cell>
              <table:table-cell office:value-type="float" office:value="NaN">
                <text:p>NaN</text:p>
              </table:table-cell>
              <table:table-cell office:value-type="float" office:value="4.59220981831">
                <text:p>4.592209818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6650166943">
                <text:p>0.316650166943</text:p>
              </table:table-cell>
              <table:table-cell office:value-type="float" office:value="3.1029262191">
                <text:p>3.102926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07815680231">
                <text:p>-0.407815680231</text:p>
              </table:table-cell>
              <table:table-cell office:value-type="float" office:value="NaN">
                <text:p>NaN</text:p>
              </table:table-cell>
              <table:table-cell office:value-type="float" office:value="2.38676568395">
                <text:p>2.386765683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38244132439">
                <text:p>-0.238244132439</text:p>
              </table:table-cell>
              <table:table-cell office:value-type="float" office:value="3.66157057228">
                <text:p>3.66157057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929590311675">
                <text:p>-0.929590311675</text:p>
              </table:table-cell>
              <table:table-cell office:value-type="float" office:value="NaN">
                <text:p>NaN</text:p>
              </table:table-cell>
              <table:table-cell office:value-type="float" office:value="2.86561282682">
                <text:p>2.865612826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21607641">
                <text:p>-1.21607641</text:p>
              </table:table-cell>
              <table:table-cell office:value-type="float" office:value="NaN">
                <text:p>NaN</text:p>
              </table:table-cell>
              <table:table-cell office:value-type="float" office:value="4.16537063444">
                <text:p>4.16537063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92563124412">
                <text:p>-0.92563124412</text:p>
              </table:table-cell>
              <table:table-cell office:value-type="float" office:value="4.44070710334">
                <text:p>4.4407071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69821142564">
                <text:p>-1.69821142564</text:p>
              </table:table-cell>
              <table:table-cell office:value-type="float" office:value="NaN">
                <text:p>NaN</text:p>
              </table:table-cell>
              <table:table-cell office:value-type="float" office:value="3.56187807991">
                <text:p>3.56187807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67372003674">
                <text:p>-1.67372003674</text:p>
              </table:table-cell>
              <table:table-cell office:value-type="float" office:value="NaN">
                <text:p>NaN</text:p>
              </table:table-cell>
              <table:table-cell office:value-type="float" office:value="5.12016003046">
                <text:p>5.12016003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162548911855">
                <text:p>-0.0162548911855</text:p>
              </table:table-cell>
              <table:table-cell office:value-type="float" office:value="NaN">
                <text:p>NaN</text:p>
              </table:table-cell>
              <table:table-cell office:value-type="float" office:value="5.20751436033">
                <text:p>5.207514360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48044353568">
                <text:p>-1.48044353568</text:p>
              </table:table-cell>
              <table:table-cell office:value-type="float" office:value="NaN">
                <text:p>NaN</text:p>
              </table:table-cell>
              <table:table-cell office:value-type="float" office:value="5.24799945525">
                <text:p>5.247999455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59179349416">
                <text:p>-1.59179349416</text:p>
              </table:table-cell>
              <table:table-cell office:value-type="float" office:value="NaN">
                <text:p>NaN</text:p>
              </table:table-cell>
              <table:table-cell office:value-type="float" office:value="3.66330107516">
                <text:p>3.663301075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75251274521">
                <text:p>-1.75251274521</text:p>
              </table:table-cell>
              <table:table-cell office:value-type="float" office:value="NaN">
                <text:p>NaN</text:p>
              </table:table-cell>
              <table:table-cell office:value-type="float" office:value="3.59134498565">
                <text:p>3.59134498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18367409715">
                <text:p>-0.218367409715</text:p>
              </table:table-cell>
              <table:table-cell office:value-type="float" office:value="3.59067924382">
                <text:p>3.5906792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04303390273">
                <text:p>-1.04303390273</text:p>
              </table:table-cell>
              <table:table-cell office:value-type="float" office:value="4.42201609726">
                <text:p>4.4220160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9024650154">
                <text:p>-1.89024650154</text:p>
              </table:table-cell>
              <table:table-cell office:value-type="float" office:value="NaN">
                <text:p>NaN</text:p>
              </table:table-cell>
              <table:table-cell office:value-type="float" office:value="5.07123697629">
                <text:p>5.071236976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48258947359">
                <text:p>-0.148258947359</text:p>
              </table:table-cell>
              <table:table-cell office:value-type="float" office:value="NaN">
                <text:p>NaN</text:p>
              </table:table-cell>
              <table:table-cell office:value-type="float" office:value="3.68877127096">
                <text:p>3.688771270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92598958885">
                <text:p>-1.92598958885</text:p>
              </table:table-cell>
              <table:table-cell office:value-type="float" office:value="NaN">
                <text:p>NaN</text:p>
              </table:table-cell>
              <table:table-cell office:value-type="float" office:value="3.75909435483">
                <text:p>3.759094354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5775241688">
                <text:p>-1.55775241688</text:p>
              </table:table-cell>
              <table:table-cell office:value-type="float" office:value="NaN">
                <text:p>NaN</text:p>
              </table:table-cell>
              <table:table-cell office:value-type="float" office:value="5.37911382816">
                <text:p>5.379113828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08143465094">
                <text:p>-0.208143465094</text:p>
              </table:table-cell>
              <table:table-cell office:value-type="float" office:value="5.34556507727">
                <text:p>5.3455650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715029909558">
                <text:p>-0.715029909558</text:p>
              </table:table-cell>
              <table:table-cell office:value-type="float" office:value="4.38594246694">
                <text:p>4.38594246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22540937473">
                <text:p>0.222540937473</text:p>
              </table:table-cell>
              <table:table-cell office:value-type="float" office:value="5.08034653923">
                <text:p>5.08034653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430194194027">
                <text:p>-0.430194194027</text:p>
              </table:table-cell>
              <table:table-cell office:value-type="float" office:value="NaN">
                <text:p>NaN</text:p>
              </table:table-cell>
              <table:table-cell office:value-type="float" office:value="4.42825790104">
                <text:p>4.428257901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56142312329">
                <text:p>0.856142312329</text:p>
              </table:table-cell>
              <table:table-cell office:value-type="float" office:value="NaN">
                <text:p>NaN</text:p>
              </table:table-cell>
              <table:table-cell office:value-type="float" office:value="4.57748596744">
                <text:p>4.577485967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627050288988">
                <text:p>-0.627050288988</text:p>
              </table:table-cell>
              <table:table-cell office:value-type="float" office:value="4.19810922261">
                <text:p>4.1981092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23783496333">
                <text:p>-1.23783496333</text:p>
              </table:table-cell>
              <table:table-cell office:value-type="float" office:value="NaN">
                <text:p>NaN</text:p>
              </table:table-cell>
              <table:table-cell office:value-type="float" office:value="3.24579011707">
                <text:p>3.24579011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17871308271">
                <text:p>-1.17871308271</text:p>
              </table:table-cell>
              <table:table-cell office:value-type="float" office:value="NaN">
                <text:p>NaN</text:p>
              </table:table-cell>
              <table:table-cell office:value-type="float" office:value="4.70679875826">
                <text:p>4.706798758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31028011174">
                <text:p>0.231028011174</text:p>
              </table:table-cell>
              <table:table-cell office:value-type="float" office:value="NaN">
                <text:p>NaN</text:p>
              </table:table-cell>
              <table:table-cell office:value-type="float" office:value="3.55496836261">
                <text:p>3.554968362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205305358004">
                <text:p>-0.0205305358004</text:p>
              </table:table-cell>
              <table:table-cell office:value-type="float" office:value="NaN">
                <text:p>NaN</text:p>
              </table:table-cell>
              <table:table-cell office:value-type="float" office:value="4.70572973848">
                <text:p>4.705729738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5627023758">
                <text:p>-1.55627023758</text:p>
              </table:table-cell>
              <table:table-cell office:value-type="float" office:value="4.93678734036">
                <text:p>4.9367873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25833488913">
                <text:p>-2.25833488913</text:p>
              </table:table-cell>
              <table:table-cell office:value-type="float" office:value="NaN">
                <text:p>NaN</text:p>
              </table:table-cell>
              <table:table-cell office:value-type="float" office:value="4.37420225172">
                <text:p>4.37420225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45737659242">
                <text:p>-2.45737659242</text:p>
              </table:table-cell>
              <table:table-cell office:value-type="float" office:value="NaN">
                <text:p>NaN</text:p>
              </table:table-cell>
              <table:table-cell office:value-type="float" office:value="5.67294977985">
                <text:p>5.672949779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00168656328">
                <text:p>-1.00168656328</text:p>
              </table:table-cell>
              <table:table-cell office:value-type="float" office:value="4.18632582504">
                <text:p>4.1863258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61525058678">
                <text:p>-0.461525058678</text:p>
              </table:table-cell>
              <table:table-cell office:value-type="float" office:value="NaN">
                <text:p>NaN</text:p>
              </table:table-cell>
              <table:table-cell office:value-type="float" office:value="3.30590289006">
                <text:p>3.30590289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44274543737">
                <text:p>-0.144274543737</text:p>
              </table:table-cell>
              <table:table-cell office:value-type="float" office:value="NaN">
                <text:p>NaN</text:p>
              </table:table-cell>
              <table:table-cell office:value-type="float" office:value="3.25119536041">
                <text:p>3.251195360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46747695881">
                <text:p>-0.46747695881</text:p>
              </table:table-cell>
              <table:table-cell office:value-type="float" office:value="4.92118183129">
                <text:p>4.92118183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34740662256">
                <text:p>0.334740662256</text:p>
              </table:table-cell>
              <table:table-cell office:value-type="float" office:value="NaN">
                <text:p>NaN</text:p>
              </table:table-cell>
              <table:table-cell office:value-type="float" office:value="4.04097247817">
                <text:p>4.040972478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02247539432">
                <text:p>-1.02247539432</text:p>
              </table:table-cell>
              <table:table-cell office:value-type="float" office:value="NaN">
                <text:p>NaN</text:p>
              </table:table-cell>
              <table:table-cell office:value-type="float" office:value="3.94392455016">
                <text:p>3.943924550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34377533281">
                <text:p>-1.34377533281</text:p>
              </table:table-cell>
              <table:table-cell office:value-type="float" office:value="5.89577441621">
                <text:p>5.8957744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23845005786">
                <text:p>-0.423845005786</text:p>
              </table:table-cell>
              <table:table-cell office:value-type="float" office:value="6.6887195371">
                <text:p>6.6887195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36859335735">
                <text:p>-1.36859335735</text:p>
              </table:table-cell>
              <table:table-cell office:value-type="float" office:value="NaN">
                <text:p>NaN</text:p>
              </table:table-cell>
              <table:table-cell office:value-type="float" office:value="6.15661199914">
                <text:p>6.15661199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07886286724">
                <text:p>-1.07886286724</text:p>
              </table:table-cell>
              <table:table-cell office:value-type="float" office:value="NaN">
                <text:p>NaN</text:p>
              </table:table-cell>
              <table:table-cell office:value-type="float" office:value="7.45767242735">
                <text:p>7.457672427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02797592595">
                <text:p>-1.02797592595</text:p>
              </table:table-cell>
              <table:table-cell office:value-type="float" office:value="NaN">
                <text:p>NaN</text:p>
              </table:table-cell>
              <table:table-cell office:value-type="float" office:value="5.77596360987">
                <text:p>5.775963609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26395814645">
                <text:p>-1.26395814645</text:p>
              </table:table-cell>
              <table:table-cell office:value-type="float" office:value="NaN">
                <text:p>NaN</text:p>
              </table:table-cell>
              <table:table-cell office:value-type="float" office:value="5.74880118427">
                <text:p>5.748801184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0587593953">
                <text:p>0.370587593953</text:p>
              </table:table-cell>
              <table:table-cell office:value-type="float" office:value="NaN">
                <text:p>NaN</text:p>
              </table:table-cell>
              <table:table-cell office:value-type="float" office:value="6.02880622053">
                <text:p>6.028806220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9450233642">
                <text:p>0.249450233642</text:p>
              </table:table-cell>
              <table:table-cell office:value-type="float" office:value="NaN">
                <text:p>NaN</text:p>
              </table:table-cell>
              <table:table-cell office:value-type="float" office:value="5.85862879502">
                <text:p>5.858628795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2961038012">
                <text:p>-1.02961038012</text:p>
              </table:table-cell>
              <table:table-cell office:value-type="float" office:value="NaN">
                <text:p>NaN</text:p>
              </table:table-cell>
              <table:table-cell office:value-type="float" office:value="6.17085837427">
                <text:p>6.170858374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978187205022">
                <text:p>-0.978187205022</text:p>
              </table:table-cell>
              <table:table-cell office:value-type="float" office:value="5.80838553668">
                <text:p>5.8083855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2380645985">
                <text:p>-1.52380645985</text:p>
              </table:table-cell>
              <table:table-cell office:value-type="float" office:value="NaN">
                <text:p>NaN</text:p>
              </table:table-cell>
              <table:table-cell office:value-type="float" office:value="6.66124714841">
                <text:p>6.661247148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58006832589">
                <text:p>-0.258006832589</text:p>
              </table:table-cell>
              <table:table-cell office:value-type="float" office:value="NaN">
                <text:p>NaN</text:p>
              </table:table-cell>
              <table:table-cell office:value-type="float" office:value="6.68315940727">
                <text:p>6.683159407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98196610391">
                <text:p>-0.198196610391</text:p>
              </table:table-cell>
              <table:table-cell office:value-type="float" office:value="4.88217724748">
                <text:p>4.88217724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7758798617">
                <text:p>0.427758798617</text:p>
              </table:table-cell>
              <table:table-cell office:value-type="float" office:value="NaN">
                <text:p>NaN</text:p>
              </table:table-cell>
              <table:table-cell office:value-type="float" office:value="3.94117598213">
                <text:p>3.941175982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16891962449">
                <text:p>-1.16891962449</text:p>
              </table:table-cell>
              <table:table-cell office:value-type="float" office:value="5.73754794439">
                <text:p>5.7375479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00064498998">
                <text:p>-2.00064498998</text:p>
              </table:table-cell>
              <table:table-cell office:value-type="float" office:value="NaN">
                <text:p>NaN</text:p>
              </table:table-cell>
              <table:table-cell office:value-type="float" office:value="5.0082188436">
                <text:p>5.00821884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542278445749">
                <text:p>-0.542278445749</text:p>
              </table:table-cell>
              <table:table-cell office:value-type="float" office:value="NaN">
                <text:p>NaN</text:p>
              </table:table-cell>
              <table:table-cell office:value-type="float" office:value="4.94749218875">
                <text:p>4.947492188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566967123335">
                <text:p>-0.566967123335</text:p>
              </table:table-cell>
              <table:table-cell office:value-type="float" office:value="NaN">
                <text:p>NaN</text:p>
              </table:table-cell>
              <table:table-cell office:value-type="float" office:value="6.27423501791">
                <text:p>6.274235017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4902390592">
                <text:p>-2.14902390592</text:p>
              </table:table-cell>
              <table:table-cell office:value-type="float" office:value="NaN">
                <text:p>NaN</text:p>
              </table:table-cell>
              <table:table-cell office:value-type="float" office:value="4.8300857557">
                <text:p>4.83008575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05655845811">
                <text:p>-2.05655845811</text:p>
              </table:table-cell>
              <table:table-cell office:value-type="float" office:value="NaN">
                <text:p>NaN</text:p>
              </table:table-cell>
              <table:table-cell office:value-type="float" office:value="6.69715858241">
                <text:p>6.697158582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338513601397">
                <text:p>-0.338513601397</text:p>
              </table:table-cell>
              <table:table-cell office:value-type="float" office:value="NaN">
                <text:p>NaN</text:p>
              </table:table-cell>
              <table:table-cell office:value-type="float" office:value="4.89091247037">
                <text:p>4.890912470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78451874829">
                <text:p>-0.178451874829</text:p>
              </table:table-cell>
              <table:table-cell office:value-type="float" office:value="NaN">
                <text:p>NaN</text:p>
              </table:table-cell>
              <table:table-cell office:value-type="float" office:value="4.87214711538">
                <text:p>4.872147115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468859664112">
                <text:p>-0.468859664112</text:p>
              </table:table-cell>
              <table:table-cell office:value-type="float" office:value="NaN">
                <text:p>NaN</text:p>
              </table:table-cell>
              <table:table-cell office:value-type="float" office:value="6.55976388228">
                <text:p>6.559763882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368955627335">
                <text:p>-0.368955627335</text:p>
              </table:table-cell>
              <table:table-cell office:value-type="float" office:value="NaN">
                <text:p>NaN</text:p>
              </table:table-cell>
              <table:table-cell office:value-type="float" office:value="5.19190072315">
                <text:p>5.191900723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69684806486">
                <text:p>-1.69684806486</text:p>
              </table:table-cell>
              <table:table-cell office:value-type="float" office:value="NaN">
                <text:p>NaN</text:p>
              </table:table-cell>
              <table:table-cell office:value-type="float" office:value="4.88924918113">
                <text:p>4.88924918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68129603024">
                <text:p>-1.68129603024</text:p>
              </table:table-cell>
              <table:table-cell office:value-type="float" office:value="NaN">
                <text:p>NaN</text:p>
              </table:table-cell>
              <table:table-cell office:value-type="float" office:value="5.20975687812">
                <text:p>5.209756878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07223495617">
                <text:p>-2.07223495617</text:p>
              </table:table-cell>
              <table:table-cell office:value-type="float" office:value="NaN">
                <text:p>NaN</text:p>
              </table:table-cell>
              <table:table-cell office:value-type="float" office:value="6.53903916603">
                <text:p>6.539039166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70076719916">
                <text:p>-1.70076719916</text:p>
              </table:table-cell>
              <table:table-cell office:value-type="float" office:value="NaN">
                <text:p>NaN</text:p>
              </table:table-cell>
              <table:table-cell office:value-type="float" office:value="5.1308408795">
                <text:p>5.13084087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47866781711">
                <text:p>-0.347866781711</text:p>
              </table:table-cell>
              <table:table-cell office:value-type="float" office:value="NaN">
                <text:p>NaN</text:p>
              </table:table-cell>
              <table:table-cell office:value-type="float" office:value="6.54298732529">
                <text:p>6.542987325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03673720382">
                <text:p>-2.03673720382</text:p>
              </table:table-cell>
              <table:table-cell office:value-type="float" office:value="NaN">
                <text:p>NaN</text:p>
              </table:table-cell>
              <table:table-cell office:value-type="float" office:value="6.51813116953">
                <text:p>6.518131169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37519755173">
                <text:p>-0.537519755173</text:p>
              </table:table-cell>
              <table:table-cell office:value-type="float" office:value="4.95513609647">
                <text:p>4.95513609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3083696011">
                <text:p>0.23083696011</text:p>
              </table:table-cell>
              <table:table-cell office:value-type="float" office:value="NaN">
                <text:p>NaN</text:p>
              </table:table-cell>
              <table:table-cell office:value-type="float" office:value="4.32204476989">
                <text:p>4.322044769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28314396931">
                <text:p>0.128314396931</text:p>
              </table:table-cell>
              <table:table-cell office:value-type="float" office:value="5.7783363572">
                <text:p>5.778336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82141280253">
                <text:p>0.682141280253</text:p>
              </table:table-cell>
              <table:table-cell office:value-type="float" office:value="NaN">
                <text:p>NaN</text:p>
              </table:table-cell>
              <table:table-cell office:value-type="float" office:value="6.44312099675">
                <text:p>6.443120996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664123345591">
                <text:p>-0.664123345591</text:p>
              </table:table-cell>
              <table:table-cell office:value-type="float" office:value="NaN">
                <text:p>NaN</text:p>
              </table:table-cell>
              <table:table-cell office:value-type="float" office:value="6.33059272486">
                <text:p>6.330592724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824492636455">
                <text:p>-0.824492636455</text:p>
              </table:table-cell>
              <table:table-cell office:value-type="float" office:value="NaN">
                <text:p>NaN</text:p>
              </table:table-cell>
              <table:table-cell office:value-type="float" office:value="4.89160979253">
                <text:p>4.891609792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777050969">
                <text:p>0.995777050969</text:p>
              </table:table-cell>
              <table:table-cell office:value-type="float" office:value="NaN">
                <text:p>NaN</text:p>
              </table:table-cell>
              <table:table-cell office:value-type="float" office:value="6.45680534229">
                <text:p>6.456805342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4207213431">
                <text:p>1.04207213431</text:p>
              </table:table-cell>
              <table:table-cell office:value-type="float" office:value="NaN">
                <text:p>NaN</text:p>
              </table:table-cell>
              <table:table-cell office:value-type="float" office:value="6.36160236198">
                <text:p>6.361602361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436887985621">
                <text:p>-0.436887985621</text:p>
              </table:table-cell>
              <table:table-cell office:value-type="float" office:value="NaN">
                <text:p>NaN</text:p>
              </table:table-cell>
              <table:table-cell office:value-type="float" office:value="6.73037121203">
                <text:p>6.730371212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9275938335">
                <text:p>0.89275938335</text:p>
              </table:table-cell>
              <table:table-cell office:value-type="float" office:value="5.19469746413">
                <text:p>5.1946974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5553958618">
                <text:p>1.65553958618</text:p>
              </table:table-cell>
              <table:table-cell office:value-type="float" office:value="NaN">
                <text:p>NaN</text:p>
              </table:table-cell>
              <table:table-cell office:value-type="float" office:value="5.93219927194">
                <text:p>5.932199271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7658051612">
                <text:p>1.67658051612</text:p>
              </table:table-cell>
              <table:table-cell office:value-type="float" office:value="NaN">
                <text:p>NaN</text:p>
              </table:table-cell>
              <table:table-cell office:value-type="float" office:value="4.27485543948">
                <text:p>4.274855439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3976219814">
                <text:p>1.73976219814</text:p>
              </table:table-cell>
              <table:table-cell office:value-type="float" office:value="NaN">
                <text:p>NaN</text:p>
              </table:table-cell>
              <table:table-cell office:value-type="float" office:value="5.83293059777">
                <text:p>5.832930597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869358467162">
                <text:p>0.00869358467162</text:p>
              </table:table-cell>
              <table:table-cell office:value-type="float" office:value="NaN">
                <text:p>NaN</text:p>
              </table:table-cell>
              <table:table-cell office:value-type="float" office:value="6.07682727773">
                <text:p>6.076827277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1525458466">
                <text:p>1.71525458466</text:p>
              </table:table-cell>
              <table:table-cell office:value-type="float" office:value="NaN">
                <text:p>NaN</text:p>
              </table:table-cell>
              <table:table-cell office:value-type="float" office:value="4.51093866514">
                <text:p>4.510938665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82333477671">
                <text:p>0.282333477671</text:p>
              </table:table-cell>
              <table:table-cell office:value-type="float" office:value="NaN">
                <text:p>NaN</text:p>
              </table:table-cell>
              <table:table-cell office:value-type="float" office:value="4.62214870848">
                <text:p>4.622148708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89247402902">
                <text:p>0.0689247402902</text:p>
              </table:table-cell>
              <table:table-cell office:value-type="float" office:value="NaN">
                <text:p>NaN</text:p>
              </table:table-cell>
              <table:table-cell office:value-type="float" office:value="4.27880095777">
                <text:p>4.278800957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63127371639">
                <text:p>0.263127371639</text:p>
              </table:table-cell>
              <table:table-cell office:value-type="float" office:value="NaN">
                <text:p>NaN</text:p>
              </table:table-cell>
              <table:table-cell office:value-type="float" office:value="6.07147792707">
                <text:p>6.071477927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0585552839">
                <text:p>0.20585552839</text:p>
              </table:table-cell>
              <table:table-cell office:value-type="float" office:value="5.97576136568">
                <text:p>5.97576136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75698995879">
                <text:p>0.875698995879</text:p>
              </table:table-cell>
              <table:table-cell office:value-type="float" office:value="6.85642067054">
                <text:p>6.8564206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06751696769">
                <text:p>0.306751696769</text:p>
              </table:table-cell>
              <table:table-cell office:value-type="float" office:value="NaN">
                <text:p>NaN</text:p>
              </table:table-cell>
              <table:table-cell office:value-type="float" office:value="7.67059057139">
                <text:p>7.6705905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84737617373">
                <text:p>1.84737617373</text:p>
              </table:table-cell>
              <table:table-cell office:value-type="float" office:value="NaN">
                <text:p>NaN</text:p>
              </table:table-cell>
              <table:table-cell office:value-type="float" office:value="7.59375147616">
                <text:p>7.593751476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34342076819">
                <text:p>0.334342076819</text:p>
              </table:table-cell>
              <table:table-cell office:value-type="float" office:value="NaN">
                <text:p>NaN</text:p>
              </table:table-cell>
              <table:table-cell office:value-type="float" office:value="7.78841529614">
                <text:p>7.78841529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53453338393">
                <text:p>0.0653453338393</text:p>
              </table:table-cell>
              <table:table-cell office:value-type="float" office:value="NaN">
                <text:p>NaN</text:p>
              </table:table-cell>
              <table:table-cell office:value-type="float" office:value="7.40227883156">
                <text:p>7.402278831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7437189647">
                <text:p>1.57437189647</text:p>
              </table:table-cell>
              <table:table-cell office:value-type="float" office:value="NaN">
                <text:p>NaN</text:p>
              </table:table-cell>
              <table:table-cell office:value-type="float" office:value="7.74278080035">
                <text:p>7.742780800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0410175229">
                <text:p>0.310410175229</text:p>
              </table:table-cell>
              <table:table-cell office:value-type="float" office:value="NaN">
                <text:p>NaN</text:p>
              </table:table-cell>
              <table:table-cell office:value-type="float" office:value="6.33492099008">
                <text:p>6.334920990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72255849953">
                <text:p>1.72255849953</text:p>
              </table:table-cell>
              <table:table-cell office:value-type="float" office:value="NaN">
                <text:p>NaN</text:p>
              </table:table-cell>
              <table:table-cell office:value-type="float" office:value="7.81299556625">
                <text:p>7.81299556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1774435168">
                <text:p>1.51774435168</text:p>
              </table:table-cell>
              <table:table-cell office:value-type="float" office:value="NaN">
                <text:p>NaN</text:p>
              </table:table-cell>
              <table:table-cell office:value-type="float" office:value="6.21555188803">
                <text:p>6.215551888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765983897805">
                <text:p>0.0765983897805</text:p>
              </table:table-cell>
              <table:table-cell office:value-type="float" office:value="NaN">
                <text:p>NaN</text:p>
              </table:table-cell>
              <table:table-cell office:value-type="float" office:value="7.41290781136">
                <text:p>7.41290781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59649530637">
                <text:p>0.359649530637</text:p>
              </table:table-cell>
              <table:table-cell office:value-type="float" office:value="NaN">
                <text:p>NaN</text:p>
              </table:table-cell>
              <table:table-cell office:value-type="float" office:value="7.62626938702">
                <text:p>7.626269387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62027167026">
                <text:p>1.62027167026</text:p>
              </table:table-cell>
              <table:table-cell office:value-type="float" office:value="NaN">
                <text:p>NaN</text:p>
              </table:table-cell>
              <table:table-cell office:value-type="float" office:value="7.58677470802">
                <text:p>7.586774708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91473422727">
                <text:p>0.0691473422727</text:p>
              </table:table-cell>
              <table:table-cell office:value-type="float" office:value="NaN">
                <text:p>NaN</text:p>
              </table:table-cell>
              <table:table-cell office:value-type="float" office:value="7.50360759024">
                <text:p>7.503607590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16685085394">
                <text:p>0.116685085394</text:p>
              </table:table-cell>
              <table:table-cell office:value-type="float" office:value="NaN">
                <text:p>NaN</text:p>
              </table:table-cell>
              <table:table-cell office:value-type="float" office:value="6.10994490126">
                <text:p>6.10994490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25214892506">
                <text:p>0.0125214892506</text:p>
              </table:table-cell>
              <table:table-cell office:value-type="float" office:value="NaN">
                <text:p>NaN</text:p>
              </table:table-cell>
              <table:table-cell office:value-type="float" office:value="7.69707260384">
                <text:p>7.697072603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0097628391">
                <text:p>1.40097628391</text:p>
              </table:table-cell>
              <table:table-cell office:value-type="float" office:value="NaN">
                <text:p>NaN</text:p>
              </table:table-cell>
              <table:table-cell office:value-type="float" office:value="6.17807768766">
                <text:p>6.178077687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87916612276">
                <text:p>0.287916612276</text:p>
              </table:table-cell>
              <table:table-cell office:value-type="float" office:value="NaN">
                <text:p>NaN</text:p>
              </table:table-cell>
              <table:table-cell office:value-type="float" office:value="7.50864824425">
                <text:p>7.508648244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7826447747">
                <text:p>0.27826447747</text:p>
              </table:table-cell>
              <table:table-cell office:value-type="float" office:value="NaN">
                <text:p>NaN</text:p>
              </table:table-cell>
              <table:table-cell office:value-type="float" office:value="7.50011859481">
                <text:p>7.500118594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2488564507">
                <text:p>1.42488564507</text:p>
              </table:table-cell>
              <table:table-cell office:value-type="float" office:value="NaN">
                <text:p>NaN</text:p>
              </table:table-cell>
              <table:table-cell office:value-type="float" office:value="5.98563307309">
                <text:p>5.985633073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8194257011">
                <text:p>1.38194257011</text:p>
              </table:table-cell>
              <table:table-cell office:value-type="float" office:value="NaN">
                <text:p>NaN</text:p>
              </table:table-cell>
              <table:table-cell office:value-type="float" office:value="7.50612943943">
                <text:p>7.506129439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70001798743">
                <text:p>0.0970001798743</text:p>
              </table:table-cell>
              <table:table-cell office:value-type="float" office:value="5.95079125528">
                <text:p>5.95079125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34367988847">
                <text:p>-0.534367988847</text:p>
              </table:table-cell>
              <table:table-cell office:value-type="float" office:value="NaN">
                <text:p>NaN</text:p>
              </table:table-cell>
              <table:table-cell office:value-type="float" office:value="5.11254351512">
                <text:p>5.112543515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9727948694">
                <text:p>-0.49727948694</text:p>
              </table:table-cell>
              <table:table-cell office:value-type="float" office:value="NaN">
                <text:p>NaN</text:p>
              </table:table-cell>
              <table:table-cell office:value-type="float" office:value="6.60993188558">
                <text:p>6.609931885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68266821987">
                <text:p>-0.468266821987</text:p>
              </table:table-cell>
              <table:table-cell office:value-type="float" office:value="NaN">
                <text:p>NaN</text:p>
              </table:table-cell>
              <table:table-cell office:value-type="float" office:value="6.49869959794">
                <text:p>6.498699597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62250114236">
                <text:p>0.962250114236</text:p>
              </table:table-cell>
              <table:table-cell office:value-type="float" office:value="NaN">
                <text:p>NaN</text:p>
              </table:table-cell>
              <table:table-cell office:value-type="float" office:value="6.80025280685">
                <text:p>6.800252806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774213426551">
                <text:p>-0.774213426551</text:p>
              </table:table-cell>
              <table:table-cell office:value-type="float" office:value="4.95984780342">
                <text:p>4.9598478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730268647679">
                <text:p>-0.0730268647679</text:p>
              </table:table-cell>
              <table:table-cell office:value-type="float" office:value="NaN">
                <text:p>NaN</text:p>
              </table:table-cell>
              <table:table-cell office:value-type="float" office:value="4.23545813755">
                <text:p>4.235458137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71565784281">
                <text:p>-1.71565784281</text:p>
              </table:table-cell>
              <table:table-cell office:value-type="float" office:value="NaN">
                <text:p>NaN</text:p>
              </table:table-cell>
              <table:table-cell office:value-type="float" office:value="4.29895003301">
                <text:p>4.298950033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60327658956">
                <text:p>-1.60327658956</text:p>
              </table:table-cell>
              <table:table-cell office:value-type="float" office:value="NaN">
                <text:p>NaN</text:p>
              </table:table-cell>
              <table:table-cell office:value-type="float" office:value="5.73511719605">
                <text:p>5.735117196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28893061592">
                <text:p>-1.28893061592</text:p>
              </table:table-cell>
              <table:table-cell office:value-type="float" office:value="NaN">
                <text:p>NaN</text:p>
              </table:table-cell>
              <table:table-cell office:value-type="float" office:value="4.32944907386">
                <text:p>4.329449073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77227200937">
                <text:p>-1.77227200937</text:p>
              </table:table-cell>
              <table:table-cell office:value-type="float" office:value="NaN">
                <text:p>NaN</text:p>
              </table:table-cell>
              <table:table-cell office:value-type="float" office:value="4.28342485468">
                <text:p>4.28342485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51085719638">
                <text:p>-1.51085719638</text:p>
              </table:table-cell>
              <table:table-cell office:value-type="float" office:value="NaN">
                <text:p>NaN</text:p>
              </table:table-cell>
              <table:table-cell office:value-type="float" office:value="4.07922405957">
                <text:p>4.079224059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40082886924">
                <text:p>-1.40082886924</text:p>
              </table:table-cell>
              <table:table-cell office:value-type="float" office:value="NaN">
                <text:p>NaN</text:p>
              </table:table-cell>
              <table:table-cell office:value-type="float" office:value="5.51510751023">
                <text:p>5.515107510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45059088787">
                <text:p>-1.45059088787</text:p>
              </table:table-cell>
              <table:table-cell office:value-type="float" office:value="NaN">
                <text:p>NaN</text:p>
              </table:table-cell>
              <table:table-cell office:value-type="float" office:value="3.98850228668">
                <text:p>3.98850228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28673656441">
                <text:p>-1.28673656441</text:p>
              </table:table-cell>
              <table:table-cell office:value-type="float" office:value="4.34446760585">
                <text:p>4.3444676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86446807551">
                <text:p>-1.86446807551</text:p>
              </table:table-cell>
              <table:table-cell office:value-type="float" office:value="NaN">
                <text:p>NaN</text:p>
              </table:table-cell>
              <table:table-cell office:value-type="float" office:value="5.10283512593">
                <text:p>5.102835125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93666987327">
                <text:p>-1.93666987327</text:p>
              </table:table-cell>
              <table:table-cell office:value-type="float" office:value="NaN">
                <text:p>NaN</text:p>
              </table:table-cell>
              <table:table-cell office:value-type="float" office:value="3.83926743839">
                <text:p>3.839267438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305686534423">
                <text:p>-0.305686534423</text:p>
              </table:table-cell>
              <table:table-cell office:value-type="float" office:value="3.79899551426">
                <text:p>3.7989955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27536618827">
                <text:p>-1.27536618827</text:p>
              </table:table-cell>
              <table:table-cell office:value-type="float" office:value="NaN">
                <text:p>NaN</text:p>
              </table:table-cell>
              <table:table-cell office:value-type="float" office:value="3.10176022048">
                <text:p>3.101760220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12780412628">
                <text:p>-1.12780412628</text:p>
              </table:table-cell>
              <table:table-cell office:value-type="float" office:value="NaN">
                <text:p>NaN</text:p>
              </table:table-cell>
              <table:table-cell office:value-type="float" office:value="3.2315176379">
                <text:p>3.23151763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39973365611">
                <text:p>0.439973365611</text:p>
              </table:table-cell>
              <table:table-cell office:value-type="float" office:value="3.23535889171">
                <text:p>3.2353588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511388034814">
                <text:p>-0.511388034814</text:p>
              </table:table-cell>
              <table:table-cell office:value-type="float" office:value="NaN">
                <text:p>NaN</text:p>
              </table:table-cell>
              <table:table-cell office:value-type="float" office:value="4.03348860107">
                <text:p>4.033488601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5001160052">
                <text:p>1.25001160052</text:p>
              </table:table-cell>
              <table:table-cell office:value-type="float" office:value="4.15952815137">
                <text:p>4.15952815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594019471">
                <text:p>2.1594019471</text:p>
              </table:table-cell>
              <table:table-cell office:value-type="float" office:value="NaN">
                <text:p>NaN</text:p>
              </table:table-cell>
              <table:table-cell office:value-type="float" office:value="5.11574103247">
                <text:p>5.115741032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16970354876">
                <text:p>0.616970354876</text:p>
              </table:table-cell>
              <table:table-cell office:value-type="float" office:value="NaN">
                <text:p>NaN</text:p>
              </table:table-cell>
              <table:table-cell office:value-type="float" office:value="5.0511944365">
                <text:p>5.05119443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8392394213">
                <text:p>1.88392394213</text:p>
              </table:table-cell>
              <table:table-cell office:value-type="float" office:value="NaN">
                <text:p>NaN</text:p>
              </table:table-cell>
              <table:table-cell office:value-type="float" office:value="4.88105681246">
                <text:p>4.881056812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25445577005">
                <text:p>0.325445577005</text:p>
              </table:table-cell>
              <table:table-cell office:value-type="float" office:value="NaN">
                <text:p>NaN</text:p>
              </table:table-cell>
              <table:table-cell office:value-type="float" office:value="4.98770971166">
                <text:p>4.987709711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08903204087">
                <text:p>2.08903204087</text:p>
              </table:table-cell>
              <table:table-cell office:value-type="float" office:value="NaN">
                <text:p>NaN</text:p>
              </table:table-cell>
              <table:table-cell office:value-type="float" office:value="3.57159198894">
                <text:p>3.571591988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483666101">
                <text:p>1.8483666101</text:p>
              </table:table-cell>
              <table:table-cell office:value-type="float" office:value="NaN">
                <text:p>NaN</text:p>
              </table:table-cell>
              <table:table-cell office:value-type="float" office:value="3.62364014563">
                <text:p>3.623640145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2263435346">
                <text:p>2.22263435346</text:p>
              </table:table-cell>
              <table:table-cell office:value-type="float" office:value="3.4345996517">
                <text:p>3.4345996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181141034">
                <text:p>2.9181141034</text:p>
              </table:table-cell>
              <table:table-cell office:value-type="float" office:value="NaN">
                <text:p>NaN</text:p>
              </table:table-cell>
              <table:table-cell office:value-type="float" office:value="2.84487593778">
                <text:p>2.844875937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2163112189">
                <text:p>2.92163112189</text:p>
              </table:table-cell>
              <table:table-cell office:value-type="float" office:value="NaN">
                <text:p>NaN</text:p>
              </table:table-cell>
              <table:table-cell office:value-type="float" office:value="4.39725128472">
                <text:p>4.39725128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088728343">
                <text:p>1.62088728343</text:p>
              </table:table-cell>
              <table:table-cell office:value-type="float" office:value="4.11556247935">
                <text:p>4.11556247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29028124543">
                <text:p>2.29028124543</text:p>
              </table:table-cell>
              <table:table-cell office:value-type="float" office:value="NaN">
                <text:p>NaN</text:p>
              </table:table-cell>
              <table:table-cell office:value-type="float" office:value="4.98866512514">
                <text:p>4.988665125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45213215153">
                <text:p>2.45213215153</text:p>
              </table:table-cell>
              <table:table-cell office:value-type="float" office:value="NaN">
                <text:p>NaN</text:p>
              </table:table-cell>
              <table:table-cell office:value-type="float" office:value="3.44622671924">
                <text:p>3.446226719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28040831413">
                <text:p>0.628040831413</text:p>
              </table:table-cell>
              <table:table-cell office:value-type="float" office:value="NaN">
                <text:p>NaN</text:p>
              </table:table-cell>
              <table:table-cell office:value-type="float" office:value="5.08719100841">
                <text:p>5.087191008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79780200038">
                <text:p>0.779780200038</text:p>
              </table:table-cell>
              <table:table-cell office:value-type="float" office:value="4.77076646805">
                <text:p>4.77076646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17608430222">
                <text:p>-0.017608430222</text:p>
              </table:table-cell>
              <table:table-cell office:value-type="float" office:value="5.66953900658">
                <text:p>5.6695390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680441458338">
                <text:p>-0.680441458338</text:p>
              </table:table-cell>
              <table:table-cell office:value-type="float" office:value="NaN">
                <text:p>NaN</text:p>
              </table:table-cell>
              <table:table-cell office:value-type="float" office:value="4.96361140386">
                <text:p>4.963611403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734641446198">
                <text:p>-0.734641446198</text:p>
              </table:table-cell>
              <table:table-cell office:value-type="float" office:value="NaN">
                <text:p>NaN</text:p>
              </table:table-cell>
              <table:table-cell office:value-type="float" office:value="4.98085748605">
                <text:p>4.980857486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35578233891">
                <text:p>0.835578233891</text:p>
              </table:table-cell>
              <table:table-cell office:value-type="float" office:value="NaN">
                <text:p>NaN</text:p>
              </table:table-cell>
              <table:table-cell office:value-type="float" office:value="5.13547417957">
                <text:p>5.13547417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64445551026">
                <text:p>0.664445551026</text:p>
              </table:table-cell>
              <table:table-cell office:value-type="float" office:value="NaN">
                <text:p>NaN</text:p>
              </table:table-cell>
              <table:table-cell office:value-type="float" office:value="5.06082113284">
                <text:p>5.060821132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606260946153">
                <text:p>-0.606260946153</text:p>
              </table:table-cell>
              <table:table-cell office:value-type="float" office:value="NaN">
                <text:p>NaN</text:p>
              </table:table-cell>
              <table:table-cell office:value-type="float" office:value="6.5533253499">
                <text:p>6.5533253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738248912803">
                <text:p>-0.738248912803</text:p>
              </table:table-cell>
              <table:table-cell office:value-type="float" office:value="5.13447715494">
                <text:p>5.1344771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7323986035">
                <text:p>-1.7323986035</text:p>
              </table:table-cell>
              <table:table-cell office:value-type="float" office:value="NaN">
                <text:p>NaN</text:p>
              </table:table-cell>
              <table:table-cell office:value-type="float" office:value="5.87561551513">
                <text:p>5.875615515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40615815324">
                <text:p>-0.140615815324</text:p>
              </table:table-cell>
              <table:table-cell office:value-type="float" office:value="NaN">
                <text:p>NaN</text:p>
              </table:table-cell>
              <table:table-cell office:value-type="float" office:value="6.07984646778">
                <text:p>6.079846467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39639566934">
                <text:p>0.00139639566934</text:p>
              </table:table-cell>
              <table:table-cell office:value-type="float" office:value="NaN">
                <text:p>NaN</text:p>
              </table:table-cell>
              <table:table-cell office:value-type="float" office:value="4.22721132895">
                <text:p>4.22721132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28126079864">
                <text:p>-1.28126079864</text:p>
              </table:table-cell>
              <table:table-cell office:value-type="float" office:value="NaN">
                <text:p>NaN</text:p>
              </table:table-cell>
              <table:table-cell office:value-type="float" office:value="4.43177690335">
                <text:p>4.431776903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647204760642">
                <text:p>-0.0647204760642</text:p>
              </table:table-cell>
              <table:table-cell office:value-type="float" office:value="NaN">
                <text:p>NaN</text:p>
              </table:table-cell>
              <table:table-cell office:value-type="float" office:value="5.80603475942">
                <text:p>5.806034759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55537478487">
                <text:p>-0.155537478487</text:p>
              </table:table-cell>
              <table:table-cell office:value-type="float" office:value="5.78481786136">
                <text:p>5.78481786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56399254811">
                <text:p>0.356399254811</text:p>
              </table:table-cell>
              <table:table-cell office:value-type="float" office:value="NaN">
                <text:p>NaN</text:p>
              </table:table-cell>
              <table:table-cell office:value-type="float" office:value="5.05888410844">
                <text:p>5.058884108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23589833452">
                <text:p>0.523589833452</text:p>
              </table:table-cell>
              <table:table-cell office:value-type="float" office:value="NaN">
                <text:p>NaN</text:p>
              </table:table-cell>
              <table:table-cell office:value-type="float" office:value="6.7687625229">
                <text:p>6.76876252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77113368272">
                <text:p>0.377113368272</text:p>
              </table:table-cell>
              <table:table-cell office:value-type="float" office:value="NaN">
                <text:p>NaN</text:p>
              </table:table-cell>
              <table:table-cell office:value-type="float" office:value="5.25226633283">
                <text:p>5.252266332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87390274707">
                <text:p>-0.687390274707</text:p>
              </table:table-cell>
              <table:table-cell office:value-type="float" office:value="NaN">
                <text:p>NaN</text:p>
              </table:table-cell>
              <table:table-cell office:value-type="float" office:value="5.17884352404">
                <text:p>5.178843524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11124768199">
                <text:p>-1.11124768199</text:p>
              </table:table-cell>
              <table:table-cell office:value-type="float" office:value="NaN">
                <text:p>NaN</text:p>
              </table:table-cell>
              <table:table-cell office:value-type="float" office:value="6.51984948635">
                <text:p>6.519849486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3011897216">
                <text:p>0.483011897216</text:p>
              </table:table-cell>
              <table:table-cell office:value-type="float" office:value="NaN">
                <text:p>NaN</text:p>
              </table:table-cell>
              <table:table-cell office:value-type="float" office:value="4.81408325978">
                <text:p>4.81408325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908441812352">
                <text:p>-0.908441812352</text:p>
              </table:table-cell>
              <table:table-cell office:value-type="float" office:value="NaN">
                <text:p>NaN</text:p>
              </table:table-cell>
              <table:table-cell office:value-type="float" office:value="6.7484423843">
                <text:p>6.74844238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44816580521">
                <text:p>0.544816580521</text:p>
              </table:table-cell>
              <table:table-cell office:value-type="float" office:value="NaN">
                <text:p>NaN</text:p>
              </table:table-cell>
              <table:table-cell office:value-type="float" office:value="4.91044386515">
                <text:p>4.910443865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40262319598">
                <text:p>0.840262319598</text:p>
              </table:table-cell>
              <table:table-cell office:value-type="float" office:value="NaN">
                <text:p>NaN</text:p>
              </table:table-cell>
              <table:table-cell office:value-type="float" office:value="5.20630602686">
                <text:p>5.206306026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781079267867">
                <text:p>-0.781079267867</text:p>
              </table:table-cell>
              <table:table-cell office:value-type="float" office:value="NaN">
                <text:p>NaN</text:p>
              </table:table-cell>
              <table:table-cell office:value-type="float" office:value="5.07866906152">
                <text:p>5.078669061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96320443002">
                <text:p>0.396320443002</text:p>
              </table:table-cell>
              <table:table-cell office:value-type="float" office:value="NaN">
                <text:p>NaN</text:p>
              </table:table-cell>
              <table:table-cell office:value-type="float" office:value="6.3262382396">
                <text:p>6.32623823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38239697651">
                <text:p>0.638239697651</text:p>
              </table:table-cell>
              <table:table-cell office:value-type="float" office:value="NaN">
                <text:p>NaN</text:p>
              </table:table-cell>
              <table:table-cell office:value-type="float" office:value="5.14572962872">
                <text:p>5.145729628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63845982156">
                <text:p>0.763845982156</text:p>
              </table:table-cell>
              <table:table-cell office:value-type="float" office:value="NaN">
                <text:p>NaN</text:p>
              </table:table-cell>
              <table:table-cell office:value-type="float" office:value="5.22755456585">
                <text:p>5.227554565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95150047819">
                <text:p>0.595150047819</text:p>
              </table:table-cell>
              <table:table-cell office:value-type="float" office:value="5.093536174">
                <text:p>5.09353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780539373">
                <text:p>1.24780539373</text:p>
              </table:table-cell>
              <table:table-cell office:value-type="float" office:value="NaN">
                <text:p>NaN</text:p>
              </table:table-cell>
              <table:table-cell office:value-type="float" office:value="5.98514884895">
                <text:p>5.985148848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235035243176">
                <text:p>-0.235035243176</text:p>
              </table:table-cell>
              <table:table-cell office:value-type="float" office:value="NaN">
                <text:p>NaN</text:p>
              </table:table-cell>
              <table:table-cell office:value-type="float" office:value="5.62985946769">
                <text:p>5.629859467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3230441018">
                <text:p>-0.3230441018</text:p>
              </table:table-cell>
              <table:table-cell office:value-type="float" office:value="NaN">
                <text:p>NaN</text:p>
              </table:table-cell>
              <table:table-cell office:value-type="float" office:value="6.08518012821">
                <text:p>6.085180128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483044671">
                <text:p>1.3483044671</text:p>
              </table:table-cell>
              <table:table-cell office:value-type="float" office:value="NaN">
                <text:p>NaN</text:p>
              </table:table-cell>
              <table:table-cell office:value-type="float" office:value="4.23321290562">
                <text:p>4.233212905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8510500344">
                <text:p>1.58510500344</text:p>
              </table:table-cell>
              <table:table-cell office:value-type="float" office:value="4.49323242145">
                <text:p>4.4932324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23737729084">
                <text:p>2.23737729084</text:p>
              </table:table-cell>
              <table:table-cell office:value-type="float" office:value="NaN">
                <text:p>NaN</text:p>
              </table:table-cell>
              <table:table-cell office:value-type="float" office:value="5.20718514211">
                <text:p>5.207185142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9427625111">
                <text:p>2.19427625111</text:p>
              </table:table-cell>
              <table:table-cell office:value-type="float" office:value="NaN">
                <text:p>NaN</text:p>
              </table:table-cell>
              <table:table-cell office:value-type="float" office:value="3.86579382157">
                <text:p>3.865793821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08700956249">
                <text:p>2.08700956249</text:p>
              </table:table-cell>
              <table:table-cell office:value-type="float" office:value="5.45809311161">
                <text:p>5.4580931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6452858575">
                <text:p>2.6452858575</text:p>
              </table:table-cell>
              <table:table-cell office:value-type="float" office:value="NaN">
                <text:p>NaN</text:p>
              </table:table-cell>
              <table:table-cell office:value-type="float" office:value="4.95284809646">
                <text:p>4.952848096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8819006635">
                <text:p>2.98819006635</text:p>
              </table:table-cell>
              <table:table-cell office:value-type="float" office:value="NaN">
                <text:p>NaN</text:p>
              </table:table-cell>
              <table:table-cell office:value-type="float" office:value="6.19817081429">
                <text:p>6.198170814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80329932813">
                <text:p>2.80329932813</text:p>
              </table:table-cell>
              <table:table-cell office:value-type="float" office:value="NaN">
                <text:p>NaN</text:p>
              </table:table-cell>
              <table:table-cell office:value-type="float" office:value="6.42969113642">
                <text:p>6.429691136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04034301009">
                <text:p>3.04034301009</text:p>
              </table:table-cell>
              <table:table-cell office:value-type="float" office:value="NaN">
                <text:p>NaN</text:p>
              </table:table-cell>
              <table:table-cell office:value-type="float" office:value="6.38437190333">
                <text:p>6.38437190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66771343636">
                <text:p>2.66771343636</text:p>
              </table:table-cell>
              <table:table-cell office:value-type="float" office:value="NaN">
                <text:p>NaN</text:p>
              </table:table-cell>
              <table:table-cell office:value-type="float" office:value="6.10802958724">
                <text:p>6.108029587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64406654578">
                <text:p>2.64406654578</text:p>
              </table:table-cell>
              <table:table-cell office:value-type="float" office:value="NaN">
                <text:p>NaN</text:p>
              </table:table-cell>
              <table:table-cell office:value-type="float" office:value="6.37265604309">
                <text:p>6.372656043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4087443556">
                <text:p>1.54087443556</text:p>
              </table:table-cell>
              <table:table-cell office:value-type="float" office:value="NaN">
                <text:p>NaN</text:p>
              </table:table-cell>
              <table:table-cell office:value-type="float" office:value="6.10810922503">
                <text:p>6.108109225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7076119601">
                <text:p>1.57076119601</text:p>
              </table:table-cell>
              <table:table-cell office:value-type="float" office:value="NaN">
                <text:p>NaN</text:p>
              </table:table-cell>
              <table:table-cell office:value-type="float" office:value="6.01294230839">
                <text:p>6.012942308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85183009731">
                <text:p>2.85183009731</text:p>
              </table:table-cell>
              <table:table-cell office:value-type="float" office:value="NaN">
                <text:p>NaN</text:p>
              </table:table-cell>
              <table:table-cell office:value-type="float" office:value="4.74227038752">
                <text:p>4.742270387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8119013215">
                <text:p>1.48119013215</text:p>
              </table:table-cell>
              <table:table-cell office:value-type="float" office:value="6.08670390109">
                <text:p>6.0867039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01829897156">
                <text:p>0.701829897156</text:p>
              </table:table-cell>
              <table:table-cell office:value-type="float" office:value="NaN">
                <text:p>NaN</text:p>
              </table:table-cell>
              <table:table-cell office:value-type="float" office:value="6.69170654642">
                <text:p>6.691706546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59929332422">
                <text:p>0.959929332422</text:p>
              </table:table-cell>
              <table:table-cell office:value-type="float" office:value="NaN">
                <text:p>NaN</text:p>
              </table:table-cell>
              <table:table-cell office:value-type="float" office:value="6.74149321449">
                <text:p>6.741493214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26776250103">
                <text:p>0.526776250103</text:p>
              </table:table-cell>
              <table:table-cell office:value-type="float" office:value="NaN">
                <text:p>NaN</text:p>
              </table:table-cell>
              <table:table-cell office:value-type="float" office:value="5.27527361757">
                <text:p>5.275273617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45383004884">
                <text:p>0.845383004884</text:p>
              </table:table-cell>
              <table:table-cell office:value-type="float" office:value="NaN">
                <text:p>NaN</text:p>
              </table:table-cell>
              <table:table-cell office:value-type="float" office:value="5.15426666285">
                <text:p>5.154266662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66869067585">
                <text:p>0.666869067585</text:p>
              </table:table-cell>
              <table:table-cell office:value-type="float" office:value="5.50309083912">
                <text:p>5.50309083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393385800833">
                <text:p>0.0393385800833</text:p>
              </table:table-cell>
              <table:table-cell office:value-type="float" office:value="NaN">
                <text:p>NaN</text:p>
              </table:table-cell>
              <table:table-cell office:value-type="float" office:value="4.52307766504">
                <text:p>4.523077665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69555207014">
                <text:p>0.0869555207014</text:p>
              </table:table-cell>
              <table:table-cell office:value-type="float" office:value="NaN">
                <text:p>NaN</text:p>
              </table:table-cell>
              <table:table-cell office:value-type="float" office:value="4.52586235104">
                <text:p>4.525862351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938334170607">
                <text:p>0.0938334170607</text:p>
              </table:table-cell>
              <table:table-cell office:value-type="float" office:value="NaN">
                <text:p>NaN</text:p>
              </table:table-cell>
              <table:table-cell office:value-type="float" office:value="6.02605280199">
                <text:p>6.026052801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6239970013">
                <text:p>1.26239970013</text:p>
              </table:table-cell>
              <table:table-cell office:value-type="float" office:value="4.83871375036">
                <text:p>4.8387137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5940970604">
                <text:p>1.95940970604</text:p>
              </table:table-cell>
              <table:table-cell office:value-type="float" office:value="NaN">
                <text:p>NaN</text:p>
              </table:table-cell>
              <table:table-cell office:value-type="float" office:value="4.18781344828">
                <text:p>4.187813448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98628879469">
                <text:p>0.598628879469</text:p>
              </table:table-cell>
              <table:table-cell office:value-type="float" office:value="NaN">
                <text:p>NaN</text:p>
              </table:table-cell>
              <table:table-cell office:value-type="float" office:value="4.13809598236">
                <text:p>4.138095982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00789081041">
                <text:p>0.300789081041</text:p>
              </table:table-cell>
              <table:table-cell office:value-type="float" office:value="NaN">
                <text:p>NaN</text:p>
              </table:table-cell>
              <table:table-cell office:value-type="float" office:value="4.27913798062">
                <text:p>4.279137980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38235743186">
                <text:p>0.538235743186</text:p>
              </table:table-cell>
              <table:table-cell office:value-type="float" office:value="NaN">
                <text:p>NaN</text:p>
              </table:table-cell>
              <table:table-cell office:value-type="float" office:value="3.89825700626">
                <text:p>3.898257006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0564376479">
                <text:p>1.90564376479</text:p>
              </table:table-cell>
              <table:table-cell office:value-type="float" office:value="NaN">
                <text:p>NaN</text:p>
              </table:table-cell>
              <table:table-cell office:value-type="float" office:value="5.75187196493">
                <text:p>5.751871964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59157701526">
                <text:p>0.459157701526</text:p>
              </table:table-cell>
              <table:table-cell office:value-type="float" office:value="NaN">
                <text:p>NaN</text:p>
              </table:table-cell>
              <table:table-cell office:value-type="float" office:value="5.68526131405">
                <text:p>5.685261314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01996810304">
                <text:p>2.01996810304</text:p>
              </table:table-cell>
              <table:table-cell office:value-type="float" office:value="NaN">
                <text:p>NaN</text:p>
              </table:table-cell>
              <table:table-cell office:value-type="float" office:value="5.3534491805">
                <text:p>5.35344918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21543870714">
                <text:p>0.621543870714</text:p>
              </table:table-cell>
              <table:table-cell office:value-type="float" office:value="NaN">
                <text:p>NaN</text:p>
              </table:table-cell>
              <table:table-cell office:value-type="float" office:value="5.52077637558">
                <text:p>5.520776375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96889729797">
                <text:p>0.696889729797</text:p>
              </table:table-cell>
              <table:table-cell office:value-type="float" office:value="NaN">
                <text:p>NaN</text:p>
              </table:table-cell>
              <table:table-cell office:value-type="float" office:value="5.3509248971">
                <text:p>5.35092489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1652231409">
                <text:p>1.81652231409</text:p>
              </table:table-cell>
              <table:table-cell office:value-type="float" office:value="NaN">
                <text:p>NaN</text:p>
              </table:table-cell>
              <table:table-cell office:value-type="float" office:value="5.57408769799">
                <text:p>5.574087697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91174991192">
                <text:p>0.291174991192</text:p>
              </table:table-cell>
              <table:table-cell office:value-type="float" office:value="NaN">
                <text:p>NaN</text:p>
              </table:table-cell>
              <table:table-cell office:value-type="float" office:value="5.61969756312">
                <text:p>5.619697563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8108296046">
                <text:p>1.98108296046</text:p>
              </table:table-cell>
              <table:table-cell office:value-type="float" office:value="4.32852088441">
                <text:p>4.3285208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92831629443">
                <text:p>2.92831629443</text:p>
              </table:table-cell>
              <table:table-cell office:value-type="float" office:value="NaN">
                <text:p>NaN</text:p>
              </table:table-cell>
              <table:table-cell office:value-type="float" office:value="3.34172082588">
                <text:p>3.341720825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81648636756">
                <text:p>2.81648636756</text:p>
              </table:table-cell>
              <table:table-cell office:value-type="float" office:value="NaN">
                <text:p>NaN</text:p>
              </table:table-cell>
              <table:table-cell office:value-type="float" office:value="3.646285603">
                <text:p>3.6462856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51282601639">
                <text:p>2.51282601639</text:p>
              </table:table-cell>
              <table:table-cell office:value-type="float" office:value="NaN">
                <text:p>NaN</text:p>
              </table:table-cell>
              <table:table-cell office:value-type="float" office:value="3.63956704245">
                <text:p>3.639567042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2478359116">
                <text:p>1.22478359116</text:p>
              </table:table-cell>
              <table:table-cell office:value-type="float" office:value="NaN">
                <text:p>NaN</text:p>
              </table:table-cell>
              <table:table-cell office:value-type="float" office:value="3.81890039762">
                <text:p>3.818900397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48497749031">
                <text:p>2.48497749031</text:p>
              </table:table-cell>
              <table:table-cell office:value-type="float" office:value="NaN">
                <text:p>NaN</text:p>
              </table:table-cell>
              <table:table-cell office:value-type="float" office:value="3.39775291581">
                <text:p>3.397752915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73400528754">
                <text:p>2.73400528754</text:p>
              </table:table-cell>
              <table:table-cell office:value-type="float" office:value="3.70119977842">
                <text:p>3.70119977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5109826554">
                <text:p>3.55109826554</text:p>
              </table:table-cell>
              <table:table-cell office:value-type="float" office:value="NaN">
                <text:p>NaN</text:p>
              </table:table-cell>
              <table:table-cell office:value-type="float" office:value="2.85000991992">
                <text:p>2.850009919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6026186501">
                <text:p>1.96026186501</text:p>
              </table:table-cell>
              <table:table-cell office:value-type="float" office:value="NaN">
                <text:p>NaN</text:p>
              </table:table-cell>
              <table:table-cell office:value-type="float" office:value="3.08438733876">
                <text:p>3.084387338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89980354864">
                <text:p>1.89980354864</text:p>
              </table:table-cell>
              <table:table-cell office:value-type="float" office:value="NaN">
                <text:p>NaN</text:p>
              </table:table-cell>
              <table:table-cell office:value-type="float" office:value="4.34295302133">
                <text:p>4.342953021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48633804302">
                <text:p>3.48633804302</text:p>
              </table:table-cell>
              <table:table-cell office:value-type="float" office:value="NaN">
                <text:p>NaN</text:p>
              </table:table-cell>
              <table:table-cell office:value-type="float" office:value="3.18847114618">
                <text:p>3.188471146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22832498447">
                <text:p>2.22832498447</text:p>
              </table:table-cell>
              <table:table-cell office:value-type="float" office:value="NaN">
                <text:p>NaN</text:p>
              </table:table-cell>
              <table:table-cell office:value-type="float" office:value="4.65058856167">
                <text:p>4.650588561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05712678827">
                <text:p>2.05712678827</text:p>
              </table:table-cell>
              <table:table-cell office:value-type="float" office:value="NaN">
                <text:p>NaN</text:p>
              </table:table-cell>
              <table:table-cell office:value-type="float" office:value="2.7669287628">
                <text:p>2.76692876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7163468593">
                <text:p>3.57163468593</text:p>
              </table:table-cell>
              <table:table-cell office:value-type="float" office:value="NaN">
                <text:p>NaN</text:p>
              </table:table-cell>
              <table:table-cell office:value-type="float" office:value="4.65815264206">
                <text:p>4.658152642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53501325791">
                <text:p>3.53501325791</text:p>
              </table:table-cell>
              <table:table-cell office:value-type="float" office:value="NaN">
                <text:p>NaN</text:p>
              </table:table-cell>
              <table:table-cell office:value-type="float" office:value="3.00426992337">
                <text:p>3.004269923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85075153216">
                <text:p>1.85075153216</text:p>
              </table:table-cell>
              <table:table-cell office:value-type="float" office:value="NaN">
                <text:p>NaN</text:p>
              </table:table-cell>
              <table:table-cell office:value-type="float" office:value="2.98135309645">
                <text:p>2.981353096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4823280325">
                <text:p>1.94823280325</text:p>
              </table:table-cell>
              <table:table-cell office:value-type="float" office:value="NaN">
                <text:p>NaN</text:p>
              </table:table-cell>
              <table:table-cell office:value-type="float" office:value="4.67252356348">
                <text:p>4.672523563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19489335">
                <text:p>3.619489335</text:p>
              </table:table-cell>
              <table:table-cell office:value-type="float" office:value="NaN">
                <text:p>NaN</text:p>
              </table:table-cell>
              <table:table-cell office:value-type="float" office:value="4.67540213139">
                <text:p>4.675402131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06818140072">
                <text:p>2.06818140072</text:p>
              </table:table-cell>
              <table:table-cell office:value-type="float" office:value="2.71631300523">
                <text:p>2.7163130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0318697081">
                <text:p>1.10318697081</text:p>
              </table:table-cell>
              <table:table-cell office:value-type="float" office:value="NaN">
                <text:p>NaN</text:p>
              </table:table-cell>
              <table:table-cell office:value-type="float" office:value="3.43759358613">
                <text:p>3.437593586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76167789646">
                <text:p>2.76167789646</text:p>
              </table:table-cell>
              <table:table-cell office:value-type="float" office:value="2.05532753907">
                <text:p>2.0553275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04025262622">
                <text:p>2.04025262622</text:p>
              </table:table-cell>
              <table:table-cell office:value-type="float" office:value="1.28065520515">
                <text:p>1.28065520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9239659146">
                <text:p>1.09239659146</text:p>
              </table:table-cell>
              <table:table-cell office:value-type="float" office:value="0.64349909934">
                <text:p>0.6434990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11728240747">
                <text:p>0.311728240747</text:p>
              </table:table-cell>
              <table:table-cell office:value-type="float" office:value="-0.319414631517">
                <text:p>-0.31941463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20977844275">
                <text:p>1.20977844275</text:p>
              </table:table-cell>
              <table:table-cell office:value-type="float" office:value="NaN">
                <text:p>NaN</text:p>
              </table:table-cell>
              <table:table-cell office:value-type="float" office:value="-1.05202607665">
                <text:p>-1.052026076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89278427941">
                <text:p>-0.289278427941</text:p>
              </table:table-cell>
              <table:table-cell office:value-type="float" office:value="NaN">
                <text:p>NaN</text:p>
              </table:table-cell>
              <table:table-cell office:value-type="float" office:value="-1.20203903447">
                <text:p>-1.202039034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08496063994">
                <text:p>1.08496063994</text:p>
              </table:table-cell>
              <table:table-cell office:value-type="float" office:value="-1.22337268314">
                <text:p>-1.2233726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33875323931">
                <text:p>0.533875323931</text:p>
              </table:table-cell>
              <table:table-cell office:value-type="float" office:value="-0.58543091172">
                <text:p>-0.5854309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45696296058">
                <text:p>-0.245696296058</text:p>
              </table:table-cell>
              <table:table-cell office:value-type="float" office:value="NaN">
                <text:p>NaN</text:p>
              </table:table-cell>
              <table:table-cell office:value-type="float" office:value="-0.0244348417716">
                <text:p>-0.02443484177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0323041825">
                <text:p>1.30323041825</text:p>
              </table:table-cell>
              <table:table-cell office:value-type="float" office:value="NaN">
                <text:p>NaN</text:p>
              </table:table-cell>
              <table:table-cell office:value-type="float" office:value="-1.2596665966">
                <text:p>-1.25966659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09906160059">
                <text:p>1.09906160059</text:p>
              </table:table-cell>
              <table:table-cell office:value-type="float" office:value="-1.1321014372">
                <text:p>-1.132101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06432316258">
                <text:p>2.06432316258</text:p>
              </table:table-cell>
              <table:table-cell office:value-type="float" office:value="NaN">
                <text:p>NaN</text:p>
              </table:table-cell>
              <table:table-cell office:value-type="float" office:value="-0.254176114113">
                <text:p>-0.2541761141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46902145815">
                <text:p>0.246902145815</text:p>
              </table:table-cell>
              <table:table-cell office:value-type="float" office:value="-1.7914695497">
                <text:p>-1.791469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3351071348">
                <text:p>1.03351071348</text:p>
              </table:table-cell>
              <table:table-cell office:value-type="float" office:value="-0.813918726174">
                <text:p>-0.81391872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32751445311">
                <text:p>0.532751445311</text:p>
              </table:table-cell>
              <table:table-cell office:value-type="float" office:value="NaN">
                <text:p>NaN</text:p>
              </table:table-cell>
              <table:table-cell office:value-type="float" office:value="-1.62656898299">
                <text:p>-1.626568982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3731237425">
                <text:p>1.93731237425</text:p>
              </table:table-cell>
              <table:table-cell office:value-type="float" office:value="NaN">
                <text:p>NaN</text:p>
              </table:table-cell>
              <table:table-cell office:value-type="float" office:value="-0.292789824227">
                <text:p>-0.2927898242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1147769993">
                <text:p>0.21147769993</text:p>
              </table:table-cell>
              <table:table-cell office:value-type="float" office:value="0.103270621771">
                <text:p>0.10327062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876551267">
                <text:p>0.99876551267</text:p>
              </table:table-cell>
              <table:table-cell office:value-type="float" office:value="-0.636300698478">
                <text:p>-0.63630069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715165260812">
                <text:p>0.0715165260812</text:p>
              </table:table-cell>
              <table:table-cell office:value-type="float" office:value="NaN">
                <text:p>NaN</text:p>
              </table:table-cell>
              <table:table-cell office:value-type="float" office:value="-0.0654926802034">
                <text:p>-0.06549268020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8628141623">
                <text:p>1.58628141623</text:p>
              </table:table-cell>
              <table:table-cell office:value-type="float" office:value="0.194238387032">
                <text:p>0.19423838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20920967967">
                <text:p>2.20920967967</text:p>
              </table:table-cell>
              <table:table-cell office:value-type="float" office:value="NaN">
                <text:p>NaN</text:p>
              </table:table-cell>
              <table:table-cell office:value-type="float" office:value="0.704008369504">
                <text:p>0.7040083695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8388369008">
                <text:p>2.18388369008</text:p>
              </table:table-cell>
              <table:table-cell office:value-type="float" office:value="0.812640457556">
                <text:p>0.812640457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57568085604">
                <text:p>1.57568085604</text:p>
              </table:table-cell>
              <table:table-cell office:value-type="float" office:value="-0.155140374654">
                <text:p>-0.155140374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52071283742">
                <text:p>2.52071283742</text:p>
              </table:table-cell>
              <table:table-cell office:value-type="float" office:value="0.377819890639">
                <text:p>0.377819890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3324009607">
                <text:p>1.73324009607</text:p>
              </table:table-cell>
              <table:table-cell office:value-type="float" office:value="-0.554763069313">
                <text:p>-0.554763069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65082739007">
                <text:p>2.65082739007</text:p>
              </table:table-cell>
              <table:table-cell office:value-type="float" office:value="0.232236782211">
                <text:p>0.23223678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31829497383">
                <text:p>3.31829497383</text:p>
              </table:table-cell>
              <table:table-cell office:value-type="float" office:value="1.05191176216">
                <text:p>1.0519117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33512798277">
                <text:p>2.33512798277</text:p>
              </table:table-cell>
              <table:table-cell office:value-type="float" office:value="1.71967861091">
                <text:p>1.7196786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45284867079">
                <text:p>1.45284867079</text:p>
              </table:table-cell>
              <table:table-cell office:value-type="float" office:value="0.975261084119">
                <text:p>0.975261084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59700226043">
                <text:p>0.759700226043</text:p>
              </table:table-cell>
              <table:table-cell office:value-type="float" office:value="0.0435335273263">
                <text:p>0.043533527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69071504546">
                <text:p>-0.069071504546</text:p>
              </table:table-cell>
              <table:table-cell office:value-type="float" office:value="NaN">
                <text:p>NaN</text:p>
              </table:table-cell>
              <table:table-cell office:value-type="float" office:value="0.566431484332">
                <text:p>0.566431484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49386620528">
                <text:p>0.0249386620528</text:p>
              </table:table-cell>
              <table:table-cell office:value-type="float" office:value="-0.784537653004">
                <text:p>-0.78453765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06972135481">
                <text:p>0.906972135481</text:p>
              </table:table-cell>
              <table:table-cell office:value-type="float" office:value="0.0000527209203476">
                <text:p>0.000052720920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9925013244">
                <text:p>1.89925013244</text:p>
              </table:table-cell>
              <table:table-cell office:value-type="float" office:value="0.690422983228">
                <text:p>0.69042298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5791776767">
                <text:p>1.15791776767</text:p>
              </table:table-cell>
              <table:table-cell office:value-type="float" office:value="1.43117032946">
                <text:p>1.4311703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9908526918">
                <text:p>0.589908526918</text:p>
              </table:table-cell>
              <table:table-cell office:value-type="float" office:value="2.15088582376">
                <text:p>2.1508858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3510777626">
                <text:p>1.33510777626</text:p>
              </table:table-cell>
              <table:table-cell office:value-type="float" office:value="NaN">
                <text:p>NaN</text:p>
              </table:table-cell>
              <table:table-cell office:value-type="float" office:value="2.86121785804">
                <text:p>2.861217858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230708526237">
                <text:p>-0.230708526237</text:p>
              </table:table-cell>
              <table:table-cell office:value-type="float" office:value="1.4907772909">
                <text:p>1.490777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977953605385">
                <text:p>-0.977953605385</text:p>
              </table:table-cell>
              <table:table-cell office:value-type="float" office:value="NaN">
                <text:p>NaN</text:p>
              </table:table-cell>
              <table:table-cell office:value-type="float" office:value="2.34549441315">
                <text:p>2.345494413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00618380056">
                <text:p>-1.00618380056</text:p>
              </table:table-cell>
              <table:table-cell office:value-type="float" office:value="0.633593139816">
                <text:p>0.63359313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400841204984">
                <text:p>-0.400841204984</text:p>
              </table:table-cell>
              <table:table-cell office:value-type="float" office:value="NaN">
                <text:p>NaN</text:p>
              </table:table-cell>
              <table:table-cell office:value-type="float" office:value="0.0620398253958">
                <text:p>0.06203982539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50419706939">
                <text:p>-0.50419706939</text:p>
              </table:table-cell>
              <table:table-cell office:value-type="float" office:value="1.27672289332">
                <text:p>1.2767228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28630079104">
                <text:p>-1.28630079104</text:p>
              </table:table-cell>
              <table:table-cell office:value-type="float" office:value="NaN">
                <text:p>NaN</text:p>
              </table:table-cell>
              <table:table-cell office:value-type="float" office:value="0.650010878571">
                <text:p>0.6500108785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49771134539">
                <text:p>-1.49771134539</text:p>
              </table:table-cell>
              <table:table-cell office:value-type="float" office:value="NaN">
                <text:p>NaN</text:p>
              </table:table-cell>
              <table:table-cell office:value-type="float" office:value="0.547349329515">
                <text:p>0.5473493295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23777636279">
                <text:p>-1.23777636279</text:p>
              </table:table-cell>
              <table:table-cell office:value-type="float" office:value="NaN">
                <text:p>NaN</text:p>
              </table:table-cell>
              <table:table-cell office:value-type="float" office:value="0.351412759433">
                <text:p>0.3514127594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25782564001">
                <text:p>0.325782564001</text:p>
              </table:table-cell>
              <table:table-cell office:value-type="float" office:value="NaN">
                <text:p>NaN</text:p>
              </table:table-cell>
              <table:table-cell office:value-type="float" office:value="0.37913396153">
                <text:p>0.379133961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71509765775">
                <text:p>0.471509765775</text:p>
              </table:table-cell>
              <table:table-cell office:value-type="float" office:value="NaN">
                <text:p>NaN</text:p>
              </table:table-cell>
              <table:table-cell office:value-type="float" office:value="2.01306761863">
                <text:p>2.013067618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89829510651">
                <text:p>0.189829510651</text:p>
              </table:table-cell>
              <table:table-cell office:value-type="float" office:value="NaN">
                <text:p>NaN</text:p>
              </table:table-cell>
              <table:table-cell office:value-type="float" office:value="2.10631915208">
                <text:p>2.106319152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85105081445">
                <text:p>0.485105081445</text:p>
              </table:table-cell>
              <table:table-cell office:value-type="float" office:value="NaN">
                <text:p>NaN</text:p>
              </table:table-cell>
              <table:table-cell office:value-type="float" office:value="0.738911383414">
                <text:p>0.7389113834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0022740172">
                <text:p>-1.40022740172</text:p>
              </table:table-cell>
              <table:table-cell office:value-type="float" office:value="NaN">
                <text:p>NaN</text:p>
              </table:table-cell>
              <table:table-cell office:value-type="float" office:value="2.25226617692">
                <text:p>2.252266176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03948415006">
                <text:p>-1.03948415006</text:p>
              </table:table-cell>
              <table:table-cell office:value-type="float" office:value="NaN">
                <text:p>NaN</text:p>
              </table:table-cell>
              <table:table-cell office:value-type="float" office:value="1.9057565419">
                <text:p>1.90575654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28163532131">
                <text:p>0.0628163532131</text:p>
              </table:table-cell>
              <table:table-cell office:value-type="float" office:value="NaN">
                <text:p>NaN</text:p>
              </table:table-cell>
              <table:table-cell office:value-type="float" office:value="1.90962464642">
                <text:p>1.909624646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7940147341">
                <text:p>0.307940147341</text:p>
              </table:table-cell>
              <table:table-cell office:value-type="float" office:value="NaN">
                <text:p>NaN</text:p>
              </table:table-cell>
              <table:table-cell office:value-type="float" office:value="2.10043594619">
                <text:p>2.100435946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43294675157">
                <text:p>0.343294675157</text:p>
              </table:table-cell>
              <table:table-cell office:value-type="float" office:value="NaN">
                <text:p>NaN</text:p>
              </table:table-cell>
              <table:table-cell office:value-type="float" office:value="1.92930917384">
                <text:p>1.929309173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39036524355">
                <text:p>-1.39036524355</text:p>
              </table:table-cell>
              <table:table-cell office:value-type="float" office:value="NaN">
                <text:p>NaN</text:p>
              </table:table-cell>
              <table:table-cell office:value-type="float" office:value="2.038540794">
                <text:p>2.0385407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489405506">
                <text:p>-1.489405506</text:p>
              </table:table-cell>
              <table:table-cell office:value-type="float" office:value="NaN">
                <text:p>NaN</text:p>
              </table:table-cell>
              <table:table-cell office:value-type="float" office:value="2.05637535731">
                <text:p>2.056375357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12901866371">
                <text:p>0.312901866371</text:p>
              </table:table-cell>
              <table:table-cell office:value-type="float" office:value="2.04851197104">
                <text:p>2.0485119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6348206818">
                <text:p>1.26348206818</text:p>
              </table:table-cell>
              <table:table-cell office:value-type="float" office:value="1.23197122851">
                <text:p>1.2319712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09718174514">
                <text:p>2.09718174514</text:p>
              </table:table-cell>
              <table:table-cell office:value-type="float" office:value="0.509155946514">
                <text:p>0.50915594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11538782081">
                <text:p>1.11538782081</text:p>
              </table:table-cell>
              <table:table-cell office:value-type="float" office:value="NaN">
                <text:p>NaN</text:p>
              </table:table-cell>
              <table:table-cell office:value-type="float" office:value="1.10263030489">
                <text:p>1.102630304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6723791993">
                <text:p>3.06723791993</text:p>
              </table:table-cell>
              <table:table-cell office:value-type="float" office:value="1.01503178512">
                <text:p>1.0150317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44995876564">
                <text:p>2.44995876564</text:p>
              </table:table-cell>
              <table:table-cell office:value-type="float" office:value="1.83078741152">
                <text:p>1.8307874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2240645726">
                <text:p>1.82240645726</text:p>
              </table:table-cell>
              <table:table-cell office:value-type="float" office:value="NaN">
                <text:p>NaN</text:p>
              </table:table-cell>
              <table:table-cell office:value-type="float" office:value="2.47767693878">
                <text:p>2.477676938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23169860337">
                <text:p>3.23169860337</text:p>
              </table:table-cell>
              <table:table-cell office:value-type="float" office:value="NaN">
                <text:p>NaN</text:p>
              </table:table-cell>
              <table:table-cell office:value-type="float" office:value="0.96344753499">
                <text:p>0.963447534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21507682671">
                <text:p>3.21507682671</text:p>
              </table:table-cell>
              <table:table-cell office:value-type="float" office:value="NaN">
                <text:p>NaN</text:p>
              </table:table-cell>
              <table:table-cell office:value-type="float" office:value="2.56690214486">
                <text:p>2.566902144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418092728">
                <text:p>1.92418092728</text:p>
              </table:table-cell>
              <table:table-cell office:value-type="float" office:value="1.12108021192">
                <text:p>1.1210802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88270027692">
                <text:p>2.88270027692</text:p>
              </table:table-cell>
              <table:table-cell office:value-type="float" office:value="1.79198915446">
                <text:p>1.791989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73911023">
                <text:p>3.773911023</text:p>
              </table:table-cell>
              <table:table-cell office:value-type="float" office:value="2.48997511529">
                <text:p>2.4899751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11494438833">
                <text:p>3.11494438833</text:p>
              </table:table-cell>
              <table:table-cell office:value-type="float" office:value="NaN">
                <text:p>NaN</text:p>
              </table:table-cell>
              <table:table-cell office:value-type="float" office:value="1.96153490615">
                <text:p>1.961534906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31103977114">
                <text:p>4.31103977114</text:p>
              </table:table-cell>
              <table:table-cell office:value-type="float" office:value="NaN">
                <text:p>NaN</text:p>
              </table:table-cell>
              <table:table-cell office:value-type="float" office:value="3.27070596976">
                <text:p>3.270705969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37927635134">
                <text:p>4.37927635134</text:p>
              </table:table-cell>
              <table:table-cell office:value-type="float" office:value="NaN">
                <text:p>NaN</text:p>
              </table:table-cell>
              <table:table-cell office:value-type="float" office:value="1.94256100389">
                <text:p>1.94256100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46765054247">
                <text:p>4.46765054247</text:p>
              </table:table-cell>
              <table:table-cell office:value-type="float" office:value="NaN">
                <text:p>NaN</text:p>
              </table:table-cell>
              <table:table-cell office:value-type="float" office:value="3.08881704604">
                <text:p>3.088817046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6567455975">
                <text:p>3.16567455975</text:p>
              </table:table-cell>
              <table:table-cell office:value-type="float" office:value="NaN">
                <text:p>NaN</text:p>
              </table:table-cell>
              <table:table-cell office:value-type="float" office:value="3.43005948064">
                <text:p>3.430059480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35827627047">
                <text:p>4.35827627047</text:p>
              </table:table-cell>
              <table:table-cell office:value-type="float" office:value="NaN">
                <text:p>NaN</text:p>
              </table:table-cell>
              <table:table-cell office:value-type="float" office:value="3.02057440809">
                <text:p>3.020574408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75429202813">
                <text:p>4.75429202813</text:p>
              </table:table-cell>
              <table:table-cell office:value-type="float" office:value="NaN">
                <text:p>NaN</text:p>
              </table:table-cell>
              <table:table-cell office:value-type="float" office:value="1.88741403573">
                <text:p>1.887414035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30333191988">
                <text:p>4.30333191988</text:p>
              </table:table-cell>
              <table:table-cell office:value-type="float" office:value="NaN">
                <text:p>NaN</text:p>
              </table:table-cell>
              <table:table-cell office:value-type="float" office:value="1.59744374864">
                <text:p>1.597443748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92424706121">
                <text:p>2.92424706121</text:p>
              </table:table-cell>
              <table:table-cell office:value-type="float" office:value="NaN">
                <text:p>NaN</text:p>
              </table:table-cell>
              <table:table-cell office:value-type="float" office:value="3.45774856537">
                <text:p>3.457748565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68644185453">
                <text:p>4.68644185453</text:p>
              </table:table-cell>
              <table:table-cell office:value-type="float" office:value="NaN">
                <text:p>NaN</text:p>
              </table:table-cell>
              <table:table-cell office:value-type="float" office:value="1.53495789209">
                <text:p>1.534957892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49384214222">
                <text:p>4.49384214222</text:p>
              </table:table-cell>
              <table:table-cell office:value-type="float" office:value="NaN">
                <text:p>NaN</text:p>
              </table:table-cell>
              <table:table-cell office:value-type="float" office:value="3.15165551617">
                <text:p>3.151655516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32473869318">
                <text:p>4.32473869318</text:p>
              </table:table-cell>
              <table:table-cell office:value-type="float" office:value="1.5603682428">
                <text:p>1.5603682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36214496194">
                <text:p>3.36214496194</text:p>
              </table:table-cell>
              <table:table-cell office:value-type="float" office:value="NaN">
                <text:p>NaN</text:p>
              </table:table-cell>
              <table:table-cell office:value-type="float" office:value="2.54227030725">
                <text:p>2.542270307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6568791294">
                <text:p>3.6568791294</text:p>
              </table:table-cell>
              <table:table-cell office:value-type="float" office:value="2.11938381348">
                <text:p>2.1193838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76414183212">
                <text:p>2.76414183212</text:p>
              </table:table-cell>
              <table:table-cell office:value-type="float" office:value="NaN">
                <text:p>NaN</text:p>
              </table:table-cell>
              <table:table-cell office:value-type="float" office:value="2.80018813093">
                <text:p>2.800188130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92569859523">
                <text:p>2.92569859523</text:p>
              </table:table-cell>
              <table:table-cell office:value-type="float" office:value="1.15376369772">
                <text:p>1.15376369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77835675595">
                <text:p>3.77835675595</text:p>
              </table:table-cell>
              <table:table-cell office:value-type="float" office:value="1.96517672617">
                <text:p>1.96517672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43193358617">
                <text:p>4.43193358617</text:p>
              </table:table-cell>
              <table:table-cell office:value-type="float" office:value="NaN">
                <text:p>NaN</text:p>
              </table:table-cell>
              <table:table-cell office:value-type="float" office:value="2.86605421919">
                <text:p>2.866054219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40997750678">
                <text:p>4.40997750678</text:p>
              </table:table-cell>
              <table:table-cell office:value-type="float" office:value="NaN">
                <text:p>NaN</text:p>
              </table:table-cell>
              <table:table-cell office:value-type="float" office:value="2.72674892906">
                <text:p>2.726748929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44737001322">
                <text:p>4.44737001322</text:p>
              </table:table-cell>
              <table:table-cell office:value-type="float" office:value="NaN">
                <text:p>NaN</text:p>
              </table:table-cell>
              <table:table-cell office:value-type="float" office:value="1.23311504678">
                <text:p>1.233115046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00837313004">
                <text:p>3.00837313004</text:p>
              </table:table-cell>
              <table:table-cell office:value-type="float" office:value="NaN">
                <text:p>NaN</text:p>
              </table:table-cell>
              <table:table-cell office:value-type="float" office:value="2.79359169693">
                <text:p>2.793591696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25430081272">
                <text:p>3.25430081272</text:p>
              </table:table-cell>
              <table:table-cell office:value-type="float" office:value="1.0815198326">
                <text:p>1.0815198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66704020487">
                <text:p>2.66704020487</text:p>
              </table:table-cell>
              <table:table-cell office:value-type="float" office:value="NaN">
                <text:p>NaN</text:p>
              </table:table-cell>
              <table:table-cell office:value-type="float" office:value="1.87531633457">
                <text:p>1.87531633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72273508141">
                <text:p>2.72273508141</text:p>
              </table:table-cell>
              <table:table-cell office:value-type="float" office:value="NaN">
                <text:p>NaN</text:p>
              </table:table-cell>
              <table:table-cell office:value-type="float" office:value="1.94912699816">
                <text:p>1.949126998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890744592">
                <text:p>3.8890744592</text:p>
              </table:table-cell>
              <table:table-cell office:value-type="float" office:value="1.63562724036">
                <text:p>1.6356272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49551005082">
                <text:p>4.49551005082</text:p>
              </table:table-cell>
              <table:table-cell office:value-type="float" office:value="NaN">
                <text:p>NaN</text:p>
              </table:table-cell>
              <table:table-cell office:value-type="float" office:value="0.949057265376">
                <text:p>0.9490572653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24090192412">
                <text:p>3.24090192412</text:p>
              </table:table-cell>
              <table:table-cell office:value-type="float" office:value="2.44250241866">
                <text:p>2.4425024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0977578675">
                <text:p>2.70977578675</text:p>
              </table:table-cell>
              <table:table-cell office:value-type="float" office:value="1.91675057106">
                <text:p>1.91675057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38736050324">
                <text:p>3.38736050324</text:p>
              </table:table-cell>
              <table:table-cell office:value-type="float" office:value="1.2467228958">
                <text:p>1.2467228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41386223677">
                <text:p>2.41386223677</text:p>
              </table:table-cell>
              <table:table-cell office:value-type="float" office:value="NaN">
                <text:p>NaN</text:p>
              </table:table-cell>
              <table:table-cell office:value-type="float" office:value="2.07540633352">
                <text:p>2.075406333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28806014133">
                <text:p>4.28806014133</text:p>
              </table:table-cell>
              <table:table-cell office:value-type="float" office:value="NaN">
                <text:p>NaN</text:p>
              </table:table-cell>
              <table:table-cell office:value-type="float" office:value="1.77396204213">
                <text:p>1.773962042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31623232725">
                <text:p>4.31623232725</text:p>
              </table:table-cell>
              <table:table-cell office:value-type="float" office:value="0.642241455451">
                <text:p>0.642241455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14734413695">
                <text:p>5.14734413695</text:p>
              </table:table-cell>
              <table:table-cell office:value-type="float" office:value="NaN">
                <text:p>NaN</text:p>
              </table:table-cell>
              <table:table-cell office:value-type="float" office:value="1.14380151499">
                <text:p>1.143801514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41384350317">
                <text:p>3.41384350317</text:p>
              </table:table-cell>
              <table:table-cell office:value-type="float" office:value="1.22822099568">
                <text:p>1.22822099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08224852066">
                <text:p>4.08224852066</text:p>
              </table:table-cell>
              <table:table-cell office:value-type="float" office:value="NaN">
                <text:p>NaN</text:p>
              </table:table-cell>
              <table:table-cell office:value-type="float" office:value="0.408017431573">
                <text:p>0.4080174315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36377133289">
                <text:p>4.36377133289</text:p>
              </table:table-cell>
              <table:table-cell office:value-type="float" office:value="NaN">
                <text:p>NaN</text:p>
              </table:table-cell>
              <table:table-cell office:value-type="float" office:value="0.626832476022">
                <text:p>0.6268324760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99026961738">
                <text:p>3.99026961738</text:p>
              </table:table-cell>
              <table:table-cell office:value-type="float" office:value="0.706318835353">
                <text:p>0.70631883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8494277574">
                <text:p>4.8494277574</text:p>
              </table:table-cell>
              <table:table-cell office:value-type="float" office:value="NaN">
                <text:p>NaN</text:p>
              </table:table-cell>
              <table:table-cell office:value-type="float" office:value="-0.145748843295">
                <text:p>-0.1457488432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08747594326">
                <text:p>3.08747594326</text:p>
              </table:table-cell>
              <table:table-cell office:value-type="float" office:value="NaN">
                <text:p>NaN</text:p>
              </table:table-cell>
              <table:table-cell office:value-type="float" office:value="-0.270122271529">
                <text:p>-0.2701222715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61741233944">
                <text:p>4.61741233944</text:p>
              </table:table-cell>
              <table:table-cell office:value-type="float" office:value="NaN">
                <text:p>NaN</text:p>
              </table:table-cell>
              <table:table-cell office:value-type="float" office:value="1.38515872189">
                <text:p>1.385158721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05290330179">
                <text:p>3.05290330179</text:p>
              </table:table-cell>
              <table:table-cell office:value-type="float" office:value="NaN">
                <text:p>NaN</text:p>
              </table:table-cell>
              <table:table-cell office:value-type="float" office:value="-0.143673848428">
                <text:p>-0.1436738484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30520102006">
                <text:p>3.30520102006</text:p>
              </table:table-cell>
              <table:table-cell office:value-type="float" office:value="1.29531081688">
                <text:p>1.2953108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35995706942">
                <text:p>2.35995706942</text:p>
              </table:table-cell>
              <table:table-cell office:value-type="float" office:value="0.679963653269">
                <text:p>0.67996365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5765998568">
                <text:p>1.75765998568</text:p>
              </table:table-cell>
              <table:table-cell office:value-type="float" office:value="-0.00878243656316">
                <text:p>-0.0087824365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70220382469">
                <text:p>0.970220382469</text:p>
              </table:table-cell>
              <table:table-cell office:value-type="float" office:value="0.692200562987">
                <text:p>0.69220056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6267356359">
                <text:p>1.6267356359</text:p>
              </table:table-cell>
              <table:table-cell office:value-type="float" office:value="1.30582236131">
                <text:p>1.30582236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44989206817">
                <text:p>0.944989206817</text:p>
              </table:table-cell>
              <table:table-cell office:value-type="float" office:value="0.649535679374">
                <text:p>0.649535679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86302187901">
                <text:p>1.86302187901</text:p>
              </table:table-cell>
              <table:table-cell office:value-type="float" office:value="-0.345785283641">
                <text:p>-0.34578528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63968263007">
                <text:p>2.63968263007</text:p>
              </table:table-cell>
              <table:table-cell office:value-type="float" office:value="0.612110088056">
                <text:p>0.61211008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85397675965">
                <text:p>1.85397675965</text:p>
              </table:table-cell>
              <table:table-cell office:value-type="float" office:value="1.50726919921">
                <text:p>1.50726919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72458081335">
                <text:p>2.72458081335</text:p>
              </table:table-cell>
              <table:table-cell office:value-type="float" office:value="NaN">
                <text:p>NaN</text:p>
              </table:table-cell>
              <table:table-cell office:value-type="float" office:value="0.599499828342">
                <text:p>0.5994998283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5629204351">
                <text:p>2.5629204351</text:p>
              </table:table-cell>
              <table:table-cell office:value-type="float" office:value="NaN">
                <text:p>NaN</text:p>
              </table:table-cell>
              <table:table-cell office:value-type="float" office:value="2.47008934207">
                <text:p>2.470089342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83413823275">
                <text:p>2.83413823275</text:p>
              </table:table-cell>
              <table:table-cell office:value-type="float" office:value="2.22297980173">
                <text:p>2.2229798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8658431298">
                <text:p>2.18658431298</text:p>
              </table:table-cell>
              <table:table-cell office:value-type="float" office:value="1.48430564866">
                <text:p>1.48430564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36941652831">
                <text:p>1.36941652831</text:p>
              </table:table-cell>
              <table:table-cell office:value-type="float" office:value="0.785288293377">
                <text:p>0.785288293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545838786618">
                <text:p>0.545838786618</text:p>
              </table:table-cell>
              <table:table-cell office:value-type="float" office:value="NaN">
                <text:p>NaN</text:p>
              </table:table-cell>
              <table:table-cell office:value-type="float" office:value="1.66548127461">
                <text:p>1.665481274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21278060641">
                <text:p>0.421278060641</text:p>
              </table:table-cell>
              <table:table-cell office:value-type="float" office:value="NaN">
                <text:p>NaN</text:p>
              </table:table-cell>
              <table:table-cell office:value-type="float" office:value="0.195476849043">
                <text:p>0.1954768490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71659870116">
                <text:p>0.471659870116</text:p>
              </table:table-cell>
              <table:table-cell office:value-type="float" office:value="NaN">
                <text:p>NaN</text:p>
              </table:table-cell>
              <table:table-cell office:value-type="float" office:value="-0.210343575644">
                <text:p>-0.2103435756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9479786534">
                <text:p>0.79479786534</text:p>
              </table:table-cell>
              <table:table-cell office:value-type="float" office:value="0.0559658720213">
                <text:p>0.0559658720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8234617786">
                <text:p>0.278234617786</text:p>
              </table:table-cell>
              <table:table-cell office:value-type="float" office:value="-0.515137777665">
                <text:p>-0.515137777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8660424828">
                <text:p>1.18660424828</text:p>
              </table:table-cell>
              <table:table-cell office:value-type="float" office:value="0.329705714986">
                <text:p>0.32970571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70946496345">
                <text:p>1.70946496345</text:p>
              </table:table-cell>
              <table:table-cell office:value-type="float" office:value="NaN">
                <text:p>NaN</text:p>
              </table:table-cell>
              <table:table-cell office:value-type="float" office:value="-0.241968549972">
                <text:p>-0.2419685499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79800653435">
                <text:p>0.579800653435</text:p>
              </table:table-cell>
              <table:table-cell office:value-type="float" office:value="-0.585945541267">
                <text:p>-0.58594554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273177459084">
                <text:p>-0.0273177459084</text:p>
              </table:table-cell>
              <table:table-cell office:value-type="float" office:value="-1.22747564995">
                <text:p>-1.22747564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709631471979">
                <text:p>-0.709631471979</text:p>
              </table:table-cell>
              <table:table-cell office:value-type="float" office:value="NaN">
                <text:p>NaN</text:p>
              </table:table-cell>
              <table:table-cell office:value-type="float" office:value="-0.266242056078">
                <text:p>-0.2662420560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964363235361">
                <text:p>-0.964363235361</text:p>
              </table:table-cell>
              <table:table-cell office:value-type="float" office:value="NaN">
                <text:p>NaN</text:p>
              </table:table-cell>
              <table:table-cell office:value-type="float" office:value="-1.90795255497">
                <text:p>-1.907952554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44381616596">
                <text:p>0.544381616596</text:p>
              </table:table-cell>
              <table:table-cell office:value-type="float" office:value="-1.99138931936">
                <text:p>-1.9913893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15012059881">
                <text:p>1.15012059881</text:p>
              </table:table-cell>
              <table:table-cell office:value-type="float" office:value="-2.71607757053">
                <text:p>-2.71607757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72450339558">
                <text:p>1.72450339558</text:p>
              </table:table-cell>
              <table:table-cell office:value-type="float" office:value="NaN">
                <text:p>NaN</text:p>
              </table:table-cell>
              <table:table-cell office:value-type="float" office:value="-3.45305499205">
                <text:p>-3.453054992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80150533379">
                <text:p>0.380150533379</text:p>
              </table:table-cell>
              <table:table-cell office:value-type="float" office:value="-3.29577069926">
                <text:p>-3.29577069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8616382288">
                <text:p>1.28616382288</text:p>
              </table:table-cell>
              <table:table-cell office:value-type="float" office:value="NaN">
                <text:p>NaN</text:p>
              </table:table-cell>
              <table:table-cell office:value-type="float" office:value="-2.47035701552">
                <text:p>-2.470357015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65639427115">
                <text:p>-0.165639427115</text:p>
              </table:table-cell>
              <table:table-cell office:value-type="float" office:value="NaN">
                <text:p>NaN</text:p>
              </table:table-cell>
              <table:table-cell office:value-type="float" office:value="-4.13796568504">
                <text:p>-4.137965685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604140944841">
                <text:p>-0.604140944841</text:p>
              </table:table-cell>
              <table:table-cell office:value-type="float" office:value="-2.73761663174">
                <text:p>-2.7376166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38417481973">
                <text:p>-1.38417481973</text:p>
              </table:table-cell>
              <table:table-cell office:value-type="float" office:value="-3.48587127612">
                <text:p>-3.48587127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695555491254">
                <text:p>-0.695555491254</text:p>
              </table:table-cell>
              <table:table-cell office:value-type="float" office:value="NaN">
                <text:p>NaN</text:p>
              </table:table-cell>
              <table:table-cell office:value-type="float" office:value="-2.56014579765">
                <text:p>-2.560145797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595838560797">
                <text:p>-0.595838560797</text:p>
              </table:table-cell>
              <table:table-cell office:value-type="float" office:value="-2.77020045817">
                <text:p>-2.7702004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16259181608">
                <text:p>-1.16259181608</text:p>
              </table:table-cell>
              <table:table-cell office:value-type="float" office:value="NaN">
                <text:p>NaN</text:p>
              </table:table-cell>
              <table:table-cell office:value-type="float" office:value="-3.76080024833">
                <text:p>-3.760800248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30219898742">
                <text:p>-1.30219898742</text:p>
              </table:table-cell>
              <table:table-cell office:value-type="float" office:value="-3.27458800367">
                <text:p>-3.2745880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505344069606">
                <text:p>-0.505344069606</text:p>
              </table:table-cell>
              <table:table-cell office:value-type="float" office:value="NaN">
                <text:p>NaN</text:p>
              </table:table-cell>
              <table:table-cell office:value-type="float" office:value="-4.06662879128">
                <text:p>-4.066628791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620079447519">
                <text:p>-0.620079447519</text:p>
              </table:table-cell>
              <table:table-cell office:value-type="float" office:value="NaN">
                <text:p>NaN</text:p>
              </table:table-cell>
              <table:table-cell office:value-type="float" office:value="-2.68851815663">
                <text:p>-2.688518156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766500311244">
                <text:p>-0.766500311244</text:p>
              </table:table-cell>
              <table:table-cell office:value-type="float" office:value="NaN">
                <text:p>NaN</text:p>
              </table:table-cell>
              <table:table-cell office:value-type="float" office:value="-3.78984652836">
                <text:p>-3.789846528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344618523876">
                <text:p>-0.344618523876</text:p>
              </table:table-cell>
              <table:table-cell office:value-type="float" office:value="NaN">
                <text:p>NaN</text:p>
              </table:table-cell>
              <table:table-cell office:value-type="float" office:value="-4.08163078125">
                <text:p>-4.081630781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.21153894945">
                <text:p>-2.21153894945</text:p>
              </table:table-cell>
              <table:table-cell office:value-type="float" office:value="NaN">
                <text:p>NaN</text:p>
              </table:table-cell>
              <table:table-cell office:value-type="float" office:value="-2.36912696713">
                <text:p>-2.369126967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.00365721314">
                <text:p>-2.00365721314</text:p>
              </table:table-cell>
              <table:table-cell office:value-type="float" office:value="NaN">
                <text:p>NaN</text:p>
              </table:table-cell>
              <table:table-cell office:value-type="float" office:value="-4.17037247956">
                <text:p>-4.170372479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.0271034972">
                <text:p>-2.0271034972</text:p>
              </table:table-cell>
              <table:table-cell office:value-type="float" office:value="NaN">
                <text:p>NaN</text:p>
              </table:table-cell>
              <table:table-cell office:value-type="float" office:value="-4.10980342136">
                <text:p>-4.109803421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.05137310378">
                <text:p>-2.05137310378</text:p>
              </table:table-cell>
              <table:table-cell office:value-type="float" office:value="NaN">
                <text:p>NaN</text:p>
              </table:table-cell>
              <table:table-cell office:value-type="float" office:value="-2.71957114396">
                <text:p>-2.719571143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.03786177661">
                <text:p>-2.03786177661</text:p>
              </table:table-cell>
              <table:table-cell office:value-type="float" office:value="-2.35910212501">
                <text:p>-2.3591021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37426136359">
                <text:p>-1.37426136359</text:p>
              </table:table-cell>
              <table:table-cell office:value-type="float" office:value="-3.09637322487">
                <text:p>-3.0963732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94240354948">
                <text:p>-1.94240354948</text:p>
              </table:table-cell>
              <table:table-cell office:value-type="float" office:value="-3.67125789471">
                <text:p>-3.67125789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.524751343">
                <text:p>-2.524751343</text:p>
              </table:table-cell>
              <table:table-cell office:value-type="float" office:value="NaN">
                <text:p>NaN</text:p>
              </table:table-cell>
              <table:table-cell office:value-type="float" office:value="-2.74812703561">
                <text:p>-2.748127035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.82214314158">
                <text:p>-2.82214314158</text:p>
              </table:table-cell>
              <table:table-cell office:value-type="float" office:value="NaN">
                <text:p>NaN</text:p>
              </table:table-cell>
              <table:table-cell office:value-type="float" office:value="-4.19819020009">
                <text:p>-4.198190200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.68742477116">
                <text:p>-2.68742477116</text:p>
              </table:table-cell>
              <table:table-cell office:value-type="float" office:value="-2.74908173051">
                <text:p>-2.74908173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.90621449899">
                <text:p>-1.90621449899</text:p>
              </table:table-cell>
              <table:table-cell office:value-type="float" office:value="NaN">
                <text:p>NaN</text:p>
              </table:table-cell>
              <table:table-cell office:value-type="float" office:value="-3.60595522035">
                <text:p>-3.605955220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.19515942658">
                <text:p>-3.19515942658</text:p>
              </table:table-cell>
              <table:table-cell office:value-type="float" office:value="NaN">
                <text:p>NaN</text:p>
              </table:table-cell>
              <table:table-cell office:value-type="float" office:value="-3.3195441067">
                <text:p>-3.31954410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973554799">
                <text:p>-1.973554799</text:p>
              </table:table-cell>
              <table:table-cell office:value-type="float" office:value="NaN">
                <text:p>NaN</text:p>
              </table:table-cell>
              <table:table-cell office:value-type="float" office:value="-2.00755995591">
                <text:p>-2.007559955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.00107608148">
                <text:p>-2.00107608148</text:p>
              </table:table-cell>
              <table:table-cell office:value-type="float" office:value="NaN">
                <text:p>NaN</text:p>
              </table:table-cell>
              <table:table-cell office:value-type="float" office:value="-2.09882199986">
                <text:p>-2.098821999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3.50223712382">
                <text:p>-3.50223712382</text:p>
              </table:table-cell>
              <table:table-cell office:value-type="float" office:value="NaN">
                <text:p>NaN</text:p>
              </table:table-cell>
              <table:table-cell office:value-type="float" office:value="-2.12407621128">
                <text:p>-2.124076211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79821117593">
                <text:p>-1.79821117593</text:p>
              </table:table-cell>
              <table:table-cell office:value-type="float" office:value="NaN">
                <text:p>NaN</text:p>
              </table:table-cell>
              <table:table-cell office:value-type="float" office:value="-2.15824039052">
                <text:p>-2.158240390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92019041826">
                <text:p>-1.92019041826</text:p>
              </table:table-cell>
              <table:table-cell office:value-type="float" office:value="-3.34009766478">
                <text:p>-3.3400976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.31689502408">
                <text:p>-1.31689502408</text:p>
              </table:table-cell>
              <table:table-cell office:value-type="float" office:value="-2.75633245375">
                <text:p>-2.7563324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431646594046">
                <text:p>-0.431646594046</text:p>
              </table:table-cell>
              <table:table-cell office:value-type="float" office:value="NaN">
                <text:p>NaN</text:p>
              </table:table-cell>
              <table:table-cell office:value-type="float" office:value="-2.15605632073">
                <text:p>-2.156056320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.02120374561">
                <text:p>-2.02120374561</text:p>
              </table:table-cell>
              <table:table-cell office:value-type="float" office:value="NaN">
                <text:p>NaN</text:p>
              </table:table-cell>
              <table:table-cell office:value-type="float" office:value="-1.92108477828">
                <text:p>-1.921084778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681754149818">
                <text:p>-0.681754149818</text:p>
              </table:table-cell>
              <table:table-cell office:value-type="float" office:value="-3.69065405076">
                <text:p>-3.69065405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.605730721">
                <text:p>-1.605730721</text:p>
              </table:table-cell>
              <table:table-cell office:value-type="float" office:value="-3.15628403864">
                <text:p>-3.1562840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936409507838">
                <text:p>-0.936409507838</text:p>
              </table:table-cell>
              <table:table-cell office:value-type="float" office:value="NaN">
                <text:p>NaN</text:p>
              </table:table-cell>
              <table:table-cell office:value-type="float" office:value="-2.33597740076">
                <text:p>-2.335977400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.38472713331">
                <text:p>-2.38472713331</text:p>
              </table:table-cell>
              <table:table-cell office:value-type="float" office:value="NaN">
                <text:p>NaN</text:p>
              </table:table-cell>
              <table:table-cell office:value-type="float" office:value="-2.39300079718">
                <text:p>-2.39300079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921982732834">
                <text:p>-0.921982732834</text:p>
              </table:table-cell>
              <table:table-cell office:value-type="float" office:value="NaN">
                <text:p>NaN</text:p>
              </table:table-cell>
              <table:table-cell office:value-type="float" office:value="-3.70005641861">
                <text:p>-3.700056418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.49661433084">
                <text:p>-2.49661433084</text:p>
              </table:table-cell>
              <table:table-cell office:value-type="float" office:value="NaN">
                <text:p>NaN</text:p>
              </table:table-cell>
              <table:table-cell office:value-type="float" office:value="-3.87207280251">
                <text:p>-3.872072802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.20376510476">
                <text:p>-2.20376510476</text:p>
              </table:table-cell>
              <table:table-cell office:value-type="float" office:value="NaN">
                <text:p>NaN</text:p>
              </table:table-cell>
              <table:table-cell office:value-type="float" office:value="-3.85450950284">
                <text:p>-3.854509502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16342913486">
                <text:p>-2.16342913486</text:p>
              </table:table-cell>
              <table:table-cell office:value-type="float" office:value="-3.88294810205">
                <text:p>-3.88294810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.95904975168">
                <text:p>-2.95904975168</text:p>
              </table:table-cell>
              <table:table-cell office:value-type="float" office:value="NaN">
                <text:p>NaN</text:p>
              </table:table-cell>
              <table:table-cell office:value-type="float" office:value="-3.3587556578">
                <text:p>-3.35875565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.78543499862">
                <text:p>-2.78543499862</text:p>
              </table:table-cell>
              <table:table-cell office:value-type="float" office:value="NaN">
                <text:p>NaN</text:p>
              </table:table-cell>
              <table:table-cell office:value-type="float" office:value="-4.4109939461">
                <text:p>-4.41099394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.43853494533">
                <text:p>-1.43853494533</text:p>
              </table:table-cell>
              <table:table-cell office:value-type="float" office:value="NaN">
                <text:p>NaN</text:p>
              </table:table-cell>
              <table:table-cell office:value-type="float" office:value="-4.82466735671">
                <text:p>-4.824667356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6398601169">
                <text:p>-1.6398601169</text:p>
              </table:table-cell>
              <table:table-cell office:value-type="float" office:value="-3.36510015353">
                <text:p>-3.3651001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42606099014">
                <text:p>-2.42606099014</text:p>
              </table:table-cell>
              <table:table-cell office:value-type="float" office:value="-3.96169881438">
                <text:p>-3.9616988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74692366187">
                <text:p>-1.74692366187</text:p>
              </table:table-cell>
              <table:table-cell office:value-type="float" office:value="NaN">
                <text:p>NaN</text:p>
              </table:table-cell>
              <table:table-cell office:value-type="float" office:value="-4.7856004333">
                <text:p>-4.7856004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58278975317">
                <text:p>-1.58278975317</text:p>
              </table:table-cell>
              <table:table-cell office:value-type="float" office:value="NaN">
                <text:p>NaN</text:p>
              </table:table-cell>
              <table:table-cell office:value-type="float" office:value="-4.90339635889">
                <text:p>-4.903396358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.29555468444">
                <text:p>-3.29555468444</text:p>
              </table:table-cell>
              <table:table-cell office:value-type="float" office:value="NaN">
                <text:p>NaN</text:p>
              </table:table-cell>
              <table:table-cell office:value-type="float" office:value="-3.33513982386">
                <text:p>-3.335139823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63098781826">
                <text:p>-1.63098781826</text:p>
              </table:table-cell>
              <table:table-cell office:value-type="float" office:value="NaN">
                <text:p>NaN</text:p>
              </table:table-cell>
              <table:table-cell office:value-type="float" office:value="-4.58830324245">
                <text:p>-4.588303242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.18733061631">
                <text:p>-3.18733061631</text:p>
              </table:table-cell>
              <table:table-cell office:value-type="float" office:value="NaN">
                <text:p>NaN</text:p>
              </table:table-cell>
              <table:table-cell office:value-type="float" office:value="-4.58194171897">
                <text:p>-4.581941718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.10538668528">
                <text:p>-3.10538668528</text:p>
              </table:table-cell>
              <table:table-cell office:value-type="float" office:value="NaN">
                <text:p>NaN</text:p>
              </table:table-cell>
              <table:table-cell office:value-type="float" office:value="-3.2904283843">
                <text:p>-3.29042838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.12377481978">
                <text:p>-3.12377481978</text:p>
              </table:table-cell>
              <table:table-cell office:value-type="float" office:value="NaN">
                <text:p>NaN</text:p>
              </table:table-cell>
              <table:table-cell office:value-type="float" office:value="-4.69485098459">
                <text:p>-4.694850984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80634001115">
                <text:p>-1.80634001115</text:p>
              </table:table-cell>
              <table:table-cell office:value-type="float" office:value="NaN">
                <text:p>NaN</text:p>
              </table:table-cell>
              <table:table-cell office:value-type="float" office:value="-3.17502881256">
                <text:p>-3.175028812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70041022374">
                <text:p>-1.70041022374</text:p>
              </table:table-cell>
              <table:table-cell office:value-type="float" office:value="NaN">
                <text:p>NaN</text:p>
              </table:table-cell>
              <table:table-cell office:value-type="float" office:value="-4.90823133632">
                <text:p>-4.908231336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.07123850541">
                <text:p>-3.07123850541</text:p>
              </table:table-cell>
              <table:table-cell office:value-type="float" office:value="NaN">
                <text:p>NaN</text:p>
              </table:table-cell>
              <table:table-cell office:value-type="float" office:value="-4.68329925927">
                <text:p>-4.683299259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.11653449197">
                <text:p>-3.11653449197</text:p>
              </table:table-cell>
              <table:table-cell office:value-type="float" office:value="NaN">
                <text:p>NaN</text:p>
              </table:table-cell>
              <table:table-cell office:value-type="float" office:value="-4.55142461753">
                <text:p>-4.551424617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63646596069">
                <text:p>-1.63646596069</text:p>
              </table:table-cell>
              <table:table-cell office:value-type="float" office:value="-3.16800508354">
                <text:p>-3.16800508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.56629042964">
                <text:p>-2.56629042964</text:p>
              </table:table-cell>
              <table:table-cell office:value-type="float" office:value="NaN">
                <text:p>NaN</text:p>
              </table:table-cell>
              <table:table-cell office:value-type="float" office:value="-2.4056383327">
                <text:p>-2.40563833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03441409398">
                <text:p>-1.03441409398</text:p>
              </table:table-cell>
              <table:table-cell office:value-type="float" office:value="NaN">
                <text:p>NaN</text:p>
              </table:table-cell>
              <table:table-cell office:value-type="float" office:value="-3.72395769589">
                <text:p>-3.723957695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.18336123052">
                <text:p>-2.18336123052</text:p>
              </table:table-cell>
              <table:table-cell office:value-type="float" office:value="NaN">
                <text:p>NaN</text:p>
              </table:table-cell>
              <table:table-cell office:value-type="float" office:value="-3.96305552209">
                <text:p>-3.963055522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.36183171473">
                <text:p>-2.36183171473</text:p>
              </table:table-cell>
              <table:table-cell office:value-type="float" office:value="NaN">
                <text:p>NaN</text:p>
              </table:table-cell>
              <table:table-cell office:value-type="float" office:value="-2.66217829899">
                <text:p>-2.662178298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701684445082">
                <text:p>-0.701684445082</text:p>
              </table:table-cell>
              <table:table-cell office:value-type="float" office:value="-2.51337193979">
                <text:p>-2.5133719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170137882184">
                <text:p>-0.170137882184</text:p>
              </table:table-cell>
              <table:table-cell office:value-type="float" office:value="NaN">
                <text:p>NaN</text:p>
              </table:table-cell>
              <table:table-cell office:value-type="float" office:value="-3.50505450339">
                <text:p>-3.505054503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48121276465">
                <text:p>-1.48121276465</text:p>
              </table:table-cell>
              <table:table-cell office:value-type="float" office:value="-3.30990984904">
                <text:p>-3.3099098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.34669633928">
                <text:p>-2.34669633928</text:p>
              </table:table-cell>
              <table:table-cell office:value-type="float" office:value="NaN">
                <text:p>NaN</text:p>
              </table:table-cell>
              <table:table-cell office:value-type="float" office:value="-2.36171725626">
                <text:p>-2.361717256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.17081655786">
                <text:p>-2.17081655786</text:p>
              </table:table-cell>
              <table:table-cell office:value-type="float" office:value="-2.75153392514">
                <text:p>-2.7515339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59038047908">
                <text:p>-1.59038047908</text:p>
              </table:table-cell>
              <table:table-cell office:value-type="float" office:value="NaN">
                <text:p>NaN</text:p>
              </table:table-cell>
              <table:table-cell office:value-type="float" office:value="-2.00345868346">
                <text:p>-2.003458683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.93591637846">
                <text:p>-2.93591637846</text:p>
              </table:table-cell>
              <table:table-cell office:value-type="float" office:value="-3.45639362165">
                <text:p>-3.4563936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3.43929437344">
                <text:p>-3.43929437344</text:p>
              </table:table-cell>
              <table:table-cell office:value-type="float" office:value="NaN">
                <text:p>NaN</text:p>
              </table:table-cell>
              <table:table-cell office:value-type="float" office:value="-2.66956188501">
                <text:p>-2.669561885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.65011817463">
                <text:p>-3.65011817463</text:p>
              </table:table-cell>
              <table:table-cell office:value-type="float" office:value="-3.96657824297">
                <text:p>-3.96657824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.07210811472">
                <text:p>-3.07210811472</text:p>
              </table:table-cell>
              <table:table-cell office:value-type="float" office:value="NaN">
                <text:p>NaN</text:p>
              </table:table-cell>
              <table:table-cell office:value-type="float" office:value="-3.41475731774">
                <text:p>-3.414757317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.23947054848">
                <text:p>-4.23947054848</text:p>
              </table:table-cell>
              <table:table-cell office:value-type="float" office:value="NaN">
                <text:p>NaN</text:p>
              </table:table-cell>
              <table:table-cell office:value-type="float" office:value="-4.93508647885">
                <text:p>-4.935086478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.07798169005">
                <text:p>-3.07798169005</text:p>
              </table:table-cell>
              <table:table-cell office:value-type="float" office:value="NaN">
                <text:p>NaN</text:p>
              </table:table-cell>
              <table:table-cell office:value-type="float" office:value="-3.09367958576">
                <text:p>-3.093679585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4.36299516004">
                <text:p>-4.36299516004</text:p>
              </table:table-cell>
              <table:table-cell office:value-type="float" office:value="NaN">
                <text:p>NaN</text:p>
              </table:table-cell>
              <table:table-cell office:value-type="float" office:value="-4.95488344015">
                <text:p>-4.954883440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.03157148596">
                <text:p>-3.03157148596</text:p>
              </table:table-cell>
              <table:table-cell office:value-type="float" office:value="NaN">
                <text:p>NaN</text:p>
              </table:table-cell>
              <table:table-cell office:value-type="float" office:value="-4.48251172305">
                <text:p>-4.482511723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4.47302967452">
                <text:p>-4.47302967452</text:p>
              </table:table-cell>
              <table:table-cell office:value-type="float" office:value="NaN">
                <text:p>NaN</text:p>
              </table:table-cell>
              <table:table-cell office:value-type="float" office:value="-3.19581205794">
                <text:p>-3.195812057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63312266609">
                <text:p>-4.63312266609</text:p>
              </table:table-cell>
              <table:table-cell office:value-type="float" office:value="NaN">
                <text:p>NaN</text:p>
              </table:table-cell>
              <table:table-cell office:value-type="float" office:value="-3.43959129336">
                <text:p>-3.439591293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.73704217249">
                <text:p>-2.73704217249</text:p>
              </table:table-cell>
              <table:table-cell office:value-type="float" office:value="NaN">
                <text:p>NaN</text:p>
              </table:table-cell>
              <table:table-cell office:value-type="float" office:value="-4.48951804169">
                <text:p>-4.489518041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4.48120688765">
                <text:p>-4.48120688765</text:p>
              </table:table-cell>
              <table:table-cell office:value-type="float" office:value="NaN">
                <text:p>NaN</text:p>
              </table:table-cell>
              <table:table-cell office:value-type="float" office:value="-3.09527001321">
                <text:p>-3.095270013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4.4198411378">
                <text:p>-4.4198411378</text:p>
              </table:table-cell>
              <table:table-cell office:value-type="float" office:value="NaN">
                <text:p>NaN</text:p>
              </table:table-cell>
              <table:table-cell office:value-type="float" office:value="-3.02533482811">
                <text:p>-3.025334828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.01103434365">
                <text:p>-3.01103434365</text:p>
              </table:table-cell>
              <table:table-cell office:value-type="float" office:value="NaN">
                <text:p>NaN</text:p>
              </table:table-cell>
              <table:table-cell office:value-type="float" office:value="-4.96525036379">
                <text:p>-4.965250363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4.49900577117">
                <text:p>-4.49900577117</text:p>
              </table:table-cell>
              <table:table-cell office:value-type="float" office:value="NaN">
                <text:p>NaN</text:p>
              </table:table-cell>
              <table:table-cell office:value-type="float" office:value="-3.20212303543">
                <text:p>-3.202123035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.79628137548">
                <text:p>-2.79628137548</text:p>
              </table:table-cell>
              <table:table-cell office:value-type="float" office:value="NaN">
                <text:p>NaN</text:p>
              </table:table-cell>
              <table:table-cell office:value-type="float" office:value="-3.40002074409">
                <text:p>-3.400020744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4.63672373842">
                <text:p>-4.63672373842</text:p>
              </table:table-cell>
              <table:table-cell office:value-type="float" office:value="NaN">
                <text:p>NaN</text:p>
              </table:table-cell>
              <table:table-cell office:value-type="float" office:value="-3.14303962547">
                <text:p>-3.143039625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.5720793761">
                <text:p>-4.5720793761</text:p>
              </table:table-cell>
              <table:table-cell office:value-type="float" office:value="NaN">
                <text:p>NaN</text:p>
              </table:table-cell>
              <table:table-cell office:value-type="float" office:value="-3.28296409421">
                <text:p>-3.282964094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4.40823538756">
                <text:p>-4.40823538756</text:p>
              </table:table-cell>
              <table:table-cell office:value-type="float" office:value="NaN">
                <text:p>NaN</text:p>
              </table:table-cell>
              <table:table-cell office:value-type="float" office:value="-4.84602155178">
                <text:p>-4.846021551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4.57975134947">
                <text:p>-4.57975134947</text:p>
              </table:table-cell>
              <table:table-cell office:value-type="float" office:value="NaN">
                <text:p>NaN</text:p>
              </table:table-cell>
              <table:table-cell office:value-type="float" office:value="-4.93515593204">
                <text:p>-4.935155932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.08618730712">
                <text:p>-3.08618730712</text:p>
              </table:table-cell>
              <table:table-cell office:value-type="float" office:value="NaN">
                <text:p>NaN</text:p>
              </table:table-cell>
              <table:table-cell office:value-type="float" office:value="-4.48239553285">
                <text:p>-4.482395532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.677738331">
                <text:p>-2.677738331</text:p>
              </table:table-cell>
              <table:table-cell office:value-type="float" office:value="NaN">
                <text:p>NaN</text:p>
              </table:table-cell>
              <table:table-cell office:value-type="float" office:value="-3.23568997149">
                <text:p>-3.235689971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.33742456733">
                <text:p>-4.33742456733</text:p>
              </table:table-cell>
              <table:table-cell office:value-type="float" office:value="NaN">
                <text:p>NaN</text:p>
              </table:table-cell>
              <table:table-cell office:value-type="float" office:value="-2.99767487805">
                <text:p>-2.997674878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.40155386777">
                <text:p>-4.40155386777</text:p>
              </table:table-cell>
              <table:table-cell office:value-type="float" office:value="NaN">
                <text:p>NaN</text:p>
              </table:table-cell>
              <table:table-cell office:value-type="float" office:value="-3.41557716296">
                <text:p>-3.415577162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.02229143526">
                <text:p>-3.02229143526</text:p>
              </table:table-cell>
              <table:table-cell office:value-type="float" office:value="NaN">
                <text:p>NaN</text:p>
              </table:table-cell>
              <table:table-cell office:value-type="float" office:value="-4.79807088651">
                <text:p>-4.798070886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.16010952676">
                <text:p>-4.16010952676</text:p>
              </table:table-cell>
              <table:table-cell office:value-type="float" office:value="NaN">
                <text:p>NaN</text:p>
              </table:table-cell>
              <table:table-cell office:value-type="float" office:value="-4.53469975997">
                <text:p>-4.534699759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.89067025806">
                <text:p>-2.89067025806</text:p>
              </table:table-cell>
              <table:table-cell office:value-type="float" office:value="NaN">
                <text:p>NaN</text:p>
              </table:table-cell>
              <table:table-cell office:value-type="float" office:value="-4.49475430285">
                <text:p>-4.494754302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4.45276330868">
                <text:p>-4.45276330868</text:p>
              </table:table-cell>
              <table:table-cell office:value-type="float" office:value="NaN">
                <text:p>NaN</text:p>
              </table:table-cell>
              <table:table-cell office:value-type="float" office:value="-3.11230101909">
                <text:p>-3.112301019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4.27566009002">
                <text:p>-4.27566009002</text:p>
              </table:table-cell>
              <table:table-cell office:value-type="float" office:value="NaN">
                <text:p>NaN</text:p>
              </table:table-cell>
              <table:table-cell office:value-type="float" office:value="-3.20235315888">
                <text:p>-3.202353158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.81511201717">
                <text:p>-2.81511201717</text:p>
              </table:table-cell>
              <table:table-cell office:value-type="float" office:value="NaN">
                <text:p>NaN</text:p>
              </table:table-cell>
              <table:table-cell office:value-type="float" office:value="-4.52501349285">
                <text:p>-4.525013492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4.623735228">
                <text:p>-4.623735228</text:p>
              </table:table-cell>
              <table:table-cell office:value-type="float" office:value="NaN">
                <text:p>NaN</text:p>
              </table:table-cell>
              <table:table-cell office:value-type="float" office:value="-3.39410323466">
                <text:p>-3.394103234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.10502125043">
                <text:p>-3.10502125043</text:p>
              </table:table-cell>
              <table:table-cell office:value-type="float" office:value="NaN">
                <text:p>NaN</text:p>
              </table:table-cell>
              <table:table-cell office:value-type="float" office:value="-4.74657168827">
                <text:p>-4.746571688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4.46632969447">
                <text:p>-4.46632969447</text:p>
              </table:table-cell>
              <table:table-cell office:value-type="float" office:value="NaN">
                <text:p>NaN</text:p>
              </table:table-cell>
              <table:table-cell office:value-type="float" office:value="-3.43680876516">
                <text:p>-3.436808765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.86122904176">
                <text:p>-2.86122904176</text:p>
              </table:table-cell>
              <table:table-cell office:value-type="float" office:value="NaN">
                <text:p>NaN</text:p>
              </table:table-cell>
              <table:table-cell office:value-type="float" office:value="-4.52668809366">
                <text:p>-4.526688093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.7378193067">
                <text:p>-2.7378193067</text:p>
              </table:table-cell>
              <table:table-cell office:value-type="float" office:value="NaN">
                <text:p>NaN</text:p>
              </table:table-cell>
              <table:table-cell office:value-type="float" office:value="-4.55509449799">
                <text:p>-4.555094497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.14644574233">
                <text:p>-3.14644574233</text:p>
              </table:table-cell>
              <table:table-cell office:value-type="float" office:value="NaN">
                <text:p>NaN</text:p>
              </table:table-cell>
              <table:table-cell office:value-type="float" office:value="-4.47472139971">
                <text:p>-4.474721399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.18685321717">
                <text:p>-4.18685321717</text:p>
              </table:table-cell>
              <table:table-cell office:value-type="float" office:value="NaN">
                <text:p>NaN</text:p>
              </table:table-cell>
              <table:table-cell office:value-type="float" office:value="-3.32801495941">
                <text:p>-3.328014959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.71655029407">
                <text:p>-2.71655029407</text:p>
              </table:table-cell>
              <table:table-cell office:value-type="float" office:value="NaN">
                <text:p>NaN</text:p>
              </table:table-cell>
              <table:table-cell office:value-type="float" office:value="-4.74231574578">
                <text:p>-4.74231574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